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1.5689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1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11" table:number-columns-repeated="2" table:default-cell-style-name="Default"/>
        <table:table-column table:style-name="co10" table:number-columns-repeated="6" table:default-cell-style-name="Default"/>
        <table:table-column table:style-name="co11" table:number-columns-repeated="2" table:default-cell-style-name="Default"/>
        <table:table-column table:style-name="co10" table:number-columns-repeated="18" table:default-cell-style-name="Default"/>
        <table:table-column table:style-name="co11" table:default-cell-style-name="Default"/>
        <table:table-column table:style-name="co10" table:number-columns-repeated="33" table:default-cell-style-name="Default"/>
        <table:table-column table:style-name="co11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0" table:number-columns-repeated="1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9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3" table:default-cell-style-name="Default"/>
        <table:table-column table:style-name="co11" table:default-cell-style-name="Default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21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column table:style-name="co10" table:number-columns-repeated="3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3" table:number-columns-repeated="45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4281463623" calcext:value-type="float">
            <text:p>0.033356428146362</text:p>
          </table:table-cell>
          <table:table-cell office:value-type="float" office:value="0.100069761276245" calcext:value-type="float">
            <text:p>0.100069761276245</text:p>
          </table:table-cell>
          <table:table-cell office:value-type="float" office:value="0.133426427841187" calcext:value-type="float">
            <text:p>0.133426427841187</text:p>
          </table:table-cell>
          <table:table-cell office:value-type="float" office:value="0.166783094406128" calcext:value-type="float">
            <text:p>0.166783094406128</text:p>
          </table:table-cell>
          <table:table-cell office:value-type="float" office:value="0.20013952255249" calcext:value-type="float">
            <text:p>0.20013952255249</text:p>
          </table:table-cell>
          <table:table-cell office:value-type="float" office:value="0.266852855682373" calcext:value-type="float">
            <text:p>0.266852855682373</text:p>
          </table:table-cell>
          <table:table-cell office:value-type="float" office:value="0.300209283828735" calcext:value-type="float">
            <text:p>0.300209283828735</text:p>
          </table:table-cell>
          <table:table-cell office:value-type="float" office:value="0.333566188812256" calcext:value-type="float">
            <text:p>0.333566188812256</text:p>
          </table:table-cell>
          <table:table-cell office:value-type="float" office:value="0.366922855377197" calcext:value-type="float">
            <text:p>0.366922855377197</text:p>
          </table:table-cell>
          <table:table-cell office:value-type="float" office:value="0.433635950088501" calcext:value-type="float">
            <text:p>0.433635950088501</text:p>
          </table:table-cell>
          <table:table-cell office:value-type="float" office:value="0.466992378234863" calcext:value-type="float">
            <text:p>0.466992378234863</text:p>
          </table:table-cell>
          <table:table-cell office:value-type="float" office:value="0.533705472946167" calcext:value-type="float">
            <text:p>0.533705472946167</text:p>
          </table:table-cell>
          <table:table-cell office:value-type="float" office:value="0.567061424255371" calcext:value-type="float">
            <text:p>0.567061424255371</text:p>
          </table:table-cell>
          <table:table-cell office:value-type="float" office:value="0.600417375564575" calcext:value-type="float">
            <text:p>0.600417375564575</text:p>
          </table:table-cell>
          <table:table-cell office:value-type="float" office:value="0.633773326873779" calcext:value-type="float">
            <text:p>0.633773326873779</text:p>
          </table:table-cell>
          <table:table-cell office:value-type="float" office:value="0.700485229492188" calcext:value-type="float">
            <text:p>0.700485229492188</text:p>
          </table:table-cell>
          <table:table-cell office:value-type="float" office:value="0.800552845001221" calcext:value-type="float">
            <text:p>0.800552845001221</text:p>
          </table:table-cell>
          <table:table-cell office:value-type="float" office:value="0.867264747619629" calcext:value-type="float">
            <text:p>0.867264747619629</text:p>
          </table:table-cell>
          <table:table-cell office:value-type="float" office:value="0.933976411819458" calcext:value-type="float">
            <text:p>0.933976411819458</text:p>
          </table:table-cell>
          <table:table-cell office:value-type="float" office:value="0.967332124710083" calcext:value-type="float">
            <text:p>0.967332124710083</text:p>
          </table:table-cell>
          <table:table-cell office:value-type="float" office:value="1.03404378890991" calcext:value-type="float">
            <text:p>1.03404378890991</text:p>
          </table:table-cell>
          <table:table-cell office:value-type="float" office:value="1.10075521469116" calcext:value-type="float">
            <text:p>1.10075521469116</text:p>
          </table:table-cell>
          <table:table-cell office:value-type="float" office:value="1.13411092758179" calcext:value-type="float">
            <text:p>1.13411092758179</text:p>
          </table:table-cell>
          <table:table-cell office:value-type="float" office:value="1.16746664047241" calcext:value-type="float">
            <text:p>1.16746664047241</text:p>
          </table:table-cell>
          <table:table-cell office:value-type="float" office:value="1.23417806625366" calcext:value-type="float">
            <text:p>1.23417806625366</text:p>
          </table:table-cell>
          <table:table-cell office:value-type="float" office:value="1.30088949203491" calcext:value-type="float">
            <text:p>1.30088949203491</text:p>
          </table:table-cell>
          <table:table-cell office:value-type="float" office:value="1.36760091781616" calcext:value-type="float">
            <text:p>1.36760091781616</text:p>
          </table:table-cell>
          <table:table-cell office:value-type="float" office:value="1.43431210517883" calcext:value-type="float">
            <text:p>1.43431210517883</text:p>
          </table:table-cell>
          <table:table-cell office:value-type="float" office:value="1.5010232925415" calcext:value-type="float">
            <text:p>1.5010232925415</text:p>
          </table:table-cell>
          <table:table-cell office:value-type="float" office:value="1.56773519515991" calcext:value-type="float">
            <text:p>1.56773519515991</text:p>
          </table:table-cell>
          <table:table-cell office:value-type="float" office:value="1.6344473361969" calcext:value-type="float">
            <text:p>1.6344473361969</text:p>
          </table:table-cell>
          <table:table-cell office:value-type="float" office:value="1.70115971565247" calcext:value-type="float">
            <text:p>1.70115971565247</text:p>
          </table:table-cell>
          <table:table-cell office:value-type="float" office:value="1.73451590538025" calcext:value-type="float">
            <text:p>1.73451590538025</text:p>
          </table:table-cell>
          <table:table-cell office:value-type="float" office:value="1.76787209510803" calcext:value-type="float">
            <text:p>1.76787209510803</text:p>
          </table:table-cell>
          <table:table-cell office:value-type="float" office:value="1.83458423614502" calcext:value-type="float">
            <text:p>1.83458423614502</text:p>
          </table:table-cell>
          <table:table-cell office:value-type="float" office:value="1.8679404258728" calcext:value-type="float">
            <text:p>1.8679404258728</text:p>
          </table:table-cell>
          <table:table-cell office:value-type="float" office:value="1.90129661560059" calcext:value-type="float">
            <text:p>1.90129661560059</text:p>
          </table:table-cell>
          <table:table-cell office:value-type="float" office:value="1.93465256690979" calcext:value-type="float">
            <text:p>1.93465256690979</text:p>
          </table:table-cell>
          <table:table-cell office:value-type="float" office:value="1.96800851821899" calcext:value-type="float">
            <text:p>1.96800851821899</text:p>
          </table:table-cell>
          <table:table-cell office:value-type="float" office:value="2.00136470794678" calcext:value-type="float">
            <text:p>2.00136470794678</text:p>
          </table:table-cell>
          <table:table-cell office:value-type="float" office:value="2.06807661056519" calcext:value-type="float">
            <text:p>2.06807661056519</text:p>
          </table:table-cell>
          <table:table-cell office:value-type="float" office:value="2.13478875160217" calcext:value-type="float">
            <text:p>2.13478875160217</text:p>
          </table:table-cell>
          <table:table-cell office:value-type="float" office:value="2.20150065422058" calcext:value-type="float">
            <text:p>2.20150065422058</text:p>
          </table:table-cell>
          <table:table-cell office:value-type="float" office:value="2.26821255683899" calcext:value-type="float">
            <text:p>2.26821255683899</text:p>
          </table:table-cell>
          <table:table-cell office:value-type="float" office:value="2.30156850814819" calcext:value-type="float">
            <text:p>2.30156850814819</text:p>
          </table:table-cell>
          <table:table-cell office:value-type="float" office:value="2.3349244594574" calcext:value-type="float">
            <text:p>2.3349244594574</text:p>
          </table:table-cell>
          <table:table-cell office:value-type="float" office:value="2.40163636207581" calcext:value-type="float">
            <text:p>2.40163636207581</text:p>
          </table:table-cell>
          <table:table-cell office:value-type="float" office:value="2.43499231338501" calcext:value-type="float">
            <text:p>2.43499231338501</text:p>
          </table:table-cell>
          <table:table-cell office:value-type="float" office:value="2.50170397758484" calcext:value-type="float">
            <text:p>2.50170397758484</text:p>
          </table:table-cell>
          <table:table-cell office:value-type="float" office:value="2.56841588020325" calcext:value-type="float">
            <text:p>2.56841588020325</text:p>
          </table:table-cell>
          <table:table-cell office:value-type="float" office:value="2.60177159309387" calcext:value-type="float">
            <text:p>2.60177159309387</text:p>
          </table:table-cell>
          <table:table-cell office:value-type="float" office:value="2.6684832572937" calcext:value-type="float">
            <text:p>2.6684832572937</text:p>
          </table:table-cell>
          <table:table-cell office:value-type="float" office:value="2.73519468307495" calcext:value-type="float">
            <text:p>2.73519468307495</text:p>
          </table:table-cell>
          <table:table-cell office:value-type="float" office:value="2.80190634727478" calcext:value-type="float">
            <text:p>2.80190634727478</text:p>
          </table:table-cell>
          <table:table-cell office:value-type="float" office:value="2.83526206016541" calcext:value-type="float">
            <text:p>2.83526206016541</text:p>
          </table:table-cell>
          <table:table-cell office:value-type="float" office:value="2.90197348594666" calcext:value-type="float">
            <text:p>2.90197348594666</text:p>
          </table:table-cell>
          <table:table-cell office:value-type="float" office:value="2.96868491172791" calcext:value-type="float">
            <text:p>2.96868491172791</text:p>
          </table:table-cell>
          <table:table-cell office:value-type="float" office:value="3.03539609909058" calcext:value-type="float">
            <text:p>3.03539609909058</text:p>
          </table:table-cell>
          <table:table-cell office:value-type="float" office:value="3.10210728645325" calcext:value-type="float">
            <text:p>3.10210728645325</text:p>
          </table:table-cell>
          <table:table-cell office:value-type="float" office:value="3.13546299934387" calcext:value-type="float">
            <text:p>3.13546299934387</text:p>
          </table:table-cell>
          <table:table-cell office:value-type="float" office:value="3.20217418670654" calcext:value-type="float">
            <text:p>3.20217418670654</text:p>
          </table:table-cell>
          <table:table-cell office:value-type="float" office:value="3.26888537406921" calcext:value-type="float">
            <text:p>3.26888537406921</text:p>
          </table:table-cell>
          <table:table-cell office:value-type="float" office:value="3.33559632301331" calcext:value-type="float">
            <text:p>3.33559632301331</text:p>
          </table:table-cell>
          <table:table-cell office:value-type="float" office:value="3.43566298484802" calcext:value-type="float">
            <text:p>3.43566298484802</text:p>
          </table:table-cell>
          <table:table-cell office:value-type="float" office:value="3.50237393379211" calcext:value-type="float">
            <text:p>3.50237393379211</text:p>
          </table:table-cell>
          <table:table-cell office:value-type="float" office:value="3.56908559799194" calcext:value-type="float">
            <text:p>3.56908559799194</text:p>
          </table:table-cell>
          <table:table-cell office:value-type="float" office:value="3.63579750061035" calcext:value-type="float">
            <text:p>3.63579750061035</text:p>
          </table:table-cell>
          <table:table-cell office:value-type="float" office:value="3.66915345191956" calcext:value-type="float">
            <text:p>3.66915345191956</text:p>
          </table:table-cell>
          <table:table-cell office:value-type="float" office:value="3.70250964164734" calcext:value-type="float">
            <text:p>3.70250964164734</text:p>
          </table:table-cell>
          <table:table-cell office:value-type="float" office:value="3.73586559295654" calcext:value-type="float">
            <text:p>3.73586559295654</text:p>
          </table:table-cell>
          <table:table-cell office:value-type="float" office:value="3.83593344688416" calcext:value-type="float">
            <text:p>3.83593344688416</text:p>
          </table:table-cell>
          <table:table-cell office:value-type="float" office:value="3.90264534950256" calcext:value-type="float">
            <text:p>3.90264534950256</text:p>
          </table:table-cell>
          <table:table-cell office:value-type="float" office:value="3.96935725212097" calcext:value-type="float">
            <text:p>3.96935725212097</text:p>
          </table:table-cell>
          <table:table-cell office:value-type="float" office:value="4.03606915473938" calcext:value-type="float">
            <text:p>4.03606915473938</text:p>
          </table:table-cell>
          <table:table-cell office:value-type="float" office:value="4.10278081893921" calcext:value-type="float">
            <text:p>4.10278081893921</text:p>
          </table:table-cell>
          <table:table-cell office:value-type="float" office:value="4.16949272155762" calcext:value-type="float">
            <text:p>4.16949272155762</text:p>
          </table:table-cell>
          <table:table-cell office:value-type="float" office:value="4.23620438575745" calcext:value-type="float">
            <text:p>4.23620438575745</text:p>
          </table:table-cell>
          <table:table-cell office:value-type="float" office:value="4.26956009864807" calcext:value-type="float">
            <text:p>4.26956009864807</text:p>
          </table:table-cell>
          <table:table-cell office:value-type="float" office:value="4.33627200126648" calcext:value-type="float">
            <text:p>4.33627200126648</text:p>
          </table:table-cell>
          <table:table-cell office:value-type="float" office:value="4.40298366546631" calcext:value-type="float">
            <text:p>4.40298366546631</text:p>
          </table:table-cell>
          <table:table-cell office:value-type="float" office:value="4.43633961677551" calcext:value-type="float">
            <text:p>4.43633961677551</text:p>
          </table:table-cell>
          <table:table-cell office:value-type="float" office:value="4.46969532966614" calcext:value-type="float">
            <text:p>4.46969532966614</text:p>
          </table:table-cell>
          <table:table-cell office:value-type="float" office:value="4.53640699386597" calcext:value-type="float">
            <text:p>4.53640699386597</text:p>
          </table:table-cell>
          <table:table-cell office:value-type="float" office:value="4.5697648525238" calcext:value-type="float">
            <text:p>4.5697648525238</text:p>
          </table:table-cell>
          <table:table-cell office:value-type="float" office:value="4.60312294960022" calcext:value-type="float">
            <text:p>4.60312294960022</text:p>
          </table:table-cell>
          <table:table-cell office:value-type="float" office:value="4.66983938217163" calcext:value-type="float">
            <text:p>4.66983938217163</text:p>
          </table:table-cell>
          <table:table-cell office:value-type="float" office:value="4.70319747924805" calcext:value-type="float">
            <text:p>4.70319747924805</text:p>
          </table:table-cell>
          <table:table-cell office:value-type="float" office:value="4.7699134349823" calcext:value-type="float">
            <text:p>4.7699134349823</text:p>
          </table:table-cell>
          <table:table-cell office:value-type="float" office:value="4.80327153205872" calcext:value-type="float">
            <text:p>4.80327153205872</text:p>
          </table:table-cell>
          <table:table-cell office:value-type="float" office:value="4.86998772621155" calcext:value-type="float">
            <text:p>4.86998772621155</text:p>
          </table:table-cell>
          <table:table-cell office:value-type="float" office:value="4.93670392036438" calcext:value-type="float">
            <text:p>4.93670392036438</text:p>
          </table:table-cell>
          <table:table-cell office:value-type="float" office:value="5.00342011451721" calcext:value-type="float">
            <text:p>5.00342011451721</text:p>
          </table:table-cell>
          <table:table-cell office:value-type="float" office:value="5.07013630867004" calcext:value-type="float">
            <text:p>5.07013630867004</text:p>
          </table:table-cell>
          <table:table-cell office:value-type="float" office:value="5.10349464416504" calcext:value-type="float">
            <text:p>5.10349464416504</text:p>
          </table:table-cell>
          <table:table-cell office:value-type="float" office:value="5.17021059989929" calcext:value-type="float">
            <text:p>5.17021059989929</text:p>
          </table:table-cell>
          <table:table-cell office:value-type="float" office:value="5.23692679405212" calcext:value-type="float">
            <text:p>5.23692679405212</text:p>
          </table:table-cell>
          <table:table-cell office:value-type="float" office:value="5.30364298820496" calcext:value-type="float">
            <text:p>5.30364298820496</text:p>
          </table:table-cell>
          <table:table-cell office:value-type="float" office:value="5.37035918235779" calcext:value-type="float">
            <text:p>5.37035918235779</text:p>
          </table:table-cell>
          <table:table-cell office:value-type="float" office:value="5.43707537651062" calcext:value-type="float">
            <text:p>5.43707537651062</text:p>
          </table:table-cell>
          <table:table-cell office:value-type="float" office:value="5.47043347358704" calcext:value-type="float">
            <text:p>5.47043347358704</text:p>
          </table:table-cell>
          <table:table-cell office:value-type="float" office:value="5.50379157066345" calcext:value-type="float">
            <text:p>5.50379157066345</text:p>
          </table:table-cell>
          <table:table-cell office:value-type="float" office:value="5.57050704956055" calcext:value-type="float">
            <text:p>5.57050704956055</text:p>
          </table:table-cell>
          <table:table-cell office:value-type="float" office:value="5.63722157478333" calcext:value-type="float">
            <text:p>5.63722157478333</text:p>
          </table:table-cell>
          <table:table-cell office:value-type="float" office:value="5.670578956604" calcext:value-type="float">
            <text:p>5.670578956604</text:p>
          </table:table-cell>
          <table:table-cell office:value-type="float" office:value="5.73729372024536" calcext:value-type="float">
            <text:p>5.73729372024536</text:p>
          </table:table-cell>
          <table:table-cell office:value-type="float" office:value="5.80400824546814" calcext:value-type="float">
            <text:p>5.80400824546814</text:p>
          </table:table-cell>
          <table:table-cell office:value-type="float" office:value="5.87072277069092" calcext:value-type="float">
            <text:p>5.87072277069092</text:p>
          </table:table-cell>
          <table:table-cell office:value-type="float" office:value="5.9374372959137" calcext:value-type="float">
            <text:p>5.9374372959137</text:p>
          </table:table-cell>
          <table:table-cell office:value-type="float" office:value="6.00415182113647" calcext:value-type="float">
            <text:p>6.00415182113647</text:p>
          </table:table-cell>
          <table:table-cell office:value-type="float" office:value="6.10422348976135" calcext:value-type="float">
            <text:p>6.10422348976135</text:p>
          </table:table-cell>
          <table:table-cell office:value-type="float" office:value="6.17093801498413" calcext:value-type="float">
            <text:p>6.17093801498413</text:p>
          </table:table-cell>
          <table:table-cell office:value-type="float" office:value="6.23765254020691" calcext:value-type="float">
            <text:p>6.23765254020691</text:p>
          </table:table-cell>
          <table:table-cell office:value-type="float" office:value="6.30436682701111" calcext:value-type="float">
            <text:p>6.30436682701111</text:p>
          </table:table-cell>
          <table:table-cell office:value-type="float" office:value="6.33772397041321" calcext:value-type="float">
            <text:p>6.33772397041321</text:p>
          </table:table-cell>
          <table:table-cell office:value-type="float" office:value="6.40443849563599" calcext:value-type="float">
            <text:p>6.40443849563599</text:p>
          </table:table-cell>
          <table:table-cell office:value-type="float" office:value="6.47115278244019" calcext:value-type="float">
            <text:p>6.47115278244019</text:p>
          </table:table-cell>
          <table:table-cell office:value-type="float" office:value="6.53786706924439" calcext:value-type="float">
            <text:p>6.53786706924439</text:p>
          </table:table-cell>
          <table:table-cell office:value-type="float" office:value="6.60458564758301" calcext:value-type="float">
            <text:p>6.60458564758301</text:p>
          </table:table-cell>
          <table:table-cell office:value-type="float" office:value="6.67130422592163" calcext:value-type="float">
            <text:p>6.67130422592163</text:p>
          </table:table-cell>
          <table:table-cell office:value-type="float" office:value="6.73802280426025" calcext:value-type="float">
            <text:p>6.73802280426025</text:p>
          </table:table-cell>
          <table:table-cell office:value-type="float" office:value="6.77138209342957" calcext:value-type="float">
            <text:p>6.77138209342957</text:p>
          </table:table-cell>
          <table:table-cell office:value-type="float" office:value="6.83810067176819" calcext:value-type="float">
            <text:p>6.83810067176819</text:p>
          </table:table-cell>
          <table:table-cell office:value-type="float" office:value="6.90481925010681" calcext:value-type="float">
            <text:p>6.90481925010681</text:p>
          </table:table-cell>
          <table:table-cell office:value-type="float" office:value="6.97153806686401" calcext:value-type="float">
            <text:p>6.97153806686401</text:p>
          </table:table-cell>
          <table:table-cell office:value-type="float" office:value="7.00489711761475" calcext:value-type="float">
            <text:p>7.00489711761475</text:p>
          </table:table-cell>
          <table:table-cell office:value-type="float" office:value="7.03825640678406" calcext:value-type="float">
            <text:p>7.03825640678406</text:p>
          </table:table-cell>
          <table:table-cell office:value-type="float" office:value="7.07161593437195" calcext:value-type="float">
            <text:p>7.07161593437195</text:p>
          </table:table-cell>
          <table:table-cell office:value-type="float" office:value="7.13833451271057" calcext:value-type="float">
            <text:p>7.13833451271057</text:p>
          </table:table-cell>
          <table:table-cell office:value-type="float" office:value="7.17169404029846" calcext:value-type="float">
            <text:p>7.17169404029846</text:p>
          </table:table-cell>
          <table:table-cell office:value-type="float" office:value="7.23841285705566" calcext:value-type="float">
            <text:p>7.23841285705566</text:p>
          </table:table-cell>
          <table:table-cell office:value-type="float" office:value="7.30513143539429" calcext:value-type="float">
            <text:p>7.30513143539429</text:p>
          </table:table-cell>
          <table:table-cell office:value-type="float" office:value="7.37185025215149" calcext:value-type="float">
            <text:p>7.37185025215149</text:p>
          </table:table-cell>
          <table:table-cell office:value-type="float" office:value="7.4052095413208" calcext:value-type="float">
            <text:p>7.4052095413208</text:p>
          </table:table-cell>
          <table:table-cell office:value-type="float" office:value="7.43856906890869" calcext:value-type="float">
            <text:p>7.43856906890869</text:p>
          </table:table-cell>
          <table:table-cell office:value-type="float" office:value="7.50528764724731" calcext:value-type="float">
            <text:p>7.50528764724731</text:p>
          </table:table-cell>
          <table:table-cell office:value-type="float" office:value="7.57200622558594" calcext:value-type="float">
            <text:p>7.57200622558594</text:p>
          </table:table-cell>
          <table:table-cell office:value-type="float" office:value="7.63872456550598" calcext:value-type="float">
            <text:p>7.63872456550598</text:p>
          </table:table-cell>
          <table:table-cell office:value-type="float" office:value="7.70544266700745" calcext:value-type="float">
            <text:p>7.70544266700745</text:p>
          </table:table-cell>
          <table:table-cell office:value-type="float" office:value="7.73880219459534" calcext:value-type="float">
            <text:p>7.73880219459534</text:p>
          </table:table-cell>
          <table:table-cell office:value-type="float" office:value="7.80552053451538" calcext:value-type="float">
            <text:p>7.80552053451538</text:p>
          </table:table-cell>
          <table:table-cell office:value-type="float" office:value="7.87223863601685" calcext:value-type="float">
            <text:p>7.87223863601685</text:p>
          </table:table-cell>
          <table:table-cell office:value-type="float" office:value="7.9723162651062" calcext:value-type="float">
            <text:p>7.9723162651062</text:p>
          </table:table-cell>
          <table:table-cell office:value-type="float" office:value="8.00567555427551" calcext:value-type="float">
            <text:p>8.00567555427551</text:p>
          </table:table-cell>
          <table:table-cell office:value-type="float" office:value="8.03903484344482" calcext:value-type="float">
            <text:p>8.03903484344482</text:p>
          </table:table-cell>
          <table:table-cell office:value-type="float" office:value="8.07239389419556" calcext:value-type="float">
            <text:p>8.07239389419556</text:p>
          </table:table-cell>
          <table:table-cell office:value-type="float" office:value="8.13911247253418" calcext:value-type="float">
            <text:p>8.13911247253418</text:p>
          </table:table-cell>
          <table:table-cell office:value-type="float" office:value="8.17247152328491" calcext:value-type="float">
            <text:p>8.17247152328491</text:p>
          </table:table-cell>
          <table:table-cell office:value-type="float" office:value="8.33926796913147" calcext:value-type="float">
            <text:p>8.33926796913147</text:p>
          </table:table-cell>
          <table:table-cell office:value-type="float" office:value="8.67284297943115" calcext:value-type="float">
            <text:p>8.67284297943115</text:p>
          </table:table-cell>
          <table:table-cell office:value-type="float" office:value="8.70619773864746" calcext:value-type="float">
            <text:p>8.70619773864746</text:p>
          </table:table-cell>
          <table:table-cell office:value-type="float" office:value="9.00638937950134" calcext:value-type="float">
            <text:p>9.00638937950134</text:p>
          </table:table-cell>
          <table:table-cell office:value-type="float" office:value="9.03974390029907" calcext:value-type="float">
            <text:p>9.03974390029907</text:p>
          </table:table-cell>
          <table:table-cell office:value-type="float" office:value="9.13980722427368" calcext:value-type="float">
            <text:p>9.13980722427368</text:p>
          </table:table-cell>
          <table:table-cell office:value-type="float" office:value="9.20651602745056" calcext:value-type="float">
            <text:p>9.20651602745056</text:p>
          </table:table-cell>
          <table:table-cell office:value-type="float" office:value="9.27322483062744" calcext:value-type="float">
            <text:p>9.27322483062744</text:p>
          </table:table-cell>
          <table:table-cell office:value-type="float" office:value="9.30657935142517" calcext:value-type="float">
            <text:p>9.30657935142517</text:p>
          </table:table-cell>
          <table:table-cell office:value-type="float" office:value="9.33993339538574" calcext:value-type="float">
            <text:p>9.33993339538574</text:p>
          </table:table-cell>
          <table:table-cell office:value-type="float" office:value="9.60677123069763" calcext:value-type="float">
            <text:p>9.60677123069763</text:p>
          </table:table-cell>
          <table:table-cell office:value-type="float" office:value="9.97368860244751" calcext:value-type="float">
            <text:p>9.97368860244751</text:p>
          </table:table-cell>
          <table:table-cell office:value-type="float" office:value="10.0404007434845" calcext:value-type="float">
            <text:p>10.0404007434845</text:p>
          </table:table-cell>
          <table:table-cell office:value-type="float" office:value="10.1071131229401" calcext:value-type="float">
            <text:p>10.1071131229401</text:p>
          </table:table-cell>
          <table:table-cell office:value-type="float" office:value="10.1738252639771" calcext:value-type="float">
            <text:p>10.1738252639771</text:p>
          </table:table-cell>
          <table:table-cell office:value-type="float" office:value="10.240537405014" calcext:value-type="float">
            <text:p>10.240537405014</text:p>
          </table:table-cell>
          <table:table-cell office:value-type="float" office:value="10.3072497844696" calcext:value-type="float">
            <text:p>10.3072497844696</text:p>
          </table:table-cell>
          <table:table-cell office:value-type="float" office:value="10.3739619255066" calcext:value-type="float">
            <text:p>10.3739619255066</text:p>
          </table:table-cell>
          <table:table-cell office:value-type="float" office:value="10.4406740665436" calcext:value-type="float">
            <text:p>10.4406740665436</text:p>
          </table:table-cell>
          <table:table-cell office:value-type="float" office:value="10.4740302562714" calcext:value-type="float">
            <text:p>10.4740302562714</text:p>
          </table:table-cell>
          <table:table-cell office:value-type="float" office:value="10.5073862075806" calcext:value-type="float">
            <text:p>10.5073862075806</text:p>
          </table:table-cell>
          <table:table-cell office:value-type="float" office:value="10.5407423973084" calcext:value-type="float">
            <text:p>10.5407423973084</text:p>
          </table:table-cell>
          <table:table-cell office:value-type="float" office:value="10.6074604988098" calcext:value-type="float">
            <text:p>10.6074604988098</text:p>
          </table:table-cell>
          <table:table-cell office:value-type="float" office:value="10.6408200263977" calcext:value-type="float">
            <text:p>10.6408200263977</text:p>
          </table:table-cell>
          <table:table-cell office:value-type="float" office:value="10.6741790771484" calcext:value-type="float">
            <text:p>10.6741790771484</text:p>
          </table:table-cell>
          <table:table-cell office:value-type="float" office:value="10.7408976554871" calcext:value-type="float">
            <text:p>10.7408976554871</text:p>
          </table:table-cell>
          <table:table-cell office:value-type="float" office:value="10.8076162338257" calcext:value-type="float">
            <text:p>10.8076162338257</text:p>
          </table:table-cell>
          <table:table-cell office:value-type="float" office:value="10.8743348121643" calcext:value-type="float">
            <text:p>10.8743348121643</text:p>
          </table:table-cell>
          <table:table-cell office:value-type="float" office:value="10.9410536289215" calcext:value-type="float">
            <text:p>10.9410536289215</text:p>
          </table:table-cell>
          <table:table-cell office:value-type="float" office:value="10.9744126796722" calcext:value-type="float">
            <text:p>10.9744126796722</text:p>
          </table:table-cell>
          <table:table-cell office:value-type="float" office:value="11.041131734848" calcext:value-type="float">
            <text:p>11.041131734848</text:p>
          </table:table-cell>
          <table:table-cell office:value-type="float" office:value="11.1078505516052" calcext:value-type="float">
            <text:p>11.1078505516052</text:p>
          </table:table-cell>
          <table:table-cell office:value-type="float" office:value="11.1745691299438" calcext:value-type="float">
            <text:p>11.1745691299438</text:p>
          </table:table-cell>
          <table:table-cell office:value-type="float" office:value="11.2412881851196" calcext:value-type="float">
            <text:p>11.2412881851196</text:p>
          </table:table-cell>
          <table:table-cell office:value-type="float" office:value="11.2746479511261" calcext:value-type="float">
            <text:p>11.2746479511261</text:p>
          </table:table-cell>
          <table:table-cell office:value-type="float" office:value="11.3413667678833" calcext:value-type="float">
            <text:p>11.3413667678833</text:p>
          </table:table-cell>
          <table:table-cell office:value-type="float" office:value="11.3747265338898" calcext:value-type="float">
            <text:p>11.3747265338898</text:p>
          </table:table-cell>
          <table:table-cell office:value-type="float" office:value="11.441445350647" calcext:value-type="float">
            <text:p>11.441445350647</text:p>
          </table:table-cell>
          <table:table-cell office:value-type="float" office:value="11.4748051166534" calcext:value-type="float">
            <text:p>11.4748051166534</text:p>
          </table:table-cell>
          <table:table-cell office:value-type="float" office:value="11.5081646442413" calcext:value-type="float">
            <text:p>11.5081646442413</text:p>
          </table:table-cell>
          <table:table-cell office:value-type="float" office:value="11.5748813152313" calcext:value-type="float">
            <text:p>11.5748813152313</text:p>
          </table:table-cell>
          <table:table-cell office:value-type="float" office:value="11.6415951251984" calcext:value-type="float">
            <text:p>11.6415951251984</text:p>
          </table:table-cell>
          <table:table-cell office:value-type="float" office:value="11.708309173584" calcext:value-type="float">
            <text:p>11.708309173584</text:p>
          </table:table-cell>
          <table:table-cell office:value-type="float" office:value="11.7750234603882" calcext:value-type="float">
            <text:p>11.7750234603882</text:p>
          </table:table-cell>
          <table:table-cell office:value-type="float" office:value="11.8417372703552" calcext:value-type="float">
            <text:p>11.8417372703552</text:p>
          </table:table-cell>
          <table:table-cell office:value-type="float" office:value="11.8750944137573" calcext:value-type="float">
            <text:p>11.8750944137573</text:p>
          </table:table-cell>
          <table:table-cell office:value-type="float" office:value="11.9084513187408" calcext:value-type="float">
            <text:p>11.9084513187408</text:p>
          </table:table-cell>
          <table:table-cell office:value-type="float" office:value="11.9418084621429" calcext:value-type="float">
            <text:p>11.9418084621429</text:p>
          </table:table-cell>
          <table:table-cell office:value-type="float" office:value="12.0085225105286" calcext:value-type="float">
            <text:p>12.0085225105286</text:p>
          </table:table-cell>
          <table:table-cell office:value-type="float" office:value="12.0752367973328" calcext:value-type="float">
            <text:p>12.0752367973328</text:p>
          </table:table-cell>
          <table:table-cell office:value-type="float" office:value="12.1085937023163" calcext:value-type="float">
            <text:p>12.1085937023163</text:p>
          </table:table-cell>
          <table:table-cell office:value-type="float" office:value="12.208664894104" calcext:value-type="float">
            <text:p>12.208664894104</text:p>
          </table:table-cell>
          <table:table-cell office:value-type="float" office:value="12.2753789424896" calcext:value-type="float">
            <text:p>12.2753789424896</text:p>
          </table:table-cell>
          <table:table-cell office:value-type="float" office:value="12.3420934677124" calcext:value-type="float">
            <text:p>12.3420934677124</text:p>
          </table:table-cell>
          <table:table-cell office:value-type="float" office:value="12.3754503726959" calcext:value-type="float">
            <text:p>12.3754503726959</text:p>
          </table:table-cell>
          <table:table-cell office:value-type="float" office:value="12.4421646595001" calcext:value-type="float">
            <text:p>12.4421646595001</text:p>
          </table:table-cell>
          <table:table-cell office:value-type="float" office:value="12.5088787078857" calcext:value-type="float">
            <text:p>12.5088787078857</text:p>
          </table:table-cell>
          <table:table-cell office:value-type="float" office:value="12.6089670658112" calcext:value-type="float">
            <text:p>12.6089670658112</text:p>
          </table:table-cell>
          <table:table-cell office:value-type="float" office:value="12.6756980419159" calcext:value-type="float">
            <text:p>12.6756980419159</text:p>
          </table:table-cell>
          <table:table-cell office:value-type="float" office:value="12.7757954597473" calcext:value-type="float">
            <text:p>12.7757954597473</text:p>
          </table:table-cell>
          <table:table-cell office:value-type="float" office:value="12.8425273895264" calcext:value-type="float">
            <text:p>12.8425273895264</text:p>
          </table:table-cell>
          <table:table-cell office:value-type="float" office:value="12.8758933544159" calcext:value-type="float">
            <text:p>12.8758933544159</text:p>
          </table:table-cell>
          <table:table-cell office:value-type="float" office:value="12.909259557724" calcext:value-type="float">
            <text:p>12.909259557724</text:p>
          </table:table-cell>
          <table:table-cell office:value-type="float" office:value="12.9426259994507" calcext:value-type="float">
            <text:p>12.9426259994507</text:p>
          </table:table-cell>
          <table:table-cell office:value-type="float" office:value="13.0093584060669" calcext:value-type="float">
            <text:p>13.0093584060669</text:p>
          </table:table-cell>
          <table:table-cell office:value-type="float" office:value="13.0760912895203" calcext:value-type="float">
            <text:p>13.0760912895203</text:p>
          </table:table-cell>
          <table:table-cell office:value-type="float" office:value="13.1428244113922" calcext:value-type="float">
            <text:p>13.1428244113922</text:p>
          </table:table-cell>
          <table:table-cell office:value-type="float" office:value="13.1761908531189" calcext:value-type="float">
            <text:p>13.1761908531189</text:p>
          </table:table-cell>
          <table:table-cell office:value-type="float" office:value="13.242924451828" calcext:value-type="float">
            <text:p>13.242924451828</text:p>
          </table:table-cell>
          <table:table-cell office:value-type="float" office:value="13.2762911319733" calcext:value-type="float">
            <text:p>13.2762911319733</text:p>
          </table:table-cell>
          <table:table-cell office:value-type="float" office:value="13.3096580505371" calcext:value-type="float">
            <text:p>13.3096580505371</text:p>
          </table:table-cell>
          <table:table-cell office:value-type="float" office:value="13.343024969101" calcext:value-type="float">
            <text:p>13.343024969101</text:p>
          </table:table-cell>
          <table:table-cell office:value-type="float" office:value="13.3763921260834" calcext:value-type="float">
            <text:p>13.3763921260834</text:p>
          </table:table-cell>
          <table:table-cell office:value-type="float" office:value="13.4431264400482" calcext:value-type="float">
            <text:p>13.4431264400482</text:p>
          </table:table-cell>
          <table:table-cell office:value-type="float" office:value="13.4764935970306" calcext:value-type="float">
            <text:p>13.4764935970306</text:p>
          </table:table-cell>
          <table:table-cell office:value-type="float" office:value="13.5432281494141" calcext:value-type="float">
            <text:p>13.5432281494141</text:p>
          </table:table-cell>
          <table:table-cell office:value-type="float" office:value="13.6099390983582" calcext:value-type="float">
            <text:p>13.6099390983582</text:p>
          </table:table-cell>
          <table:table-cell office:value-type="float" office:value="13.6766502857208" calcext:value-type="float">
            <text:p>13.6766502857208</text:p>
          </table:table-cell>
          <table:table-cell office:value-type="float" office:value="13.776716709137" calcext:value-type="float">
            <text:p>13.776716709137</text:p>
          </table:table-cell>
          <table:table-cell office:value-type="float" office:value="13.8434276580811" calcext:value-type="float">
            <text:p>13.8434276580811</text:p>
          </table:table-cell>
          <table:table-cell office:value-type="float" office:value="13.9101383686066" calcext:value-type="float">
            <text:p>13.9101383686066</text:p>
          </table:table-cell>
          <table:table-cell office:value-type="float" office:value="13.9768493175507" calcext:value-type="float">
            <text:p>13.9768493175507</text:p>
          </table:table-cell>
          <table:table-cell office:value-type="float" office:value="14.0102045536041" calcext:value-type="float">
            <text:p>14.0102045536041</text:p>
          </table:table-cell>
          <table:table-cell office:value-type="float" office:value="14.0435600280762" calcext:value-type="float">
            <text:p>14.0435600280762</text:p>
          </table:table-cell>
          <table:table-cell office:value-type="float" office:value="14.0769152641296" calcext:value-type="float">
            <text:p>14.0769152641296</text:p>
          </table:table-cell>
          <table:table-cell office:value-type="float" office:value="14.1102705001831" calcext:value-type="float">
            <text:p>14.1102705001831</text:p>
          </table:table-cell>
          <table:table-cell office:value-type="float" office:value="14.1769812107086" calcext:value-type="float">
            <text:p>14.1769812107086</text:p>
          </table:table-cell>
          <table:table-cell office:value-type="float" office:value="14.2770466804504" calcext:value-type="float">
            <text:p>14.2770466804504</text:p>
          </table:table-cell>
          <table:table-cell office:value-type="float" office:value="14.3437569141388" calcext:value-type="float">
            <text:p>14.3437569141388</text:p>
          </table:table-cell>
          <table:table-cell office:value-type="float" office:value="14.3771121501923" calcext:value-type="float">
            <text:p>14.3771121501923</text:p>
          </table:table-cell>
          <table:table-cell office:value-type="float" office:value="14.4104673862457" calcext:value-type="float">
            <text:p>14.4104673862457</text:p>
          </table:table-cell>
          <table:table-cell office:value-type="float" office:value="14.4771776199341" calcext:value-type="float">
            <text:p>14.4771776199341</text:p>
          </table:table-cell>
          <table:table-cell office:value-type="float" office:value="14.5438878536224" calcext:value-type="float">
            <text:p>14.5438878536224</text:p>
          </table:table-cell>
          <table:table-cell office:value-type="float" office:value="14.6439557075501" calcext:value-type="float">
            <text:p>14.6439557075501</text:p>
          </table:table-cell>
          <table:table-cell office:value-type="float" office:value="14.7106673717499" calcext:value-type="float">
            <text:p>14.7106673717499</text:p>
          </table:table-cell>
          <table:table-cell office:value-type="float" office:value="14.7773790359497" calcext:value-type="float">
            <text:p>14.7773790359497</text:p>
          </table:table-cell>
          <table:table-cell office:value-type="float" office:value="14.8440907001495" calcext:value-type="float">
            <text:p>14.8440907001495</text:p>
          </table:table-cell>
          <table:table-cell office:value-type="float" office:value="14.8774464130402" calcext:value-type="float">
            <text:p>14.8774464130402</text:p>
          </table:table-cell>
          <table:table-cell office:value-type="float" office:value="14.9108023643494" calcext:value-type="float">
            <text:p>14.9108023643494</text:p>
          </table:table-cell>
          <table:table-cell office:value-type="float" office:value="14.94415807724" calcext:value-type="float">
            <text:p>14.94415807724</text:p>
          </table:table-cell>
          <table:table-cell office:value-type="float" office:value="15.0108697414398" calcext:value-type="float">
            <text:p>15.0108697414398</text:p>
          </table:table-cell>
          <table:table-cell office:value-type="float" office:value="15.0442254543304" calcext:value-type="float">
            <text:p>15.0442254543304</text:p>
          </table:table-cell>
          <table:table-cell office:value-type="float" office:value="15.0775811672211" calcext:value-type="float">
            <text:p>15.0775811672211</text:p>
          </table:table-cell>
          <table:table-cell office:value-type="float" office:value="15.1442925930023" calcext:value-type="float">
            <text:p>15.1442925930023</text:p>
          </table:table-cell>
          <table:table-cell office:value-type="float" office:value="15.1776483058929" calcext:value-type="float">
            <text:p>15.1776483058929</text:p>
          </table:table-cell>
          <table:table-cell office:value-type="float" office:value="15.2443597316742" calcext:value-type="float">
            <text:p>15.2443597316742</text:p>
          </table:table-cell>
          <table:table-cell office:value-type="float" office:value="15.3110709190369" calcext:value-type="float">
            <text:p>15.3110709190369</text:p>
          </table:table-cell>
          <table:table-cell office:value-type="float" office:value="15.3777821063995" calcext:value-type="float">
            <text:p>15.3777821063995</text:p>
          </table:table-cell>
          <table:table-cell office:value-type="float" office:value="15.4111378192902" calcext:value-type="float">
            <text:p>15.4111378192902</text:p>
          </table:table-cell>
          <table:table-cell office:value-type="float" office:value="15.4444935321808" calcext:value-type="float">
            <text:p>15.4444935321808</text:p>
          </table:table-cell>
          <table:table-cell office:value-type="float" office:value="15.5112047195435" calcext:value-type="float">
            <text:p>15.5112047195435</text:p>
          </table:table-cell>
          <table:table-cell office:value-type="float" office:value="15.5779159069061" calcext:value-type="float">
            <text:p>15.5779159069061</text:p>
          </table:table-cell>
          <table:table-cell office:value-type="float" office:value="15.6112716197968" calcext:value-type="float">
            <text:p>15.6112716197968</text:p>
          </table:table-cell>
          <table:table-cell office:value-type="float" office:value="15.677983045578" calcext:value-type="float">
            <text:p>15.677983045578</text:p>
          </table:table-cell>
          <table:table-cell office:value-type="float" office:value="15.7446944713593" calcext:value-type="float">
            <text:p>15.7446944713593</text:p>
          </table:table-cell>
          <table:table-cell office:value-type="float" office:value="15.7780501842499" calcext:value-type="float">
            <text:p>15.7780501842499</text:p>
          </table:table-cell>
          <table:table-cell office:value-type="float" office:value="15.8114056587219" calcext:value-type="float">
            <text:p>15.8114056587219</text:p>
          </table:table-cell>
          <table:table-cell office:value-type="float" office:value="15.8781168460846" calcext:value-type="float">
            <text:p>15.8781168460846</text:p>
          </table:table-cell>
          <table:table-cell office:value-type="float" office:value="15.9448280334473" calcext:value-type="float">
            <text:p>15.9448280334473</text:p>
          </table:table-cell>
          <table:table-cell office:value-type="float" office:value="15.9781837463379" calcext:value-type="float">
            <text:p>15.9781837463379</text:p>
          </table:table-cell>
          <table:table-cell office:value-type="float" office:value="16.0115392208099" calcext:value-type="float">
            <text:p>16.0115392208099</text:p>
          </table:table-cell>
          <table:table-cell office:value-type="float" office:value="16.0782504081726" calcext:value-type="float">
            <text:p>16.0782504081726</text:p>
          </table:table-cell>
          <table:table-cell office:value-type="float" office:value="16.1449613571167" calcext:value-type="float">
            <text:p>16.1449613571167</text:p>
          </table:table-cell>
          <table:table-cell office:value-type="float" office:value="16.2116723060608" calcext:value-type="float">
            <text:p>16.2116723060608</text:p>
          </table:table-cell>
          <table:table-cell office:value-type="float" office:value="16.2783832550049" calcext:value-type="float">
            <text:p>16.2783832550049</text:p>
          </table:table-cell>
          <table:table-cell office:value-type="float" office:value="16.3117387294769" calcext:value-type="float">
            <text:p>16.3117387294769</text:p>
          </table:table-cell>
          <table:table-cell office:value-type="float" office:value="16.3784494400024" calcext:value-type="float">
            <text:p>16.3784494400024</text:p>
          </table:table-cell>
          <table:table-cell office:value-type="float" office:value="16.445160150528" calcext:value-type="float">
            <text:p>16.445160150528</text:p>
          </table:table-cell>
          <table:table-cell office:value-type="float" office:value="16.478515625" calcext:value-type="float">
            <text:p>16.478515625</text:p>
          </table:table-cell>
          <table:table-cell office:value-type="float" office:value="16.5118708610535" calcext:value-type="float">
            <text:p>16.5118708610535</text:p>
          </table:table-cell>
          <table:table-cell office:value-type="float" office:value="16.5452263355255" calcext:value-type="float">
            <text:p>16.5452263355255</text:p>
          </table:table-cell>
          <table:table-cell office:value-type="float" office:value="16.578581571579" calcext:value-type="float">
            <text:p>16.578581571579</text:p>
          </table:table-cell>
          <table:table-cell office:value-type="float" office:value="16.6452913284302" calcext:value-type="float">
            <text:p>16.6452913284302</text:p>
          </table:table-cell>
          <table:table-cell office:value-type="float" office:value="16.6786463260651" calcext:value-type="float">
            <text:p>16.6786463260651</text:p>
          </table:table-cell>
          <table:table-cell office:value-type="float" office:value="16.7453563213348" calcext:value-type="float">
            <text:p>16.7453563213348</text:p>
          </table:table-cell>
          <table:table-cell office:value-type="float" office:value="16.8120663166046" calcext:value-type="float">
            <text:p>16.8120663166046</text:p>
          </table:table-cell>
          <table:table-cell office:value-type="float" office:value="16.8787763118744" calcext:value-type="float">
            <text:p>16.8787763118744</text:p>
          </table:table-cell>
          <table:table-cell office:value-type="float" office:value="16.9121310710907" calcext:value-type="float">
            <text:p>16.9121310710907</text:p>
          </table:table-cell>
          <table:table-cell office:value-type="float" office:value="16.9454860687256" calcext:value-type="float">
            <text:p>16.9454860687256</text:p>
          </table:table-cell>
          <table:table-cell office:value-type="float" office:value="17.0455503463745" calcext:value-type="float">
            <text:p>17.0455503463745</text:p>
          </table:table-cell>
          <table:table-cell office:value-type="float" office:value="17.0789051055908" calcext:value-type="float">
            <text:p>17.0789051055908</text:p>
          </table:table-cell>
          <table:table-cell office:value-type="float" office:value="17.1456146240234" calcext:value-type="float">
            <text:p>17.1456146240234</text:p>
          </table:table-cell>
          <table:table-cell office:value-type="float" office:value="17.2123241424561" calcext:value-type="float">
            <text:p>17.2123241424561</text:p>
          </table:table-cell>
          <table:table-cell office:value-type="float" office:value="17.2456789016724" calcext:value-type="float">
            <text:p>17.2456789016724</text:p>
          </table:table-cell>
          <table:table-cell office:value-type="float" office:value="17.3123881816864" calcext:value-type="float">
            <text:p>17.3123881816864</text:p>
          </table:table-cell>
          <table:table-cell office:value-type="float" office:value="17.3457429409027" calcext:value-type="float">
            <text:p>17.3457429409027</text:p>
          </table:table-cell>
          <table:table-cell office:value-type="float" office:value="17.4124517440796" calcext:value-type="float">
            <text:p>17.4124517440796</text:p>
          </table:table-cell>
          <table:table-cell office:value-type="float" office:value="17.4458065032959" calcext:value-type="float">
            <text:p>17.4458065032959</text:p>
          </table:table-cell>
          <table:table-cell office:value-type="float" office:value="17.5125155448914" calcext:value-type="float">
            <text:p>17.5125155448914</text:p>
          </table:table-cell>
          <table:table-cell office:value-type="float" office:value="17.5792286396027" calcext:value-type="float">
            <text:p>17.5792286396027</text:p>
          </table:table-cell>
          <table:table-cell office:value-type="float" office:value="17.645946264267" calcext:value-type="float">
            <text:p>17.645946264267</text:p>
          </table:table-cell>
          <table:table-cell office:value-type="float" office:value="17.6793048381805" calcext:value-type="float">
            <text:p>17.6793048381805</text:p>
          </table:table-cell>
          <table:table-cell office:value-type="float" office:value="17.7793807983398" calcext:value-type="float">
            <text:p>17.7793807983398</text:p>
          </table:table-cell>
          <table:table-cell office:value-type="float" office:value="17.846097946167" calcext:value-type="float">
            <text:p>17.846097946167</text:p>
          </table:table-cell>
          <table:table-cell office:value-type="float" office:value="17.8794567584991" calcext:value-type="float">
            <text:p>17.8794567584991</text:p>
          </table:table-cell>
          <table:table-cell office:value-type="float" office:value="17.9128155708313" calcext:value-type="float">
            <text:p>17.9128155708313</text:p>
          </table:table-cell>
          <table:table-cell office:value-type="float" office:value="17.979532957077" calcext:value-type="float">
            <text:p>17.979532957077</text:p>
          </table:table-cell>
          <table:table-cell office:value-type="float" office:value="18.0462501049042" calcext:value-type="float">
            <text:p>18.0462501049042</text:p>
          </table:table-cell>
          <table:table-cell office:value-type="float" office:value="18.1129677295685" calcext:value-type="float">
            <text:p>18.1129677295685</text:p>
          </table:table-cell>
          <table:table-cell office:value-type="float" office:value="18.1796851158142" calcext:value-type="float">
            <text:p>18.1796851158142</text:p>
          </table:table-cell>
          <table:table-cell office:value-type="float" office:value="18.2464025020599" calcext:value-type="float">
            <text:p>18.2464025020599</text:p>
          </table:table-cell>
          <table:table-cell office:value-type="float" office:value="18.2797610759735" calcext:value-type="float">
            <text:p>18.2797610759735</text:p>
          </table:table-cell>
          <table:table-cell office:value-type="float" office:value="18.3464787006378" calcext:value-type="float">
            <text:p>18.3464787006378</text:p>
          </table:table-cell>
          <table:table-cell office:value-type="float" office:value="18.4131960868835" calcext:value-type="float">
            <text:p>18.4131960868835</text:p>
          </table:table-cell>
          <table:table-cell office:value-type="float" office:value="18.4799137115479" calcext:value-type="float">
            <text:p>18.4799137115479</text:p>
          </table:table-cell>
          <table:table-cell office:value-type="float" office:value="18.5466310977936" calcext:value-type="float">
            <text:p>18.5466310977936</text:p>
          </table:table-cell>
          <table:table-cell office:value-type="float" office:value="18.6133513450623" calcext:value-type="float">
            <text:p>18.6133513450623</text:p>
          </table:table-cell>
          <table:table-cell office:value-type="float" office:value="18.6467113494873" calcext:value-type="float">
            <text:p>18.6467113494873</text:p>
          </table:table-cell>
          <table:table-cell office:value-type="float" office:value="18.746791601181" calcext:value-type="float">
            <text:p>18.746791601181</text:p>
          </table:table-cell>
          <table:table-cell office:value-type="float" office:value="18.7801518440247" calcext:value-type="float">
            <text:p>18.7801518440247</text:p>
          </table:table-cell>
          <table:table-cell office:value-type="float" office:value="18.8468720912933" calcext:value-type="float">
            <text:p>18.8468720912933</text:p>
          </table:table-cell>
          <table:table-cell office:value-type="float" office:value="18.9135921001434" calcext:value-type="float">
            <text:p>18.9135921001434</text:p>
          </table:table-cell>
          <table:table-cell office:value-type="float" office:value="18.9469523429871" calcext:value-type="float">
            <text:p>18.9469523429871</text:p>
          </table:table-cell>
          <table:table-cell office:value-type="float" office:value="18.9803125858307" calcext:value-type="float">
            <text:p>18.9803125858307</text:p>
          </table:table-cell>
          <table:table-cell office:value-type="float" office:value="19.0470328330994" calcext:value-type="float">
            <text:p>19.0470328330994</text:p>
          </table:table-cell>
          <table:table-cell office:value-type="float" office:value="19.0803933143616" calcext:value-type="float">
            <text:p>19.0803933143616</text:p>
          </table:table-cell>
          <table:table-cell office:value-type="float" office:value="19.1471135616303" calcext:value-type="float">
            <text:p>19.1471135616303</text:p>
          </table:table-cell>
          <table:table-cell office:value-type="float" office:value="19.2138340473175" calcext:value-type="float">
            <text:p>19.2138340473175</text:p>
          </table:table-cell>
          <table:table-cell office:value-type="float" office:value="19.2471945285797" calcext:value-type="float">
            <text:p>19.2471945285797</text:p>
          </table:table-cell>
          <table:table-cell office:value-type="float" office:value="19.3472752571106" calcext:value-type="float">
            <text:p>19.3472752571106</text:p>
          </table:table-cell>
          <table:table-cell office:value-type="float" office:value="19.3806357383728" calcext:value-type="float">
            <text:p>19.3806357383728</text:p>
          </table:table-cell>
          <table:table-cell office:value-type="float" office:value="19.4473562240601" calcext:value-type="float">
            <text:p>19.4473562240601</text:p>
          </table:table-cell>
          <table:table-cell office:value-type="float" office:value="19.4807164669037" calcext:value-type="float">
            <text:p>19.4807164669037</text:p>
          </table:table-cell>
          <table:table-cell office:value-type="float" office:value="19.5474371910095" calcext:value-type="float">
            <text:p>19.5474371910095</text:p>
          </table:table-cell>
          <table:table-cell office:value-type="float" office:value="19.6141455173492" calcext:value-type="float">
            <text:p>19.6141455173492</text:p>
          </table:table-cell>
          <table:table-cell office:value-type="float" office:value="19.6474993228912" calcext:value-type="float">
            <text:p>19.6474993228912</text:p>
          </table:table-cell>
          <table:table-cell office:value-type="float" office:value="19.7475616931915" calcext:value-type="float">
            <text:p>19.7475616931915</text:p>
          </table:table-cell>
          <table:table-cell office:value-type="float" office:value="19.8142695426941" calcext:value-type="float">
            <text:p>19.8142695426941</text:p>
          </table:table-cell>
          <table:table-cell office:value-type="float" office:value="19.8809771537781" calcext:value-type="float">
            <text:p>19.8809771537781</text:p>
          </table:table-cell>
          <table:table-cell office:value-type="float" office:value="19.9143311977386" calcext:value-type="float">
            <text:p>19.9143311977386</text:p>
          </table:table-cell>
          <table:table-cell office:value-type="float" office:value="19.9476850032806" calcext:value-type="float">
            <text:p>19.9476850032806</text:p>
          </table:table-cell>
          <table:table-cell office:value-type="float" office:value="20.014392375946" calcext:value-type="float">
            <text:p>20.014392375946</text:p>
          </table:table-cell>
          <table:table-cell office:value-type="float" office:value="20.08109998703" calcext:value-type="float">
            <text:p>20.08109998703</text:p>
          </table:table-cell>
          <table:table-cell office:value-type="float" office:value="20.1478073596954" calcext:value-type="float">
            <text:p>20.1478073596954</text:p>
          </table:table-cell>
          <table:table-cell office:value-type="float" office:value="20.2145142555237" calcext:value-type="float">
            <text:p>20.2145142555237</text:p>
          </table:table-cell>
          <table:table-cell office:value-type="float" office:value="20.2812213897705" calcext:value-type="float">
            <text:p>20.2812213897705</text:p>
          </table:table-cell>
          <table:table-cell office:value-type="float" office:value="20.3479282855988" calcext:value-type="float">
            <text:p>20.3479282855988</text:p>
          </table:table-cell>
          <table:table-cell office:value-type="float" office:value="20.3812818527222" calcext:value-type="float">
            <text:p>20.3812818527222</text:p>
          </table:table-cell>
          <table:table-cell office:value-type="float" office:value="20.414635181427" calcext:value-type="float">
            <text:p>20.414635181427</text:p>
          </table:table-cell>
          <table:table-cell office:value-type="float" office:value="20.4479887485504" calcext:value-type="float">
            <text:p>20.4479887485504</text:p>
          </table:table-cell>
          <table:table-cell office:value-type="float" office:value="20.4813418388367" calcext:value-type="float">
            <text:p>20.4813418388367</text:p>
          </table:table-cell>
          <table:table-cell office:value-type="float" office:value="20.5146951675415" calcext:value-type="float">
            <text:p>20.5146951675415</text:p>
          </table:table-cell>
          <table:table-cell office:value-type="float" office:value="20.5814077854156" calcext:value-type="float">
            <text:p>20.5814077854156</text:p>
          </table:table-cell>
          <table:table-cell office:value-type="float" office:value="20.6147668361664" calcext:value-type="float">
            <text:p>20.6147668361664</text:p>
          </table:table-cell>
          <table:table-cell office:value-type="float" office:value="20.6481258869171" calcext:value-type="float">
            <text:p>20.6481258869171</text:p>
          </table:table-cell>
          <table:table-cell office:value-type="float" office:value="20.7148442268372" calcext:value-type="float">
            <text:p>20.7148442268372</text:p>
          </table:table-cell>
          <table:table-cell office:value-type="float" office:value="20.7815625667572" calcext:value-type="float">
            <text:p>20.7815625667572</text:p>
          </table:table-cell>
          <table:table-cell office:value-type="float" office:value="20.8482809066772" calcext:value-type="float">
            <text:p>20.8482809066772</text:p>
          </table:table-cell>
          <table:table-cell office:value-type="float" office:value="20.881639957428" calcext:value-type="float">
            <text:p>20.881639957428</text:p>
          </table:table-cell>
          <table:table-cell office:value-type="float" office:value="20.9149994850159" calcext:value-type="float">
            <text:p>20.9149994850159</text:p>
          </table:table-cell>
          <table:table-cell office:value-type="float" office:value="20.9483585357666" calcext:value-type="float">
            <text:p>20.9483585357666</text:p>
          </table:table-cell>
          <table:table-cell office:value-type="float" office:value="20.9817178249359" calcext:value-type="float">
            <text:p>20.9817178249359</text:p>
          </table:table-cell>
          <table:table-cell office:value-type="float" office:value="21.0150771141052" calcext:value-type="float">
            <text:p>21.0150771141052</text:p>
          </table:table-cell>
          <table:table-cell office:value-type="float" office:value="21.0484364032745" calcext:value-type="float">
            <text:p>21.0484364032745</text:p>
          </table:table-cell>
          <table:table-cell office:value-type="float" office:value="21.1151549816132" calcext:value-type="float">
            <text:p>21.1151549816132</text:p>
          </table:table-cell>
          <table:table-cell office:value-type="float" office:value="21.1818735599518" calcext:value-type="float">
            <text:p>21.1818735599518</text:p>
          </table:table-cell>
          <table:table-cell office:value-type="float" office:value="21.2485921382904" calcext:value-type="float">
            <text:p>21.2485921382904</text:p>
          </table:table-cell>
          <table:table-cell office:value-type="float" office:value="21.3153109550476" calcext:value-type="float">
            <text:p>21.3153109550476</text:p>
          </table:table-cell>
          <table:table-cell office:value-type="float" office:value="21.3486702442169" calcext:value-type="float">
            <text:p>21.3486702442169</text:p>
          </table:table-cell>
          <table:table-cell office:value-type="float" office:value="21.3820297718048" calcext:value-type="float">
            <text:p>21.3820297718048</text:p>
          </table:table-cell>
          <table:table-cell office:value-type="float" office:value="21.4153890609741" calcext:value-type="float">
            <text:p>21.4153890609741</text:p>
          </table:table-cell>
          <table:table-cell office:value-type="float" office:value="21.4487483501434" calcext:value-type="float">
            <text:p>21.4487483501434</text:p>
          </table:table-cell>
          <table:table-cell office:value-type="float" office:value="21.5154671669006" calcext:value-type="float">
            <text:p>21.5154671669006</text:p>
          </table:table-cell>
          <table:table-cell office:value-type="float" office:value="21.582181930542" calcext:value-type="float">
            <text:p>21.582181930542</text:p>
          </table:table-cell>
          <table:table-cell office:value-type="float" office:value="21.6488928794861" calcext:value-type="float">
            <text:p>21.6488928794861</text:p>
          </table:table-cell>
          <table:table-cell office:value-type="float" office:value="21.7156035900116" calcext:value-type="float">
            <text:p>21.7156035900116</text:p>
          </table:table-cell>
          <table:table-cell office:value-type="float" office:value="21.7823143005371" calcext:value-type="float">
            <text:p>21.7823143005371</text:p>
          </table:table-cell>
          <table:table-cell office:value-type="float" office:value="21.8490250110626" calcext:value-type="float">
            <text:p>21.8490250110626</text:p>
          </table:table-cell>
          <table:table-cell office:value-type="float" office:value="21.8823802471161" calcext:value-type="float">
            <text:p>21.8823802471161</text:p>
          </table:table-cell>
          <table:table-cell office:value-type="float" office:value="21.9157357215881" calcext:value-type="float">
            <text:p>21.9157357215881</text:p>
          </table:table-cell>
          <table:table-cell office:value-type="float" office:value="21.9490909576416" calcext:value-type="float">
            <text:p>21.9490909576416</text:p>
          </table:table-cell>
          <table:table-cell office:value-type="float" office:value="21.9824461936951" calcext:value-type="float">
            <text:p>21.9824461936951</text:p>
          </table:table-cell>
          <table:table-cell office:value-type="float" office:value="22.0158014297485" calcext:value-type="float">
            <text:p>22.0158014297485</text:p>
          </table:table-cell>
          <table:table-cell office:value-type="float" office:value="22.0825119018555" calcext:value-type="float">
            <text:p>22.0825119018555</text:p>
          </table:table-cell>
          <table:table-cell office:value-type="float" office:value="22.1492223739624" calcext:value-type="float">
            <text:p>22.1492223739624</text:p>
          </table:table-cell>
          <table:table-cell office:value-type="float" office:value="22.2159328460693" calcext:value-type="float">
            <text:p>22.2159328460693</text:p>
          </table:table-cell>
          <table:table-cell office:value-type="float" office:value="22.2826430797577" calcext:value-type="float">
            <text:p>22.2826430797577</text:p>
          </table:table-cell>
          <table:table-cell office:value-type="float" office:value="22.3159983158112" calcext:value-type="float">
            <text:p>22.3159983158112</text:p>
          </table:table-cell>
          <table:table-cell office:value-type="float" office:value="22.349353313446" calcext:value-type="float">
            <text:p>22.349353313446</text:p>
          </table:table-cell>
          <table:table-cell office:value-type="float" office:value="22.3827083110809" calcext:value-type="float">
            <text:p>22.3827083110809</text:p>
          </table:table-cell>
          <table:table-cell office:value-type="float" office:value="22.4494185447693" calcext:value-type="float">
            <text:p>22.4494185447693</text:p>
          </table:table-cell>
          <table:table-cell office:value-type="float" office:value="22.4827737808228" calcext:value-type="float">
            <text:p>22.4827737808228</text:p>
          </table:table-cell>
          <table:table-cell office:value-type="float" office:value="22.5161287784576" calcext:value-type="float">
            <text:p>22.5161287784576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7569046091442" calcext:value-type="float">
            <text:p>0.117569046091442</text:p>
          </table:table-cell>
          <table:table-cell office:value-type="float" office:value="0.117586872588143" calcext:value-type="float">
            <text:p>0.117586872588143</text:p>
          </table:table-cell>
          <table:table-cell office:value-type="float" office:value="0.117706160400767" calcext:value-type="float">
            <text:p>0.117706160400767</text:p>
          </table:table-cell>
          <table:table-cell office:value-type="float" office:value="0.11751040393605" calcext:value-type="float">
            <text:p>0.11751040393605</text:p>
          </table:table-cell>
          <table:table-cell office:value-type="float" office:value="0.117452806734585" calcext:value-type="float">
            <text:p>0.117452806734585</text:p>
          </table:table-cell>
          <table:table-cell office:value-type="float" office:value="0.117459529196373" calcext:value-type="float">
            <text:p>0.117459529196373</text:p>
          </table:table-cell>
          <table:table-cell office:value-type="float" office:value="0.117587958833663" calcext:value-type="float">
            <text:p>0.117587958833663</text:p>
          </table:table-cell>
          <table:table-cell office:value-type="float" office:value="0.117387271023969" calcext:value-type="float">
            <text:p>0.117387271023969</text:p>
          </table:table-cell>
          <table:table-cell office:value-type="float" office:value="0.117407984515671" calcext:value-type="float">
            <text:p>0.117407984515671</text:p>
          </table:table-cell>
          <table:table-cell office:value-type="float" office:value="0.117458777700502" calcext:value-type="float">
            <text:p>0.117458777700502</text:p>
          </table:table-cell>
          <table:table-cell office:value-type="float" office:value="0.117559457743069" calcext:value-type="float">
            <text:p>0.117559457743069</text:p>
          </table:table-cell>
          <table:table-cell office:value-type="float" office:value="0.117487437016847" calcext:value-type="float">
            <text:p>0.117487437016847</text:p>
          </table:table-cell>
          <table:table-cell office:value-type="float" office:value="0.117504335262489" calcext:value-type="float">
            <text:p>0.117504335262489</text:p>
          </table:table-cell>
          <table:table-cell office:value-type="float" office:value="0.117564533514643" calcext:value-type="float">
            <text:p>0.117564533514643</text:p>
          </table:table-cell>
          <table:table-cell office:value-type="float" office:value="0.117402965511011" calcext:value-type="float">
            <text:p>0.117402965511011</text:p>
          </table:table-cell>
          <table:table-cell office:value-type="float" office:value="0.117490449400588" calcext:value-type="float">
            <text:p>0.117490449400588</text:p>
          </table:table-cell>
          <table:table-cell office:value-type="float" office:value="0.117477651039915" calcext:value-type="float">
            <text:p>0.117477651039915</text:p>
          </table:table-cell>
          <table:table-cell office:value-type="float" office:value="0.117659063990563" calcext:value-type="float">
            <text:p>0.117659063990563</text:p>
          </table:table-cell>
          <table:table-cell office:value-type="float" office:value="0.117497631257224" calcext:value-type="float">
            <text:p>0.117497631257224</text:p>
          </table:table-cell>
          <table:table-cell office:value-type="float" office:value="0.117548456845122" calcext:value-type="float">
            <text:p>0.117548456845122</text:p>
          </table:table-cell>
          <table:table-cell office:value-type="float" office:value="0.117565344632857" calcext:value-type="float">
            <text:p>0.117565344632857</text:p>
          </table:table-cell>
          <table:table-cell office:value-type="float" office:value="0.117681807633178" calcext:value-type="float">
            <text:p>0.117681807633178</text:p>
          </table:table-cell>
          <table:table-cell office:value-type="float" office:value="0.11762437598587" calcext:value-type="float">
            <text:p>0.11762437598587</text:p>
          </table:table-cell>
          <table:table-cell office:value-type="float" office:value="0.117454773077732" calcext:value-type="float">
            <text:p>0.117454773077732</text:p>
          </table:table-cell>
          <table:table-cell office:value-type="float" office:value="0.117469861125732" calcext:value-type="float">
            <text:p>0.117469861125732</text:p>
          </table:table-cell>
          <table:table-cell office:value-type="float" office:value="0.117489125166606" calcext:value-type="float">
            <text:p>0.117489125166606</text:p>
          </table:table-cell>
          <table:table-cell office:value-type="float" office:value="0.117538720667589" calcext:value-type="float">
            <text:p>0.117538720667589</text:p>
          </table:table-cell>
          <table:table-cell office:value-type="float" office:value="0.117599542149579" calcext:value-type="float">
            <text:p>0.117599542149579</text:p>
          </table:table-cell>
          <table:table-cell office:value-type="float" office:value="0.117770772172046" calcext:value-type="float">
            <text:p>0.117770772172046</text:p>
          </table:table-cell>
          <table:table-cell office:value-type="float" office:value="0.117549350756078" calcext:value-type="float">
            <text:p>0.117549350756078</text:p>
          </table:table-cell>
          <table:table-cell office:value-type="float" office:value="0.117599693148665" calcext:value-type="float">
            <text:p>0.117599693148665</text:p>
          </table:table-cell>
          <table:table-cell office:value-type="float" office:value="0.117459389371604" calcext:value-type="float">
            <text:p>0.117459389371604</text:p>
          </table:table-cell>
          <table:table-cell office:value-type="float" office:value="0.117450951531948" calcext:value-type="float">
            <text:p>0.117450951531948</text:p>
          </table:table-cell>
          <table:table-cell office:value-type="float" office:value="0.117566321107101" calcext:value-type="float">
            <text:p>0.117566321107101</text:p>
          </table:table-cell>
          <table:table-cell office:value-type="float" office:value="0.117616791726901" calcext:value-type="float">
            <text:p>0.117616791726901</text:p>
          </table:table-cell>
          <table:table-cell office:value-type="float" office:value="0.117428334621242" calcext:value-type="float">
            <text:p>0.117428334621242</text:p>
          </table:table-cell>
          <table:table-cell office:value-type="float" office:value="0.117625958300523" calcext:value-type="float">
            <text:p>0.117625958300523</text:p>
          </table:table-cell>
          <table:table-cell office:value-type="float" office:value="0.117493647307516" calcext:value-type="float">
            <text:p>0.117493647307516</text:p>
          </table:table-cell>
          <table:table-cell office:value-type="float" office:value="0.117559028167375" calcext:value-type="float">
            <text:p>0.117559028167375</text:p>
          </table:table-cell>
          <table:table-cell office:value-type="float" office:value="0.117604440760375" calcext:value-type="float">
            <text:p>0.117604440760375</text:p>
          </table:table-cell>
          <table:table-cell office:value-type="float" office:value="0.117711586885048" calcext:value-type="float">
            <text:p>0.117711586885048</text:p>
          </table:table-cell>
          <table:table-cell office:value-type="float" office:value="0.117642697853754" calcext:value-type="float">
            <text:p>0.117642697853754</text:p>
          </table:table-cell>
          <table:table-cell office:value-type="float" office:value="0.117650450766685" calcext:value-type="float">
            <text:p>0.117650450766685</text:p>
          </table:table-cell>
          <table:table-cell office:value-type="float" office:value="0.117686175475124" calcext:value-type="float">
            <text:p>0.117686175475124</text:p>
          </table:table-cell>
          <table:table-cell office:value-type="float" office:value="0.117632150260783" calcext:value-type="float">
            <text:p>0.117632150260783</text:p>
          </table:table-cell>
          <table:table-cell office:value-type="float" office:value="0.117490138102954" calcext:value-type="float">
            <text:p>0.117490138102954</text:p>
          </table:table-cell>
          <table:table-cell office:value-type="float" office:value="0.117671863356164" calcext:value-type="float">
            <text:p>0.117671863356164</text:p>
          </table:table-cell>
          <table:table-cell office:value-type="float" office:value="0.117544916513051" calcext:value-type="float">
            <text:p>0.117544916513051</text:p>
          </table:table-cell>
          <table:table-cell office:value-type="float" office:value="0.117606103616583" calcext:value-type="float">
            <text:p>0.117606103616583</text:p>
          </table:table-cell>
          <table:table-cell office:value-type="float" office:value="0.117810216698734" calcext:value-type="float">
            <text:p>0.117810216698734</text:p>
          </table:table-cell>
          <table:table-cell office:value-type="float" office:value="0.117650855373511" calcext:value-type="float">
            <text:p>0.117650855373511</text:p>
          </table:table-cell>
          <table:table-cell office:value-type="float" office:value="0.117627801528903" calcext:value-type="float">
            <text:p>0.117627801528903</text:p>
          </table:table-cell>
          <table:table-cell office:value-type="float" office:value="0.117561469356718" calcext:value-type="float">
            <text:p>0.117561469356718</text:p>
          </table:table-cell>
          <table:table-cell office:value-type="float" office:value="0.117549817631212" calcext:value-type="float">
            <text:p>0.117549817631212</text:p>
          </table:table-cell>
          <table:table-cell office:value-type="float" office:value="0.11749613071575" calcext:value-type="float">
            <text:p>0.11749613071575</text:p>
          </table:table-cell>
          <table:table-cell office:value-type="float" office:value="0.117600034954638" calcext:value-type="float">
            <text:p>0.117600034954638</text:p>
          </table:table-cell>
          <table:table-cell office:value-type="float" office:value="0.117645816150833" calcext:value-type="float">
            <text:p>0.117645816150833</text:p>
          </table:table-cell>
          <table:table-cell office:value-type="float" office:value="0.11751574459576" calcext:value-type="float">
            <text:p>0.11751574459576</text:p>
          </table:table-cell>
          <table:table-cell office:value-type="float" office:value="0.117622829299366" calcext:value-type="float">
            <text:p>0.117622829299366</text:p>
          </table:table-cell>
          <table:table-cell office:value-type="float" office:value="0.117580231676663" calcext:value-type="float">
            <text:p>0.117580231676663</text:p>
          </table:table-cell>
          <table:table-cell office:value-type="float" office:value="0.11759737659378" calcext:value-type="float">
            <text:p>0.11759737659378</text:p>
          </table:table-cell>
          <table:table-cell office:value-type="float" office:value="0.117586869118301" calcext:value-type="float">
            <text:p>0.117586869118301</text:p>
          </table:table-cell>
          <table:table-cell office:value-type="float" office:value="0.117450686149743" calcext:value-type="float">
            <text:p>0.117450686149743</text:p>
          </table:table-cell>
          <table:table-cell office:value-type="float" office:value="0.117489793361174" calcext:value-type="float">
            <text:p>0.117489793361174</text:p>
          </table:table-cell>
          <table:table-cell office:value-type="float" office:value="0.117552333239222" calcext:value-type="float">
            <text:p>0.117552333239222</text:p>
          </table:table-cell>
          <table:table-cell office:value-type="float" office:value="0.117458738122819" calcext:value-type="float">
            <text:p>0.117458738122819</text:p>
          </table:table-cell>
          <table:table-cell office:value-type="float" office:value="0.117403044718579" calcext:value-type="float">
            <text:p>0.117403044718579</text:p>
          </table:table-cell>
          <table:table-cell office:value-type="float" office:value="0.117550139408006" calcext:value-type="float">
            <text:p>0.117550139408006</text:p>
          </table:table-cell>
          <table:table-cell office:value-type="float" office:value="0.117491376564217" calcext:value-type="float">
            <text:p>0.117491376564217</text:p>
          </table:table-cell>
          <table:table-cell office:value-type="float" office:value="0.11756055507664" calcext:value-type="float">
            <text:p>0.11756055507664</text:p>
          </table:table-cell>
          <table:table-cell office:value-type="float" office:value="0.117521453361838" calcext:value-type="float">
            <text:p>0.117521453361838</text:p>
          </table:table-cell>
          <table:table-cell office:value-type="float" office:value="0.117414735926229" calcext:value-type="float">
            <text:p>0.117414735926229</text:p>
          </table:table-cell>
          <table:table-cell office:value-type="float" office:value="0.117510352521403" calcext:value-type="float">
            <text:p>0.117510352521403</text:p>
          </table:table-cell>
          <table:table-cell office:value-type="float" office:value="0.117568856527208" calcext:value-type="float">
            <text:p>0.117568856527208</text:p>
          </table:table-cell>
          <table:table-cell office:value-type="float" office:value="0.117493819586467" calcext:value-type="float">
            <text:p>0.117493819586467</text:p>
          </table:table-cell>
          <table:table-cell office:value-type="float" office:value="0.11748476476647" calcext:value-type="float">
            <text:p>0.11748476476647</text:p>
          </table:table-cell>
          <table:table-cell office:value-type="float" office:value="0.117395441613393" calcext:value-type="float">
            <text:p>0.117395441613393</text:p>
          </table:table-cell>
          <table:table-cell office:value-type="float" office:value="0.117451091291087" calcext:value-type="float">
            <text:p>0.117451091291087</text:p>
          </table:table-cell>
          <table:table-cell office:value-type="float" office:value="0.117511900291032" calcext:value-type="float">
            <text:p>0.117511900291032</text:p>
          </table:table-cell>
          <table:table-cell office:value-type="float" office:value="0.117454512525291" calcext:value-type="float">
            <text:p>0.117454512525291</text:p>
          </table:table-cell>
          <table:table-cell office:value-type="float" office:value="0.117580094246446" calcext:value-type="float">
            <text:p>0.117580094246446</text:p>
          </table:table-cell>
          <table:table-cell office:value-type="float" office:value="0.117610534418241" calcext:value-type="float">
            <text:p>0.117610534418241</text:p>
          </table:table-cell>
          <table:table-cell office:value-type="float" office:value="0.117505690874786" calcext:value-type="float">
            <text:p>0.117505690874786</text:p>
          </table:table-cell>
          <table:table-cell office:value-type="float" office:value="0.117833526535932" calcext:value-type="float">
            <text:p>0.117833526535932</text:p>
          </table:table-cell>
          <table:table-cell office:value-type="float" office:value="0.117499513951386" calcext:value-type="float">
            <text:p>0.117499513951386</text:p>
          </table:table-cell>
          <table:table-cell office:value-type="float" office:value="0.117565604581599" calcext:value-type="float">
            <text:p>0.117565604581599</text:p>
          </table:table-cell>
          <table:table-cell office:value-type="float" office:value="0.117359261390137" calcext:value-type="float">
            <text:p>0.117359261390137</text:p>
          </table:table-cell>
          <table:table-cell office:value-type="float" office:value="0.117451564278613" calcext:value-type="float">
            <text:p>0.117451564278613</text:p>
          </table:table-cell>
          <table:table-cell office:value-type="float" office:value="0.119926177387158" calcext:value-type="float">
            <text:p>0.119926177387158</text:p>
          </table:table-cell>
          <table:table-cell office:value-type="float" office:value="0.122084177683381" calcext:value-type="float">
            <text:p>0.122084177683381</text:p>
          </table:table-cell>
          <table:table-cell office:value-type="float" office:value="0.120573128202677" calcext:value-type="float">
            <text:p>0.120573128202677</text:p>
          </table:table-cell>
          <table:table-cell office:value-type="float" office:value="0.122967054359279" calcext:value-type="float">
            <text:p>0.122967054359279</text:p>
          </table:table-cell>
          <table:table-cell office:value-type="float" office:value="0.124222403400254" calcext:value-type="float">
            <text:p>0.124222403400254</text:p>
          </table:table-cell>
          <table:table-cell office:value-type="float" office:value="0.11719952382872" calcext:value-type="float">
            <text:p>0.11719952382872</text:p>
          </table:table-cell>
          <table:table-cell office:value-type="float" office:value="0.11502418226009" calcext:value-type="float">
            <text:p>0.11502418226009</text:p>
          </table:table-cell>
          <table:table-cell office:value-type="float" office:value="0.122027153797031" calcext:value-type="float">
            <text:p>0.122027153797031</text:p>
          </table:table-cell>
          <table:table-cell office:value-type="float" office:value="0.123214606472233" calcext:value-type="float">
            <text:p>0.123214606472233</text:p>
          </table:table-cell>
          <table:table-cell office:value-type="float" office:value="0.12525111444254" calcext:value-type="float">
            <text:p>0.12525111444254</text:p>
          </table:table-cell>
          <table:table-cell office:value-type="float" office:value="0.13194062415787" calcext:value-type="float">
            <text:p>0.13194062415787</text:p>
          </table:table-cell>
          <table:table-cell office:value-type="float" office:value="0.13426692281528" calcext:value-type="float">
            <text:p>0.13426692281528</text:p>
          </table:table-cell>
          <table:table-cell office:value-type="float" office:value="0.132891547882012" calcext:value-type="float">
            <text:p>0.132891547882012</text:p>
          </table:table-cell>
          <table:table-cell office:value-type="float" office:value="0.130604896703299" calcext:value-type="float">
            <text:p>0.130604896703299</text:p>
          </table:table-cell>
          <table:table-cell office:value-type="float" office:value="0.132539412241566" calcext:value-type="float">
            <text:p>0.132539412241566</text:p>
          </table:table-cell>
          <table:table-cell office:value-type="float" office:value="0.133979085503352" calcext:value-type="float">
            <text:p>0.133979085503352</text:p>
          </table:table-cell>
          <table:table-cell office:value-type="float" office:value="0.13218300018056" calcext:value-type="float">
            <text:p>0.13218300018056</text:p>
          </table:table-cell>
          <table:table-cell office:value-type="float" office:value="0.136048320396615" calcext:value-type="float">
            <text:p>0.136048320396615</text:p>
          </table:table-cell>
          <table:table-cell office:value-type="float" office:value="0.140528183886942" calcext:value-type="float">
            <text:p>0.140528183886942</text:p>
          </table:table-cell>
          <table:table-cell office:value-type="float" office:value="0.142607283151591" calcext:value-type="float">
            <text:p>0.142607283151591</text:p>
          </table:table-cell>
          <table:table-cell office:value-type="float" office:value="0.145361118799941" calcext:value-type="float">
            <text:p>0.145361118799941</text:p>
          </table:table-cell>
          <table:table-cell office:value-type="float" office:value="0.148334199073995" calcext:value-type="float">
            <text:p>0.148334199073995</text:p>
          </table:table-cell>
          <table:table-cell office:value-type="float" office:value="0.14211659167138" calcext:value-type="float">
            <text:p>0.14211659167138</text:p>
          </table:table-cell>
          <table:table-cell office:value-type="float" office:value="0.141310285895766" calcext:value-type="float">
            <text:p>0.141310285895766</text:p>
          </table:table-cell>
          <table:table-cell office:value-type="float" office:value="0.143463093302743" calcext:value-type="float">
            <text:p>0.143463093302743</text:p>
          </table:table-cell>
          <table:table-cell office:value-type="float" office:value="0.143172151414241" calcext:value-type="float">
            <text:p>0.143172151414241</text:p>
          </table:table-cell>
          <table:table-cell office:value-type="float" office:value="0.142695207871884" calcext:value-type="float">
            <text:p>0.142695207871884</text:p>
          </table:table-cell>
          <table:table-cell office:value-type="float" office:value="0.147665345836769" calcext:value-type="float">
            <text:p>0.147665345836769</text:p>
          </table:table-cell>
          <table:table-cell office:value-type="float" office:value="0.147915048849773" calcext:value-type="float">
            <text:p>0.147915048849773</text:p>
          </table:table-cell>
          <table:table-cell office:value-type="float" office:value="0.14946427028359" calcext:value-type="float">
            <text:p>0.14946427028359</text:p>
          </table:table-cell>
          <table:table-cell office:value-type="float" office:value="0.152861671328825" calcext:value-type="float">
            <text:p>0.152861671328825</text:p>
          </table:table-cell>
          <table:table-cell office:value-type="float" office:value="0.15446983615515" calcext:value-type="float">
            <text:p>0.15446983615515</text:p>
          </table:table-cell>
          <table:table-cell office:value-type="float" office:value="0.148222252902718" calcext:value-type="float">
            <text:p>0.148222252902718</text:p>
          </table:table-cell>
          <table:table-cell office:value-type="float" office:value="0.149275509161043" calcext:value-type="float">
            <text:p>0.149275509161043</text:p>
          </table:table-cell>
          <table:table-cell office:value-type="float" office:value="0.151140434637097" calcext:value-type="float">
            <text:p>0.151140434637097</text:p>
          </table:table-cell>
          <table:table-cell office:value-type="float" office:value="0.15034972543327" calcext:value-type="float">
            <text:p>0.15034972543327</text:p>
          </table:table-cell>
          <table:table-cell office:value-type="float" office:value="0.158013903846186" calcext:value-type="float">
            <text:p>0.158013903846186</text:p>
          </table:table-cell>
          <table:table-cell office:value-type="float" office:value="0.158440112093714" calcext:value-type="float">
            <text:p>0.158440112093714</text:p>
          </table:table-cell>
          <table:table-cell office:value-type="float" office:value="0.156988098935762" calcext:value-type="float">
            <text:p>0.156988098935762</text:p>
          </table:table-cell>
          <table:table-cell office:value-type="float" office:value="0.15593571711072" calcext:value-type="float">
            <text:p>0.15593571711072</text:p>
          </table:table-cell>
          <table:table-cell office:value-type="float" office:value="0.15474606212736" calcext:value-type="float">
            <text:p>0.15474606212736</text:p>
          </table:table-cell>
          <table:table-cell office:value-type="float" office:value="0.154253228952356" calcext:value-type="float">
            <text:p>0.154253228952356</text:p>
          </table:table-cell>
          <table:table-cell office:value-type="float" office:value="0.155848595075595" calcext:value-type="float">
            <text:p>0.155848595075595</text:p>
          </table:table-cell>
          <table:table-cell office:value-type="float" office:value="0.149922385155863" calcext:value-type="float">
            <text:p>0.149922385155863</text:p>
          </table:table-cell>
          <table:table-cell office:value-type="float" office:value="0.148016179830803" calcext:value-type="float">
            <text:p>0.148016179830803</text:p>
          </table:table-cell>
          <table:table-cell office:value-type="float" office:value="0.148338644788039" calcext:value-type="float">
            <text:p>0.148338644788039</text:p>
          </table:table-cell>
          <table:table-cell office:value-type="float" office:value="0.149883610627524" calcext:value-type="float">
            <text:p>0.149883610627524</text:p>
          </table:table-cell>
          <table:table-cell office:value-type="float" office:value="0.145935507927715" calcext:value-type="float">
            <text:p>0.145935507927715</text:p>
          </table:table-cell>
          <table:table-cell office:value-type="float" office:value="0.146799506556149" calcext:value-type="float">
            <text:p>0.146799506556149</text:p>
          </table:table-cell>
          <table:table-cell office:value-type="float" office:value="0.146568511520808" calcext:value-type="float">
            <text:p>0.146568511520808</text:p>
          </table:table-cell>
          <table:table-cell office:value-type="float" office:value="0.144745348643066" calcext:value-type="float">
            <text:p>0.144745348643066</text:p>
          </table:table-cell>
          <table:table-cell office:value-type="float" office:value="0.144937126976971" calcext:value-type="float">
            <text:p>0.144937126976971</text:p>
          </table:table-cell>
          <table:table-cell office:value-type="float" office:value="0.142094950385252" calcext:value-type="float">
            <text:p>0.142094950385252</text:p>
          </table:table-cell>
          <table:table-cell office:value-type="float" office:value="0.132500656891028" calcext:value-type="float">
            <text:p>0.132500656891028</text:p>
          </table:table-cell>
          <table:table-cell office:value-type="float" office:value="0.124103064412659" calcext:value-type="float">
            <text:p>0.124103064412659</text:p>
          </table:table-cell>
          <table:table-cell office:value-type="float" office:value="0.124904200307" calcext:value-type="float">
            <text:p>0.124904200307</text:p>
          </table:table-cell>
          <table:table-cell office:value-type="float" office:value="0.126345626814921" calcext:value-type="float">
            <text:p>0.126345626814921</text:p>
          </table:table-cell>
          <table:table-cell office:value-type="float" office:value="0.125316794934391" calcext:value-type="float">
            <text:p>0.125316794934391</text:p>
          </table:table-cell>
          <table:table-cell office:value-type="float" office:value="0.121502693811098" calcext:value-type="float">
            <text:p>0.121502693811098</text:p>
          </table:table-cell>
          <table:table-cell office:value-type="float" office:value="0.123998924304421" calcext:value-type="float">
            <text:p>0.123998924304421</text:p>
          </table:table-cell>
          <table:table-cell office:value-type="float" office:value="0.151786770333349" calcext:value-type="float">
            <text:p>0.151786770333349</text:p>
          </table:table-cell>
          <table:table-cell office:value-type="float" office:value="0.104132714851903" calcext:value-type="float">
            <text:p>0.104132714851903</text:p>
          </table:table-cell>
          <table:table-cell office:value-type="float" office:value="0.0999856158267251" calcext:value-type="float">
            <text:p>0.099985615826725</text:p>
          </table:table-cell>
          <table:table-cell office:value-type="float" office:value="0.137740415942752" calcext:value-type="float">
            <text:p>0.137740415942752</text:p>
          </table:table-cell>
          <table:table-cell office:value-type="float" office:value="0.14054516977297" calcext:value-type="float">
            <text:p>0.14054516977297</text:p>
          </table:table-cell>
          <table:table-cell office:value-type="float" office:value="0.138923691315798" calcext:value-type="float">
            <text:p>0.138923691315798</text:p>
          </table:table-cell>
          <table:table-cell office:value-type="float" office:value="0.129819759231007" calcext:value-type="float">
            <text:p>0.129819759231007</text:p>
          </table:table-cell>
          <table:table-cell office:value-type="float" office:value="0.131852216456603" calcext:value-type="float">
            <text:p>0.131852216456603</text:p>
          </table:table-cell>
          <table:table-cell office:value-type="float" office:value="0.130767266864646" calcext:value-type="float">
            <text:p>0.130767266864646</text:p>
          </table:table-cell>
          <table:table-cell office:value-type="float" office:value="0.130474657186711" calcext:value-type="float">
            <text:p>0.130474657186711</text:p>
          </table:table-cell>
          <table:table-cell office:value-type="float" office:value="0.161160987204908" calcext:value-type="float">
            <text:p>0.161160987204908</text:p>
          </table:table-cell>
          <table:table-cell office:value-type="float" office:value="0.11429065463399" calcext:value-type="float">
            <text:p>0.11429065463399</text:p>
          </table:table-cell>
          <table:table-cell office:value-type="float" office:value="0.127082520644751" calcext:value-type="float">
            <text:p>0.127082520644751</text:p>
          </table:table-cell>
          <table:table-cell office:value-type="float" office:value="0.132378589859239" calcext:value-type="float">
            <text:p>0.132378589859239</text:p>
          </table:table-cell>
          <table:table-cell office:value-type="float" office:value="0.13943081720154" calcext:value-type="float">
            <text:p>0.13943081720154</text:p>
          </table:table-cell>
          <table:table-cell office:value-type="float" office:value="0.146545077939463" calcext:value-type="float">
            <text:p>0.146545077939463</text:p>
          </table:table-cell>
          <table:table-cell office:value-type="float" office:value="0.151629653571345" calcext:value-type="float">
            <text:p>0.151629653571345</text:p>
          </table:table-cell>
          <table:table-cell office:value-type="float" office:value="0.145912417582437" calcext:value-type="float">
            <text:p>0.145912417582437</text:p>
          </table:table-cell>
          <table:table-cell office:value-type="float" office:value="0.139703677947147" calcext:value-type="float">
            <text:p>0.139703677947147</text:p>
          </table:table-cell>
          <table:table-cell office:value-type="float" office:value="0.133952791091509" calcext:value-type="float">
            <text:p>0.133952791091509</text:p>
          </table:table-cell>
          <table:table-cell office:value-type="float" office:value="0.130886290459184" calcext:value-type="float">
            <text:p>0.130886290459184</text:p>
          </table:table-cell>
          <table:table-cell office:value-type="float" office:value="0.131030615385891" calcext:value-type="float">
            <text:p>0.131030615385891</text:p>
          </table:table-cell>
          <table:table-cell office:value-type="float" office:value="0.136192941097431" calcext:value-type="float">
            <text:p>0.136192941097431</text:p>
          </table:table-cell>
          <table:table-cell office:value-type="float" office:value="0.136932964289901" calcext:value-type="float">
            <text:p>0.136932964289901</text:p>
          </table:table-cell>
          <table:table-cell office:value-type="float" office:value="0.138159085221814" calcext:value-type="float">
            <text:p>0.138159085221814</text:p>
          </table:table-cell>
          <table:table-cell office:value-type="float" office:value="0.136353265424542" calcext:value-type="float">
            <text:p>0.136353265424542</text:p>
          </table:table-cell>
          <table:table-cell office:value-type="float" office:value="0.134404434606712" calcext:value-type="float">
            <text:p>0.134404434606712</text:p>
          </table:table-cell>
          <table:table-cell office:value-type="float" office:value="0.134348244814411" calcext:value-type="float">
            <text:p>0.134348244814411</text:p>
          </table:table-cell>
          <table:table-cell office:value-type="float" office:value="0.131068449016151" calcext:value-type="float">
            <text:p>0.131068449016151</text:p>
          </table:table-cell>
          <table:table-cell office:value-type="float" office:value="0.125301696705504" calcext:value-type="float">
            <text:p>0.125301696705504</text:p>
          </table:table-cell>
          <table:table-cell office:value-type="float" office:value="0.124671161048916" calcext:value-type="float">
            <text:p>0.124671161048916</text:p>
          </table:table-cell>
          <table:table-cell office:value-type="float" office:value="0.12492133414027" calcext:value-type="float">
            <text:p>0.12492133414027</text:p>
          </table:table-cell>
          <table:table-cell office:value-type="float" office:value="0.12141528616872" calcext:value-type="float">
            <text:p>0.12141528616872</text:p>
          </table:table-cell>
          <table:table-cell office:value-type="float" office:value="0.124879269680212" calcext:value-type="float">
            <text:p>0.124879269680212</text:p>
          </table:table-cell>
          <table:table-cell office:value-type="float" office:value="0.124760317702847" calcext:value-type="float">
            <text:p>0.124760317702847</text:p>
          </table:table-cell>
          <table:table-cell office:value-type="float" office:value="0.127094252217299" calcext:value-type="float">
            <text:p>0.127094252217299</text:p>
          </table:table-cell>
          <table:table-cell office:value-type="float" office:value="0.130520697881329" calcext:value-type="float">
            <text:p>0.130520697881329</text:p>
          </table:table-cell>
          <table:table-cell office:value-type="float" office:value="0.129079020579558" calcext:value-type="float">
            <text:p>0.129079020579558</text:p>
          </table:table-cell>
          <table:table-cell office:value-type="float" office:value="0.128659334352516" calcext:value-type="float">
            <text:p>0.128659334352516</text:p>
          </table:table-cell>
          <table:table-cell office:value-type="float" office:value="0.126622355731203" calcext:value-type="float">
            <text:p>0.126622355731203</text:p>
          </table:table-cell>
          <table:table-cell office:value-type="float" office:value="0.116404986963239" calcext:value-type="float">
            <text:p>0.116404986963239</text:p>
          </table:table-cell>
          <table:table-cell office:value-type="float" office:value="0.115159185507383" calcext:value-type="float">
            <text:p>0.115159185507383</text:p>
          </table:table-cell>
          <table:table-cell office:value-type="float" office:value="0.116626700068533" calcext:value-type="float">
            <text:p>0.116626700068533</text:p>
          </table:table-cell>
          <table:table-cell office:value-type="float" office:value="0.114004393104112" calcext:value-type="float">
            <text:p>0.114004393104112</text:p>
          </table:table-cell>
          <table:table-cell office:value-type="float" office:value="0.114545813318849" calcext:value-type="float">
            <text:p>0.114545813318849</text:p>
          </table:table-cell>
          <table:table-cell office:value-type="float" office:value="0.116630863577478" calcext:value-type="float">
            <text:p>0.116630863577478</text:p>
          </table:table-cell>
          <table:table-cell office:value-type="float" office:value="0.121530035558155" calcext:value-type="float">
            <text:p>0.121530035558155</text:p>
          </table:table-cell>
          <table:table-cell office:value-type="float" office:value="0.123664767441381" calcext:value-type="float">
            <text:p>0.123664767441381</text:p>
          </table:table-cell>
          <table:table-cell office:value-type="float" office:value="0.127411876215983" calcext:value-type="float">
            <text:p>0.127411876215983</text:p>
          </table:table-cell>
          <table:table-cell office:value-type="float" office:value="0.126488961410282" calcext:value-type="float">
            <text:p>0.126488961410282</text:p>
          </table:table-cell>
          <table:table-cell office:value-type="float" office:value="0.126187296945728" calcext:value-type="float">
            <text:p>0.126187296945728</text:p>
          </table:table-cell>
          <table:table-cell office:value-type="float" office:value="0.109589957921048" calcext:value-type="float">
            <text:p>0.109589957921048</text:p>
          </table:table-cell>
          <table:table-cell office:value-type="float" office:value="0.1166562434859" calcext:value-type="float">
            <text:p>0.1166562434859</text:p>
          </table:table-cell>
          <table:table-cell office:value-type="float" office:value="0.114824582501831" calcext:value-type="float">
            <text:p>0.114824582501831</text:p>
          </table:table-cell>
          <table:table-cell office:value-type="float" office:value="0.11286092542834" calcext:value-type="float">
            <text:p>0.11286092542834</text:p>
          </table:table-cell>
          <table:table-cell office:value-type="float" office:value="0.114008058906907" calcext:value-type="float">
            <text:p>0.114008058906907</text:p>
          </table:table-cell>
          <table:table-cell office:value-type="float" office:value="0.122627302557688" calcext:value-type="float">
            <text:p>0.122627302557688</text:p>
          </table:table-cell>
          <table:table-cell office:value-type="float" office:value="0.130512153382363" calcext:value-type="float">
            <text:p>0.130512153382363</text:p>
          </table:table-cell>
          <table:table-cell office:value-type="float" office:value="0.128652667858962" calcext:value-type="float">
            <text:p>0.128652667858962</text:p>
          </table:table-cell>
          <table:table-cell office:value-type="float" office:value="0.116440543753374" calcext:value-type="float">
            <text:p>0.116440543753374</text:p>
          </table:table-cell>
          <table:table-cell office:value-type="float" office:value="0.113316244566799" calcext:value-type="float">
            <text:p>0.113316244566799</text:p>
          </table:table-cell>
          <table:table-cell office:value-type="float" office:value="0.115367842415365" calcext:value-type="float">
            <text:p>0.115367842415365</text:p>
          </table:table-cell>
          <table:table-cell office:value-type="float" office:value="0.116726959149987" calcext:value-type="float">
            <text:p>0.116726959149987</text:p>
          </table:table-cell>
          <table:table-cell office:value-type="float" office:value="0.11611169116282" calcext:value-type="float">
            <text:p>0.11611169116282</text:p>
          </table:table-cell>
          <table:table-cell office:value-type="float" office:value="0.110240424306574" calcext:value-type="float">
            <text:p>0.110240424306574</text:p>
          </table:table-cell>
          <table:table-cell office:value-type="float" office:value="0.118742070844506" calcext:value-type="float">
            <text:p>0.118742070844506</text:p>
          </table:table-cell>
          <table:table-cell office:value-type="float" office:value="0.126501759412552" calcext:value-type="float">
            <text:p>0.126501759412552</text:p>
          </table:table-cell>
          <table:table-cell office:value-type="float" office:value="0.129277526405818" calcext:value-type="float">
            <text:p>0.129277526405818</text:p>
          </table:table-cell>
          <table:table-cell office:value-type="float" office:value="0.129402582444785" calcext:value-type="float">
            <text:p>0.129402582444785</text:p>
          </table:table-cell>
          <table:table-cell office:value-type="float" office:value="0.129168241237319" calcext:value-type="float">
            <text:p>0.129168241237319</text:p>
          </table:table-cell>
          <table:table-cell office:value-type="float" office:value="0.129282072619744" calcext:value-type="float">
            <text:p>0.129282072619744</text:p>
          </table:table-cell>
          <table:table-cell office:value-type="float" office:value="0.124714360622976" calcext:value-type="float">
            <text:p>0.124714360622976</text:p>
          </table:table-cell>
          <table:table-cell office:value-type="float" office:value="0.11963990970184" calcext:value-type="float">
            <text:p>0.11963990970184</text:p>
          </table:table-cell>
          <table:table-cell office:value-type="float" office:value="0.114390721778935" calcext:value-type="float">
            <text:p>0.114390721778935</text:p>
          </table:table-cell>
          <table:table-cell office:value-type="float" office:value="0.116599443022043" calcext:value-type="float">
            <text:p>0.116599443022043</text:p>
          </table:table-cell>
          <table:table-cell office:value-type="float" office:value="0.118133142260481" calcext:value-type="float">
            <text:p>0.118133142260481</text:p>
          </table:table-cell>
          <table:table-cell office:value-type="float" office:value="0.113092477188423" calcext:value-type="float">
            <text:p>0.113092477188423</text:p>
          </table:table-cell>
          <table:table-cell office:value-type="float" office:value="0.116186978136779" calcext:value-type="float">
            <text:p>0.116186978136779</text:p>
          </table:table-cell>
          <table:table-cell office:value-type="float" office:value="0.126758136832781" calcext:value-type="float">
            <text:p>0.126758136832781</text:p>
          </table:table-cell>
          <table:table-cell office:value-type="float" office:value="0.129004447201674" calcext:value-type="float">
            <text:p>0.129004447201674</text:p>
          </table:table-cell>
          <table:table-cell office:value-type="float" office:value="0.128760815080463" calcext:value-type="float">
            <text:p>0.128760815080463</text:p>
          </table:table-cell>
          <table:table-cell office:value-type="float" office:value="0.120982903104269" calcext:value-type="float">
            <text:p>0.120982903104269</text:p>
          </table:table-cell>
          <table:table-cell office:value-type="float" office:value="0.11380310790689" calcext:value-type="float">
            <text:p>0.11380310790689</text:p>
          </table:table-cell>
          <table:table-cell office:value-type="float" office:value="0.112250157563038" calcext:value-type="float">
            <text:p>0.112250157563038</text:p>
          </table:table-cell>
          <table:table-cell office:value-type="float" office:value="0.114535134894216" calcext:value-type="float">
            <text:p>0.114535134894216</text:p>
          </table:table-cell>
          <table:table-cell office:value-type="float" office:value="0.115876462586999" calcext:value-type="float">
            <text:p>0.115876462586999</text:p>
          </table:table-cell>
          <table:table-cell office:value-type="float" office:value="0.116752290739103" calcext:value-type="float">
            <text:p>0.116752290739103</text:p>
          </table:table-cell>
          <table:table-cell office:value-type="float" office:value="0.114412064243352" calcext:value-type="float">
            <text:p>0.114412064243352</text:p>
          </table:table-cell>
          <table:table-cell office:value-type="float" office:value="0.122387207775921" calcext:value-type="float">
            <text:p>0.122387207775921</text:p>
          </table:table-cell>
          <table:table-cell office:value-type="float" office:value="0.127471837142085" calcext:value-type="float">
            <text:p>0.127471837142085</text:p>
          </table:table-cell>
          <table:table-cell office:value-type="float" office:value="0.129431378325404" calcext:value-type="float">
            <text:p>0.129431378325404</text:p>
          </table:table-cell>
          <table:table-cell office:value-type="float" office:value="0.131185067324383" calcext:value-type="float">
            <text:p>0.131185067324383</text:p>
          </table:table-cell>
          <table:table-cell office:value-type="float" office:value="0.130447816107243" calcext:value-type="float">
            <text:p>0.130447816107243</text:p>
          </table:table-cell>
          <table:table-cell office:value-type="float" office:value="0.116089390007944" calcext:value-type="float">
            <text:p>0.116089390007944</text:p>
          </table:table-cell>
          <table:table-cell office:value-type="float" office:value="0.118539757820589" calcext:value-type="float">
            <text:p>0.118539757820589</text:p>
          </table:table-cell>
          <table:table-cell office:value-type="float" office:value="0.118999569691162" calcext:value-type="float">
            <text:p>0.118999569691162</text:p>
          </table:table-cell>
          <table:table-cell office:value-type="float" office:value="0.116515275620561" calcext:value-type="float">
            <text:p>0.116515275620561</text:p>
          </table:table-cell>
          <table:table-cell office:value-type="float" office:value="0.119867869452314" calcext:value-type="float">
            <text:p>0.119867869452314</text:p>
          </table:table-cell>
          <table:table-cell office:value-type="float" office:value="0.122119136421837" calcext:value-type="float">
            <text:p>0.122119136421837</text:p>
          </table:table-cell>
          <table:table-cell office:value-type="float" office:value="0.123092229311145" calcext:value-type="float">
            <text:p>0.123092229311145</text:p>
          </table:table-cell>
          <table:table-cell office:value-type="float" office:value="0.126753070505881" calcext:value-type="float">
            <text:p>0.126753070505881</text:p>
          </table:table-cell>
          <table:table-cell office:value-type="float" office:value="0.12715642681018" calcext:value-type="float">
            <text:p>0.12715642681018</text:p>
          </table:table-cell>
          <table:table-cell office:value-type="float" office:value="0.12707910799526" calcext:value-type="float">
            <text:p>0.12707910799526</text:p>
          </table:table-cell>
          <table:table-cell office:value-type="float" office:value="0.125395971791171" calcext:value-type="float">
            <text:p>0.125395971791171</text:p>
          </table:table-cell>
          <table:table-cell office:value-type="float" office:value="0.127000051164567" calcext:value-type="float">
            <text:p>0.127000051164567</text:p>
          </table:table-cell>
          <table:table-cell office:value-type="float" office:value="0.113725778984038" calcext:value-type="float">
            <text:p>0.113725778984038</text:p>
          </table:table-cell>
          <table:table-cell office:value-type="float" office:value="0.1116732101982" calcext:value-type="float">
            <text:p>0.1116732101982</text:p>
          </table:table-cell>
          <table:table-cell office:value-type="float" office:value="0.111528490679263" calcext:value-type="float">
            <text:p>0.111528490679263</text:p>
          </table:table-cell>
          <table:table-cell office:value-type="float" office:value="0.111498562593929" calcext:value-type="float">
            <text:p>0.111498562593929</text:p>
          </table:table-cell>
          <table:table-cell office:value-type="float" office:value="0.107473827438509" calcext:value-type="float">
            <text:p>0.107473827438509</text:p>
          </table:table-cell>
          <table:table-cell office:value-type="float" office:value="0.114051443455668" calcext:value-type="float">
            <text:p>0.114051443455668</text:p>
          </table:table-cell>
          <table:table-cell office:value-type="float" office:value="0.116794404580938" calcext:value-type="float">
            <text:p>0.116794404580938</text:p>
          </table:table-cell>
          <table:table-cell office:value-type="float" office:value="0.119844218118895" calcext:value-type="float">
            <text:p>0.119844218118895</text:p>
          </table:table-cell>
          <table:table-cell office:value-type="float" office:value="0.119623123397522" calcext:value-type="float">
            <text:p>0.119623123397522</text:p>
          </table:table-cell>
          <table:table-cell office:value-type="float" office:value="0.11870824585102" calcext:value-type="float">
            <text:p>0.11870824585102</text:p>
          </table:table-cell>
          <table:table-cell office:value-type="float" office:value="0.114779551975494" calcext:value-type="float">
            <text:p>0.114779551975494</text:p>
          </table:table-cell>
          <table:table-cell office:value-type="float" office:value="0.107466513307968" calcext:value-type="float">
            <text:p>0.107466513307968</text:p>
          </table:table-cell>
          <table:table-cell office:value-type="float" office:value="0.104064921970751" calcext:value-type="float">
            <text:p>0.104064921970751</text:p>
          </table:table-cell>
          <table:table-cell office:value-type="float" office:value="0.107117844837473" calcext:value-type="float">
            <text:p>0.107117844837473</text:p>
          </table:table-cell>
          <table:table-cell office:value-type="float" office:value="0.106671992298235" calcext:value-type="float">
            <text:p>0.106671992298235</text:p>
          </table:table-cell>
          <table:table-cell office:value-type="float" office:value="0.106333338939967" calcext:value-type="float">
            <text:p>0.106333338939967</text:p>
          </table:table-cell>
          <table:table-cell office:value-type="float" office:value="0.100796931456243" calcext:value-type="float">
            <text:p>0.100796931456243</text:p>
          </table:table-cell>
          <table:table-cell office:value-type="float" office:value="0.113762486868232" calcext:value-type="float">
            <text:p>0.113762486868232</text:p>
          </table:table-cell>
          <table:table-cell office:value-type="float" office:value="0.1221798462019" calcext:value-type="float">
            <text:p>0.1221798462019</text:p>
          </table:table-cell>
          <table:table-cell office:value-type="float" office:value="0.125926747572663" calcext:value-type="float">
            <text:p>0.125926747572663</text:p>
          </table:table-cell>
          <table:table-cell office:value-type="float" office:value="0.125491585514767" calcext:value-type="float">
            <text:p>0.125491585514767</text:p>
          </table:table-cell>
          <table:table-cell office:value-type="float" office:value="0.121874382239203" calcext:value-type="float">
            <text:p>0.121874382239203</text:p>
          </table:table-cell>
          <table:table-cell office:value-type="float" office:value="0.107713554633025" calcext:value-type="float">
            <text:p>0.107713554633025</text:p>
          </table:table-cell>
          <table:table-cell office:value-type="float" office:value="0.104590509481362" calcext:value-type="float">
            <text:p>0.104590509481362</text:p>
          </table:table-cell>
          <table:table-cell office:value-type="float" office:value="0.107565506875753" calcext:value-type="float">
            <text:p>0.107565506875753</text:p>
          </table:table-cell>
          <table:table-cell office:value-type="float" office:value="0.108053211615512" calcext:value-type="float">
            <text:p>0.108053211615512</text:p>
          </table:table-cell>
          <table:table-cell office:value-type="float" office:value="0.108870773920899" calcext:value-type="float">
            <text:p>0.108870773920899</text:p>
          </table:table-cell>
          <table:table-cell office:value-type="float" office:value="0.10400932587677" calcext:value-type="float">
            <text:p>0.10400932587677</text:p>
          </table:table-cell>
          <table:table-cell office:value-type="float" office:value="0.103897891588398" calcext:value-type="float">
            <text:p>0.103897891588398</text:p>
          </table:table-cell>
          <table:table-cell office:value-type="float" office:value="0.116147679633879" calcext:value-type="float">
            <text:p>0.116147679633879</text:p>
          </table:table-cell>
          <table:table-cell office:value-type="float" office:value="0.126537094350382" calcext:value-type="float">
            <text:p>0.126537094350382</text:p>
          </table:table-cell>
          <table:table-cell office:value-type="float" office:value="0.130317795022975" calcext:value-type="float">
            <text:p>0.130317795022975</text:p>
          </table:table-cell>
          <table:table-cell office:value-type="float" office:value="0.130305971678946" calcext:value-type="float">
            <text:p>0.130305971678946</text:p>
          </table:table-cell>
          <table:table-cell office:value-type="float" office:value="0.131276305610175" calcext:value-type="float">
            <text:p>0.131276305610175</text:p>
          </table:table-cell>
          <table:table-cell office:value-type="float" office:value="0.111901082826393" calcext:value-type="float">
            <text:p>0.111901082826393</text:p>
          </table:table-cell>
          <table:table-cell office:value-type="float" office:value="0.105842268568554" calcext:value-type="float">
            <text:p>0.105842268568554</text:p>
          </table:table-cell>
          <table:table-cell office:value-type="float" office:value="0.112857726116367" calcext:value-type="float">
            <text:p>0.112857726116367</text:p>
          </table:table-cell>
          <table:table-cell office:value-type="float" office:value="0.113586770646721" calcext:value-type="float">
            <text:p>0.113586770646721</text:p>
          </table:table-cell>
          <table:table-cell office:value-type="float" office:value="0.110710665063507" calcext:value-type="float">
            <text:p>0.110710665063507</text:p>
          </table:table-cell>
          <table:table-cell office:value-type="float" office:value="0.110754139627934" calcext:value-type="float">
            <text:p>0.110754139627934</text:p>
          </table:table-cell>
          <table:table-cell office:value-type="float" office:value="0.114502788924153" calcext:value-type="float">
            <text:p>0.114502788924153</text:p>
          </table:table-cell>
          <table:table-cell office:value-type="float" office:value="0.117990759827301" calcext:value-type="float">
            <text:p>0.117990759827301</text:p>
          </table:table-cell>
          <table:table-cell office:value-type="float" office:value="0.120544205512779" calcext:value-type="float">
            <text:p>0.120544205512779</text:p>
          </table:table-cell>
          <table:table-cell office:value-type="float" office:value="0.121461251188634" calcext:value-type="float">
            <text:p>0.121461251188634</text:p>
          </table:table-cell>
          <table:table-cell office:value-type="float" office:value="0.121768292814655" calcext:value-type="float">
            <text:p>0.121768292814655</text:p>
          </table:table-cell>
          <table:table-cell office:value-type="float" office:value="0.111162092274368" calcext:value-type="float">
            <text:p>0.111162092274368</text:p>
          </table:table-cell>
          <table:table-cell office:value-type="float" office:value="0.114242413590439" calcext:value-type="float">
            <text:p>0.114242413590439</text:p>
          </table:table-cell>
          <table:table-cell office:value-type="float" office:value="0.119112078306161" calcext:value-type="float">
            <text:p>0.119112078306161</text:p>
          </table:table-cell>
          <table:table-cell office:value-type="float" office:value="0.117751512683159" calcext:value-type="float">
            <text:p>0.117751512683159</text:p>
          </table:table-cell>
          <table:table-cell office:value-type="float" office:value="0.111089881453615" calcext:value-type="float">
            <text:p>0.111089881453615</text:p>
          </table:table-cell>
          <table:table-cell office:value-type="float" office:value="0.116782490419271" calcext:value-type="float">
            <text:p>0.116782490419271</text:p>
          </table:table-cell>
          <table:table-cell office:value-type="float" office:value="0.125116152496803" calcext:value-type="float">
            <text:p>0.125116152496803</text:p>
          </table:table-cell>
          <table:table-cell office:value-type="float" office:value="0.125067694086729" calcext:value-type="float">
            <text:p>0.125067694086729</text:p>
          </table:table-cell>
          <table:table-cell office:value-type="float" office:value="0.125090628637749" calcext:value-type="float">
            <text:p>0.125090628637749</text:p>
          </table:table-cell>
          <table:table-cell office:value-type="float" office:value="0.112793804813319" calcext:value-type="float">
            <text:p>0.112793804813319</text:p>
          </table:table-cell>
          <table:table-cell office:value-type="float" office:value="0.0980052820824022" calcext:value-type="float">
            <text:p>0.098005282082402</text:p>
          </table:table-cell>
          <table:table-cell office:value-type="float" office:value="0.0946450346549776" calcext:value-type="float">
            <text:p>0.094645034654978</text:p>
          </table:table-cell>
          <table:table-cell office:value-type="float" office:value="0.0972114825527601" calcext:value-type="float">
            <text:p>0.09721148255276</text:p>
          </table:table-cell>
          <table:table-cell office:value-type="float" office:value="0.100775042896913" calcext:value-type="float">
            <text:p>0.100775042896913</text:p>
          </table:table-cell>
          <table:table-cell office:value-type="float" office:value="0.101302228177444" calcext:value-type="float">
            <text:p>0.101302228177444</text:p>
          </table:table-cell>
          <table:table-cell office:value-type="float" office:value="0.100576265263685" calcext:value-type="float">
            <text:p>0.100576265263685</text:p>
          </table:table-cell>
          <table:table-cell office:value-type="float" office:value="0.0987012372234038" calcext:value-type="float">
            <text:p>0.098701237223404</text:p>
          </table:table-cell>
          <table:table-cell office:value-type="float" office:value="0.0988047659310386" calcext:value-type="float">
            <text:p>0.098804765931039</text:p>
          </table:table-cell>
          <table:table-cell office:value-type="float" office:value="0.0996205528664787" calcext:value-type="float">
            <text:p>0.099620552866479</text:p>
          </table:table-cell>
          <table:table-cell office:value-type="float" office:value="0.0996355142860895" calcext:value-type="float">
            <text:p>0.09963551428609</text:p>
          </table:table-cell>
          <table:table-cell office:value-type="float" office:value="0.0991155862636277" calcext:value-type="float">
            <text:p>0.099115586263628</text:p>
          </table:table-cell>
          <table:table-cell office:value-type="float" office:value="0.0993076493071346" calcext:value-type="float">
            <text:p>0.099307649307135</text:p>
          </table:table-cell>
          <table:table-cell office:value-type="float" office:value="0.0993580798201061" calcext:value-type="float">
            <text:p>0.099358079820106</text:p>
          </table:table-cell>
          <table:table-cell office:value-type="float" office:value="0.0993747818290496" calcext:value-type="float">
            <text:p>0.09937478182905</text:p>
          </table:table-cell>
          <table:table-cell office:value-type="float" office:value="0.0992469153937002" calcext:value-type="float">
            <text:p>0.0992469153937</text:p>
          </table:table-cell>
          <table:table-cell office:value-type="float" office:value="0.0991646672783103" calcext:value-type="float">
            <text:p>0.09916466727831</text:p>
          </table:table-cell>
          <table:table-cell office:value-type="float" office:value="0.0993693519945493" calcext:value-type="float">
            <text:p>0.099369351994549</text:p>
          </table:table-cell>
          <table:table-cell office:value-type="float" office:value="0.0994175388342943" calcext:value-type="float">
            <text:p>0.099417538834294</text:p>
          </table:table-cell>
          <table:table-cell office:value-type="float" office:value="0.0993353578089237" calcext:value-type="float">
            <text:p>0.099335357808924</text:p>
          </table:table-cell>
          <table:table-cell office:value-type="float" office:value="0.0994355161247501" calcext:value-type="float">
            <text:p>0.09943551612475</text:p>
          </table:table-cell>
          <table:table-cell office:value-type="float" office:value="0.099373132989691" calcext:value-type="float">
            <text:p>0.099373132989691</text:p>
          </table:table-cell>
          <table:table-cell office:value-type="float" office:value="0.0993264654378601" calcext:value-type="float">
            <text:p>0.09932646543786</text:p>
          </table:table-cell>
          <table:table-cell office:value-type="float" office:value="0.099346990919483" calcext:value-type="float">
            <text:p>0.099346990919483</text:p>
          </table:table-cell>
          <table:table-cell office:value-type="float" office:value="0.0993300825171087" calcext:value-type="float">
            <text:p>0.099330082517109</text:p>
          </table:table-cell>
          <table:table-cell office:value-type="float" office:value="0.0993857306353357" calcext:value-type="float">
            <text:p>0.099385730635336</text:p>
          </table:table-cell>
          <table:table-cell office:value-type="float" office:value="0.0994502390919843" calcext:value-type="float">
            <text:p>0.099450239091984</text:p>
          </table:table-cell>
          <table:table-cell office:value-type="float" office:value="0.0993590691173583" calcext:value-type="float">
            <text:p>0.099359069117358</text:p>
          </table:table-cell>
          <table:table-cell office:value-type="float" office:value="0.0994046066794348" calcext:value-type="float">
            <text:p>0.099404606679435</text:p>
          </table:table-cell>
          <table:table-cell office:value-type="float" office:value="0.0994330824721383" calcext:value-type="float">
            <text:p>0.099433082472138</text:p>
          </table:table-cell>
          <table:table-cell office:value-type="float" office:value="0.0993796895160691" calcext:value-type="float">
            <text:p>0.099379689516069</text:p>
          </table:table-cell>
          <table:table-cell office:value-type="float" office:value="0.0993017074935027" calcext:value-type="float">
            <text:p>0.099301707493503</text:p>
          </table:table-cell>
          <table:table-cell office:value-type="float" office:value="0.0992534172996782" calcext:value-type="float">
            <text:p>0.099253417299678</text:p>
          </table:table-cell>
          <table:table-cell office:value-type="float" office:value="0.0994069727036291" calcext:value-type="float">
            <text:p>0.099406972703629</text:p>
          </table:table-cell>
          <table:table-cell office:value-type="float" office:value="0.0993285703592815" calcext:value-type="float">
            <text:p>0.099328570359282</text:p>
          </table:table-cell>
          <table:table-cell office:value-type="float" office:value="0.0993695929903538" calcext:value-type="float">
            <text:p>0.099369592990354</text:p>
          </table:table-cell>
          <table:table-cell office:value-type="float" office:value="0.0992928796922265" calcext:value-type="float">
            <text:p>0.099292879692227</text:p>
          </table:table-cell>
          <table:table-cell office:value-type="float" office:value="0.09932667156204" calcext:value-type="float">
            <text:p>0.09932667156204</text:p>
          </table:table-cell>
          <table:table-cell office:value-type="float" office:value="0.099274077028637" calcext:value-type="float">
            <text:p>0.099274077028637</text:p>
          </table:table-cell>
          <table:table-cell office:value-type="float" office:value="0.0993681025618209" calcext:value-type="float">
            <text:p>0.099368102561821</text:p>
          </table:table-cell>
          <table:table-cell office:value-type="float" office:value="0.0993638446489817" calcext:value-type="float">
            <text:p>0.099363844648982</text:p>
          </table:table-cell>
          <table:table-cell office:value-type="float" office:value="0.0993703537018109" calcext:value-type="float">
            <text:p>0.099370353701811</text:p>
          </table:table-cell>
          <table:table-cell office:value-type="float" office:value="0.099347769281844" calcext:value-type="float">
            <text:p>0.099347769281844</text:p>
          </table:table-cell>
          <table:table-cell office:value-type="float" office:value="0.099357821082684" calcext:value-type="float">
            <text:p>0.099357821082684</text:p>
          </table:table-cell>
          <table:table-cell office:value-type="float" office:value="0.0993897158655132" calcext:value-type="float">
            <text:p>0.099389715865513</text:p>
          </table:table-cell>
          <table:table-cell office:value-type="float" office:value="0.0993840532918434" calcext:value-type="float">
            <text:p>0.099384053291843</text:p>
          </table:table-cell>
          <table:table-cell office:value-type="float" office:value="0.0993736848388689" calcext:value-type="float">
            <text:p>0.099373684838869</text:p>
          </table:table-cell>
          <table:table-cell office:value-type="float" office:value="0.0993391754736262" calcext:value-type="float">
            <text:p>0.099339175473626</text:p>
          </table:table-cell>
          <table:table-cell office:value-type="float" office:value="0.099327260883359" calcext:value-type="float">
            <text:p>0.099327260883359</text:p>
          </table:table-cell>
          <table:table-cell office:value-type="float" office:value="0.0993221002924133" calcext:value-type="float">
            <text:p>0.099322100292413</text:p>
          </table:table-cell>
          <table:table-cell office:value-type="float" office:value="0.099380919685126" calcext:value-type="float">
            <text:p>0.099380919685126</text:p>
          </table:table-cell>
          <table:table-cell office:value-type="float" office:value="0.0993140064789072" calcext:value-type="float">
            <text:p>0.099314006478907</text:p>
          </table:table-cell>
          <table:table-cell office:value-type="float" office:value="0.0993859292436508" calcext:value-type="float">
            <text:p>0.099385929243651</text:p>
          </table:table-cell>
          <table:table-cell office:value-type="float" office:value="0.099388101557048" calcext:value-type="float">
            <text:p>0.099388101557048</text:p>
          </table:table-cell>
          <table:table-cell office:value-type="float" office:value="0.0994164404004737" calcext:value-type="float">
            <text:p>0.099416440400474</text:p>
          </table:table-cell>
          <table:table-cell office:value-type="float" office:value="0.0993459450890724" calcext:value-type="float">
            <text:p>0.099345945089073</text:p>
          </table:table-cell>
          <table:table-cell office:value-type="float" office:value="0.0994397946781619" calcext:value-type="float">
            <text:p>0.099439794678162</text:p>
          </table:table-cell>
          <table:table-cell office:value-type="float" office:value="0.0994063224618023" calcext:value-type="float">
            <text:p>0.099406322461802</text:p>
          </table:table-cell>
          <table:table-cell office:value-type="float" office:value="0.0993755268850535" calcext:value-type="float">
            <text:p>0.099375526885054</text:p>
          </table:table-cell>
          <table:table-cell office:value-type="float" office:value="0.099460256248717" calcext:value-type="float">
            <text:p>0.099460256248717</text:p>
          </table:table-cell>
          <table:table-cell office:value-type="float" office:value="0.0993500705384267" calcext:value-type="float">
            <text:p>0.099350070538427</text:p>
          </table:table-cell>
          <table:table-cell office:value-type="float" office:value="0.0993612563511286" calcext:value-type="float">
            <text:p>0.099361256351129</text:p>
          </table:table-cell>
          <table:table-cell office:value-type="float" office:value="0.0994107777511595" calcext:value-type="float">
            <text:p>0.09941077775116</text:p>
          </table:table-cell>
          <table:table-cell office:value-type="float" office:value="0.099401528622831" calcext:value-type="float">
            <text:p>0.099401528622831</text:p>
          </table:table-cell>
          <table:table-cell office:value-type="float" office:value="0.0994356686252155" calcext:value-type="float">
            <text:p>0.099435668625216</text:p>
          </table:table-cell>
          <table:table-cell office:value-type="float" office:value="0.0993839280328612" calcext:value-type="float">
            <text:p>0.099383928032861</text:p>
          </table:table-cell>
          <table:table-cell office:value-type="float" office:value="0.0993958076648515" calcext:value-type="float">
            <text:p>0.099395807664852</text:p>
          </table:table-cell>
          <table:table-cell office:value-type="float" office:value="0.0993659388052357" calcext:value-type="float">
            <text:p>0.099365938805236</text:p>
          </table:table-cell>
          <table:table-cell office:value-type="float" office:value="0.0994301546147185" calcext:value-type="float">
            <text:p>0.099430154614719</text:p>
          </table:table-cell>
          <table:table-cell office:value-type="float" office:value="0.0994254078350235" calcext:value-type="float">
            <text:p>0.099425407835024</text:p>
          </table:table-cell>
          <table:table-cell office:value-type="float" office:value="0.0993863892302108" calcext:value-type="float">
            <text:p>0.099386389230211</text:p>
          </table:table-cell>
          <table:table-cell office:value-type="float" office:value="0.099389800151788" calcext:value-type="float">
            <text:p>0.099389800151788</text:p>
          </table:table-cell>
          <table:table-cell office:value-type="float" office:value="0.0993808538868715" calcext:value-type="float">
            <text:p>0.099380853886872</text:p>
          </table:table-cell>
          <table:table-cell office:value-type="float" office:value="0.0994304752144751" calcext:value-type="float">
            <text:p>0.099430475214475</text:p>
          </table:table-cell>
          <table:table-cell office:value-type="float" office:value="0.0994357071407539" calcext:value-type="float">
            <text:p>0.099435707140754</text:p>
          </table:table-cell>
          <table:table-cell office:value-type="float" office:value="0.0993283306975895" calcext:value-type="float">
            <text:p>0.09932833069759</text:p>
          </table:table-cell>
          <table:table-cell office:value-type="float" office:value="0.0994472986134984" calcext:value-type="float">
            <text:p>0.099447298613499</text:p>
          </table:table-cell>
          <table:table-cell office:value-type="float" office:value="0.0993882445014062" calcext:value-type="float">
            <text:p>0.099388244501406</text:p>
          </table:table-cell>
          <table:table-cell office:value-type="float" office:value="0.0994311089587907" calcext:value-type="float">
            <text:p>0.099431108958791</text:p>
          </table:table-cell>
          <table:table-cell office:value-type="float" office:value="0.0993525773705419" calcext:value-type="float">
            <text:p>0.099352577370542</text:p>
          </table:table-cell>
          <table:table-cell office:value-type="float" office:value="0.0993661667400109" calcext:value-type="float">
            <text:p>0.099366166740011</text:p>
          </table:table-cell>
          <table:table-cell office:value-type="float" office:value="0.0993885920099261" calcext:value-type="float">
            <text:p>0.099388592009926</text:p>
          </table:table-cell>
          <table:table-cell office:value-type="float" office:value="0.0993822310484219" calcext:value-type="float">
            <text:p>0.099382231048422</text:p>
          </table:table-cell>
          <table:table-cell office:value-type="float" office:value="0.0993540783262925" calcext:value-type="float">
            <text:p>0.099354078326293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4102068976489" calcext:value-type="float">
            <text:p>-0.014102068976489</text:p>
          </table:table-cell>
          <table:table-cell office:value-type="float" office:value="-0.0141052577989932" calcext:value-type="float">
            <text:p>-0.014105257798993</text:p>
          </table:table-cell>
          <table:table-cell office:value-type="float" office:value="-0.014118344178992" calcext:value-type="float">
            <text:p>-0.014118344178992</text:p>
          </table:table-cell>
          <table:table-cell office:value-type="float" office:value="-0.0140877993924525" calcext:value-type="float">
            <text:p>-0.014087799392453</text:p>
          </table:table-cell>
          <table:table-cell office:value-type="float" office:value="-0.0140931304821931" calcext:value-type="float">
            <text:p>-0.014093130482193</text:p>
          </table:table-cell>
          <table:table-cell office:value-type="float" office:value="-0.0140885176090556" calcext:value-type="float">
            <text:p>-0.014088517609056</text:p>
          </table:table-cell>
          <table:table-cell office:value-type="float" office:value="-0.0141146744645522" calcext:value-type="float">
            <text:p>-0.014114674464552</text:p>
          </table:table-cell>
          <table:table-cell office:value-type="float" office:value="-0.0140894341026458" calcext:value-type="float">
            <text:p>-0.014089434102646</text:p>
          </table:table-cell>
          <table:table-cell office:value-type="float" office:value="-0.0140957274793084" calcext:value-type="float">
            <text:p>-0.014095727479308</text:p>
          </table:table-cell>
          <table:table-cell office:value-type="float" office:value="-0.0140844295248572" calcext:value-type="float">
            <text:p>-0.014084429524857</text:p>
          </table:table-cell>
          <table:table-cell office:value-type="float" office:value="-0.0140984474141212" calcext:value-type="float">
            <text:p>-0.014098447414121</text:p>
          </table:table-cell>
          <table:table-cell office:value-type="float" office:value="-0.0140976257237406" calcext:value-type="float">
            <text:p>-0.014097625723741</text:p>
          </table:table-cell>
          <table:table-cell office:value-type="float" office:value="-0.014106992680573" calcext:value-type="float">
            <text:p>-0.014106992680573</text:p>
          </table:table-cell>
          <table:table-cell office:value-type="float" office:value="-0.014105793967699" calcext:value-type="float">
            <text:p>-0.014105793967699</text:p>
          </table:table-cell>
          <table:table-cell office:value-type="float" office:value="-0.014094185545279" calcext:value-type="float">
            <text:p>-0.014094185545279</text:p>
          </table:table-cell>
          <table:table-cell office:value-type="float" office:value="-0.0140823747748417" calcext:value-type="float">
            <text:p>-0.014082374774842</text:p>
          </table:table-cell>
          <table:table-cell office:value-type="float" office:value="-0.0140897775536234" calcext:value-type="float">
            <text:p>-0.014089777553623</text:p>
          </table:table-cell>
          <table:table-cell office:value-type="float" office:value="-0.0141140713086757" calcext:value-type="float">
            <text:p>-0.014114071308676</text:p>
          </table:table-cell>
          <table:table-cell office:value-type="float" office:value="-0.0140974293465614" calcext:value-type="float">
            <text:p>-0.014097429346561</text:p>
          </table:table-cell>
          <table:table-cell office:value-type="float" office:value="-0.0140808610900941" calcext:value-type="float">
            <text:p>-0.014080861090094</text:p>
          </table:table-cell>
          <table:table-cell office:value-type="float" office:value="-0.0141245338846772" calcext:value-type="float">
            <text:p>-0.014124533884677</text:p>
          </table:table-cell>
          <table:table-cell office:value-type="float" office:value="-0.014114955457633" calcext:value-type="float">
            <text:p>-0.014114955457633</text:p>
          </table:table-cell>
          <table:table-cell office:value-type="float" office:value="-0.0141017929828259" calcext:value-type="float">
            <text:p>-0.014101792982826</text:p>
          </table:table-cell>
          <table:table-cell office:value-type="float" office:value="-0.0140841474937715" calcext:value-type="float">
            <text:p>-0.014084147493772</text:p>
          </table:table-cell>
          <table:table-cell office:value-type="float" office:value="-0.0140904118362233" calcext:value-type="float">
            <text:p>-0.014090411836223</text:p>
          </table:table-cell>
          <table:table-cell office:value-type="float" office:value="-0.0140845478566498" calcext:value-type="float">
            <text:p>-0.01408454785665</text:p>
          </table:table-cell>
          <table:table-cell office:value-type="float" office:value="-0.0141031812811636" calcext:value-type="float">
            <text:p>-0.014103181281164</text:p>
          </table:table-cell>
          <table:table-cell office:value-type="float" office:value="-0.0140954135351929" calcext:value-type="float">
            <text:p>-0.014095413535193</text:p>
          </table:table-cell>
          <table:table-cell office:value-type="float" office:value="-0.0141160506893948" calcext:value-type="float">
            <text:p>-0.014116050689395</text:p>
          </table:table-cell>
          <table:table-cell office:value-type="float" office:value="-0.0140974663331254" calcext:value-type="float">
            <text:p>-0.014097466333125</text:p>
          </table:table-cell>
          <table:table-cell office:value-type="float" office:value="-0.0140996391128668" calcext:value-type="float">
            <text:p>-0.014099639112867</text:p>
          </table:table-cell>
          <table:table-cell office:value-type="float" office:value="-0.0140864712893248" calcext:value-type="float">
            <text:p>-0.014086471289325</text:p>
          </table:table-cell>
          <table:table-cell office:value-type="float" office:value="-0.014087302451578" calcext:value-type="float">
            <text:p>-0.014087302451578</text:p>
          </table:table-cell>
          <table:table-cell office:value-type="float" office:value="-0.0140989355909859" calcext:value-type="float">
            <text:p>-0.014098935590986</text:p>
          </table:table-cell>
          <table:table-cell office:value-type="float" office:value="-0.01411050895797" calcext:value-type="float">
            <text:p>-0.01411050895797</text:p>
          </table:table-cell>
          <table:table-cell office:value-type="float" office:value="-0.0140905540124959" calcext:value-type="float">
            <text:p>-0.014090554012496</text:p>
          </table:table-cell>
          <table:table-cell office:value-type="float" office:value="-0.0141101199347413" calcext:value-type="float">
            <text:p>-0.014110119934741</text:p>
          </table:table-cell>
          <table:table-cell office:value-type="float" office:value="-0.0140780252282157" calcext:value-type="float">
            <text:p>-0.014078025228216</text:p>
          </table:table-cell>
          <table:table-cell office:value-type="float" office:value="-0.0140934894601831" calcext:value-type="float">
            <text:p>-0.014093489460183</text:p>
          </table:table-cell>
          <table:table-cell office:value-type="float" office:value="-0.0141106672783036" calcext:value-type="float">
            <text:p>-0.014110667278304</text:p>
          </table:table-cell>
          <table:table-cell office:value-type="float" office:value="-0.0141147970326563" calcext:value-type="float">
            <text:p>-0.014114797032656</text:p>
          </table:table-cell>
          <table:table-cell office:value-type="float" office:value="-0.014105661052614" calcext:value-type="float">
            <text:p>-0.014105661052614</text:p>
          </table:table-cell>
          <table:table-cell office:value-type="float" office:value="-0.014098558014227" calcext:value-type="float">
            <text:p>-0.014098558014227</text:p>
          </table:table-cell>
          <table:table-cell office:value-type="float" office:value="-0.0141027900921757" calcext:value-type="float">
            <text:p>-0.014102790092176</text:p>
          </table:table-cell>
          <table:table-cell office:value-type="float" office:value="-0.0141024245678175" calcext:value-type="float">
            <text:p>-0.014102424567818</text:p>
          </table:table-cell>
          <table:table-cell office:value-type="float" office:value="-0.014090511050449" calcext:value-type="float">
            <text:p>-0.014090511050449</text:p>
          </table:table-cell>
          <table:table-cell office:value-type="float" office:value="-0.0141192417803643" calcext:value-type="float">
            <text:p>-0.014119241780364</text:p>
          </table:table-cell>
          <table:table-cell office:value-type="float" office:value="-0.0140944907526717" calcext:value-type="float">
            <text:p>-0.014094490752672</text:p>
          </table:table-cell>
          <table:table-cell office:value-type="float" office:value="-0.0141003013352591" calcext:value-type="float">
            <text:p>-0.014100301335259</text:p>
          </table:table-cell>
          <table:table-cell office:value-type="float" office:value="-0.0141458601485795" calcext:value-type="float">
            <text:p>-0.01414586014858</text:p>
          </table:table-cell>
          <table:table-cell office:value-type="float" office:value="-0.0141072067040904" calcext:value-type="float">
            <text:p>-0.014107206704091</text:p>
          </table:table-cell>
          <table:table-cell office:value-type="float" office:value="-0.0141096699166472" calcext:value-type="float">
            <text:p>-0.014109669916647</text:p>
          </table:table-cell>
          <table:table-cell office:value-type="float" office:value="-0.0140864174581637" calcext:value-type="float">
            <text:p>-0.014086417458164</text:p>
          </table:table-cell>
          <table:table-cell office:value-type="float" office:value="-0.0140949366976459" calcext:value-type="float">
            <text:p>-0.014094936697646</text:p>
          </table:table-cell>
          <table:table-cell office:value-type="float" office:value="-0.0140806476115443" calcext:value-type="float">
            <text:p>-0.014080647611544</text:p>
          </table:table-cell>
          <table:table-cell office:value-type="float" office:value="-0.0140997063280132" calcext:value-type="float">
            <text:p>-0.014099706328013</text:p>
          </table:table-cell>
          <table:table-cell office:value-type="float" office:value="-0.0141241193403955" calcext:value-type="float">
            <text:p>-0.014124119340396</text:p>
          </table:table-cell>
          <table:table-cell office:value-type="float" office:value="-0.0140893689929834" calcext:value-type="float">
            <text:p>-0.014089368992983</text:p>
          </table:table-cell>
          <table:table-cell office:value-type="float" office:value="-0.0141098036039337" calcext:value-type="float">
            <text:p>-0.014109803603934</text:p>
          </table:table-cell>
          <table:table-cell office:value-type="float" office:value="-0.014096828685328" calcext:value-type="float">
            <text:p>-0.014096828685328</text:p>
          </table:table-cell>
          <table:table-cell office:value-type="float" office:value="-0.014109356523156" calcext:value-type="float">
            <text:p>-0.014109356523156</text:p>
          </table:table-cell>
          <table:table-cell office:value-type="float" office:value="-0.0141018546045111" calcext:value-type="float">
            <text:p>-0.014101854604511</text:p>
          </table:table-cell>
          <table:table-cell office:value-type="float" office:value="-0.0140877366279841" calcext:value-type="float">
            <text:p>-0.014087736627984</text:p>
          </table:table-cell>
          <table:table-cell office:value-type="float" office:value="-0.0140888881268847" calcext:value-type="float">
            <text:p>-0.014088888126885</text:p>
          </table:table-cell>
          <table:table-cell office:value-type="float" office:value="-0.0141139287166564" calcext:value-type="float">
            <text:p>-0.014113928716657</text:p>
          </table:table-cell>
          <table:table-cell office:value-type="float" office:value="-0.0140794159497696" calcext:value-type="float">
            <text:p>-0.01407941594977</text:p>
          </table:table-cell>
          <table:table-cell office:value-type="float" office:value="-0.0140635168000268" calcext:value-type="float">
            <text:p>-0.014063516800027</text:p>
          </table:table-cell>
          <table:table-cell office:value-type="float" office:value="-0.0140954206639229" calcext:value-type="float">
            <text:p>-0.014095420663923</text:p>
          </table:table-cell>
          <table:table-cell office:value-type="float" office:value="-0.0140778198426471" calcext:value-type="float">
            <text:p>-0.014077819842647</text:p>
          </table:table-cell>
          <table:table-cell office:value-type="float" office:value="-0.0140943843849269" calcext:value-type="float">
            <text:p>-0.014094384384927</text:p>
          </table:table-cell>
          <table:table-cell office:value-type="float" office:value="-0.014090772589129" calcext:value-type="float">
            <text:p>-0.014090772589129</text:p>
          </table:table-cell>
          <table:table-cell office:value-type="float" office:value="-0.014087844546279" calcext:value-type="float">
            <text:p>-0.014087844546279</text:p>
          </table:table-cell>
          <table:table-cell office:value-type="float" office:value="-0.0140708716920177" calcext:value-type="float">
            <text:p>-0.014070871692018</text:p>
          </table:table-cell>
          <table:table-cell office:value-type="float" office:value="-0.0140542415998466" calcext:value-type="float">
            <text:p>-0.014054241599847</text:p>
          </table:table-cell>
          <table:table-cell office:value-type="float" office:value="-0.0140095887599207" calcext:value-type="float">
            <text:p>-0.014009588759921</text:p>
          </table:table-cell>
          <table:table-cell office:value-type="float" office:value="-0.0140218369219467" calcext:value-type="float">
            <text:p>-0.014021836921947</text:p>
          </table:table-cell>
          <table:table-cell office:value-type="float" office:value="-0.0140602690207523" calcext:value-type="float">
            <text:p>-0.014060269020752</text:p>
          </table:table-cell>
          <table:table-cell office:value-type="float" office:value="-0.0140305526915065" calcext:value-type="float">
            <text:p>-0.014030552691507</text:p>
          </table:table-cell>
          <table:table-cell office:value-type="float" office:value="-0.0140404356495247" calcext:value-type="float">
            <text:p>-0.014040435649525</text:p>
          </table:table-cell>
          <table:table-cell office:value-type="float" office:value="-0.014015136880925" calcext:value-type="float">
            <text:p>-0.014015136880925</text:p>
          </table:table-cell>
          <table:table-cell office:value-type="float" office:value="-0.0140817129833651" calcext:value-type="float">
            <text:p>-0.014081712983365</text:p>
          </table:table-cell>
          <table:table-cell office:value-type="float" office:value="-0.0140767912537273" calcext:value-type="float">
            <text:p>-0.014076791253727</text:p>
          </table:table-cell>
          <table:table-cell office:value-type="float" office:value="-0.0140502100829996" calcext:value-type="float">
            <text:p>-0.014050210083</text:p>
          </table:table-cell>
          <table:table-cell office:value-type="float" office:value="-0.0140977738945996" calcext:value-type="float">
            <text:p>-0.0140977738946</text:p>
          </table:table-cell>
          <table:table-cell office:value-type="float" office:value="-0.0140822755572208" calcext:value-type="float">
            <text:p>-0.014082275557221</text:p>
          </table:table-cell>
          <table:table-cell office:value-type="float" office:value="-0.0140778977899386" calcext:value-type="float">
            <text:p>-0.014077897789939</text:p>
          </table:table-cell>
          <table:table-cell office:value-type="float" office:value="-0.0140363545517095" calcext:value-type="float">
            <text:p>-0.01403635455171</text:p>
          </table:table-cell>
          <table:table-cell office:value-type="float" office:value="-0.0140529430057009" calcext:value-type="float">
            <text:p>-0.014052943005701</text:p>
          </table:table-cell>
          <table:table-cell office:value-type="float" office:value="-0.0146368882470967" calcext:value-type="float">
            <text:p>-0.014636888247097</text:p>
          </table:table-cell>
          <table:table-cell office:value-type="float" office:value="-0.0139681089206371" calcext:value-type="float">
            <text:p>-0.013968108920637</text:p>
          </table:table-cell>
          <table:table-cell office:value-type="float" office:value="-0.0164049747829459" calcext:value-type="float">
            <text:p>-0.016404974782946</text:p>
          </table:table-cell>
          <table:table-cell office:value-type="float" office:value="-0.0184448218965857" calcext:value-type="float">
            <text:p>-0.018444821896586</text:p>
          </table:table-cell>
          <table:table-cell office:value-type="float" office:value="-0.0143076829973334" calcext:value-type="float">
            <text:p>-0.014307682997333</text:p>
          </table:table-cell>
          <table:table-cell office:value-type="float" office:value="-0.0145488424310198" calcext:value-type="float">
            <text:p>-0.01454884243102</text:p>
          </table:table-cell>
          <table:table-cell office:value-type="float" office:value="-0.0147323943559267" calcext:value-type="float">
            <text:p>-0.014732394355927</text:p>
          </table:table-cell>
          <table:table-cell office:value-type="float" office:value="-0.0196266706919806" calcext:value-type="float">
            <text:p>-0.019626670691981</text:p>
          </table:table-cell>
          <table:table-cell office:value-type="float" office:value="-0.0235320207017667" calcext:value-type="float">
            <text:p>-0.023532020701767</text:p>
          </table:table-cell>
          <table:table-cell office:value-type="float" office:value="-0.0200842095827909" calcext:value-type="float">
            <text:p>-0.020084209582791</text:p>
          </table:table-cell>
          <table:table-cell office:value-type="float" office:value="-0.0191854154359806" calcext:value-type="float">
            <text:p>-0.019185415435981</text:p>
          </table:table-cell>
          <table:table-cell office:value-type="float" office:value="-0.0164413466831185" calcext:value-type="float">
            <text:p>-0.016441346683119</text:p>
          </table:table-cell>
          <table:table-cell office:value-type="float" office:value="-0.0191097362077553" calcext:value-type="float">
            <text:p>-0.019109736207755</text:p>
          </table:table-cell>
          <table:table-cell office:value-type="float" office:value="-0.0201897802606237" calcext:value-type="float">
            <text:p>-0.020189780260624</text:p>
          </table:table-cell>
          <table:table-cell office:value-type="float" office:value="-0.0218594111215726" calcext:value-type="float">
            <text:p>-0.021859411121573</text:p>
          </table:table-cell>
          <table:table-cell office:value-type="float" office:value="-0.0187948957391064" calcext:value-type="float">
            <text:p>-0.018794895739106</text:p>
          </table:table-cell>
          <table:table-cell office:value-type="float" office:value="-0.0184912523250153" calcext:value-type="float">
            <text:p>-0.018491252325015</text:p>
          </table:table-cell>
          <table:table-cell office:value-type="float" office:value="-0.0176578416978442" calcext:value-type="float">
            <text:p>-0.017657841697844</text:p>
          </table:table-cell>
          <table:table-cell office:value-type="float" office:value="-0.0241840630297636" calcext:value-type="float">
            <text:p>-0.024184063029764</text:p>
          </table:table-cell>
          <table:table-cell office:value-type="float" office:value="-0.0251876925157256" calcext:value-type="float">
            <text:p>-0.025187692515726</text:p>
          </table:table-cell>
          <table:table-cell office:value-type="float" office:value="-0.0207294811325791" calcext:value-type="float">
            <text:p>-0.020729481132579</text:p>
          </table:table-cell>
          <table:table-cell office:value-type="float" office:value="-0.0197924739611443" calcext:value-type="float">
            <text:p>-0.019792473961144</text:p>
          </table:table-cell>
          <table:table-cell office:value-type="float" office:value="-0.0208359684270619" calcext:value-type="float">
            <text:p>-0.020835968427062</text:p>
          </table:table-cell>
          <table:table-cell office:value-type="float" office:value="-0.0219885203024381" calcext:value-type="float">
            <text:p>-0.021988520302438</text:p>
          </table:table-cell>
          <table:table-cell office:value-type="float" office:value="-0.0183153505308968" calcext:value-type="float">
            <text:p>-0.018315350530897</text:p>
          </table:table-cell>
          <table:table-cell office:value-type="float" office:value="-0.018038689406565" calcext:value-type="float">
            <text:p>-0.018038689406565</text:p>
          </table:table-cell>
          <table:table-cell office:value-type="float" office:value="-0.017152665519266" calcext:value-type="float">
            <text:p>-0.017152665519266</text:p>
          </table:table-cell>
          <table:table-cell office:value-type="float" office:value="-0.0232302798475833" calcext:value-type="float">
            <text:p>-0.023230279847583</text:p>
          </table:table-cell>
          <table:table-cell office:value-type="float" office:value="-0.0254279389507198" calcext:value-type="float">
            <text:p>-0.02542793895072</text:p>
          </table:table-cell>
          <table:table-cell office:value-type="float" office:value="-0.0212042206117071" calcext:value-type="float">
            <text:p>-0.021204220611707</text:p>
          </table:table-cell>
          <table:table-cell office:value-type="float" office:value="-0.0210577517689839" calcext:value-type="float">
            <text:p>-0.021057751768984</text:p>
          </table:table-cell>
          <table:table-cell office:value-type="float" office:value="-0.0187209093764154" calcext:value-type="float">
            <text:p>-0.018720909376416</text:p>
          </table:table-cell>
          <table:table-cell office:value-type="float" office:value="-0.0213736214570963" calcext:value-type="float">
            <text:p>-0.021373621457096</text:p>
          </table:table-cell>
          <table:table-cell office:value-type="float" office:value="-0.0223644546834554" calcext:value-type="float">
            <text:p>-0.022364454683455</text:p>
          </table:table-cell>
          <table:table-cell office:value-type="float" office:value="-0.0193321750329481" calcext:value-type="float">
            <text:p>-0.019332175032948</text:p>
          </table:table-cell>
          <table:table-cell office:value-type="float" office:value="-0.0197379528286704" calcext:value-type="float">
            <text:p>-0.01973795282867</text:p>
          </table:table-cell>
          <table:table-cell office:value-type="float" office:value="-0.0182349927926452" calcext:value-type="float">
            <text:p>-0.018234992792645</text:p>
          </table:table-cell>
          <table:table-cell office:value-type="float" office:value="-0.0222616486357606" calcext:value-type="float">
            <text:p>-0.022261648635761</text:p>
          </table:table-cell>
          <table:table-cell office:value-type="float" office:value="-0.0241792403914427" calcext:value-type="float">
            <text:p>-0.024179240391443</text:p>
          </table:table-cell>
          <table:table-cell office:value-type="float" office:value="-0.0255579831055227" calcext:value-type="float">
            <text:p>-0.025557983105523</text:p>
          </table:table-cell>
          <table:table-cell office:value-type="float" office:value="-0.0226050736092445" calcext:value-type="float">
            <text:p>-0.022605073609245</text:p>
          </table:table-cell>
          <table:table-cell office:value-type="float" office:value="-0.0219408379694161" calcext:value-type="float">
            <text:p>-0.021940837969416</text:p>
          </table:table-cell>
          <table:table-cell office:value-type="float" office:value="-0.0200758362967717" calcext:value-type="float">
            <text:p>-0.020075836296772</text:p>
          </table:table-cell>
          <table:table-cell office:value-type="float" office:value="-0.0196809756048199" calcext:value-type="float">
            <text:p>-0.01968097560482</text:p>
          </table:table-cell>
          <table:table-cell office:value-type="float" office:value="-0.021626852725486" calcext:value-type="float">
            <text:p>-0.021626852725486</text:p>
          </table:table-cell>
          <table:table-cell office:value-type="float" office:value="-0.0212414185214323" calcext:value-type="float">
            <text:p>-0.021241418521432</text:p>
          </table:table-cell>
          <table:table-cell office:value-type="float" office:value="-0.0193598620000029" calcext:value-type="float">
            <text:p>-0.019359862000003</text:p>
          </table:table-cell>
          <table:table-cell office:value-type="float" office:value="-0.018289579717378" calcext:value-type="float">
            <text:p>-0.018289579717378</text:p>
          </table:table-cell>
          <table:table-cell office:value-type="float" office:value="-0.0158511994125477" calcext:value-type="float">
            <text:p>-0.015851199412548</text:p>
          </table:table-cell>
          <table:table-cell office:value-type="float" office:value="-0.0218896864273735" calcext:value-type="float">
            <text:p>-0.021889686427374</text:p>
          </table:table-cell>
          <table:table-cell office:value-type="float" office:value="-0.0232251448224275" calcext:value-type="float">
            <text:p>-0.023225144822428</text:p>
          </table:table-cell>
          <table:table-cell office:value-type="float" office:value="-0.021075104603961" calcext:value-type="float">
            <text:p>-0.021075104603961</text:p>
          </table:table-cell>
          <table:table-cell office:value-type="float" office:value="-0.0194276878490034" calcext:value-type="float">
            <text:p>-0.019427687849003</text:p>
          </table:table-cell>
          <table:table-cell office:value-type="float" office:value="-0.0179542076932208" calcext:value-type="float">
            <text:p>-0.017954207693221</text:p>
          </table:table-cell>
          <table:table-cell office:value-type="float" office:value="-0.023615545802799" calcext:value-type="float">
            <text:p>-0.023615545802799</text:p>
          </table:table-cell>
          <table:table-cell office:value-type="float" office:value="-0.0240476788484508" calcext:value-type="float">
            <text:p>-0.024047678848451</text:p>
          </table:table-cell>
          <table:table-cell office:value-type="float" office:value="-0.0232451307537288" calcext:value-type="float">
            <text:p>-0.023245130753729</text:p>
          </table:table-cell>
          <table:table-cell office:value-type="float" office:value="-0.0224664497443066" calcext:value-type="float">
            <text:p>-0.022466449744307</text:p>
          </table:table-cell>
          <table:table-cell office:value-type="float" office:value="-0.0217743745412823" calcext:value-type="float">
            <text:p>-0.021774374541282</text:p>
          </table:table-cell>
          <table:table-cell office:value-type="float" office:value="-0.0183759360960405" calcext:value-type="float">
            <text:p>-0.018375936096041</text:p>
          </table:table-cell>
          <table:table-cell office:value-type="float" office:value="-0.0206389747836862" calcext:value-type="float">
            <text:p>-0.020638974783686</text:p>
          </table:table-cell>
          <table:table-cell office:value-type="float" office:value="-0.0277622164336962" calcext:value-type="float">
            <text:p>-0.027762216433696</text:p>
          </table:table-cell>
          <table:table-cell office:value-type="float" office:value="-0.028015283192229" calcext:value-type="float">
            <text:p>-0.028015283192229</text:p>
          </table:table-cell>
          <table:table-cell office:value-type="float" office:value="-0.0274155941632475" calcext:value-type="float">
            <text:p>-0.027415594163248</text:p>
          </table:table-cell>
          <table:table-cell office:value-type="float" office:value="-0.0245515851164001" calcext:value-type="float">
            <text:p>-0.0245515851164</text:p>
          </table:table-cell>
          <table:table-cell office:value-type="float" office:value="-0.0315569284056182" calcext:value-type="float">
            <text:p>-0.031556928405618</text:p>
          </table:table-cell>
          <table:table-cell office:value-type="float" office:value="-0.0343472934335573" calcext:value-type="float">
            <text:p>-0.034347293433557</text:p>
          </table:table-cell>
          <table:table-cell office:value-type="float" office:value="-0.0329309365069413" calcext:value-type="float">
            <text:p>-0.032930936506941</text:p>
          </table:table-cell>
          <table:table-cell office:value-type="float" office:value="-0.0305720410312015" calcext:value-type="float">
            <text:p>-0.030572041031202</text:p>
          </table:table-cell>
          <table:table-cell office:value-type="float" office:value="-0.0319915283427832" calcext:value-type="float">
            <text:p>-0.031991528342783</text:p>
          </table:table-cell>
          <table:table-cell office:value-type="float" office:value="-0.0273402143508393" calcext:value-type="float">
            <text:p>-0.027340214350839</text:p>
          </table:table-cell>
          <table:table-cell office:value-type="float" office:value="-0.0173601235286116" calcext:value-type="float">
            <text:p>-0.017360123528612</text:p>
          </table:table-cell>
          <table:table-cell office:value-type="float" office:value="-0.0235660328538374" calcext:value-type="float">
            <text:p>-0.023566032853838</text:p>
          </table:table-cell>
          <table:table-cell office:value-type="float" office:value="-0.02614831009988" calcext:value-type="float">
            <text:p>-0.02614831009988</text:p>
          </table:table-cell>
          <table:table-cell office:value-type="float" office:value="-0.0215371957303424" calcext:value-type="float">
            <text:p>-0.021537195730343</text:p>
          </table:table-cell>
          <table:table-cell office:value-type="float" office:value="-0.0196834315332022" calcext:value-type="float">
            <text:p>-0.019683431533202</text:p>
          </table:table-cell>
          <table:table-cell office:value-type="float" office:value="-0.0184095107018235" calcext:value-type="float">
            <text:p>-0.018409510701824</text:p>
          </table:table-cell>
          <table:table-cell office:value-type="float" office:value="-0.0209881823492451" calcext:value-type="float">
            <text:p>-0.020988182349245</text:p>
          </table:table-cell>
          <table:table-cell office:value-type="float" office:value="-0.0195651288203571" calcext:value-type="float">
            <text:p>-0.019565128820357</text:p>
          </table:table-cell>
          <table:table-cell office:value-type="float" office:value="-0.0157457826948767" calcext:value-type="float">
            <text:p>-0.015745782694877</text:p>
          </table:table-cell>
          <table:table-cell office:value-type="float" office:value="-0.015235816019252" calcext:value-type="float">
            <text:p>-0.015235816019252</text:p>
          </table:table-cell>
          <table:table-cell office:value-type="float" office:value="-0.0163862734013114" calcext:value-type="float">
            <text:p>-0.016386273401312</text:p>
          </table:table-cell>
          <table:table-cell office:value-type="float" office:value="-0.0185287758450111" calcext:value-type="float">
            <text:p>-0.018528775845011</text:p>
          </table:table-cell>
          <table:table-cell office:value-type="float" office:value="-0.0212159057830978" calcext:value-type="float">
            <text:p>-0.021215905783098</text:p>
          </table:table-cell>
          <table:table-cell office:value-type="float" office:value="-0.0234800139956809" calcext:value-type="float">
            <text:p>-0.023480013995681</text:p>
          </table:table-cell>
          <table:table-cell office:value-type="float" office:value="-0.0237064377057514" calcext:value-type="float">
            <text:p>-0.023706437705752</text:p>
          </table:table-cell>
          <table:table-cell office:value-type="float" office:value="-0.0192477291625826" calcext:value-type="float">
            <text:p>-0.019247729162583</text:p>
          </table:table-cell>
          <table:table-cell office:value-type="float" office:value="-0.0171317678095204" calcext:value-type="float">
            <text:p>-0.017131767809521</text:p>
          </table:table-cell>
          <table:table-cell office:value-type="float" office:value="-0.0190030722317775" calcext:value-type="float">
            <text:p>-0.019003072231778</text:p>
          </table:table-cell>
          <table:table-cell office:value-type="float" office:value="-0.0195761257307659" calcext:value-type="float">
            <text:p>-0.019576125730766</text:p>
          </table:table-cell>
          <table:table-cell office:value-type="float" office:value="-0.0200125184485345" calcext:value-type="float">
            <text:p>-0.020012518448535</text:p>
          </table:table-cell>
          <table:table-cell office:value-type="float" office:value="-0.0167647995026172" calcext:value-type="float">
            <text:p>-0.016764799502617</text:p>
          </table:table-cell>
          <table:table-cell office:value-type="float" office:value="-0.016227740806341" calcext:value-type="float">
            <text:p>-0.016227740806341</text:p>
          </table:table-cell>
          <table:table-cell office:value-type="float" office:value="-0.0192753147655229" calcext:value-type="float">
            <text:p>-0.019275314765523</text:p>
          </table:table-cell>
          <table:table-cell office:value-type="float" office:value="-0.0219024416019044" calcext:value-type="float">
            <text:p>-0.021902441601904</text:p>
          </table:table-cell>
          <table:table-cell office:value-type="float" office:value="-0.0238759310185874" calcext:value-type="float">
            <text:p>-0.023875931018587</text:p>
          </table:table-cell>
          <table:table-cell office:value-type="float" office:value="-0.021979612698629" calcext:value-type="float">
            <text:p>-0.021979612698629</text:p>
          </table:table-cell>
          <table:table-cell office:value-type="float" office:value="-0.0192921126279045" calcext:value-type="float">
            <text:p>-0.019292112627905</text:p>
          </table:table-cell>
          <table:table-cell office:value-type="float" office:value="-0.0180612332523747" calcext:value-type="float">
            <text:p>-0.018061233252375</text:p>
          </table:table-cell>
          <table:table-cell office:value-type="float" office:value="-0.0176098323121508" calcext:value-type="float">
            <text:p>-0.017609832312151</text:p>
          </table:table-cell>
          <table:table-cell office:value-type="float" office:value="-0.0199699298528023" calcext:value-type="float">
            <text:p>-0.019969929852802</text:p>
          </table:table-cell>
          <table:table-cell office:value-type="float" office:value="-0.0212941071452929" calcext:value-type="float">
            <text:p>-0.021294107145293</text:p>
          </table:table-cell>
          <table:table-cell office:value-type="float" office:value="-0.0179212839948331" calcext:value-type="float">
            <text:p>-0.017921283994833</text:p>
          </table:table-cell>
          <table:table-cell office:value-type="float" office:value="-0.0178006053563276" calcext:value-type="float">
            <text:p>-0.017800605356328</text:p>
          </table:table-cell>
          <table:table-cell office:value-type="float" office:value="-0.0186429389395581" calcext:value-type="float">
            <text:p>-0.018642938939558</text:p>
          </table:table-cell>
          <table:table-cell office:value-type="float" office:value="-0.0216952149080971" calcext:value-type="float">
            <text:p>-0.021695214908097</text:p>
          </table:table-cell>
          <table:table-cell office:value-type="float" office:value="-0.0237845449784702" calcext:value-type="float">
            <text:p>-0.02378454497847</text:p>
          </table:table-cell>
          <table:table-cell office:value-type="float" office:value="-0.0243776554502247" calcext:value-type="float">
            <text:p>-0.024377655450225</text:p>
          </table:table-cell>
          <table:table-cell office:value-type="float" office:value="-0.0199610433514824" calcext:value-type="float">
            <text:p>-0.019961043351482</text:p>
          </table:table-cell>
          <table:table-cell office:value-type="float" office:value="-0.0193400721063431" calcext:value-type="float">
            <text:p>-0.019340072106343</text:p>
          </table:table-cell>
          <table:table-cell office:value-type="float" office:value="-0.019061957457723" calcext:value-type="float">
            <text:p>-0.019061957457723</text:p>
          </table:table-cell>
          <table:table-cell office:value-type="float" office:value="-0.0218167213314929" calcext:value-type="float">
            <text:p>-0.021816721331493</text:p>
          </table:table-cell>
          <table:table-cell office:value-type="float" office:value="-0.0228868927142188" calcext:value-type="float">
            <text:p>-0.022886892714219</text:p>
          </table:table-cell>
          <table:table-cell office:value-type="float" office:value="-0.0207848524770169" calcext:value-type="float">
            <text:p>-0.020784852477017</text:p>
          </table:table-cell>
          <table:table-cell office:value-type="float" office:value="-0.0206114169985202" calcext:value-type="float">
            <text:p>-0.02061141699852</text:p>
          </table:table-cell>
          <table:table-cell office:value-type="float" office:value="-0.0184117014198706" calcext:value-type="float">
            <text:p>-0.018411701419871</text:p>
          </table:table-cell>
          <table:table-cell office:value-type="float" office:value="-0.0236661525166498" calcext:value-type="float">
            <text:p>-0.02366615251665</text:p>
          </table:table-cell>
          <table:table-cell office:value-type="float" office:value="-0.0211239758245923" calcext:value-type="float">
            <text:p>-0.021123975824592</text:p>
          </table:table-cell>
          <table:table-cell office:value-type="float" office:value="-0.0202661959056791" calcext:value-type="float">
            <text:p>-0.020266195905679</text:p>
          </table:table-cell>
          <table:table-cell office:value-type="float" office:value="-0.0215174177466485" calcext:value-type="float">
            <text:p>-0.021517417746649</text:p>
          </table:table-cell>
          <table:table-cell office:value-type="float" office:value="-0.0238039990437278" calcext:value-type="float">
            <text:p>-0.023803999043728</text:p>
          </table:table-cell>
          <table:table-cell office:value-type="float" office:value="-0.0234204535400034" calcext:value-type="float">
            <text:p>-0.023420453540003</text:p>
          </table:table-cell>
          <table:table-cell office:value-type="float" office:value="-0.0218420963545227" calcext:value-type="float">
            <text:p>-0.021842096354523</text:p>
          </table:table-cell>
          <table:table-cell office:value-type="float" office:value="-0.0214477648263565" calcext:value-type="float">
            <text:p>-0.021447764826357</text:p>
          </table:table-cell>
          <table:table-cell office:value-type="float" office:value="-0.0206288006832979" calcext:value-type="float">
            <text:p>-0.020628800683298</text:p>
          </table:table-cell>
          <table:table-cell office:value-type="float" office:value="-0.0218936436189829" calcext:value-type="float">
            <text:p>-0.021893643618983</text:p>
          </table:table-cell>
          <table:table-cell office:value-type="float" office:value="-0.0253857126078324" calcext:value-type="float">
            <text:p>-0.025385712607832</text:p>
          </table:table-cell>
          <table:table-cell office:value-type="float" office:value="-0.0253373330282869" calcext:value-type="float">
            <text:p>-0.025337333028287</text:p>
          </table:table-cell>
          <table:table-cell office:value-type="float" office:value="-0.0214092941763961" calcext:value-type="float">
            <text:p>-0.021409294176396</text:p>
          </table:table-cell>
          <table:table-cell office:value-type="float" office:value="-0.0206904819083803" calcext:value-type="float">
            <text:p>-0.02069048190838</text:p>
          </table:table-cell>
          <table:table-cell office:value-type="float" office:value="-0.0199230690449393" calcext:value-type="float">
            <text:p>-0.019923069044939</text:p>
          </table:table-cell>
          <table:table-cell office:value-type="float" office:value="-0.020039868443186" calcext:value-type="float">
            <text:p>-0.020039868443186</text:p>
          </table:table-cell>
          <table:table-cell office:value-type="float" office:value="-0.0218364367990669" calcext:value-type="float">
            <text:p>-0.021836436799067</text:p>
          </table:table-cell>
          <table:table-cell office:value-type="float" office:value="-0.0240128543076919" calcext:value-type="float">
            <text:p>-0.024012854307692</text:p>
          </table:table-cell>
          <table:table-cell office:value-type="float" office:value="-0.0240154934046689" calcext:value-type="float">
            <text:p>-0.024015493404669</text:p>
          </table:table-cell>
          <table:table-cell office:value-type="float" office:value="-0.0215481257428576" calcext:value-type="float">
            <text:p>-0.021548125742858</text:p>
          </table:table-cell>
          <table:table-cell office:value-type="float" office:value="-0.0220052335569224" calcext:value-type="float">
            <text:p>-0.022005233556923</text:p>
          </table:table-cell>
          <table:table-cell office:value-type="float" office:value="-0.0219137582979441" calcext:value-type="float">
            <text:p>-0.021913758297944</text:p>
          </table:table-cell>
          <table:table-cell office:value-type="float" office:value="-0.0262140660692238" calcext:value-type="float">
            <text:p>-0.026214066069224</text:p>
          </table:table-cell>
          <table:table-cell office:value-type="float" office:value="-0.0220576766403548" calcext:value-type="float">
            <text:p>-0.022057676640355</text:p>
          </table:table-cell>
          <table:table-cell office:value-type="float" office:value="-0.0200214472993358" calcext:value-type="float">
            <text:p>-0.020021447299336</text:p>
          </table:table-cell>
          <table:table-cell office:value-type="float" office:value="-0.0213518039993203" calcext:value-type="float">
            <text:p>-0.02135180399932</text:p>
          </table:table-cell>
          <table:table-cell office:value-type="float" office:value="-0.0220700337293212" calcext:value-type="float">
            <text:p>-0.022070033729321</text:p>
          </table:table-cell>
          <table:table-cell office:value-type="float" office:value="-0.0233021243386999" calcext:value-type="float">
            <text:p>-0.0233021243387</text:p>
          </table:table-cell>
          <table:table-cell office:value-type="float" office:value="-0.0231840969008098" calcext:value-type="float">
            <text:p>-0.02318409690081</text:p>
          </table:table-cell>
          <table:table-cell office:value-type="float" office:value="-0.0213687627720428" calcext:value-type="float">
            <text:p>-0.021368762772043</text:p>
          </table:table-cell>
          <table:table-cell office:value-type="float" office:value="-0.0203468354857455" calcext:value-type="float">
            <text:p>-0.020346835485746</text:p>
          </table:table-cell>
          <table:table-cell office:value-type="float" office:value="-0.0196952629624197" calcext:value-type="float">
            <text:p>-0.01969526296242</text:p>
          </table:table-cell>
          <table:table-cell office:value-type="float" office:value="-0.0248208122081909" calcext:value-type="float">
            <text:p>-0.024820812208191</text:p>
          </table:table-cell>
          <table:table-cell office:value-type="float" office:value="-0.0255180191234473" calcext:value-type="float">
            <text:p>-0.025518019123447</text:p>
          </table:table-cell>
          <table:table-cell office:value-type="float" office:value="-0.0233914569691242" calcext:value-type="float">
            <text:p>-0.023391456969124</text:p>
          </table:table-cell>
          <table:table-cell office:value-type="float" office:value="-0.0206589832856625" calcext:value-type="float">
            <text:p>-0.020658983285663</text:p>
          </table:table-cell>
          <table:table-cell office:value-type="float" office:value="-0.0184867577731974" calcext:value-type="float">
            <text:p>-0.018486757773197</text:p>
          </table:table-cell>
          <table:table-cell office:value-type="float" office:value="-0.0213473201453785" calcext:value-type="float">
            <text:p>-0.021347320145379</text:p>
          </table:table-cell>
          <table:table-cell office:value-type="float" office:value="-0.0207832185450411" calcext:value-type="float">
            <text:p>-0.020783218545041</text:p>
          </table:table-cell>
          <table:table-cell office:value-type="float" office:value="-0.018826426465096" calcext:value-type="float">
            <text:p>-0.018826426465096</text:p>
          </table:table-cell>
          <table:table-cell office:value-type="float" office:value="-0.0167347394875054" calcext:value-type="float">
            <text:p>-0.016734739487505</text:p>
          </table:table-cell>
          <table:table-cell office:value-type="float" office:value="-0.0181762388244786" calcext:value-type="float">
            <text:p>-0.018176238824479</text:p>
          </table:table-cell>
          <table:table-cell office:value-type="float" office:value="-0.0215260074000903" calcext:value-type="float">
            <text:p>-0.02152600740009</text:p>
          </table:table-cell>
          <table:table-cell office:value-type="float" office:value="-0.0231127686004593" calcext:value-type="float">
            <text:p>-0.023112768600459</text:p>
          </table:table-cell>
          <table:table-cell office:value-type="float" office:value="-0.0230669447402742" calcext:value-type="float">
            <text:p>-0.023066944740274</text:p>
          </table:table-cell>
          <table:table-cell office:value-type="float" office:value="-0.0206921594262442" calcext:value-type="float">
            <text:p>-0.020692159426244</text:p>
          </table:table-cell>
          <table:table-cell office:value-type="float" office:value="-0.0195800694570438" calcext:value-type="float">
            <text:p>-0.019580069457044</text:p>
          </table:table-cell>
          <table:table-cell office:value-type="float" office:value="-0.0172271456377206" calcext:value-type="float">
            <text:p>-0.017227145637721</text:p>
          </table:table-cell>
          <table:table-cell office:value-type="float" office:value="-0.0186154499371512" calcext:value-type="float">
            <text:p>-0.018615449937151</text:p>
          </table:table-cell>
          <table:table-cell office:value-type="float" office:value="-0.0204684242276509" calcext:value-type="float">
            <text:p>-0.020468424227651</text:p>
          </table:table-cell>
          <table:table-cell office:value-type="float" office:value="-0.0198771986378993" calcext:value-type="float">
            <text:p>-0.019877198637899</text:p>
          </table:table-cell>
          <table:table-cell office:value-type="float" office:value="-0.0182644736145845" calcext:value-type="float">
            <text:p>-0.018264473614585</text:p>
          </table:table-cell>
          <table:table-cell office:value-type="float" office:value="-0.0191143273679919" calcext:value-type="float">
            <text:p>-0.019114327367992</text:p>
          </table:table-cell>
          <table:table-cell office:value-type="float" office:value="-0.0166839519998724" calcext:value-type="float">
            <text:p>-0.016683951999872</text:p>
          </table:table-cell>
          <table:table-cell office:value-type="float" office:value="-0.0200241890911738" calcext:value-type="float">
            <text:p>-0.020024189091174</text:p>
          </table:table-cell>
          <table:table-cell office:value-type="float" office:value="-0.0233426332250324" calcext:value-type="float">
            <text:p>-0.023342633225032</text:p>
          </table:table-cell>
          <table:table-cell office:value-type="float" office:value="-0.0227668931484686" calcext:value-type="float">
            <text:p>-0.022766893148469</text:p>
          </table:table-cell>
          <table:table-cell office:value-type="float" office:value="-0.0196036749203689" calcext:value-type="float">
            <text:p>-0.019603674920369</text:p>
          </table:table-cell>
          <table:table-cell office:value-type="float" office:value="-0.0177636304410637" calcext:value-type="float">
            <text:p>-0.017763630441064</text:p>
          </table:table-cell>
          <table:table-cell office:value-type="float" office:value="-0.0182842634681487" calcext:value-type="float">
            <text:p>-0.018284263468149</text:p>
          </table:table-cell>
          <table:table-cell office:value-type="float" office:value="-0.0198829159290837" calcext:value-type="float">
            <text:p>-0.019882915929084</text:p>
          </table:table-cell>
          <table:table-cell office:value-type="float" office:value="-0.0223435874228136" calcext:value-type="float">
            <text:p>-0.022343587422814</text:p>
          </table:table-cell>
          <table:table-cell office:value-type="float" office:value="-0.0207225457848254" calcext:value-type="float">
            <text:p>-0.020722545784825</text:p>
          </table:table-cell>
          <table:table-cell office:value-type="float" office:value="-0.0200802122212391" calcext:value-type="float">
            <text:p>-0.020080212221239</text:p>
          </table:table-cell>
          <table:table-cell office:value-type="float" office:value="-0.0212898485798227" calcext:value-type="float">
            <text:p>-0.021289848579823</text:p>
          </table:table-cell>
          <table:table-cell office:value-type="float" office:value="-0.0191881366286847" calcext:value-type="float">
            <text:p>-0.019188136628685</text:p>
          </table:table-cell>
          <table:table-cell office:value-type="float" office:value="-0.0222933874005695" calcext:value-type="float">
            <text:p>-0.02229338740057</text:p>
          </table:table-cell>
          <table:table-cell office:value-type="float" office:value="-0.0240255002473308" calcext:value-type="float">
            <text:p>-0.024025500247331</text:p>
          </table:table-cell>
          <table:table-cell office:value-type="float" office:value="-0.0211098294004284" calcext:value-type="float">
            <text:p>-0.021109829400428</text:p>
          </table:table-cell>
          <table:table-cell office:value-type="float" office:value="-0.0207243208676383" calcext:value-type="float">
            <text:p>-0.020724320867638</text:p>
          </table:table-cell>
          <table:table-cell office:value-type="float" office:value="-0.0197621407564987" calcext:value-type="float">
            <text:p>-0.019762140756499</text:p>
          </table:table-cell>
          <table:table-cell office:value-type="float" office:value="-0.0223140671489454" calcext:value-type="float">
            <text:p>-0.022314067148946</text:p>
          </table:table-cell>
          <table:table-cell office:value-type="float" office:value="-0.0229450910212442" calcext:value-type="float">
            <text:p>-0.022945091021244</text:p>
          </table:table-cell>
          <table:table-cell office:value-type="float" office:value="-0.0233910544730238" calcext:value-type="float">
            <text:p>-0.023391054473024</text:p>
          </table:table-cell>
          <table:table-cell office:value-type="float" office:value="-0.0217872370039998" calcext:value-type="float">
            <text:p>-0.021787237004</text:p>
          </table:table-cell>
          <table:table-cell office:value-type="float" office:value="-0.0209697571078941" calcext:value-type="float">
            <text:p>-0.020969757107894</text:p>
          </table:table-cell>
          <table:table-cell office:value-type="float" office:value="-0.021716769254928" calcext:value-type="float">
            <text:p>-0.021716769254928</text:p>
          </table:table-cell>
          <table:table-cell office:value-type="float" office:value="-0.0203667266555847" calcext:value-type="float">
            <text:p>-0.020366726655585</text:p>
          </table:table-cell>
          <table:table-cell office:value-type="float" office:value="-0.0228187334517014" calcext:value-type="float">
            <text:p>-0.022818733451702</text:p>
          </table:table-cell>
          <table:table-cell office:value-type="float" office:value="-0.0241934933704546" calcext:value-type="float">
            <text:p>-0.024193493370455</text:p>
          </table:table-cell>
          <table:table-cell office:value-type="float" office:value="-0.0218758140399314" calcext:value-type="float">
            <text:p>-0.021875814039931</text:p>
          </table:table-cell>
          <table:table-cell office:value-type="float" office:value="-0.0213220892261135" calcext:value-type="float">
            <text:p>-0.021322089226114</text:p>
          </table:table-cell>
          <table:table-cell office:value-type="float" office:value="-0.0206365008398598" calcext:value-type="float">
            <text:p>-0.02063650083986</text:p>
          </table:table-cell>
          <table:table-cell office:value-type="float" office:value="-0.0218441916710611" calcext:value-type="float">
            <text:p>-0.021844191671061</text:p>
          </table:table-cell>
          <table:table-cell office:value-type="float" office:value="-0.0220465534183699" calcext:value-type="float">
            <text:p>-0.02204655341837</text:p>
          </table:table-cell>
          <table:table-cell office:value-type="float" office:value="-0.0216074469584576" calcext:value-type="float">
            <text:p>-0.021607446958458</text:p>
          </table:table-cell>
          <table:table-cell office:value-type="float" office:value="-0.0202477582554562" calcext:value-type="float">
            <text:p>-0.020247758255456</text:p>
          </table:table-cell>
          <table:table-cell office:value-type="float" office:value="-0.020477012417789" calcext:value-type="float">
            <text:p>-0.020477012417789</text:p>
          </table:table-cell>
          <table:table-cell office:value-type="float" office:value="-0.0189195806060679" calcext:value-type="float">
            <text:p>-0.018919580606068</text:p>
          </table:table-cell>
          <table:table-cell office:value-type="float" office:value="-0.0207964920359738" calcext:value-type="float">
            <text:p>-0.020796492035974</text:p>
          </table:table-cell>
          <table:table-cell office:value-type="float" office:value="-0.0238211075565995" calcext:value-type="float">
            <text:p>-0.0238211075566</text:p>
          </table:table-cell>
          <table:table-cell office:value-type="float" office:value="-0.0226338599710333" calcext:value-type="float">
            <text:p>-0.022633859971033</text:p>
          </table:table-cell>
          <table:table-cell office:value-type="float" office:value="-0.0195448011456696" calcext:value-type="float">
            <text:p>-0.01954480114567</text:p>
          </table:table-cell>
          <table:table-cell office:value-type="float" office:value="-0.0177966385747943" calcext:value-type="float">
            <text:p>-0.017796638574794</text:p>
          </table:table-cell>
          <table:table-cell office:value-type="float" office:value="-0.020535032170814" calcext:value-type="float">
            <text:p>-0.020535032170814</text:p>
          </table:table-cell>
          <table:table-cell office:value-type="float" office:value="-0.0226032356978203" calcext:value-type="float">
            <text:p>-0.02260323569782</text:p>
          </table:table-cell>
          <table:table-cell office:value-type="float" office:value="-0.0209267396408769" calcext:value-type="float">
            <text:p>-0.020926739640877</text:p>
          </table:table-cell>
          <table:table-cell office:value-type="float" office:value="-0.0224457387323342" calcext:value-type="float">
            <text:p>-0.022445738732334</text:p>
          </table:table-cell>
          <table:table-cell office:value-type="float" office:value="-0.0218907482304063" calcext:value-type="float">
            <text:p>-0.021890748230406</text:p>
          </table:table-cell>
          <table:table-cell office:value-type="float" office:value="-0.0228415068870955" calcext:value-type="float">
            <text:p>-0.022841506887096</text:p>
          </table:table-cell>
          <table:table-cell office:value-type="float" office:value="-0.0263405559388842" calcext:value-type="float">
            <text:p>-0.026340555938884</text:p>
          </table:table-cell>
          <table:table-cell office:value-type="float" office:value="-0.0243953364561503" calcext:value-type="float">
            <text:p>-0.02439533645615</text:p>
          </table:table-cell>
          <table:table-cell office:value-type="float" office:value="-0.0277293856013315" calcext:value-type="float">
            <text:p>-0.027729385601332</text:p>
          </table:table-cell>
          <table:table-cell office:value-type="float" office:value="-0.0268995440915499" calcext:value-type="float">
            <text:p>-0.02689954409155</text:p>
          </table:table-cell>
          <table:table-cell office:value-type="float" office:value="-0.0237136463888122" calcext:value-type="float">
            <text:p>-0.023713646388812</text:p>
          </table:table-cell>
          <table:table-cell office:value-type="float" office:value="-0.022881677933392" calcext:value-type="float">
            <text:p>-0.022881677933392</text:p>
          </table:table-cell>
          <table:table-cell office:value-type="float" office:value="-0.0224946565940015" calcext:value-type="float">
            <text:p>-0.022494656594002</text:p>
          </table:table-cell>
          <table:table-cell office:value-type="float" office:value="-0.0223968892350007" calcext:value-type="float">
            <text:p>-0.022396889235001</text:p>
          </table:table-cell>
          <table:table-cell office:value-type="float" office:value="-0.0218772108338047" calcext:value-type="float">
            <text:p>-0.021877210833805</text:p>
          </table:table-cell>
          <table:table-cell office:value-type="float" office:value="-0.0215497323091839" calcext:value-type="float">
            <text:p>-0.021549732309184</text:p>
          </table:table-cell>
          <table:table-cell office:value-type="float" office:value="-0.0210908449810622" calcext:value-type="float">
            <text:p>-0.021090844981062</text:p>
          </table:table-cell>
          <table:table-cell office:value-type="float" office:value="-0.0210659196677487" calcext:value-type="float">
            <text:p>-0.021065919667749</text:p>
          </table:table-cell>
          <table:table-cell office:value-type="float" office:value="-0.0210219985246335" calcext:value-type="float">
            <text:p>-0.021021998524634</text:p>
          </table:table-cell>
          <table:table-cell office:value-type="float" office:value="-0.020937524814297" calcext:value-type="float">
            <text:p>-0.020937524814297</text:p>
          </table:table-cell>
          <table:table-cell office:value-type="float" office:value="-0.0207525378090218" calcext:value-type="float">
            <text:p>-0.020752537809022</text:p>
          </table:table-cell>
          <table:table-cell office:value-type="float" office:value="-0.0207984615980459" calcext:value-type="float">
            <text:p>-0.020798461598046</text:p>
          </table:table-cell>
          <table:table-cell office:value-type="float" office:value="-0.0208524300406398" calcext:value-type="float">
            <text:p>-0.02085243004064</text:p>
          </table:table-cell>
          <table:table-cell office:value-type="float" office:value="-0.020887961240721" calcext:value-type="float">
            <text:p>-0.020887961240721</text:p>
          </table:table-cell>
          <table:table-cell office:value-type="float" office:value="-0.0208900319562232" calcext:value-type="float">
            <text:p>-0.020890031956223</text:p>
          </table:table-cell>
          <table:table-cell office:value-type="float" office:value="-0.0208539794060787" calcext:value-type="float">
            <text:p>-0.020853979406079</text:p>
          </table:table-cell>
          <table:table-cell office:value-type="float" office:value="-0.0208424970075105" calcext:value-type="float">
            <text:p>-0.020842497007511</text:p>
          </table:table-cell>
          <table:table-cell office:value-type="float" office:value="-0.020821084735606" calcext:value-type="float">
            <text:p>-0.020821084735606</text:p>
          </table:table-cell>
          <table:table-cell office:value-type="float" office:value="-0.020803358671625" calcext:value-type="float">
            <text:p>-0.020803358671625</text:p>
          </table:table-cell>
          <table:table-cell office:value-type="float" office:value="-0.0208652788565694" calcext:value-type="float">
            <text:p>-0.020865278856569</text:p>
          </table:table-cell>
          <table:table-cell office:value-type="float" office:value="-0.0208575362340052" calcext:value-type="float">
            <text:p>-0.020857536234005</text:p>
          </table:table-cell>
          <table:table-cell office:value-type="float" office:value="-0.0208347712217393" calcext:value-type="float">
            <text:p>-0.020834771221739</text:p>
          </table:table-cell>
          <table:table-cell office:value-type="float" office:value="-0.0208275762732393" calcext:value-type="float">
            <text:p>-0.020827576273239</text:p>
          </table:table-cell>
          <table:table-cell office:value-type="float" office:value="-0.0208106921193463" calcext:value-type="float">
            <text:p>-0.020810692119346</text:p>
          </table:table-cell>
          <table:table-cell office:value-type="float" office:value="-0.0208284244640393" calcext:value-type="float">
            <text:p>-0.020828424464039</text:p>
          </table:table-cell>
          <table:table-cell office:value-type="float" office:value="-0.020843469677009" calcext:value-type="float">
            <text:p>-0.020843469677009</text:p>
          </table:table-cell>
          <table:table-cell office:value-type="float" office:value="-0.0208290874993644" calcext:value-type="float">
            <text:p>-0.020829087499364</text:p>
          </table:table-cell>
          <table:table-cell office:value-type="float" office:value="-0.0208298400594278" calcext:value-type="float">
            <text:p>-0.020829840059428</text:p>
          </table:table-cell>
          <table:table-cell office:value-type="float" office:value="-0.0208281984498134" calcext:value-type="float">
            <text:p>-0.020828198449814</text:p>
          </table:table-cell>
          <table:table-cell office:value-type="float" office:value="-0.0208139077501411" calcext:value-type="float">
            <text:p>-0.020813907750141</text:p>
          </table:table-cell>
          <table:table-cell office:value-type="float" office:value="-0.0208053238378592" calcext:value-type="float">
            <text:p>-0.020805323837859</text:p>
          </table:table-cell>
          <table:table-cell office:value-type="float" office:value="-0.020795389540052" calcext:value-type="float">
            <text:p>-0.020795389540052</text:p>
          </table:table-cell>
          <table:table-cell office:value-type="float" office:value="-0.0208293744130162" calcext:value-type="float">
            <text:p>-0.020829374413016</text:p>
          </table:table-cell>
          <table:table-cell office:value-type="float" office:value="-0.0208068172856539" calcext:value-type="float">
            <text:p>-0.020806817285654</text:p>
          </table:table-cell>
          <table:table-cell office:value-type="float" office:value="-0.0208087039794087" calcext:value-type="float">
            <text:p>-0.020808703979409</text:p>
          </table:table-cell>
          <table:table-cell office:value-type="float" office:value="-0.0208003123391796" calcext:value-type="float">
            <text:p>-0.02080031233918</text:p>
          </table:table-cell>
          <table:table-cell office:value-type="float" office:value="-0.0208095856796153" calcext:value-type="float">
            <text:p>-0.020809585679615</text:p>
          </table:table-cell>
          <table:table-cell office:value-type="float" office:value="-0.0207952795421197" calcext:value-type="float">
            <text:p>-0.02079527954212</text:p>
          </table:table-cell>
          <table:table-cell office:value-type="float" office:value="-0.020809181144234" calcext:value-type="float">
            <text:p>-0.020809181144234</text:p>
          </table:table-cell>
          <table:table-cell office:value-type="float" office:value="-0.0208100635875001" calcext:value-type="float">
            <text:p>-0.0208100635875</text:p>
          </table:table-cell>
          <table:table-cell office:value-type="float" office:value="-0.0208114828402746" calcext:value-type="float">
            <text:p>-0.020811482840275</text:p>
          </table:table-cell>
          <table:table-cell office:value-type="float" office:value="-0.0208061649900407" calcext:value-type="float">
            <text:p>-0.020806164990041</text:p>
          </table:table-cell>
          <table:table-cell office:value-type="float" office:value="-0.02080730351704" calcext:value-type="float">
            <text:p>-0.02080730351704</text:p>
          </table:table-cell>
          <table:table-cell office:value-type="float" office:value="-0.020809562876898" calcext:value-type="float">
            <text:p>-0.020809562876898</text:p>
          </table:table-cell>
          <table:table-cell office:value-type="float" office:value="-0.0208056709731277" calcext:value-type="float">
            <text:p>-0.020805670973128</text:p>
          </table:table-cell>
          <table:table-cell office:value-type="float" office:value="-0.0208098663424786" calcext:value-type="float">
            <text:p>-0.020809866342479</text:p>
          </table:table-cell>
          <table:table-cell office:value-type="float" office:value="-0.0207936083653068" calcext:value-type="float">
            <text:p>-0.020793608365307</text:p>
          </table:table-cell>
          <table:table-cell office:value-type="float" office:value="-0.0207971502416577" calcext:value-type="float">
            <text:p>-0.020797150241658</text:p>
          </table:table-cell>
          <table:table-cell office:value-type="float" office:value="-0.0208013251916655" calcext:value-type="float">
            <text:p>-0.020801325191666</text:p>
          </table:table-cell>
          <table:table-cell office:value-type="float" office:value="-0.0208037255175189" calcext:value-type="float">
            <text:p>-0.020803725517519</text:p>
          </table:table-cell>
          <table:table-cell office:value-type="float" office:value="-0.0207967268803417" calcext:value-type="float">
            <text:p>-0.020796726880342</text:p>
          </table:table-cell>
          <table:table-cell office:value-type="float" office:value="-0.0208000897767383" calcext:value-type="float">
            <text:p>-0.020800089776738</text:p>
          </table:table-cell>
          <table:table-cell office:value-type="float" office:value="-0.0207993462568759" calcext:value-type="float">
            <text:p>-0.020799346256876</text:p>
          </table:table-cell>
          <table:table-cell office:value-type="float" office:value="-0.0208081177690147" calcext:value-type="float">
            <text:p>-0.020808117769015</text:p>
          </table:table-cell>
          <table:table-cell office:value-type="float" office:value="-0.0207897705023389" calcext:value-type="float">
            <text:p>-0.020789770502339</text:p>
          </table:table-cell>
          <table:table-cell office:value-type="float" office:value="-0.0208061850054578" calcext:value-type="float">
            <text:p>-0.020806185005458</text:p>
          </table:table-cell>
          <table:table-cell office:value-type="float" office:value="-0.0208067799501168" calcext:value-type="float">
            <text:p>-0.020806779950117</text:p>
          </table:table-cell>
          <table:table-cell office:value-type="float" office:value="-0.0207983337915286" calcext:value-type="float">
            <text:p>-0.020798333791529</text:p>
          </table:table-cell>
          <table:table-cell office:value-type="float" office:value="-0.0208126893450446" calcext:value-type="float">
            <text:p>-0.020812689345045</text:p>
          </table:table-cell>
          <table:table-cell office:value-type="float" office:value="-0.0207860515013778" calcext:value-type="float">
            <text:p>-0.020786051501378</text:p>
          </table:table-cell>
          <table:table-cell office:value-type="float" office:value="-0.0207894362656336" calcext:value-type="float">
            <text:p>-0.020789436265634</text:p>
          </table:table-cell>
          <table:table-cell office:value-type="float" office:value="-0.0207946572702281" calcext:value-type="float">
            <text:p>-0.020794657270228</text:p>
          </table:table-cell>
          <table:table-cell office:value-type="float" office:value="-0.0208012854494729" calcext:value-type="float">
            <text:p>-0.020801285449473</text:p>
          </table:table-cell>
          <table:table-cell office:value-type="float" office:value="-0.0208014559230419" calcext:value-type="float">
            <text:p>-0.020801455923042</text:p>
          </table:table-cell>
          <table:table-cell office:value-type="float" office:value="-0.0207826326749886" calcext:value-type="float">
            <text:p>-0.020782632674989</text:p>
          </table:table-cell>
          <table:table-cell office:value-type="float" office:value="-0.0207971714544218" calcext:value-type="float">
            <text:p>-0.020797171454422</text:p>
          </table:table-cell>
          <table:table-cell office:value-type="float" office:value="-0.0207892554553168" calcext:value-type="float">
            <text:p>-0.020789255455317</text:p>
          </table:table-cell>
          <table:table-cell office:value-type="float" office:value="-0.0207980027548269" calcext:value-type="float">
            <text:p>-0.020798002754827</text:p>
          </table:table-cell>
          <table:table-cell office:value-type="float" office:value="-0.0208014359509256" calcext:value-type="float">
            <text:p>-0.020801435950926</text:p>
          </table:table-cell>
          <table:table-cell office:value-type="float" office:value="-0.0207885983699114" calcext:value-type="float">
            <text:p>-0.020788598369912</text:p>
          </table:table-cell>
          <table:table-cell office:value-type="float" office:value="-0.0207885521778087" calcext:value-type="float">
            <text:p>-0.020788552177809</text:p>
          </table:table-cell>
          <table:table-cell office:value-type="float" office:value="-0.0207816581422424" calcext:value-type="float">
            <text:p>-0.020781658142243</text:p>
          </table:table-cell>
          <table:table-cell office:value-type="float" office:value="-0.0207967428544716" calcext:value-type="float">
            <text:p>-0.020796742854472</text:p>
          </table:table-cell>
          <table:table-cell office:value-type="float" office:value="-0.0208017137068248" calcext:value-type="float">
            <text:p>-0.020801713706825</text:p>
          </table:table-cell>
          <table:table-cell office:value-type="float" office:value="-0.0207730993417558" calcext:value-type="float">
            <text:p>-0.020773099341756</text:p>
          </table:table-cell>
          <table:table-cell office:value-type="float" office:value="-0.0207904796687188" calcext:value-type="float">
            <text:p>-0.020790479668719</text:p>
          </table:table-cell>
          <table:table-cell office:value-type="float" office:value="-0.0207854901478722" calcext:value-type="float">
            <text:p>-0.020785490147872</text:p>
          </table:table-cell>
          <table:table-cell office:value-type="float" office:value="-0.0207959848298907" calcext:value-type="float">
            <text:p>-0.020795984829891</text:p>
          </table:table-cell>
          <table:table-cell office:value-type="float" office:value="-0.0207760207736029" calcext:value-type="float">
            <text:p>-0.020776020773603</text:p>
          </table:table-cell>
          <table:table-cell office:value-type="float" office:value="-0.0207869919093195" calcext:value-type="float">
            <text:p>-0.02078699190932</text:p>
          </table:table-cell>
          <table:table-cell office:value-type="float" office:value="-0.0207934882623386" calcext:value-type="float">
            <text:p>-0.020793488262339</text:p>
          </table:table-cell>
          <table:table-cell office:value-type="float" office:value="-0.0207830335006878" calcext:value-type="float">
            <text:p>-0.020783033500688</text:p>
          </table:table-cell>
          <table:table-cell office:value-type="float" office:value="-0.0207802479861297" calcext:value-type="float">
            <text:p>-0.02078024798613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26701992149917" calcext:value-type="float">
            <text:p>0.626701992149917</text:p>
          </table:table-cell>
          <table:table-cell office:value-type="float" office:value="0.626841908501669" calcext:value-type="float">
            <text:p>0.626841908501669</text:p>
          </table:table-cell>
          <table:table-cell office:value-type="float" office:value="0.627426866662433" calcext:value-type="float">
            <text:p>0.627426866662433</text:p>
          </table:table-cell>
          <table:table-cell office:value-type="float" office:value="0.626393235495265" calcext:value-type="float">
            <text:p>0.626393235495265</text:p>
          </table:table-cell>
          <table:table-cell office:value-type="float" office:value="0.626144339545196" calcext:value-type="float">
            <text:p>0.626144339545196</text:p>
          </table:table-cell>
          <table:table-cell office:value-type="float" office:value="0.6261155196087" calcext:value-type="float">
            <text:p>0.6261155196087</text:p>
          </table:table-cell>
          <table:table-cell office:value-type="float" office:value="0.626845851411147" calcext:value-type="float">
            <text:p>0.626845851411147</text:p>
          </table:table-cell>
          <table:table-cell office:value-type="float" office:value="0.625853618043729" calcext:value-type="float">
            <text:p>0.625853618043729</text:p>
          </table:table-cell>
          <table:table-cell office:value-type="float" office:value="0.625879802512086" calcext:value-type="float">
            <text:p>0.625879802512086</text:p>
          </table:table-cell>
          <table:table-cell office:value-type="float" office:value="0.626109266695102" calcext:value-type="float">
            <text:p>0.626109266695102</text:p>
          </table:table-cell>
          <table:table-cell office:value-type="float" office:value="0.626689453673699" calcext:value-type="float">
            <text:p>0.626689453673699</text:p>
          </table:table-cell>
          <table:table-cell office:value-type="float" office:value="0.626305011785088" calcext:value-type="float">
            <text:p>0.626305011785088</text:p>
          </table:table-cell>
          <table:table-cell office:value-type="float" office:value="0.626387249044156" calcext:value-type="float">
            <text:p>0.626387249044156</text:p>
          </table:table-cell>
          <table:table-cell office:value-type="float" office:value="0.626770264215989" calcext:value-type="float">
            <text:p>0.626770264215989</text:p>
          </table:table-cell>
          <table:table-cell office:value-type="float" office:value="0.625867786072043" calcext:value-type="float">
            <text:p>0.625867786072043</text:p>
          </table:table-cell>
          <table:table-cell office:value-type="float" office:value="0.626201221101484" calcext:value-type="float">
            <text:p>0.626201221101484</text:p>
          </table:table-cell>
          <table:table-cell office:value-type="float" office:value="0.626235816652729" calcext:value-type="float">
            <text:p>0.626235816652729</text:p>
          </table:table-cell>
          <table:table-cell office:value-type="float" office:value="0.627203816937015" calcext:value-type="float">
            <text:p>0.627203816937015</text:p>
          </table:table-cell>
          <table:table-cell office:value-type="float" office:value="0.626385450859248" calcext:value-type="float">
            <text:p>0.626385450859248</text:p>
          </table:table-cell>
          <table:table-cell office:value-type="float" office:value="0.626595686675029" calcext:value-type="float">
            <text:p>0.626595686675029</text:p>
          </table:table-cell>
          <table:table-cell office:value-type="float" office:value="0.626814395117246" calcext:value-type="float">
            <text:p>0.626814395117246</text:p>
          </table:table-cell>
          <table:table-cell office:value-type="float" office:value="0.627355226467343" calcext:value-type="float">
            <text:p>0.627355226467343</text:p>
          </table:table-cell>
          <table:table-cell office:value-type="float" office:value="0.627136638638871" calcext:value-type="float">
            <text:p>0.627136638638871</text:p>
          </table:table-cell>
          <table:table-cell office:value-type="float" office:value="0.626120972641829" calcext:value-type="float">
            <text:p>0.626120972641829</text:p>
          </table:table-cell>
          <table:table-cell office:value-type="float" office:value="0.626240082273309" calcext:value-type="float">
            <text:p>0.626240082273309</text:p>
          </table:table-cell>
          <table:table-cell office:value-type="float" office:value="0.626289223878787" calcext:value-type="float">
            <text:p>0.626289223878787</text:p>
          </table:table-cell>
          <table:table-cell office:value-type="float" office:value="0.626675706983406" calcext:value-type="float">
            <text:p>0.626675706983406</text:p>
          </table:table-cell>
          <table:table-cell office:value-type="float" office:value="0.626889150752892" calcext:value-type="float">
            <text:p>0.626889150752892</text:p>
          </table:table-cell>
          <table:table-cell office:value-type="float" office:value="0.627726995615875" calcext:value-type="float">
            <text:p>0.627726995615875</text:p>
          </table:table-cell>
          <table:table-cell office:value-type="float" office:value="0.626633101909105" calcext:value-type="float">
            <text:p>0.626633101909105</text:p>
          </table:table-cell>
          <table:table-cell office:value-type="float" office:value="0.626892851081532" calcext:value-type="float">
            <text:p>0.626892851081532</text:p>
          </table:table-cell>
          <table:table-cell office:value-type="float" office:value="0.626106481683441" calcext:value-type="float">
            <text:p>0.626106481683441</text:p>
          </table:table-cell>
          <table:table-cell office:value-type="float" office:value="0.626044803031641" calcext:value-type="float">
            <text:p>0.626044803031641</text:p>
          </table:table-cell>
          <table:table-cell office:value-type="float" office:value="0.626579731084115" calcext:value-type="float">
            <text:p>0.626579731084115</text:p>
          </table:table-cell>
          <table:table-cell office:value-type="float" office:value="0.626961610617924" calcext:value-type="float">
            <text:p>0.626961610617924</text:p>
          </table:table-cell>
          <table:table-cell office:value-type="float" office:value="0.62589137621026" calcext:value-type="float">
            <text:p>0.62589137621026</text:p>
          </table:table-cell>
          <table:table-cell office:value-type="float" office:value="0.626950471838051" calcext:value-type="float">
            <text:p>0.626950471838051</text:p>
          </table:table-cell>
          <table:table-cell office:value-type="float" office:value="0.626369130174346" calcext:value-type="float">
            <text:p>0.626369130174346</text:p>
          </table:table-cell>
          <table:table-cell office:value-type="float" office:value="0.626680238773816" calcext:value-type="float">
            <text:p>0.626680238773816</text:p>
          </table:table-cell>
          <table:table-cell office:value-type="float" office:value="0.627000135072741" calcext:value-type="float">
            <text:p>0.627000135072741</text:p>
          </table:table-cell>
          <table:table-cell office:value-type="float" office:value="0.627438689816495" calcext:value-type="float">
            <text:p>0.627438689816495</text:p>
          </table:table-cell>
          <table:table-cell office:value-type="float" office:value="0.627062816391507" calcext:value-type="float">
            <text:p>0.627062816391507</text:p>
          </table:table-cell>
          <table:table-cell office:value-type="float" office:value="0.627118975014182" calcext:value-type="float">
            <text:p>0.627118975014182</text:p>
          </table:table-cell>
          <table:table-cell office:value-type="float" office:value="0.627362913187553" calcext:value-type="float">
            <text:p>0.627362913187553</text:p>
          </table:table-cell>
          <table:table-cell office:value-type="float" office:value="0.626996720702155" calcext:value-type="float">
            <text:p>0.626996720702155</text:p>
          </table:table-cell>
          <table:table-cell office:value-type="float" office:value="0.626275832227432" calcext:value-type="float">
            <text:p>0.626275832227432</text:p>
          </table:table-cell>
          <table:table-cell office:value-type="float" office:value="0.627274231997372" calcext:value-type="float">
            <text:p>0.627274231997372</text:p>
          </table:table-cell>
          <table:table-cell office:value-type="float" office:value="0.626559540251182" calcext:value-type="float">
            <text:p>0.626559540251182</text:p>
          </table:table-cell>
          <table:table-cell office:value-type="float" office:value="0.626835905518572" calcext:value-type="float">
            <text:p>0.626835905518572</text:p>
          </table:table-cell>
          <table:table-cell office:value-type="float" office:value="0.627946335059046" calcext:value-type="float">
            <text:p>0.627946335059046</text:p>
          </table:table-cell>
          <table:table-cell office:value-type="float" office:value="0.627041646542881" calcext:value-type="float">
            <text:p>0.627041646542881</text:p>
          </table:table-cell>
          <table:table-cell office:value-type="float" office:value="0.627013640946768" calcext:value-type="float">
            <text:p>0.627013640946768</text:p>
          </table:table-cell>
          <table:table-cell office:value-type="float" office:value="0.626722597962494" calcext:value-type="float">
            <text:p>0.626722597962494</text:p>
          </table:table-cell>
          <table:table-cell office:value-type="float" office:value="0.626621331864664" calcext:value-type="float">
            <text:p>0.626621331864664</text:p>
          </table:table-cell>
          <table:table-cell office:value-type="float" office:value="0.626331061861835" calcext:value-type="float">
            <text:p>0.626331061861835</text:p>
          </table:table-cell>
          <table:table-cell office:value-type="float" office:value="0.626865706956215" calcext:value-type="float">
            <text:p>0.626865706956215</text:p>
          </table:table-cell>
          <table:table-cell office:value-type="float" office:value="0.62718640515241" calcext:value-type="float">
            <text:p>0.62718640515241</text:p>
          </table:table-cell>
          <table:table-cell office:value-type="float" office:value="0.626425124235808" calcext:value-type="float">
            <text:p>0.626425124235808</text:p>
          </table:table-cell>
          <table:table-cell office:value-type="float" office:value="0.627025244046874" calcext:value-type="float">
            <text:p>0.627025244046874</text:p>
          </table:table-cell>
          <table:table-cell office:value-type="float" office:value="0.626815127752753" calcext:value-type="float">
            <text:p>0.626815127752753</text:p>
          </table:table-cell>
          <table:table-cell office:value-type="float" office:value="0.626871714515996" calcext:value-type="float">
            <text:p>0.626871714515996</text:p>
          </table:table-cell>
          <table:table-cell office:value-type="float" office:value="0.626810144073346" calcext:value-type="float">
            <text:p>0.626810144073346</text:p>
          </table:table-cell>
          <table:table-cell office:value-type="float" office:value="0.626159216692507" calcext:value-type="float">
            <text:p>0.626159216692507</text:p>
          </table:table-cell>
          <table:table-cell office:value-type="float" office:value="0.626385139901103" calcext:value-type="float">
            <text:p>0.626385139901103</text:p>
          </table:table-cell>
          <table:table-cell office:value-type="float" office:value="0.626647722211689" calcext:value-type="float">
            <text:p>0.626647722211689</text:p>
          </table:table-cell>
          <table:table-cell office:value-type="float" office:value="0.626122070623242" calcext:value-type="float">
            <text:p>0.626122070623242</text:p>
          </table:table-cell>
          <table:table-cell office:value-type="float" office:value="0.625953203716067" calcext:value-type="float">
            <text:p>0.625953203716067</text:p>
          </table:table-cell>
          <table:table-cell office:value-type="float" office:value="0.62667846166492" calcext:value-type="float">
            <text:p>0.62667846166492</text:p>
          </table:table-cell>
          <table:table-cell office:value-type="float" office:value="0.626397415306212" calcext:value-type="float">
            <text:p>0.626397415306212</text:p>
          </table:table-cell>
          <table:table-cell office:value-type="float" office:value="0.626817849637058" calcext:value-type="float">
            <text:p>0.626817849637058</text:p>
          </table:table-cell>
          <table:table-cell office:value-type="float" office:value="0.626471971188533" calcext:value-type="float">
            <text:p>0.626471971188533</text:p>
          </table:table-cell>
          <table:table-cell office:value-type="float" office:value="0.625914496375174" calcext:value-type="float">
            <text:p>0.625914496375174</text:p>
          </table:table-cell>
          <table:table-cell office:value-type="float" office:value="0.62632012612994" calcext:value-type="float">
            <text:p>0.62632012612994</text:p>
          </table:table-cell>
          <table:table-cell office:value-type="float" office:value="0.626661296712995" calcext:value-type="float">
            <text:p>0.626661296712995</text:p>
          </table:table-cell>
          <table:table-cell office:value-type="float" office:value="0.626348182447482" calcext:value-type="float">
            <text:p>0.626348182447482</text:p>
          </table:table-cell>
          <table:table-cell office:value-type="float" office:value="0.626485926106749" calcext:value-type="float">
            <text:p>0.626485926106749</text:p>
          </table:table-cell>
          <table:table-cell office:value-type="float" office:value="0.625810352908763" calcext:value-type="float">
            <text:p>0.625810352908763</text:p>
          </table:table-cell>
          <table:table-cell office:value-type="float" office:value="0.626022048617855" calcext:value-type="float">
            <text:p>0.626022048617855</text:p>
          </table:table-cell>
          <table:table-cell office:value-type="float" office:value="0.626302825432589" calcext:value-type="float">
            <text:p>0.626302825432589</text:p>
          </table:table-cell>
          <table:table-cell office:value-type="float" office:value="0.626221964337166" calcext:value-type="float">
            <text:p>0.626221964337166</text:p>
          </table:table-cell>
          <table:table-cell office:value-type="float" office:value="0.626810825030223" calcext:value-type="float">
            <text:p>0.626810825030223</text:p>
          </table:table-cell>
          <table:table-cell office:value-type="float" office:value="0.626804625848448" calcext:value-type="float">
            <text:p>0.626804625848448</text:p>
          </table:table-cell>
          <table:table-cell office:value-type="float" office:value="0.626411012147679" calcext:value-type="float">
            <text:p>0.626411012147679</text:p>
          </table:table-cell>
          <table:table-cell office:value-type="float" office:value="0.627988831423335" calcext:value-type="float">
            <text:p>0.627988831423335</text:p>
          </table:table-cell>
          <table:table-cell office:value-type="float" office:value="0.626200186895469" calcext:value-type="float">
            <text:p>0.626200186895469</text:p>
          </table:table-cell>
          <table:table-cell office:value-type="float" office:value="0.626711336580374" calcext:value-type="float">
            <text:p>0.626711336580374</text:p>
          </table:table-cell>
          <table:table-cell office:value-type="float" office:value="0.625621871490202" calcext:value-type="float">
            <text:p>0.625621871490202</text:p>
          </table:table-cell>
          <table:table-cell office:value-type="float" office:value="0.6261018190589" calcext:value-type="float">
            <text:p>0.6261018190589</text:p>
          </table:table-cell>
          <table:table-cell office:value-type="float" office:value="0.630771883891221" calcext:value-type="float">
            <text:p>0.630771883891221</text:p>
          </table:table-cell>
          <table:table-cell office:value-type="float" office:value="0.62881304386257" calcext:value-type="float">
            <text:p>0.62881304386257</text:p>
          </table:table-cell>
          <table:table-cell office:value-type="float" office:value="0.627915981219108" calcext:value-type="float">
            <text:p>0.627915981219108</text:p>
          </table:table-cell>
          <table:table-cell office:value-type="float" office:value="0.628249982347105" calcext:value-type="float">
            <text:p>0.628249982347105</text:p>
          </table:table-cell>
          <table:table-cell office:value-type="float" office:value="0.63247412845014" calcext:value-type="float">
            <text:p>0.63247412845014</text:p>
          </table:table-cell>
          <table:table-cell office:value-type="float" office:value="0.622058439853835" calcext:value-type="float">
            <text:p>0.622058439853835</text:p>
          </table:table-cell>
          <table:table-cell office:value-type="float" office:value="0.616232153421728" calcext:value-type="float">
            <text:p>0.616232153421728</text:p>
          </table:table-cell>
          <table:table-cell office:value-type="float" office:value="0.625851255814965" calcext:value-type="float">
            <text:p>0.625851255814965</text:p>
          </table:table-cell>
          <table:table-cell office:value-type="float" office:value="0.61761906472136" calcext:value-type="float">
            <text:p>0.61761906472136</text:p>
          </table:table-cell>
          <table:table-cell office:value-type="float" office:value="0.615024872402695" calcext:value-type="float">
            <text:p>0.615024872402695</text:p>
          </table:table-cell>
          <table:table-cell office:value-type="float" office:value="0.611401320473797" calcext:value-type="float">
            <text:p>0.611401320473797</text:p>
          </table:table-cell>
          <table:table-cell office:value-type="float" office:value="0.588594756498048" calcext:value-type="float">
            <text:p>0.588594756498048</text:p>
          </table:table-cell>
          <table:table-cell office:value-type="float" office:value="0.588664900262508" calcext:value-type="float">
            <text:p>0.588664900262508</text:p>
          </table:table-cell>
          <table:table-cell office:value-type="float" office:value="0.581098907632942" calcext:value-type="float">
            <text:p>0.581098907632942</text:p>
          </table:table-cell>
          <table:table-cell office:value-type="float" office:value="0.579966417633526" calcext:value-type="float">
            <text:p>0.579966417633526</text:p>
          </table:table-cell>
          <table:table-cell office:value-type="float" office:value="0.580366690980092" calcext:value-type="float">
            <text:p>0.580366690980092</text:p>
          </table:table-cell>
          <table:table-cell office:value-type="float" office:value="0.572347457113332" calcext:value-type="float">
            <text:p>0.572347457113332</text:p>
          </table:table-cell>
          <table:table-cell office:value-type="float" office:value="0.588332730224605" calcext:value-type="float">
            <text:p>0.588332730224605</text:p>
          </table:table-cell>
          <table:table-cell office:value-type="float" office:value="0.58489233916291" calcext:value-type="float">
            <text:p>0.58489233916291</text:p>
          </table:table-cell>
          <table:table-cell office:value-type="float" office:value="0.57844359558439" calcext:value-type="float">
            <text:p>0.57844359558439</text:p>
          </table:table-cell>
          <table:table-cell office:value-type="float" office:value="0.578423692612001" calcext:value-type="float">
            <text:p>0.578423692612001</text:p>
          </table:table-cell>
          <table:table-cell office:value-type="float" office:value="0.576472668601912" calcext:value-type="float">
            <text:p>0.576472668601912</text:p>
          </table:table-cell>
          <table:table-cell office:value-type="float" office:value="0.57492565852164" calcext:value-type="float">
            <text:p>0.57492565852164</text:p>
          </table:table-cell>
          <table:table-cell office:value-type="float" office:value="0.569169030218821" calcext:value-type="float">
            <text:p>0.569169030218821</text:p>
          </table:table-cell>
          <table:table-cell office:value-type="float" office:value="0.565197490519597" calcext:value-type="float">
            <text:p>0.565197490519597</text:p>
          </table:table-cell>
          <table:table-cell office:value-type="float" office:value="0.566110287886475" calcext:value-type="float">
            <text:p>0.566110287886475</text:p>
          </table:table-cell>
          <table:table-cell office:value-type="float" office:value="0.560070983525411" calcext:value-type="float">
            <text:p>0.560070983525411</text:p>
          </table:table-cell>
          <table:table-cell office:value-type="float" office:value="0.564621082729465" calcext:value-type="float">
            <text:p>0.564621082729465</text:p>
          </table:table-cell>
          <table:table-cell office:value-type="float" office:value="0.562810072261194" calcext:value-type="float">
            <text:p>0.562810072261194</text:p>
          </table:table-cell>
          <table:table-cell office:value-type="float" office:value="0.562135750212825" calcext:value-type="float">
            <text:p>0.562135750212825</text:p>
          </table:table-cell>
          <table:table-cell office:value-type="float" office:value="0.55927392077981" calcext:value-type="float">
            <text:p>0.55927392077981</text:p>
          </table:table-cell>
          <table:table-cell office:value-type="float" office:value="0.564886454766898" calcext:value-type="float">
            <text:p>0.564886454766898</text:p>
          </table:table-cell>
          <table:table-cell office:value-type="float" office:value="0.550897115733891" calcext:value-type="float">
            <text:p>0.550897115733891</text:p>
          </table:table-cell>
          <table:table-cell office:value-type="float" office:value="0.550069528074439" calcext:value-type="float">
            <text:p>0.550069528074439</text:p>
          </table:table-cell>
          <table:table-cell office:value-type="float" office:value="0.544798918967485" calcext:value-type="float">
            <text:p>0.544798918967485</text:p>
          </table:table-cell>
          <table:table-cell office:value-type="float" office:value="0.541648593271545" calcext:value-type="float">
            <text:p>0.541648593271545</text:p>
          </table:table-cell>
          <table:table-cell office:value-type="float" office:value="0.558945073701533" calcext:value-type="float">
            <text:p>0.558945073701533</text:p>
          </table:table-cell>
          <table:table-cell office:value-type="float" office:value="0.553309202003015" calcext:value-type="float">
            <text:p>0.553309202003015</text:p>
          </table:table-cell>
          <table:table-cell office:value-type="float" office:value="0.550113378302527" calcext:value-type="float">
            <text:p>0.550113378302527</text:p>
          </table:table-cell>
          <table:table-cell office:value-type="float" office:value="0.549275114511368" calcext:value-type="float">
            <text:p>0.549275114511368</text:p>
          </table:table-cell>
          <table:table-cell office:value-type="float" office:value="0.551888056215524" calcext:value-type="float">
            <text:p>0.551888056215524</text:p>
          </table:table-cell>
          <table:table-cell office:value-type="float" office:value="0.548772284681564" calcext:value-type="float">
            <text:p>0.548772284681564</text:p>
          </table:table-cell>
          <table:table-cell office:value-type="float" office:value="0.549033025019498" calcext:value-type="float">
            <text:p>0.549033025019498</text:p>
          </table:table-cell>
          <table:table-cell office:value-type="float" office:value="0.546006026271436" calcext:value-type="float">
            <text:p>0.546006026271436</text:p>
          </table:table-cell>
          <table:table-cell office:value-type="float" office:value="0.540046757592531" calcext:value-type="float">
            <text:p>0.540046757592531</text:p>
          </table:table-cell>
          <table:table-cell office:value-type="float" office:value="0.53914060476517" calcext:value-type="float">
            <text:p>0.53914060476517</text:p>
          </table:table-cell>
          <table:table-cell office:value-type="float" office:value="0.542450649779663" calcext:value-type="float">
            <text:p>0.542450649779663</text:p>
          </table:table-cell>
          <table:table-cell office:value-type="float" office:value="0.537388900314496" calcext:value-type="float">
            <text:p>0.537388900314496</text:p>
          </table:table-cell>
          <table:table-cell office:value-type="float" office:value="0.545973923578686" calcext:value-type="float">
            <text:p>0.545973923578686</text:p>
          </table:table-cell>
          <table:table-cell office:value-type="float" office:value="0.543101765275632" calcext:value-type="float">
            <text:p>0.543101765275632</text:p>
          </table:table-cell>
          <table:table-cell office:value-type="float" office:value="0.540580440313345" calcext:value-type="float">
            <text:p>0.540580440313345</text:p>
          </table:table-cell>
          <table:table-cell office:value-type="float" office:value="0.542412229380055" calcext:value-type="float">
            <text:p>0.542412229380055</text:p>
          </table:table-cell>
          <table:table-cell office:value-type="float" office:value="0.548220442887086" calcext:value-type="float">
            <text:p>0.548220442887086</text:p>
          </table:table-cell>
          <table:table-cell office:value-type="float" office:value="0.554541057606592" calcext:value-type="float">
            <text:p>0.554541057606592</text:p>
          </table:table-cell>
          <table:table-cell office:value-type="float" office:value="0.55061801045761" calcext:value-type="float">
            <text:p>0.55061801045761</text:p>
          </table:table-cell>
          <table:table-cell office:value-type="float" office:value="0.545748826149872" calcext:value-type="float">
            <text:p>0.545748826149872</text:p>
          </table:table-cell>
          <table:table-cell office:value-type="float" office:value="0.54620657839439" calcext:value-type="float">
            <text:p>0.54620657839439</text:p>
          </table:table-cell>
          <table:table-cell office:value-type="float" office:value="0.546143539394942" calcext:value-type="float">
            <text:p>0.546143539394942</text:p>
          </table:table-cell>
          <table:table-cell office:value-type="float" office:value="0.539157183259497" calcext:value-type="float">
            <text:p>0.539157183259497</text:p>
          </table:table-cell>
          <table:table-cell office:value-type="float" office:value="0.539323842101779" calcext:value-type="float">
            <text:p>0.539323842101779</text:p>
          </table:table-cell>
          <table:table-cell office:value-type="float" office:value="0.54047961909071" calcext:value-type="float">
            <text:p>0.54047961909071</text:p>
          </table:table-cell>
          <table:table-cell office:value-type="float" office:value="0.599927488901907" calcext:value-type="float">
            <text:p>0.599927488901907</text:p>
          </table:table-cell>
          <table:table-cell office:value-type="float" office:value="0.601106900476637" calcext:value-type="float">
            <text:p>0.601106900476637</text:p>
          </table:table-cell>
          <table:table-cell office:value-type="float" office:value="0.560162298110561" calcext:value-type="float">
            <text:p>0.560162298110561</text:p>
          </table:table-cell>
          <table:table-cell office:value-type="float" office:value="0.569519942297923" calcext:value-type="float">
            <text:p>0.569519942297923</text:p>
          </table:table-cell>
          <table:table-cell office:value-type="float" office:value="0.623201328112745" calcext:value-type="float">
            <text:p>0.623201328112745</text:p>
          </table:table-cell>
          <table:table-cell office:value-type="float" office:value="0.603302802268334" calcext:value-type="float">
            <text:p>0.603302802268334</text:p>
          </table:table-cell>
          <table:table-cell office:value-type="float" office:value="0.599778648039338" calcext:value-type="float">
            <text:p>0.599778648039338</text:p>
          </table:table-cell>
          <table:table-cell office:value-type="float" office:value="0.58399620674043" calcext:value-type="float">
            <text:p>0.58399620674043</text:p>
          </table:table-cell>
          <table:table-cell office:value-type="float" office:value="0.57669876354921" calcext:value-type="float">
            <text:p>0.57669876354921</text:p>
          </table:table-cell>
          <table:table-cell office:value-type="float" office:value="0.565552891084627" calcext:value-type="float">
            <text:p>0.565552891084627</text:p>
          </table:table-cell>
          <table:table-cell office:value-type="float" office:value="0.609094987105809" calcext:value-type="float">
            <text:p>0.609094987105809</text:p>
          </table:table-cell>
          <table:table-cell office:value-type="float" office:value="0.63813264695528" calcext:value-type="float">
            <text:p>0.63813264695528</text:p>
          </table:table-cell>
          <table:table-cell office:value-type="float" office:value="0.620100904118871" calcext:value-type="float">
            <text:p>0.620100904118871</text:p>
          </table:table-cell>
          <table:table-cell office:value-type="float" office:value="0.611883550614182" calcext:value-type="float">
            <text:p>0.611883550614182</text:p>
          </table:table-cell>
          <table:table-cell office:value-type="float" office:value="0.592939616267125" calcext:value-type="float">
            <text:p>0.592939616267125</text:p>
          </table:table-cell>
          <table:table-cell office:value-type="float" office:value="0.584094046466916" calcext:value-type="float">
            <text:p>0.584094046466916</text:p>
          </table:table-cell>
          <table:table-cell office:value-type="float" office:value="0.58312378420582" calcext:value-type="float">
            <text:p>0.58312378420582</text:p>
          </table:table-cell>
          <table:table-cell office:value-type="float" office:value="0.59103550896552" calcext:value-type="float">
            <text:p>0.59103550896552</text:p>
          </table:table-cell>
          <table:table-cell office:value-type="float" office:value="0.578516890434536" calcext:value-type="float">
            <text:p>0.578516890434536</text:p>
          </table:table-cell>
          <table:table-cell office:value-type="float" office:value="0.575642795872027" calcext:value-type="float">
            <text:p>0.575642795872027</text:p>
          </table:table-cell>
          <table:table-cell office:value-type="float" office:value="0.574257616912403" calcext:value-type="float">
            <text:p>0.574257616912403</text:p>
          </table:table-cell>
          <table:table-cell office:value-type="float" office:value="0.590123498558173" calcext:value-type="float">
            <text:p>0.590123498558173</text:p>
          </table:table-cell>
          <table:table-cell office:value-type="float" office:value="0.587647583210509" calcext:value-type="float">
            <text:p>0.587647583210509</text:p>
          </table:table-cell>
          <table:table-cell office:value-type="float" office:value="0.589154835353255" calcext:value-type="float">
            <text:p>0.589154835353255</text:p>
          </table:table-cell>
          <table:table-cell office:value-type="float" office:value="0.593273309219942" calcext:value-type="float">
            <text:p>0.593273309219942</text:p>
          </table:table-cell>
          <table:table-cell office:value-type="float" office:value="0.587795364537742" calcext:value-type="float">
            <text:p>0.587795364537742</text:p>
          </table:table-cell>
          <table:table-cell office:value-type="float" office:value="0.578363005668268" calcext:value-type="float">
            <text:p>0.578363005668268</text:p>
          </table:table-cell>
          <table:table-cell office:value-type="float" office:value="0.587398775354703" calcext:value-type="float">
            <text:p>0.587398775354703</text:p>
          </table:table-cell>
          <table:table-cell office:value-type="float" office:value="0.575853267803011" calcext:value-type="float">
            <text:p>0.575853267803011</text:p>
          </table:table-cell>
          <table:table-cell office:value-type="float" office:value="0.574587313623872" calcext:value-type="float">
            <text:p>0.574587313623872</text:p>
          </table:table-cell>
          <table:table-cell office:value-type="float" office:value="0.571326304612508" calcext:value-type="float">
            <text:p>0.571326304612508</text:p>
          </table:table-cell>
          <table:table-cell office:value-type="float" office:value="0.570957668523474" calcext:value-type="float">
            <text:p>0.570957668523474</text:p>
          </table:table-cell>
          <table:table-cell office:value-type="float" office:value="0.580425202761208" calcext:value-type="float">
            <text:p>0.580425202761208</text:p>
          </table:table-cell>
          <table:table-cell office:value-type="float" office:value="0.576761471501273" calcext:value-type="float">
            <text:p>0.576761471501273</text:p>
          </table:table-cell>
          <table:table-cell office:value-type="float" office:value="0.581590934758764" calcext:value-type="float">
            <text:p>0.581590934758764</text:p>
          </table:table-cell>
          <table:table-cell office:value-type="float" office:value="0.58727997937472" calcext:value-type="float">
            <text:p>0.58727997937472</text:p>
          </table:table-cell>
          <table:table-cell office:value-type="float" office:value="0.576415853186426" calcext:value-type="float">
            <text:p>0.576415853186426</text:p>
          </table:table-cell>
          <table:table-cell office:value-type="float" office:value="0.580123270934148" calcext:value-type="float">
            <text:p>0.580123270934148</text:p>
          </table:table-cell>
          <table:table-cell office:value-type="float" office:value="0.582594981433374" calcext:value-type="float">
            <text:p>0.582594981433374</text:p>
          </table:table-cell>
          <table:table-cell office:value-type="float" office:value="0.576417334701769" calcext:value-type="float">
            <text:p>0.576417334701769</text:p>
          </table:table-cell>
          <table:table-cell office:value-type="float" office:value="0.573442833546499" calcext:value-type="float">
            <text:p>0.573442833546499</text:p>
          </table:table-cell>
          <table:table-cell office:value-type="float" office:value="0.569415773331012" calcext:value-type="float">
            <text:p>0.569415773331012</text:p>
          </table:table-cell>
          <table:table-cell office:value-type="float" office:value="0.571700839669312" calcext:value-type="float">
            <text:p>0.571700839669312</text:p>
          </table:table-cell>
          <table:table-cell office:value-type="float" office:value="0.572440675474507" calcext:value-type="float">
            <text:p>0.572440675474507</text:p>
          </table:table-cell>
          <table:table-cell office:value-type="float" office:value="0.56870035839133" calcext:value-type="float">
            <text:p>0.56870035839133</text:p>
          </table:table-cell>
          <table:table-cell office:value-type="float" office:value="0.57648702689579" calcext:value-type="float">
            <text:p>0.57648702689579</text:p>
          </table:table-cell>
          <table:table-cell office:value-type="float" office:value="0.572497155603726" calcext:value-type="float">
            <text:p>0.572497155603726</text:p>
          </table:table-cell>
          <table:table-cell office:value-type="float" office:value="0.564793892772125" calcext:value-type="float">
            <text:p>0.564793892772125</text:p>
          </table:table-cell>
          <table:table-cell office:value-type="float" office:value="0.563430470958399" calcext:value-type="float">
            <text:p>0.563430470958399</text:p>
          </table:table-cell>
          <table:table-cell office:value-type="float" office:value="0.580423700300944" calcext:value-type="float">
            <text:p>0.580423700300944</text:p>
          </table:table-cell>
          <table:table-cell office:value-type="float" office:value="0.571963353973725" calcext:value-type="float">
            <text:p>0.571963353973725</text:p>
          </table:table-cell>
          <table:table-cell office:value-type="float" office:value="0.58163460031578" calcext:value-type="float">
            <text:p>0.58163460031578</text:p>
          </table:table-cell>
          <table:table-cell office:value-type="float" office:value="0.569315118028171" calcext:value-type="float">
            <text:p>0.569315118028171</text:p>
          </table:table-cell>
          <table:table-cell office:value-type="float" office:value="0.56877377312393" calcext:value-type="float">
            <text:p>0.56877377312393</text:p>
          </table:table-cell>
          <table:table-cell office:value-type="float" office:value="0.572623877498021" calcext:value-type="float">
            <text:p>0.572623877498021</text:p>
          </table:table-cell>
          <table:table-cell office:value-type="float" office:value="0.572024625730937" calcext:value-type="float">
            <text:p>0.572024625730937</text:p>
          </table:table-cell>
          <table:table-cell office:value-type="float" office:value="0.550977182858314" calcext:value-type="float">
            <text:p>0.550977182858314</text:p>
          </table:table-cell>
          <table:table-cell office:value-type="float" office:value="0.540498424470117" calcext:value-type="float">
            <text:p>0.540498424470117</text:p>
          </table:table-cell>
          <table:table-cell office:value-type="float" office:value="0.563797218607645" calcext:value-type="float">
            <text:p>0.563797218607645</text:p>
          </table:table-cell>
          <table:table-cell office:value-type="float" office:value="0.558999891756166" calcext:value-type="float">
            <text:p>0.558999891756166</text:p>
          </table:table-cell>
          <table:table-cell office:value-type="float" office:value="0.557137207485683" calcext:value-type="float">
            <text:p>0.557137207485683</text:p>
          </table:table-cell>
          <table:table-cell office:value-type="float" office:value="0.557345498695274" calcext:value-type="float">
            <text:p>0.557345498695274</text:p>
          </table:table-cell>
          <table:table-cell office:value-type="float" office:value="0.559030099313793" calcext:value-type="float">
            <text:p>0.559030099313793</text:p>
          </table:table-cell>
          <table:table-cell office:value-type="float" office:value="0.555274958243493" calcext:value-type="float">
            <text:p>0.555274958243493</text:p>
          </table:table-cell>
          <table:table-cell office:value-type="float" office:value="0.570058958878801" calcext:value-type="float">
            <text:p>0.570058958878801</text:p>
          </table:table-cell>
          <table:table-cell office:value-type="float" office:value="0.561455116995298" calcext:value-type="float">
            <text:p>0.561455116995298</text:p>
          </table:table-cell>
          <table:table-cell office:value-type="float" office:value="0.557556218233077" calcext:value-type="float">
            <text:p>0.557556218233077</text:p>
          </table:table-cell>
          <table:table-cell office:value-type="float" office:value="0.531952629448711" calcext:value-type="float">
            <text:p>0.531952629448711</text:p>
          </table:table-cell>
          <table:table-cell office:value-type="float" office:value="0.527710970559862" calcext:value-type="float">
            <text:p>0.527710970559862</text:p>
          </table:table-cell>
          <table:table-cell office:value-type="float" office:value="0.53935072364967" calcext:value-type="float">
            <text:p>0.53935072364967</text:p>
          </table:table-cell>
          <table:table-cell office:value-type="float" office:value="0.538985572348477" calcext:value-type="float">
            <text:p>0.538985572348477</text:p>
          </table:table-cell>
          <table:table-cell office:value-type="float" office:value="0.54383411016996" calcext:value-type="float">
            <text:p>0.54383411016996</text:p>
          </table:table-cell>
          <table:table-cell office:value-type="float" office:value="0.533294206001001" calcext:value-type="float">
            <text:p>0.533294206001001</text:p>
          </table:table-cell>
          <table:table-cell office:value-type="float" office:value="0.535199475638879" calcext:value-type="float">
            <text:p>0.535199475638879</text:p>
          </table:table-cell>
          <table:table-cell office:value-type="float" office:value="0.541958529791805" calcext:value-type="float">
            <text:p>0.541958529791805</text:p>
          </table:table-cell>
          <table:table-cell office:value-type="float" office:value="0.548120881948463" calcext:value-type="float">
            <text:p>0.548120881948463</text:p>
          </table:table-cell>
          <table:table-cell office:value-type="float" office:value="0.554824680175344" calcext:value-type="float">
            <text:p>0.554824680175344</text:p>
          </table:table-cell>
          <table:table-cell office:value-type="float" office:value="0.552566270119674" calcext:value-type="float">
            <text:p>0.552566270119674</text:p>
          </table:table-cell>
          <table:table-cell office:value-type="float" office:value="0.536161537690718" calcext:value-type="float">
            <text:p>0.536161537690718</text:p>
          </table:table-cell>
          <table:table-cell office:value-type="float" office:value="0.539321230685789" calcext:value-type="float">
            <text:p>0.539321230685789</text:p>
          </table:table-cell>
          <table:table-cell office:value-type="float" office:value="0.546736681795873" calcext:value-type="float">
            <text:p>0.546736681795873</text:p>
          </table:table-cell>
          <table:table-cell office:value-type="float" office:value="0.531230780812805" calcext:value-type="float">
            <text:p>0.531230780812805</text:p>
          </table:table-cell>
          <table:table-cell office:value-type="float" office:value="0.530493423587991" calcext:value-type="float">
            <text:p>0.530493423587991</text:p>
          </table:table-cell>
          <table:table-cell office:value-type="float" office:value="0.534969056028335" calcext:value-type="float">
            <text:p>0.534969056028335</text:p>
          </table:table-cell>
          <table:table-cell office:value-type="float" office:value="0.533672034211116" calcext:value-type="float">
            <text:p>0.533672034211116</text:p>
          </table:table-cell>
          <table:table-cell office:value-type="float" office:value="0.543475965672372" calcext:value-type="float">
            <text:p>0.543475965672372</text:p>
          </table:table-cell>
          <table:table-cell office:value-type="float" office:value="0.539814440767657" calcext:value-type="float">
            <text:p>0.539814440767657</text:p>
          </table:table-cell>
          <table:table-cell office:value-type="float" office:value="0.54177720810291" calcext:value-type="float">
            <text:p>0.54177720810291</text:p>
          </table:table-cell>
          <table:table-cell office:value-type="float" office:value="0.549964517561598" calcext:value-type="float">
            <text:p>0.549964517561598</text:p>
          </table:table-cell>
          <table:table-cell office:value-type="float" office:value="0.541552667021064" calcext:value-type="float">
            <text:p>0.541552667021064</text:p>
          </table:table-cell>
          <table:table-cell office:value-type="float" office:value="0.53160179532328" calcext:value-type="float">
            <text:p>0.53160179532328</text:p>
          </table:table-cell>
          <table:table-cell office:value-type="float" office:value="0.537747480618828" calcext:value-type="float">
            <text:p>0.537747480618828</text:p>
          </table:table-cell>
          <table:table-cell office:value-type="float" office:value="0.531667983505752" calcext:value-type="float">
            <text:p>0.531667983505752</text:p>
          </table:table-cell>
          <table:table-cell office:value-type="float" office:value="0.534541194540685" calcext:value-type="float">
            <text:p>0.534541194540685</text:p>
          </table:table-cell>
          <table:table-cell office:value-type="float" office:value="0.530218240315323" calcext:value-type="float">
            <text:p>0.530218240315323</text:p>
          </table:table-cell>
          <table:table-cell office:value-type="float" office:value="0.527037490108028" calcext:value-type="float">
            <text:p>0.527037490108028</text:p>
          </table:table-cell>
          <table:table-cell office:value-type="float" office:value="0.532310682578806" calcext:value-type="float">
            <text:p>0.532310682578806</text:p>
          </table:table-cell>
          <table:table-cell office:value-type="float" office:value="0.531546091483248" calcext:value-type="float">
            <text:p>0.531546091483248</text:p>
          </table:table-cell>
          <table:table-cell office:value-type="float" office:value="0.527904641107666" calcext:value-type="float">
            <text:p>0.527904641107666</text:p>
          </table:table-cell>
          <table:table-cell office:value-type="float" office:value="0.53075697570354" calcext:value-type="float">
            <text:p>0.53075697570354</text:p>
          </table:table-cell>
          <table:table-cell office:value-type="float" office:value="0.527354631742138" calcext:value-type="float">
            <text:p>0.527354631742138</text:p>
          </table:table-cell>
          <table:table-cell office:value-type="float" office:value="0.525581884788159" calcext:value-type="float">
            <text:p>0.525581884788159</text:p>
          </table:table-cell>
          <table:table-cell office:value-type="float" office:value="0.525875393121561" calcext:value-type="float">
            <text:p>0.525875393121561</text:p>
          </table:table-cell>
          <table:table-cell office:value-type="float" office:value="0.550194260556696" calcext:value-type="float">
            <text:p>0.550194260556696</text:p>
          </table:table-cell>
          <table:table-cell office:value-type="float" office:value="0.528433940650956" calcext:value-type="float">
            <text:p>0.528433940650956</text:p>
          </table:table-cell>
          <table:table-cell office:value-type="float" office:value="0.527575604707774" calcext:value-type="float">
            <text:p>0.527575604707774</text:p>
          </table:table-cell>
          <table:table-cell office:value-type="float" office:value="0.528282204854427" calcext:value-type="float">
            <text:p>0.528282204854427</text:p>
          </table:table-cell>
          <table:table-cell office:value-type="float" office:value="0.537723754848172" calcext:value-type="float">
            <text:p>0.537723754848172</text:p>
          </table:table-cell>
          <table:table-cell office:value-type="float" office:value="0.524602472041149" calcext:value-type="float">
            <text:p>0.524602472041149</text:p>
          </table:table-cell>
          <table:table-cell office:value-type="float" office:value="0.535069319937137" calcext:value-type="float">
            <text:p>0.535069319937137</text:p>
          </table:table-cell>
          <table:table-cell office:value-type="float" office:value="0.531539431479802" calcext:value-type="float">
            <text:p>0.531539431479802</text:p>
          </table:table-cell>
          <table:table-cell office:value-type="float" office:value="0.534868942219025" calcext:value-type="float">
            <text:p>0.534868942219025</text:p>
          </table:table-cell>
          <table:table-cell office:value-type="float" office:value="0.525259953580836" calcext:value-type="float">
            <text:p>0.525259953580836</text:p>
          </table:table-cell>
          <table:table-cell office:value-type="float" office:value="0.54040228364397" calcext:value-type="float">
            <text:p>0.54040228364397</text:p>
          </table:table-cell>
          <table:table-cell office:value-type="float" office:value="0.545824804569164" calcext:value-type="float">
            <text:p>0.545824804569164</text:p>
          </table:table-cell>
          <table:table-cell office:value-type="float" office:value="0.540580310138854" calcext:value-type="float">
            <text:p>0.540580310138854</text:p>
          </table:table-cell>
          <table:table-cell office:value-type="float" office:value="0.531994700575452" calcext:value-type="float">
            <text:p>0.531994700575452</text:p>
          </table:table-cell>
          <table:table-cell office:value-type="float" office:value="0.53237602232548" calcext:value-type="float">
            <text:p>0.53237602232548</text:p>
          </table:table-cell>
          <table:table-cell office:value-type="float" office:value="0.53479978258096" calcext:value-type="float">
            <text:p>0.53479978258096</text:p>
          </table:table-cell>
          <table:table-cell office:value-type="float" office:value="0.551071716335361" calcext:value-type="float">
            <text:p>0.551071716335361</text:p>
          </table:table-cell>
          <table:table-cell office:value-type="float" office:value="0.532266288589574" calcext:value-type="float">
            <text:p>0.532266288589574</text:p>
          </table:table-cell>
          <table:table-cell office:value-type="float" office:value="0.549838788333044" calcext:value-type="float">
            <text:p>0.549838788333044</text:p>
          </table:table-cell>
          <table:table-cell office:value-type="float" office:value="0.538618874349238" calcext:value-type="float">
            <text:p>0.538618874349238</text:p>
          </table:table-cell>
          <table:table-cell office:value-type="float" office:value="0.520496803714918" calcext:value-type="float">
            <text:p>0.520496803714918</text:p>
          </table:table-cell>
          <table:table-cell office:value-type="float" office:value="0.514512066769583" calcext:value-type="float">
            <text:p>0.514512066769583</text:p>
          </table:table-cell>
          <table:table-cell office:value-type="float" office:value="0.530351433066684" calcext:value-type="float">
            <text:p>0.530351433066684</text:p>
          </table:table-cell>
          <table:table-cell office:value-type="float" office:value="0.526456855248363" calcext:value-type="float">
            <text:p>0.526456855248363</text:p>
          </table:table-cell>
          <table:table-cell office:value-type="float" office:value="0.518424577620113" calcext:value-type="float">
            <text:p>0.518424577620113</text:p>
          </table:table-cell>
          <table:table-cell office:value-type="float" office:value="0.52410012829977" calcext:value-type="float">
            <text:p>0.52410012829977</text:p>
          </table:table-cell>
          <table:table-cell office:value-type="float" office:value="0.523658197093939" calcext:value-type="float">
            <text:p>0.523658197093939</text:p>
          </table:table-cell>
          <table:table-cell office:value-type="float" office:value="0.529703463863799" calcext:value-type="float">
            <text:p>0.529703463863799</text:p>
          </table:table-cell>
          <table:table-cell office:value-type="float" office:value="0.529837015565367" calcext:value-type="float">
            <text:p>0.529837015565367</text:p>
          </table:table-cell>
          <table:table-cell office:value-type="float" office:value="0.531558738704421" calcext:value-type="float">
            <text:p>0.531558738704421</text:p>
          </table:table-cell>
          <table:table-cell office:value-type="float" office:value="0.547380065737517" calcext:value-type="float">
            <text:p>0.547380065737517</text:p>
          </table:table-cell>
          <table:table-cell office:value-type="float" office:value="0.543528969994863" calcext:value-type="float">
            <text:p>0.543528969994863</text:p>
          </table:table-cell>
          <table:table-cell office:value-type="float" office:value="0.523611448460501" calcext:value-type="float">
            <text:p>0.523611448460501</text:p>
          </table:table-cell>
          <table:table-cell office:value-type="float" office:value="0.516090918226246" calcext:value-type="float">
            <text:p>0.516090918226246</text:p>
          </table:table-cell>
          <table:table-cell office:value-type="float" office:value="0.529996884301513" calcext:value-type="float">
            <text:p>0.529996884301513</text:p>
          </table:table-cell>
          <table:table-cell office:value-type="float" office:value="0.537026681714676" calcext:value-type="float">
            <text:p>0.537026681714676</text:p>
          </table:table-cell>
          <table:table-cell office:value-type="float" office:value="0.52178984981039" calcext:value-type="float">
            <text:p>0.52178984981039</text:p>
          </table:table-cell>
          <table:table-cell office:value-type="float" office:value="0.530616642934739" calcext:value-type="float">
            <text:p>0.530616642934739</text:p>
          </table:table-cell>
          <table:table-cell office:value-type="float" office:value="0.536134431849774" calcext:value-type="float">
            <text:p>0.536134431849774</text:p>
          </table:table-cell>
          <table:table-cell office:value-type="float" office:value="0.535193303571774" calcext:value-type="float">
            <text:p>0.535193303571774</text:p>
          </table:table-cell>
          <table:table-cell office:value-type="float" office:value="0.534388371738606" calcext:value-type="float">
            <text:p>0.534388371738606</text:p>
          </table:table-cell>
          <table:table-cell office:value-type="float" office:value="0.535844562300796" calcext:value-type="float">
            <text:p>0.535844562300796</text:p>
          </table:table-cell>
          <table:table-cell office:value-type="float" office:value="0.529665166949116" calcext:value-type="float">
            <text:p>0.529665166949116</text:p>
          </table:table-cell>
          <table:table-cell office:value-type="float" office:value="0.529102165551164" calcext:value-type="float">
            <text:p>0.529102165551164</text:p>
          </table:table-cell>
          <table:table-cell office:value-type="float" office:value="0.514155858883157" calcext:value-type="float">
            <text:p>0.514155858883157</text:p>
          </table:table-cell>
          <table:table-cell office:value-type="float" office:value="0.521133142511321" calcext:value-type="float">
            <text:p>0.521133142511321</text:p>
          </table:table-cell>
          <table:table-cell office:value-type="float" office:value="0.504818252116336" calcext:value-type="float">
            <text:p>0.504818252116336</text:p>
          </table:table-cell>
          <table:table-cell office:value-type="float" office:value="0.51504317884811" calcext:value-type="float">
            <text:p>0.51504317884811</text:p>
          </table:table-cell>
          <table:table-cell office:value-type="float" office:value="0.499398579619214" calcext:value-type="float">
            <text:p>0.499398579619214</text:p>
          </table:table-cell>
          <table:table-cell office:value-type="float" office:value="0.515692599779488" calcext:value-type="float">
            <text:p>0.515692599779488</text:p>
          </table:table-cell>
          <table:table-cell office:value-type="float" office:value="0.497905108615874" calcext:value-type="float">
            <text:p>0.497905108615874</text:p>
          </table:table-cell>
          <table:table-cell office:value-type="float" office:value="0.515360033710832" calcext:value-type="float">
            <text:p>0.515360033710832</text:p>
          </table:table-cell>
          <table:table-cell office:value-type="float" office:value="0.518493212182435" calcext:value-type="float">
            <text:p>0.518493212182435</text:p>
          </table:table-cell>
          <table:table-cell office:value-type="float" office:value="0.498320474575483" calcext:value-type="float">
            <text:p>0.498320474575483</text:p>
          </table:table-cell>
          <table:table-cell office:value-type="float" office:value="0.522057459121158" calcext:value-type="float">
            <text:p>0.522057459121158</text:p>
          </table:table-cell>
          <table:table-cell office:value-type="float" office:value="0.520325664610224" calcext:value-type="float">
            <text:p>0.520325664610224</text:p>
          </table:table-cell>
          <table:table-cell office:value-type="float" office:value="0.493836882592823" calcext:value-type="float">
            <text:p>0.493836882592823</text:p>
          </table:table-cell>
          <table:table-cell office:value-type="float" office:value="0.485185889146902" calcext:value-type="float">
            <text:p>0.485185889146902</text:p>
          </table:table-cell>
          <table:table-cell office:value-type="float" office:value="0.486615921281172" calcext:value-type="float">
            <text:p>0.486615921281172</text:p>
          </table:table-cell>
          <table:table-cell office:value-type="float" office:value="0.482215734387731" calcext:value-type="float">
            <text:p>0.482215734387731</text:p>
          </table:table-cell>
          <table:table-cell office:value-type="float" office:value="0.474271597487078" calcext:value-type="float">
            <text:p>0.474271597487078</text:p>
          </table:table-cell>
          <table:table-cell office:value-type="float" office:value="0.475271718421505" calcext:value-type="float">
            <text:p>0.475271718421505</text:p>
          </table:table-cell>
          <table:table-cell office:value-type="float" office:value="0.472677093843824" calcext:value-type="float">
            <text:p>0.472677093843824</text:p>
          </table:table-cell>
          <table:table-cell office:value-type="float" office:value="0.472650161202004" calcext:value-type="float">
            <text:p>0.472650161202004</text:p>
          </table:table-cell>
          <table:table-cell office:value-type="float" office:value="0.471554686281218" calcext:value-type="float">
            <text:p>0.471554686281218</text:p>
          </table:table-cell>
          <table:table-cell office:value-type="float" office:value="0.471358123279916" calcext:value-type="float">
            <text:p>0.471358123279916</text:p>
          </table:table-cell>
          <table:table-cell office:value-type="float" office:value="0.470006614771847" calcext:value-type="float">
            <text:p>0.470006614771847</text:p>
          </table:table-cell>
          <table:table-cell office:value-type="float" office:value="0.470586610915273" calcext:value-type="float">
            <text:p>0.470586610915273</text:p>
          </table:table-cell>
          <table:table-cell office:value-type="float" office:value="0.470479076673066" calcext:value-type="float">
            <text:p>0.470479076673066</text:p>
          </table:table-cell>
          <table:table-cell office:value-type="float" office:value="0.470866048145918" calcext:value-type="float">
            <text:p>0.470866048145918</text:p>
          </table:table-cell>
          <table:table-cell office:value-type="float" office:value="0.471175740914144" calcext:value-type="float">
            <text:p>0.471175740914144</text:p>
          </table:table-cell>
          <table:table-cell office:value-type="float" office:value="0.470842350185742" calcext:value-type="float">
            <text:p>0.470842350185742</text:p>
          </table:table-cell>
          <table:table-cell office:value-type="float" office:value="0.470863580634515" calcext:value-type="float">
            <text:p>0.470863580634515</text:p>
          </table:table-cell>
          <table:table-cell office:value-type="float" office:value="0.470652674833039" calcext:value-type="float">
            <text:p>0.470652674833039</text:p>
          </table:table-cell>
          <table:table-cell office:value-type="float" office:value="0.470489142212714" calcext:value-type="float">
            <text:p>0.470489142212714</text:p>
          </table:table-cell>
          <table:table-cell office:value-type="float" office:value="0.471301525717211" calcext:value-type="float">
            <text:p>0.471301525717211</text:p>
          </table:table-cell>
          <table:table-cell office:value-type="float" office:value="0.470993660304504" calcext:value-type="float">
            <text:p>0.470993660304504</text:p>
          </table:table-cell>
          <table:table-cell office:value-type="float" office:value="0.470799208602372" calcext:value-type="float">
            <text:p>0.470799208602372</text:p>
          </table:table-cell>
          <table:table-cell office:value-type="float" office:value="0.47093256772042" calcext:value-type="float">
            <text:p>0.47093256772042</text:p>
          </table:table-cell>
          <table:table-cell office:value-type="float" office:value="0.470440898814366" calcext:value-type="float">
            <text:p>0.470440898814366</text:p>
          </table:table-cell>
          <table:table-cell office:value-type="float" office:value="0.470757802717424" calcext:value-type="float">
            <text:p>0.470757802717424</text:p>
          </table:table-cell>
          <table:table-cell office:value-type="float" office:value="0.471226261368822" calcext:value-type="float">
            <text:p>0.471226261368822</text:p>
          </table:table-cell>
          <table:table-cell office:value-type="float" office:value="0.470748039321119" calcext:value-type="float">
            <text:p>0.470748039321119</text:p>
          </table:table-cell>
          <table:table-cell office:value-type="float" office:value="0.470862880103068" calcext:value-type="float">
            <text:p>0.470862880103068</text:p>
          </table:table-cell>
          <table:table-cell office:value-type="float" office:value="0.471000578551538" calcext:value-type="float">
            <text:p>0.471000578551538</text:p>
          </table:table-cell>
          <table:table-cell office:value-type="float" office:value="0.470773440082322" calcext:value-type="float">
            <text:p>0.470773440082322</text:p>
          </table:table-cell>
          <table:table-cell office:value-type="float" office:value="0.470398657900835" calcext:value-type="float">
            <text:p>0.470398657900835</text:p>
          </table:table-cell>
          <table:table-cell office:value-type="float" office:value="0.47029456192147" calcext:value-type="float">
            <text:p>0.47029456192147</text:p>
          </table:table-cell>
          <table:table-cell office:value-type="float" office:value="0.470906137180727" calcext:value-type="float">
            <text:p>0.470906137180727</text:p>
          </table:table-cell>
          <table:table-cell office:value-type="float" office:value="0.47052574872813" calcext:value-type="float">
            <text:p>0.47052574872813</text:p>
          </table:table-cell>
          <table:table-cell office:value-type="float" office:value="0.470689352557049" calcext:value-type="float">
            <text:p>0.470689352557049</text:p>
          </table:table-cell>
          <table:table-cell office:value-type="float" office:value="0.470323357938171" calcext:value-type="float">
            <text:p>0.470323357938171</text:p>
          </table:table-cell>
          <table:table-cell office:value-type="float" office:value="0.470503998385386" calcext:value-type="float">
            <text:p>0.470503998385386</text:p>
          </table:table-cell>
          <table:table-cell office:value-type="float" office:value="0.470280523013865" calcext:value-type="float">
            <text:p>0.470280523013865</text:p>
          </table:table-cell>
          <table:table-cell office:value-type="float" office:value="0.470622842175933" calcext:value-type="float">
            <text:p>0.470622842175933</text:p>
          </table:table-cell>
          <table:table-cell office:value-type="float" office:value="0.470642951798715" calcext:value-type="float">
            <text:p>0.470642951798715</text:p>
          </table:table-cell>
          <table:table-cell office:value-type="float" office:value="0.470638913854174" calcext:value-type="float">
            <text:p>0.470638913854174</text:p>
          </table:table-cell>
          <table:table-cell office:value-type="float" office:value="0.470584831967712" calcext:value-type="float">
            <text:p>0.470584831967712</text:p>
          </table:table-cell>
          <table:table-cell office:value-type="float" office:value="0.470629935380998" calcext:value-type="float">
            <text:p>0.470629935380998</text:p>
          </table:table-cell>
          <table:table-cell office:value-type="float" office:value="0.470703749242491" calcext:value-type="float">
            <text:p>0.470703749242491</text:p>
          </table:table-cell>
          <table:table-cell office:value-type="float" office:value="0.470694042845532" calcext:value-type="float">
            <text:p>0.470694042845532</text:p>
          </table:table-cell>
          <table:table-cell office:value-type="float" office:value="0.47065338914556" calcext:value-type="float">
            <text:p>0.47065338914556</text:p>
          </table:table-cell>
          <table:table-cell office:value-type="float" office:value="0.470447462842634" calcext:value-type="float">
            <text:p>0.470447462842634</text:p>
          </table:table-cell>
          <table:table-cell office:value-type="float" office:value="0.470430841504205" calcext:value-type="float">
            <text:p>0.470430841504205</text:p>
          </table:table-cell>
          <table:table-cell office:value-type="float" office:value="0.470368051061493" calcext:value-type="float">
            <text:p>0.470368051061493</text:p>
          </table:table-cell>
          <table:table-cell office:value-type="float" office:value="0.470604207231329" calcext:value-type="float">
            <text:p>0.470604207231329</text:p>
          </table:table-cell>
          <table:table-cell office:value-type="float" office:value="0.470367292778987" calcext:value-type="float">
            <text:p>0.470367292778987</text:p>
          </table:table-cell>
          <table:table-cell office:value-type="float" office:value="0.470643130028248" calcext:value-type="float">
            <text:p>0.470643130028248</text:p>
          </table:table-cell>
          <table:table-cell office:value-type="float" office:value="0.470691158732538" calcext:value-type="float">
            <text:p>0.470691158732538</text:p>
          </table:table-cell>
          <table:table-cell office:value-type="float" office:value="0.470800273683145" calcext:value-type="float">
            <text:p>0.470800273683145</text:p>
          </table:table-cell>
          <table:table-cell office:value-type="float" office:value="0.470519937786809" calcext:value-type="float">
            <text:p>0.470519937786809</text:p>
          </table:table-cell>
          <table:table-cell office:value-type="float" office:value="0.470856519634615" calcext:value-type="float">
            <text:p>0.470856519634615</text:p>
          </table:table-cell>
          <table:table-cell office:value-type="float" office:value="0.470723864520946" calcext:value-type="float">
            <text:p>0.470723864520946</text:p>
          </table:table-cell>
          <table:table-cell office:value-type="float" office:value="0.470546580145686" calcext:value-type="float">
            <text:p>0.470546580145686</text:p>
          </table:table-cell>
          <table:table-cell office:value-type="float" office:value="0.470914851623746" calcext:value-type="float">
            <text:p>0.470914851623746</text:p>
          </table:table-cell>
          <table:table-cell office:value-type="float" office:value="0.470470073332866" calcext:value-type="float">
            <text:p>0.470470073332866</text:p>
          </table:table-cell>
          <table:table-cell office:value-type="float" office:value="0.470530816845713" calcext:value-type="float">
            <text:p>0.470530816845713</text:p>
          </table:table-cell>
          <table:table-cell office:value-type="float" office:value="0.470697451282707" calcext:value-type="float">
            <text:p>0.470697451282707</text:p>
          </table:table-cell>
          <table:table-cell office:value-type="float" office:value="0.470653856725891" calcext:value-type="float">
            <text:p>0.470653856725891</text:p>
          </table:table-cell>
          <table:table-cell office:value-type="float" office:value="0.470828711342797" calcext:value-type="float">
            <text:p>0.470828711342797</text:p>
          </table:table-cell>
          <table:table-cell office:value-type="float" office:value="0.47056655104527" calcext:value-type="float">
            <text:p>0.47056655104527</text:p>
          </table:table-cell>
          <table:table-cell office:value-type="float" office:value="0.470622023243794" calcext:value-type="float">
            <text:p>0.470622023243794</text:p>
          </table:table-cell>
          <table:table-cell office:value-type="float" office:value="0.470529522606895" calcext:value-type="float">
            <text:p>0.470529522606895</text:p>
          </table:table-cell>
          <table:table-cell office:value-type="float" office:value="0.47080924463287" calcext:value-type="float">
            <text:p>0.47080924463287</text:p>
          </table:table-cell>
          <table:table-cell office:value-type="float" office:value="0.470699550497087" calcext:value-type="float">
            <text:p>0.470699550497087</text:p>
          </table:table-cell>
          <table:table-cell office:value-type="float" office:value="0.47053543846683" calcext:value-type="float">
            <text:p>0.47053543846683</text:p>
          </table:table-cell>
          <table:table-cell office:value-type="float" office:value="0.470583239704739" calcext:value-type="float">
            <text:p>0.470583239704739</text:p>
          </table:table-cell>
          <table:table-cell office:value-type="float" office:value="0.470535346511461" calcext:value-type="float">
            <text:p>0.470535346511461</text:p>
          </table:table-cell>
          <table:table-cell office:value-type="float" office:value="0.470734758897058" calcext:value-type="float">
            <text:p>0.470734758897058</text:p>
          </table:table-cell>
          <table:table-cell office:value-type="float" office:value="0.470760662191764" calcext:value-type="float">
            <text:p>0.470760662191764</text:p>
          </table:table-cell>
          <table:table-cell office:value-type="float" office:value="0.470301721022334" calcext:value-type="float">
            <text:p>0.470301721022334</text:p>
          </table:table-cell>
          <table:table-cell office:value-type="float" office:value="0.470768401250003" calcext:value-type="float">
            <text:p>0.470768401250003</text:p>
          </table:table-cell>
          <table:table-cell office:value-type="float" office:value="0.470596177464111" calcext:value-type="float">
            <text:p>0.470596177464111</text:p>
          </table:table-cell>
          <table:table-cell office:value-type="float" office:value="0.470719419652581" calcext:value-type="float">
            <text:p>0.470719419652581</text:p>
          </table:table-cell>
          <table:table-cell office:value-type="float" office:value="0.470396941591966" calcext:value-type="float">
            <text:p>0.470396941591966</text:p>
          </table:table-cell>
          <table:table-cell office:value-type="float" office:value="0.470412411974992" calcext:value-type="float">
            <text:p>0.470412411974992</text:p>
          </table:table-cell>
          <table:table-cell office:value-type="float" office:value="0.470539697645565" calcext:value-type="float">
            <text:p>0.470539697645565</text:p>
          </table:table-cell>
          <table:table-cell office:value-type="float" office:value="0.470476695772461" calcext:value-type="float">
            <text:p>0.470476695772461</text:p>
          </table:table-cell>
          <table:table-cell office:value-type="float" office:value="0.470346330081334" calcext:value-type="float">
            <text:p>0.470346330081334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0627350369821" calcext:value-type="float">
            <text:p>-0.180627350369821</text:p>
          </table:table-cell>
          <table:table-cell office:value-type="float" office:value="-0.180639807931617" calcext:value-type="float">
            <text:p>-0.180639807931617</text:p>
          </table:table-cell>
          <table:table-cell office:value-type="float" office:value="-0.180766290475545" calcext:value-type="float">
            <text:p>-0.180766290475545</text:p>
          </table:table-cell>
          <table:table-cell office:value-type="float" office:value="-0.180574605780819" calcext:value-type="float">
            <text:p>-0.180574605780819</text:p>
          </table:table-cell>
          <table:table-cell office:value-type="float" office:value="-0.180509025693767" calcext:value-type="float">
            <text:p>-0.180509025693767</text:p>
          </table:table-cell>
          <table:table-cell office:value-type="float" office:value="-0.180536894291322" calcext:value-type="float">
            <text:p>-0.180536894291322</text:p>
          </table:table-cell>
          <table:table-cell office:value-type="float" office:value="-0.180647957160445" calcext:value-type="float">
            <text:p>-0.180647957160445</text:p>
          </table:table-cell>
          <table:table-cell office:value-type="float" office:value="-0.18044649702118" calcext:value-type="float">
            <text:p>-0.18044649702118</text:p>
          </table:table-cell>
          <table:table-cell office:value-type="float" office:value="-0.180460160760462" calcext:value-type="float">
            <text:p>-0.180460160760462</text:p>
          </table:table-cell>
          <table:table-cell office:value-type="float" office:value="-0.180525710654859" calcext:value-type="float">
            <text:p>-0.180525710654859</text:p>
          </table:table-cell>
          <table:table-cell office:value-type="float" office:value="-0.180600187511792" calcext:value-type="float">
            <text:p>-0.180600187511792</text:p>
          </table:table-cell>
          <table:table-cell office:value-type="float" office:value="-0.180557240716727" calcext:value-type="float">
            <text:p>-0.180557240716727</text:p>
          </table:table-cell>
          <table:table-cell office:value-type="float" office:value="-0.180571890115882" calcext:value-type="float">
            <text:p>-0.180571890115882</text:p>
          </table:table-cell>
          <table:table-cell office:value-type="float" office:value="-0.180627189937274" calcext:value-type="float">
            <text:p>-0.180627189937274</text:p>
          </table:table-cell>
          <table:table-cell office:value-type="float" office:value="-0.180466409768728" calcext:value-type="float">
            <text:p>-0.180466409768728</text:p>
          </table:table-cell>
          <table:table-cell office:value-type="float" office:value="-0.180532094509711" calcext:value-type="float">
            <text:p>-0.180532094509711</text:p>
          </table:table-cell>
          <table:table-cell office:value-type="float" office:value="-0.180538919613467" calcext:value-type="float">
            <text:p>-0.180538919613467</text:p>
          </table:table-cell>
          <table:table-cell office:value-type="float" office:value="-0.180700046991634" calcext:value-type="float">
            <text:p>-0.180700046991634</text:p>
          </table:table-cell>
          <table:table-cell office:value-type="float" office:value="-0.180543605876079" calcext:value-type="float">
            <text:p>-0.180543605876079</text:p>
          </table:table-cell>
          <table:table-cell office:value-type="float" office:value="-0.18059693503601" calcext:value-type="float">
            <text:p>-0.18059693503601</text:p>
          </table:table-cell>
          <table:table-cell office:value-type="float" office:value="-0.180633446156457" calcext:value-type="float">
            <text:p>-0.180633446156457</text:p>
          </table:table-cell>
          <table:table-cell office:value-type="float" office:value="-0.180766213561916" calcext:value-type="float">
            <text:p>-0.180766213561916</text:p>
          </table:table-cell>
          <table:table-cell office:value-type="float" office:value="-0.180663393859783" calcext:value-type="float">
            <text:p>-0.180663393859783</text:p>
          </table:table-cell>
          <table:table-cell office:value-type="float" office:value="-0.180500214448257" calcext:value-type="float">
            <text:p>-0.180500214448257</text:p>
          </table:table-cell>
          <table:table-cell office:value-type="float" office:value="-0.180528882222506" calcext:value-type="float">
            <text:p>-0.180528882222506</text:p>
          </table:table-cell>
          <table:table-cell office:value-type="float" office:value="-0.180540918539306" calcext:value-type="float">
            <text:p>-0.180540918539306</text:p>
          </table:table-cell>
          <table:table-cell office:value-type="float" office:value="-0.180593553512008" calcext:value-type="float">
            <text:p>-0.180593553512008</text:p>
          </table:table-cell>
          <table:table-cell office:value-type="float" office:value="-0.180652006164067" calcext:value-type="float">
            <text:p>-0.180652006164067</text:p>
          </table:table-cell>
          <table:table-cell office:value-type="float" office:value="-0.180830468448302" calcext:value-type="float">
            <text:p>-0.180830468448302</text:p>
          </table:table-cell>
          <table:table-cell office:value-type="float" office:value="-0.180628589863587" calcext:value-type="float">
            <text:p>-0.180628589863587</text:p>
          </table:table-cell>
          <table:table-cell office:value-type="float" office:value="-0.180672522810623" calcext:value-type="float">
            <text:p>-0.180672522810623</text:p>
          </table:table-cell>
          <table:table-cell office:value-type="float" office:value="-0.18051659695851" calcext:value-type="float">
            <text:p>-0.18051659695851</text:p>
          </table:table-cell>
          <table:table-cell office:value-type="float" office:value="-0.180524395797913" calcext:value-type="float">
            <text:p>-0.180524395797913</text:p>
          </table:table-cell>
          <table:table-cell office:value-type="float" office:value="-0.180628148952006" calcext:value-type="float">
            <text:p>-0.180628148952006</text:p>
          </table:table-cell>
          <table:table-cell office:value-type="float" office:value="-0.180678377963953" calcext:value-type="float">
            <text:p>-0.180678377963953</text:p>
          </table:table-cell>
          <table:table-cell office:value-type="float" office:value="-0.180476180652393" calcext:value-type="float">
            <text:p>-0.180476180652393</text:p>
          </table:table-cell>
          <table:table-cell office:value-type="float" office:value="-0.180682994714613" calcext:value-type="float">
            <text:p>-0.180682994714613</text:p>
          </table:table-cell>
          <table:table-cell office:value-type="float" office:value="-0.180539787030796" calcext:value-type="float">
            <text:p>-0.180539787030796</text:p>
          </table:table-cell>
          <table:table-cell office:value-type="float" office:value="-0.180614298277102" calcext:value-type="float">
            <text:p>-0.180614298277102</text:p>
          </table:table-cell>
          <table:table-cell office:value-type="float" office:value="-0.180665360437103" calcext:value-type="float">
            <text:p>-0.180665360437103</text:p>
          </table:table-cell>
          <table:table-cell office:value-type="float" office:value="-0.180771131627369" calcext:value-type="float">
            <text:p>-0.180771131627369</text:p>
          </table:table-cell>
          <table:table-cell office:value-type="float" office:value="-0.180693188494504" calcext:value-type="float">
            <text:p>-0.180693188494504</text:p>
          </table:table-cell>
          <table:table-cell office:value-type="float" office:value="-0.180700782747943" calcext:value-type="float">
            <text:p>-0.180700782747943</text:p>
          </table:table-cell>
          <table:table-cell office:value-type="float" office:value="-0.180738488570232" calcext:value-type="float">
            <text:p>-0.180738488570232</text:p>
          </table:table-cell>
          <table:table-cell office:value-type="float" office:value="-0.180692980342919" calcext:value-type="float">
            <text:p>-0.180692980342919</text:p>
          </table:table-cell>
          <table:table-cell office:value-type="float" office:value="-0.180542343420383" calcext:value-type="float">
            <text:p>-0.180542343420383</text:p>
          </table:table-cell>
          <table:table-cell office:value-type="float" office:value="-0.180739695843066" calcext:value-type="float">
            <text:p>-0.180739695843066</text:p>
          </table:table-cell>
          <table:table-cell office:value-type="float" office:value="-0.180615556210397" calcext:value-type="float">
            <text:p>-0.180615556210397</text:p>
          </table:table-cell>
          <table:table-cell office:value-type="float" office:value="-0.180659094757197" calcext:value-type="float">
            <text:p>-0.180659094757197</text:p>
          </table:table-cell>
          <table:table-cell office:value-type="float" office:value="-0.180876362477857" calcext:value-type="float">
            <text:p>-0.180876362477857</text:p>
          </table:table-cell>
          <table:table-cell office:value-type="float" office:value="-0.180704048039302" calcext:value-type="float">
            <text:p>-0.180704048039302</text:p>
          </table:table-cell>
          <table:table-cell office:value-type="float" office:value="-0.180698280299147" calcext:value-type="float">
            <text:p>-0.180698280299147</text:p>
          </table:table-cell>
          <table:table-cell office:value-type="float" office:value="-0.180631988396632" calcext:value-type="float">
            <text:p>-0.180631988396632</text:p>
          </table:table-cell>
          <table:table-cell office:value-type="float" office:value="-0.180607530303857" calcext:value-type="float">
            <text:p>-0.180607530303857</text:p>
          </table:table-cell>
          <table:table-cell office:value-type="float" office:value="-0.180552304450332" calcext:value-type="float">
            <text:p>-0.180552304450332</text:p>
          </table:table-cell>
          <table:table-cell office:value-type="float" office:value="-0.180648170672835" calcext:value-type="float">
            <text:p>-0.180648170672835</text:p>
          </table:table-cell>
          <table:table-cell office:value-type="float" office:value="-0.18070975862547" calcext:value-type="float">
            <text:p>-0.18070975862547</text:p>
          </table:table-cell>
          <table:table-cell office:value-type="float" office:value="-0.180581969199459" calcext:value-type="float">
            <text:p>-0.180581969199459</text:p>
          </table:table-cell>
          <table:table-cell office:value-type="float" office:value="-0.180679960802196" calcext:value-type="float">
            <text:p>-0.180679960802196</text:p>
          </table:table-cell>
          <table:table-cell office:value-type="float" office:value="-0.180628337634491" calcext:value-type="float">
            <text:p>-0.180628337634491</text:p>
          </table:table-cell>
          <table:table-cell office:value-type="float" office:value="-0.180675443364777" calcext:value-type="float">
            <text:p>-0.180675443364777</text:p>
          </table:table-cell>
          <table:table-cell office:value-type="float" office:value="-0.18064211400219" calcext:value-type="float">
            <text:p>-0.18064211400219</text:p>
          </table:table-cell>
          <table:table-cell office:value-type="float" office:value="-0.180509635080677" calcext:value-type="float">
            <text:p>-0.180509635080677</text:p>
          </table:table-cell>
          <table:table-cell office:value-type="float" office:value="-0.180557529691772" calcext:value-type="float">
            <text:p>-0.180557529691772</text:p>
          </table:table-cell>
          <table:table-cell office:value-type="float" office:value="-0.180626888059795" calcext:value-type="float">
            <text:p>-0.180626888059795</text:p>
          </table:table-cell>
          <table:table-cell office:value-type="float" office:value="-0.180530158812008" calcext:value-type="float">
            <text:p>-0.180530158812008</text:p>
          </table:table-cell>
          <table:table-cell office:value-type="float" office:value="-0.180461720484458" calcext:value-type="float">
            <text:p>-0.180461720484458</text:p>
          </table:table-cell>
          <table:table-cell office:value-type="float" office:value="-0.180618205243046" calcext:value-type="float">
            <text:p>-0.180618205243046</text:p>
          </table:table-cell>
          <table:table-cell office:value-type="float" office:value="-0.180554933571445" calcext:value-type="float">
            <text:p>-0.180554933571445</text:p>
          </table:table-cell>
          <table:table-cell office:value-type="float" office:value="-0.180613059864659" calcext:value-type="float">
            <text:p>-0.180613059864659</text:p>
          </table:table-cell>
          <table:table-cell office:value-type="float" office:value="-0.18058002855215" calcext:value-type="float">
            <text:p>-0.18058002855215</text:p>
          </table:table-cell>
          <table:table-cell office:value-type="float" office:value="-0.180469955274029" calcext:value-type="float">
            <text:p>-0.180469955274029</text:p>
          </table:table-cell>
          <table:table-cell office:value-type="float" office:value="-0.180568295036447" calcext:value-type="float">
            <text:p>-0.180568295036447</text:p>
          </table:table-cell>
          <table:table-cell office:value-type="float" office:value="-0.180627600549266" calcext:value-type="float">
            <text:p>-0.180627600549266</text:p>
          </table:table-cell>
          <table:table-cell office:value-type="float" office:value="-0.180561596256594" calcext:value-type="float">
            <text:p>-0.180561596256594</text:p>
          </table:table-cell>
          <table:table-cell office:value-type="float" office:value="-0.180551474149284" calcext:value-type="float">
            <text:p>-0.180551474149284</text:p>
          </table:table-cell>
          <table:table-cell office:value-type="float" office:value="-0.180443944942341" calcext:value-type="float">
            <text:p>-0.180443944942341</text:p>
          </table:table-cell>
          <table:table-cell office:value-type="float" office:value="-0.180502145675533" calcext:value-type="float">
            <text:p>-0.180502145675533</text:p>
          </table:table-cell>
          <table:table-cell office:value-type="float" office:value="-0.180573508753861" calcext:value-type="float">
            <text:p>-0.180573508753861</text:p>
          </table:table-cell>
          <table:table-cell office:value-type="float" office:value="-0.180516687467321" calcext:value-type="float">
            <text:p>-0.180516687467321</text:p>
          </table:table-cell>
          <table:table-cell office:value-type="float" office:value="-0.180640875703164" calcext:value-type="float">
            <text:p>-0.180640875703164</text:p>
          </table:table-cell>
          <table:table-cell office:value-type="float" office:value="-0.180658804513519" calcext:value-type="float">
            <text:p>-0.180658804513519</text:p>
          </table:table-cell>
          <table:table-cell office:value-type="float" office:value="-0.180564215348444" calcext:value-type="float">
            <text:p>-0.180564215348444</text:p>
          </table:table-cell>
          <table:table-cell office:value-type="float" office:value="-0.180903597418873" calcext:value-type="float">
            <text:p>-0.180903597418873</text:p>
          </table:table-cell>
          <table:table-cell office:value-type="float" office:value="-0.180562326741455" calcext:value-type="float">
            <text:p>-0.180562326741455</text:p>
          </table:table-cell>
          <table:table-cell office:value-type="float" office:value="-0.180638208619156" calcext:value-type="float">
            <text:p>-0.180638208619156</text:p>
          </table:table-cell>
          <table:table-cell office:value-type="float" office:value="-0.180440870033674" calcext:value-type="float">
            <text:p>-0.180440870033674</text:p>
          </table:table-cell>
          <table:table-cell office:value-type="float" office:value="-0.180499875218931" calcext:value-type="float">
            <text:p>-0.180499875218931</text:p>
          </table:table-cell>
          <table:table-cell office:value-type="float" office:value="-0.182977181285139" calcext:value-type="float">
            <text:p>-0.182977181285139</text:p>
          </table:table-cell>
          <table:table-cell office:value-type="float" office:value="-0.185144277404969" calcext:value-type="float">
            <text:p>-0.185144277404969</text:p>
          </table:table-cell>
          <table:table-cell office:value-type="float" office:value="-0.183626564621743" calcext:value-type="float">
            <text:p>-0.183626564621743</text:p>
          </table:table-cell>
          <table:table-cell office:value-type="float" office:value="-0.186026062875419" calcext:value-type="float">
            <text:p>-0.186026062875419</text:p>
          </table:table-cell>
          <table:table-cell office:value-type="float" office:value="-0.187284804413458" calcext:value-type="float">
            <text:p>-0.187284804413458</text:p>
          </table:table-cell>
          <table:table-cell office:value-type="float" office:value="-0.180270968410255" calcext:value-type="float">
            <text:p>-0.180270968410255</text:p>
          </table:table-cell>
          <table:table-cell office:value-type="float" office:value="-0.178084215806756" calcext:value-type="float">
            <text:p>-0.178084215806756</text:p>
          </table:table-cell>
          <table:table-cell office:value-type="float" office:value="-0.18508959489745" calcext:value-type="float">
            <text:p>-0.18508959489745</text:p>
          </table:table-cell>
          <table:table-cell office:value-type="float" office:value="-0.186281227964772" calcext:value-type="float">
            <text:p>-0.186281227964772</text:p>
          </table:table-cell>
          <table:table-cell office:value-type="float" office:value="-0.188319817198156" calcext:value-type="float">
            <text:p>-0.188319817198156</text:p>
          </table:table-cell>
          <table:table-cell office:value-type="float" office:value="-0.194994744498793" calcext:value-type="float">
            <text:p>-0.194994744498793</text:p>
          </table:table-cell>
          <table:table-cell office:value-type="float" office:value="-0.197320690750683" calcext:value-type="float">
            <text:p>-0.197320690750683</text:p>
          </table:table-cell>
          <table:table-cell office:value-type="float" office:value="-0.195944631280201" calcext:value-type="float">
            <text:p>-0.195944631280201</text:p>
          </table:table-cell>
          <table:table-cell office:value-type="float" office:value="-0.193678546546501" calcext:value-type="float">
            <text:p>-0.193678546546501</text:p>
          </table:table-cell>
          <table:table-cell office:value-type="float" office:value="-0.195608530144123" calcext:value-type="float">
            <text:p>-0.195608530144123</text:p>
          </table:table-cell>
          <table:table-cell office:value-type="float" office:value="-0.197023527496601" calcext:value-type="float">
            <text:p>-0.197023527496601</text:p>
          </table:table-cell>
          <table:table-cell office:value-type="float" office:value="-0.195255369558923" calcext:value-type="float">
            <text:p>-0.195255369558923</text:p>
          </table:table-cell>
          <table:table-cell office:value-type="float" office:value="-0.199120155538205" calcext:value-type="float">
            <text:p>-0.199120155538205</text:p>
          </table:table-cell>
          <table:table-cell office:value-type="float" office:value="-0.203595277538338" calcext:value-type="float">
            <text:p>-0.203595277538338</text:p>
          </table:table-cell>
          <table:table-cell office:value-type="float" office:value="-0.205677655934879" calcext:value-type="float">
            <text:p>-0.205677655934879</text:p>
          </table:table-cell>
          <table:table-cell office:value-type="float" office:value="-0.208412276840651" calcext:value-type="float">
            <text:p>-0.208412276840651</text:p>
          </table:table-cell>
          <table:table-cell office:value-type="float" office:value="-0.211406915370548" calcext:value-type="float">
            <text:p>-0.211406915370548</text:p>
          </table:table-cell>
          <table:table-cell office:value-type="float" office:value="-0.205179858010567" calcext:value-type="float">
            <text:p>-0.205179858010567</text:p>
          </table:table-cell>
          <table:table-cell office:value-type="float" office:value="-0.204373941677005" calcext:value-type="float">
            <text:p>-0.204373941677005</text:p>
          </table:table-cell>
          <table:table-cell office:value-type="float" office:value="-0.206510690186037" calcext:value-type="float">
            <text:p>-0.206510690186037</text:p>
          </table:table-cell>
          <table:table-cell office:value-type="float" office:value="-0.206227544589487" calcext:value-type="float">
            <text:p>-0.206227544589487</text:p>
          </table:table-cell>
          <table:table-cell office:value-type="float" office:value="-0.205739643819178" calcext:value-type="float">
            <text:p>-0.205739643819178</text:p>
          </table:table-cell>
          <table:table-cell office:value-type="float" office:value="-0.210727133809013" calcext:value-type="float">
            <text:p>-0.210727133809013</text:p>
          </table:table-cell>
          <table:table-cell office:value-type="float" office:value="-0.210982961648119" calcext:value-type="float">
            <text:p>-0.210982961648119</text:p>
          </table:table-cell>
          <table:table-cell office:value-type="float" office:value="-0.212517502463472" calcext:value-type="float">
            <text:p>-0.212517502463472</text:p>
          </table:table-cell>
          <table:table-cell office:value-type="float" office:value="-0.215899644526473" calcext:value-type="float">
            <text:p>-0.215899644526473</text:p>
          </table:table-cell>
          <table:table-cell office:value-type="float" office:value="-0.217527397864995" calcext:value-type="float">
            <text:p>-0.217527397864995</text:p>
          </table:table-cell>
          <table:table-cell office:value-type="float" office:value="-0.211278204971991" calcext:value-type="float">
            <text:p>-0.211278204971991</text:p>
          </table:table-cell>
          <table:table-cell office:value-type="float" office:value="-0.212307980406489" calcext:value-type="float">
            <text:p>-0.212307980406489</text:p>
          </table:table-cell>
          <table:table-cell office:value-type="float" office:value="-0.214194513150774" calcext:value-type="float">
            <text:p>-0.214194513150774</text:p>
          </table:table-cell>
          <table:table-cell office:value-type="float" office:value="-0.213412751649041" calcext:value-type="float">
            <text:p>-0.213412751649041</text:p>
          </table:table-cell>
          <table:table-cell office:value-type="float" office:value="-0.221058123066154" calcext:value-type="float">
            <text:p>-0.221058123066154</text:p>
          </table:table-cell>
          <table:table-cell office:value-type="float" office:value="-0.221502408621478" calcext:value-type="float">
            <text:p>-0.221502408621478</text:p>
          </table:table-cell>
          <table:table-cell office:value-type="float" office:value="-0.220040278175354" calcext:value-type="float">
            <text:p>-0.220040278175354</text:p>
          </table:table-cell>
          <table:table-cell office:value-type="float" office:value="-0.218972063765072" calcext:value-type="float">
            <text:p>-0.218972063765072</text:p>
          </table:table-cell>
          <table:table-cell office:value-type="float" office:value="-0.217808163021938" calcext:value-type="float">
            <text:p>-0.217808163021938</text:p>
          </table:table-cell>
          <table:table-cell office:value-type="float" office:value="-0.217307546489259" calcext:value-type="float">
            <text:p>-0.217307546489259</text:p>
          </table:table-cell>
          <table:table-cell office:value-type="float" office:value="-0.218886826311968" calcext:value-type="float">
            <text:p>-0.218886826311968</text:p>
          </table:table-cell>
          <table:table-cell office:value-type="float" office:value="-0.212969809320478" calcext:value-type="float">
            <text:p>-0.212969809320478</text:p>
          </table:table-cell>
          <table:table-cell office:value-type="float" office:value="-0.211071579454835" calcext:value-type="float">
            <text:p>-0.211071579454835</text:p>
          </table:table-cell>
          <table:table-cell office:value-type="float" office:value="-0.211398370646807" calcext:value-type="float">
            <text:p>-0.211398370646807</text:p>
          </table:table-cell>
          <table:table-cell office:value-type="float" office:value="-0.21293452349647" calcext:value-type="float">
            <text:p>-0.21293452349647</text:p>
          </table:table-cell>
          <table:table-cell office:value-type="float" office:value="-0.208992078339403" calcext:value-type="float">
            <text:p>-0.208992078339403</text:p>
          </table:table-cell>
          <table:table-cell office:value-type="float" office:value="-0.209844076897807" calcext:value-type="float">
            <text:p>-0.209844076897807</text:p>
          </table:table-cell>
          <table:table-cell office:value-type="float" office:value="-0.209631101771494" calcext:value-type="float">
            <text:p>-0.209631101771494</text:p>
          </table:table-cell>
          <table:table-cell office:value-type="float" office:value="-0.207803130117938" calcext:value-type="float">
            <text:p>-0.207803130117938</text:p>
          </table:table-cell>
          <table:table-cell office:value-type="float" office:value="-0.207978109822691" calcext:value-type="float">
            <text:p>-0.207978109822691</text:p>
          </table:table-cell>
          <table:table-cell office:value-type="float" office:value="-0.205158582066315" calcext:value-type="float">
            <text:p>-0.205158582066315</text:p>
          </table:table-cell>
          <table:table-cell office:value-type="float" office:value="-0.195571243504298" calcext:value-type="float">
            <text:p>-0.195571243504298</text:p>
          </table:table-cell>
          <table:table-cell office:value-type="float" office:value="-0.187155221793935" calcext:value-type="float">
            <text:p>-0.187155221793935</text:p>
          </table:table-cell>
          <table:table-cell office:value-type="float" office:value="-0.18796316370819" calcext:value-type="float">
            <text:p>-0.18796316370819</text:p>
          </table:table-cell>
          <table:table-cell office:value-type="float" office:value="-0.189398983053975" calcext:value-type="float">
            <text:p>-0.189398983053975</text:p>
          </table:table-cell>
          <table:table-cell office:value-type="float" office:value="-0.18837833536046" calcext:value-type="float">
            <text:p>-0.18837833536046</text:p>
          </table:table-cell>
          <table:table-cell office:value-type="float" office:value="-0.184558518501526" calcext:value-type="float">
            <text:p>-0.184558518501526</text:p>
          </table:table-cell>
          <table:table-cell office:value-type="float" office:value="-0.187049055213027" calcext:value-type="float">
            <text:p>-0.187049055213027</text:p>
          </table:table-cell>
          <table:table-cell office:value-type="float" office:value="-0.214838922272372" calcext:value-type="float">
            <text:p>-0.214838922272372</text:p>
          </table:table-cell>
          <table:table-cell office:value-type="float" office:value="-0.167187976896292" calcext:value-type="float">
            <text:p>-0.167187976896292</text:p>
          </table:table-cell>
          <table:table-cell office:value-type="float" office:value="-0.16303623630403" calcext:value-type="float">
            <text:p>-0.16303623630403</text:p>
          </table:table-cell>
          <table:table-cell office:value-type="float" office:value="-0.200772196676558" calcext:value-type="float">
            <text:p>-0.200772196676558</text:p>
          </table:table-cell>
          <table:table-cell office:value-type="float" office:value="-0.203584698638277" calcext:value-type="float">
            <text:p>-0.203584698638277</text:p>
          </table:table-cell>
          <table:table-cell office:value-type="float" office:value="-0.201982709564835" calcext:value-type="float">
            <text:p>-0.201982709564835</text:p>
          </table:table-cell>
          <table:table-cell office:value-type="float" office:value="-0.192875406321837" calcext:value-type="float">
            <text:p>-0.192875406321837</text:p>
          </table:table-cell>
          <table:table-cell office:value-type="float" office:value="-0.194907153500312" calcext:value-type="float">
            <text:p>-0.194907153500312</text:p>
          </table:table-cell>
          <table:table-cell office:value-type="float" office:value="-0.193814175716883" calcext:value-type="float">
            <text:p>-0.193814175716883</text:p>
          </table:table-cell>
          <table:table-cell office:value-type="float" office:value="-0.193512357043121" calcext:value-type="float">
            <text:p>-0.193512357043121</text:p>
          </table:table-cell>
          <table:table-cell office:value-type="float" office:value="-0.224231742244083" calcext:value-type="float">
            <text:p>-0.224231742244083</text:p>
          </table:table-cell>
          <table:table-cell office:value-type="float" office:value="-0.177364876934874" calcext:value-type="float">
            <text:p>-0.177364876934874</text:p>
          </table:table-cell>
          <table:table-cell office:value-type="float" office:value="-0.190133284604238" calcext:value-type="float">
            <text:p>-0.190133284604238</text:p>
          </table:table-cell>
          <table:table-cell office:value-type="float" office:value="-0.19544305828244" calcext:value-type="float">
            <text:p>-0.19544305828244</text:p>
          </table:table-cell>
          <table:table-cell office:value-type="float" office:value="-0.202501459335753" calcext:value-type="float">
            <text:p>-0.202501459335753</text:p>
          </table:table-cell>
          <table:table-cell office:value-type="float" office:value="-0.209598609848869" calcext:value-type="float">
            <text:p>-0.209598609848869</text:p>
          </table:table-cell>
          <table:table-cell office:value-type="float" office:value="-0.214702292865083" calcext:value-type="float">
            <text:p>-0.214702292865083</text:p>
          </table:table-cell>
          <table:table-cell office:value-type="float" office:value="-0.208963543325943" calcext:value-type="float">
            <text:p>-0.208963543325943</text:p>
          </table:table-cell>
          <table:table-cell office:value-type="float" office:value="-0.202765268200091" calcext:value-type="float">
            <text:p>-0.202765268200091</text:p>
          </table:table-cell>
          <table:table-cell office:value-type="float" office:value="-0.197013210525349" calcext:value-type="float">
            <text:p>-0.197013210525349</text:p>
          </table:table-cell>
          <table:table-cell office:value-type="float" office:value="-0.193938536368636" calcext:value-type="float">
            <text:p>-0.193938536368636</text:p>
          </table:table-cell>
          <table:table-cell office:value-type="float" office:value="-0.194072383380306" calcext:value-type="float">
            <text:p>-0.194072383380306</text:p>
          </table:table-cell>
          <table:table-cell office:value-type="float" office:value="-0.199253224983114" calcext:value-type="float">
            <text:p>-0.199253224983114</text:p>
          </table:table-cell>
          <table:table-cell office:value-type="float" office:value="-0.199990404411396" calcext:value-type="float">
            <text:p>-0.199990404411396</text:p>
          </table:table-cell>
          <table:table-cell office:value-type="float" office:value="-0.201237828009292" calcext:value-type="float">
            <text:p>-0.201237828009292</text:p>
          </table:table-cell>
          <table:table-cell office:value-type="float" office:value="-0.199421775034698" calcext:value-type="float">
            <text:p>-0.199421775034698</text:p>
          </table:table-cell>
          <table:table-cell office:value-type="float" office:value="-0.197464931625305" calcext:value-type="float">
            <text:p>-0.197464931625305</text:p>
          </table:table-cell>
          <table:table-cell office:value-type="float" office:value="-0.197407694917469" calcext:value-type="float">
            <text:p>-0.197407694917469</text:p>
          </table:table-cell>
          <table:table-cell office:value-type="float" office:value="-0.194146082150829" calcext:value-type="float">
            <text:p>-0.194146082150829</text:p>
          </table:table-cell>
          <table:table-cell office:value-type="float" office:value="-0.188360629665695" calcext:value-type="float">
            <text:p>-0.188360629665695</text:p>
          </table:table-cell>
          <table:table-cell office:value-type="float" office:value="-0.187722311744717" calcext:value-type="float">
            <text:p>-0.187722311744717</text:p>
          </table:table-cell>
          <table:table-cell office:value-type="float" office:value="-0.187999721032267" calcext:value-type="float">
            <text:p>-0.187999721032267</text:p>
          </table:table-cell>
          <table:table-cell office:value-type="float" office:value="-0.18447139809112" calcext:value-type="float">
            <text:p>-0.18447139809112</text:p>
          </table:table-cell>
          <table:table-cell office:value-type="float" office:value="-0.187937186334516" calcext:value-type="float">
            <text:p>-0.187937186334516</text:p>
          </table:table-cell>
          <table:table-cell office:value-type="float" office:value="-0.187821725680477" calcext:value-type="float">
            <text:p>-0.187821725680477</text:p>
          </table:table-cell>
          <table:table-cell office:value-type="float" office:value="-0.190157851435099" calcext:value-type="float">
            <text:p>-0.190157851435099</text:p>
          </table:table-cell>
          <table:table-cell office:value-type="float" office:value="-0.193582884957442" calcext:value-type="float">
            <text:p>-0.193582884957442</text:p>
          </table:table-cell>
          <table:table-cell office:value-type="float" office:value="-0.192149184219578" calcext:value-type="float">
            <text:p>-0.192149184219578</text:p>
          </table:table-cell>
          <table:table-cell office:value-type="float" office:value="-0.191714008979896" calcext:value-type="float">
            <text:p>-0.191714008979896</text:p>
          </table:table-cell>
          <table:table-cell office:value-type="float" office:value="-0.189697150284952" calcext:value-type="float">
            <text:p>-0.189697150284952</text:p>
          </table:table-cell>
          <table:table-cell office:value-type="float" office:value="-0.17946134745543" calcext:value-type="float">
            <text:p>-0.17946134745543</text:p>
          </table:table-cell>
          <table:table-cell office:value-type="float" office:value="-0.178212799651675" calcext:value-type="float">
            <text:p>-0.178212799651675</text:p>
          </table:table-cell>
          <table:table-cell office:value-type="float" office:value="-0.17971033723737" calcext:value-type="float">
            <text:p>-0.17971033723737</text:p>
          </table:table-cell>
          <table:table-cell office:value-type="float" office:value="-0.177065981028461" calcext:value-type="float">
            <text:p>-0.177065981028461</text:p>
          </table:table-cell>
          <table:table-cell office:value-type="float" office:value="-0.177613517132755" calcext:value-type="float">
            <text:p>-0.177613517132755</text:p>
          </table:table-cell>
          <table:table-cell office:value-type="float" office:value="-0.179683621693969" calcext:value-type="float">
            <text:p>-0.179683621693969</text:p>
          </table:table-cell>
          <table:table-cell office:value-type="float" office:value="-0.184594672727852" calcext:value-type="float">
            <text:p>-0.184594672727852</text:p>
          </table:table-cell>
          <table:table-cell office:value-type="float" office:value="-0.186751030074564" calcext:value-type="float">
            <text:p>-0.186751030074564</text:p>
          </table:table-cell>
          <table:table-cell office:value-type="float" office:value="-0.190488502424882" calcext:value-type="float">
            <text:p>-0.190488502424882</text:p>
          </table:table-cell>
          <table:table-cell office:value-type="float" office:value="-0.189562289667223" calcext:value-type="float">
            <text:p>-0.189562289667223</text:p>
          </table:table-cell>
          <table:table-cell office:value-type="float" office:value="-0.189258678163174" calcext:value-type="float">
            <text:p>-0.189258678163174</text:p>
          </table:table-cell>
          <table:table-cell office:value-type="float" office:value="-0.172666202549124" calcext:value-type="float">
            <text:p>-0.172666202549124</text:p>
          </table:table-cell>
          <table:table-cell office:value-type="float" office:value="-0.179711478583706" calcext:value-type="float">
            <text:p>-0.179711478583706</text:p>
          </table:table-cell>
          <table:table-cell office:value-type="float" office:value="-0.177896950472846" calcext:value-type="float">
            <text:p>-0.177896950472846</text:p>
          </table:table-cell>
          <table:table-cell office:value-type="float" office:value="-0.175929439862704" calcext:value-type="float">
            <text:p>-0.175929439862704</text:p>
          </table:table-cell>
          <table:table-cell office:value-type="float" office:value="-0.177074584366852" calcext:value-type="float">
            <text:p>-0.177074584366852</text:p>
          </table:table-cell>
          <table:table-cell office:value-type="float" office:value="-0.185686559509606" calcext:value-type="float">
            <text:p>-0.185686559509606</text:p>
          </table:table-cell>
          <table:table-cell office:value-type="float" office:value="-0.193572566466446" calcext:value-type="float">
            <text:p>-0.193572566466446</text:p>
          </table:table-cell>
          <table:table-cell office:value-type="float" office:value="-0.191710924956749" calcext:value-type="float">
            <text:p>-0.191710924956749</text:p>
          </table:table-cell>
          <table:table-cell office:value-type="float" office:value="-0.179516726093412" calcext:value-type="float">
            <text:p>-0.179516726093412</text:p>
          </table:table-cell>
          <table:table-cell office:value-type="float" office:value="-0.176389968615224" calcext:value-type="float">
            <text:p>-0.176389968615224</text:p>
          </table:table-cell>
          <table:table-cell office:value-type="float" office:value="-0.178423685008335" calcext:value-type="float">
            <text:p>-0.178423685008335</text:p>
          </table:table-cell>
          <table:table-cell office:value-type="float" office:value="-0.17979416927585" calcext:value-type="float">
            <text:p>-0.17979416927585</text:p>
          </table:table-cell>
          <table:table-cell office:value-type="float" office:value="-0.179190858608285" calcext:value-type="float">
            <text:p>-0.179190858608285</text:p>
          </table:table-cell>
          <table:table-cell office:value-type="float" office:value="-0.173303885395299" calcext:value-type="float">
            <text:p>-0.173303885395299</text:p>
          </table:table-cell>
          <table:table-cell office:value-type="float" office:value="-0.181796839707697" calcext:value-type="float">
            <text:p>-0.181796839707697</text:p>
          </table:table-cell>
          <table:table-cell office:value-type="float" office:value="-0.189572506830339" calcext:value-type="float">
            <text:p>-0.189572506830339</text:p>
          </table:table-cell>
          <table:table-cell office:value-type="float" office:value="-0.192357151034436" calcext:value-type="float">
            <text:p>-0.192357151034436</text:p>
          </table:table-cell>
          <table:table-cell office:value-type="float" office:value="-0.192468636394609" calcext:value-type="float">
            <text:p>-0.192468636394609</text:p>
          </table:table-cell>
          <table:table-cell office:value-type="float" office:value="-0.192244090462192" calcext:value-type="float">
            <text:p>-0.192244090462192</text:p>
          </table:table-cell>
          <table:table-cell office:value-type="float" office:value="-0.192354399944795" calcext:value-type="float">
            <text:p>-0.192354399944795</text:p>
          </table:table-cell>
          <table:table-cell office:value-type="float" office:value="-0.187785554699224" calcext:value-type="float">
            <text:p>-0.187785554699224</text:p>
          </table:table-cell>
          <table:table-cell office:value-type="float" office:value="-0.182715336983028" calcext:value-type="float">
            <text:p>-0.182715336983028</text:p>
          </table:table-cell>
          <table:table-cell office:value-type="float" office:value="-0.177455351426185" calcext:value-type="float">
            <text:p>-0.177455351426185</text:p>
          </table:table-cell>
          <table:table-cell office:value-type="float" office:value="-0.179653350169494" calcext:value-type="float">
            <text:p>-0.179653350169494</text:p>
          </table:table-cell>
          <table:table-cell office:value-type="float" office:value="-0.181195358704325" calcext:value-type="float">
            <text:p>-0.181195358704325</text:p>
          </table:table-cell>
          <table:table-cell office:value-type="float" office:value="-0.17614690470261" calcext:value-type="float">
            <text:p>-0.17614690470261</text:p>
          </table:table-cell>
          <table:table-cell office:value-type="float" office:value="-0.179245505044282" calcext:value-type="float">
            <text:p>-0.179245505044282</text:p>
          </table:table-cell>
          <table:table-cell office:value-type="float" office:value="-0.189839434443235" calcext:value-type="float">
            <text:p>-0.189839434443235</text:p>
          </table:table-cell>
          <table:table-cell office:value-type="float" office:value="-0.192082294226453" calcext:value-type="float">
            <text:p>-0.192082294226453</text:p>
          </table:table-cell>
          <table:table-cell office:value-type="float" office:value="-0.191821563739373" calcext:value-type="float">
            <text:p>-0.191821563739373</text:p>
          </table:table-cell>
          <table:table-cell office:value-type="float" office:value="-0.184048858265095" calcext:value-type="float">
            <text:p>-0.184048858265095</text:p>
          </table:table-cell>
          <table:table-cell office:value-type="float" office:value="-0.176857877934017" calcext:value-type="float">
            <text:p>-0.176857877934017</text:p>
          </table:table-cell>
          <table:table-cell office:value-type="float" office:value="-0.175316800285121" calcext:value-type="float">
            <text:p>-0.175316800285121</text:p>
          </table:table-cell>
          <table:table-cell office:value-type="float" office:value="-0.17760651578158" calcext:value-type="float">
            <text:p>-0.17760651578158</text:p>
          </table:table-cell>
          <table:table-cell office:value-type="float" office:value="-0.178921163404637" calcext:value-type="float">
            <text:p>-0.178921163404637</text:p>
          </table:table-cell>
          <table:table-cell office:value-type="float" office:value="-0.179816256416971" calcext:value-type="float">
            <text:p>-0.179816256416971</text:p>
          </table:table-cell>
          <table:table-cell office:value-type="float" office:value="-0.177468063889569" calcext:value-type="float">
            <text:p>-0.177468063889569</text:p>
          </table:table-cell>
          <table:table-cell office:value-type="float" office:value="-0.185463875508658" calcext:value-type="float">
            <text:p>-0.185463875508658</text:p>
          </table:table-cell>
          <table:table-cell office:value-type="float" office:value="-0.190521237458852" calcext:value-type="float">
            <text:p>-0.190521237458852</text:p>
          </table:table-cell>
          <table:table-cell office:value-type="float" office:value="-0.192491673535915" calcext:value-type="float">
            <text:p>-0.192491673535915</text:p>
          </table:table-cell>
          <table:table-cell office:value-type="float" office:value="-0.194241908227164" calcext:value-type="float">
            <text:p>-0.194241908227164</text:p>
          </table:table-cell>
          <table:table-cell office:value-type="float" office:value="-0.193520928299062" calcext:value-type="float">
            <text:p>-0.193520928299062</text:p>
          </table:table-cell>
          <table:table-cell office:value-type="float" office:value="-0.17913142339714" calcext:value-type="float">
            <text:p>-0.17913142339714</text:p>
          </table:table-cell>
          <table:table-cell office:value-type="float" office:value="-0.181609904856765" calcext:value-type="float">
            <text:p>-0.181609904856765</text:p>
          </table:table-cell>
          <table:table-cell office:value-type="float" office:value="-0.182055130316017" calcext:value-type="float">
            <text:p>-0.182055130316017</text:p>
          </table:table-cell>
          <table:table-cell office:value-type="float" office:value="-0.179548262100265" calcext:value-type="float">
            <text:p>-0.179548262100265</text:p>
          </table:table-cell>
          <table:table-cell office:value-type="float" office:value="-0.182929706277577" calcext:value-type="float">
            <text:p>-0.182929706277577</text:p>
          </table:table-cell>
          <table:table-cell office:value-type="float" office:value="-0.185185154478637" calcext:value-type="float">
            <text:p>-0.185185154478637</text:p>
          </table:table-cell>
          <table:table-cell office:value-type="float" office:value="-0.186153809200939" calcext:value-type="float">
            <text:p>-0.186153809200939</text:p>
          </table:table-cell>
          <table:table-cell office:value-type="float" office:value="-0.189810697941311" calcext:value-type="float">
            <text:p>-0.189810697941311</text:p>
          </table:table-cell>
          <table:table-cell office:value-type="float" office:value="-0.190212304154832" calcext:value-type="float">
            <text:p>-0.190212304154832</text:p>
          </table:table-cell>
          <table:table-cell office:value-type="float" office:value="-0.190130663035187" calcext:value-type="float">
            <text:p>-0.190130663035187</text:p>
          </table:table-cell>
          <table:table-cell office:value-type="float" office:value="-0.188453130227857" calcext:value-type="float">
            <text:p>-0.188453130227857</text:p>
          </table:table-cell>
          <table:table-cell office:value-type="float" office:value="-0.1900602778349" calcext:value-type="float">
            <text:p>-0.1900602778349</text:p>
          </table:table-cell>
          <table:table-cell office:value-type="float" office:value="-0.176770614094719" calcext:value-type="float">
            <text:p>-0.176770614094719</text:p>
          </table:table-cell>
          <table:table-cell office:value-type="float" office:value="-0.174723688846055" calcext:value-type="float">
            <text:p>-0.174723688846055</text:p>
          </table:table-cell>
          <table:table-cell office:value-type="float" office:value="-0.174583013341682" calcext:value-type="float">
            <text:p>-0.174583013341682</text:p>
          </table:table-cell>
          <table:table-cell office:value-type="float" office:value="-0.174537111759812" calcext:value-type="float">
            <text:p>-0.174537111759812</text:p>
          </table:table-cell>
          <table:table-cell office:value-type="float" office:value="-0.17053738631029" calcext:value-type="float">
            <text:p>-0.17053738631029</text:p>
          </table:table-cell>
          <table:table-cell office:value-type="float" office:value="-0.177091092613482" calcext:value-type="float">
            <text:p>-0.177091092613482</text:p>
          </table:table-cell>
          <table:table-cell office:value-type="float" office:value="-0.179853914325567" calcext:value-type="float">
            <text:p>-0.179853914325567</text:p>
          </table:table-cell>
          <table:table-cell office:value-type="float" office:value="-0.182898758852482" calcext:value-type="float">
            <text:p>-0.182898758852482</text:p>
          </table:table-cell>
          <table:table-cell office:value-type="float" office:value="-0.182676442915406" calcext:value-type="float">
            <text:p>-0.182676442915406</text:p>
          </table:table-cell>
          <table:table-cell office:value-type="float" office:value="-0.181763481149052" calcext:value-type="float">
            <text:p>-0.181763481149052</text:p>
          </table:table-cell>
          <table:table-cell office:value-type="float" office:value="-0.177838196535151" calcext:value-type="float">
            <text:p>-0.177838196535151</text:p>
          </table:table-cell>
          <table:table-cell office:value-type="float" office:value="-0.170526362228042" calcext:value-type="float">
            <text:p>-0.170526362228042</text:p>
          </table:table-cell>
          <table:table-cell office:value-type="float" office:value="-0.16711524214098" calcext:value-type="float">
            <text:p>-0.16711524214098</text:p>
          </table:table-cell>
          <table:table-cell office:value-type="float" office:value="-0.17016556803482" calcext:value-type="float">
            <text:p>-0.17016556803482</text:p>
          </table:table-cell>
          <table:table-cell office:value-type="float" office:value="-0.169707416070234" calcext:value-type="float">
            <text:p>-0.169707416070234</text:p>
          </table:table-cell>
          <table:table-cell office:value-type="float" office:value="-0.169364175071116" calcext:value-type="float">
            <text:p>-0.169364175071116</text:p>
          </table:table-cell>
          <table:table-cell office:value-type="float" office:value="-0.163850243956466" calcext:value-type="float">
            <text:p>-0.163850243956466</text:p>
          </table:table-cell>
          <table:table-cell office:value-type="float" office:value="-0.176808845013476" calcext:value-type="float">
            <text:p>-0.176808845013476</text:p>
          </table:table-cell>
          <table:table-cell office:value-type="float" office:value="-0.185214338732683" calcext:value-type="float">
            <text:p>-0.185214338732683</text:p>
          </table:table-cell>
          <table:table-cell office:value-type="float" office:value="-0.18895945059107" calcext:value-type="float">
            <text:p>-0.18895945059107</text:p>
          </table:table-cell>
          <table:table-cell office:value-type="float" office:value="-0.188527809990472" calcext:value-type="float">
            <text:p>-0.188527809990472</text:p>
          </table:table-cell>
          <table:table-cell office:value-type="float" office:value="-0.184891764581732" calcext:value-type="float">
            <text:p>-0.184891764581732</text:p>
          </table:table-cell>
          <table:table-cell office:value-type="float" office:value="-0.170749050343019" calcext:value-type="float">
            <text:p>-0.170749050343019</text:p>
          </table:table-cell>
          <table:table-cell office:value-type="float" office:value="-0.167620867168371" calcext:value-type="float">
            <text:p>-0.167620867168371</text:p>
          </table:table-cell>
          <table:table-cell office:value-type="float" office:value="-0.170599775505545" calcext:value-type="float">
            <text:p>-0.170599775505545</text:p>
          </table:table-cell>
          <table:table-cell office:value-type="float" office:value="-0.171070822007067" calcext:value-type="float">
            <text:p>-0.171070822007067</text:p>
          </table:table-cell>
          <table:table-cell office:value-type="float" office:value="-0.171918755052132" calcext:value-type="float">
            <text:p>-0.171918755052132</text:p>
          </table:table-cell>
          <table:table-cell office:value-type="float" office:value="-0.167046477339187" calcext:value-type="float">
            <text:p>-0.167046477339187</text:p>
          </table:table-cell>
          <table:table-cell office:value-type="float" office:value="-0.166912193584059" calcext:value-type="float">
            <text:p>-0.166912193584059</text:p>
          </table:table-cell>
          <table:table-cell office:value-type="float" office:value="-0.179163840016447" calcext:value-type="float">
            <text:p>-0.179163840016447</text:p>
          </table:table-cell>
          <table:table-cell office:value-type="float" office:value="-0.189572965358068" calcext:value-type="float">
            <text:p>-0.189572965358068</text:p>
          </table:table-cell>
          <table:table-cell office:value-type="float" office:value="-0.193328479468352" calcext:value-type="float">
            <text:p>-0.193328479468352</text:p>
          </table:table-cell>
          <table:table-cell office:value-type="float" office:value="-0.193335899717547" calcext:value-type="float">
            <text:p>-0.193335899717547</text:p>
          </table:table-cell>
          <table:table-cell office:value-type="float" office:value="-0.194307376431353" calcext:value-type="float">
            <text:p>-0.194307376431353</text:p>
          </table:table-cell>
          <table:table-cell office:value-type="float" office:value="-0.174910221661322" calcext:value-type="float">
            <text:p>-0.174910221661322</text:p>
          </table:table-cell>
          <table:table-cell office:value-type="float" office:value="-0.16886470481426" calcext:value-type="float">
            <text:p>-0.16886470481426</text:p>
          </table:table-cell>
          <table:table-cell office:value-type="float" office:value="-0.175870205673385" calcext:value-type="float">
            <text:p>-0.175870205673385</text:p>
          </table:table-cell>
          <table:table-cell office:value-type="float" office:value="-0.17660015702116" calcext:value-type="float">
            <text:p>-0.17660015702116</text:p>
          </table:table-cell>
          <table:table-cell office:value-type="float" office:value="-0.17374017079771" calcext:value-type="float">
            <text:p>-0.17374017079771</text:p>
          </table:table-cell>
          <table:table-cell office:value-type="float" office:value="-0.173787797818382" calcext:value-type="float">
            <text:p>-0.173787797818382</text:p>
          </table:table-cell>
          <table:table-cell office:value-type="float" office:value="-0.177526796112303" calcext:value-type="float">
            <text:p>-0.177526796112303</text:p>
          </table:table-cell>
          <table:table-cell office:value-type="float" office:value="-0.181018082914497" calcext:value-type="float">
            <text:p>-0.181018082914497</text:p>
          </table:table-cell>
          <table:table-cell office:value-type="float" office:value="-0.183579265003882" calcext:value-type="float">
            <text:p>-0.183579265003882</text:p>
          </table:table-cell>
          <table:table-cell office:value-type="float" office:value="-0.184473978981744" calcext:value-type="float">
            <text:p>-0.184473978981744</text:p>
          </table:table-cell>
          <table:table-cell office:value-type="float" office:value="-0.184786953065135" calcext:value-type="float">
            <text:p>-0.184786953065135</text:p>
          </table:table-cell>
          <table:table-cell office:value-type="float" office:value="-0.174173567139826" calcext:value-type="float">
            <text:p>-0.174173567139826</text:p>
          </table:table-cell>
          <table:table-cell office:value-type="float" office:value="-0.177276460739068" calcext:value-type="float">
            <text:p>-0.177276460739068</text:p>
          </table:table-cell>
          <table:table-cell office:value-type="float" office:value="-0.182123652837229" calcext:value-type="float">
            <text:p>-0.182123652837229</text:p>
          </table:table-cell>
          <table:table-cell office:value-type="float" office:value="-0.180773375796094" calcext:value-type="float">
            <text:p>-0.180773375796094</text:p>
          </table:table-cell>
          <table:table-cell office:value-type="float" office:value="-0.174098186320546" calcext:value-type="float">
            <text:p>-0.174098186320546</text:p>
          </table:table-cell>
          <table:table-cell office:value-type="float" office:value="-0.179827896854955" calcext:value-type="float">
            <text:p>-0.179827896854955</text:p>
          </table:table-cell>
          <table:table-cell office:value-type="float" office:value="-0.188158266110628" calcext:value-type="float">
            <text:p>-0.188158266110628</text:p>
          </table:table-cell>
          <table:table-cell office:value-type="float" office:value="-0.18807985845629" calcext:value-type="float">
            <text:p>-0.18807985845629</text:p>
          </table:table-cell>
          <table:table-cell office:value-type="float" office:value="-0.188113046777932" calcext:value-type="float">
            <text:p>-0.188113046777932</text:p>
          </table:table-cell>
          <table:table-cell office:value-type="float" office:value="-0.175821191003905" calcext:value-type="float">
            <text:p>-0.175821191003905</text:p>
          </table:table-cell>
          <table:table-cell office:value-type="float" office:value="-0.161022577825697" calcext:value-type="float">
            <text:p>-0.161022577825697</text:p>
          </table:table-cell>
          <table:table-cell office:value-type="float" office:value="-0.157685767193504" calcext:value-type="float">
            <text:p>-0.157685767193504</text:p>
          </table:table-cell>
          <table:table-cell office:value-type="float" office:value="-0.160221639888807" calcext:value-type="float">
            <text:p>-0.160221639888807</text:p>
          </table:table-cell>
          <table:table-cell office:value-type="float" office:value="-0.163788586706675" calcext:value-type="float">
            <text:p>-0.163788586706675</text:p>
          </table:table-cell>
          <table:table-cell office:value-type="float" office:value="-0.16431857399306" calcext:value-type="float">
            <text:p>-0.16431857399306</text:p>
          </table:table-cell>
          <table:table-cell office:value-type="float" office:value="-0.16359525452131" calcext:value-type="float">
            <text:p>-0.16359525452131</text:p>
          </table:table-cell>
          <table:table-cell office:value-type="float" office:value="-0.161707886024192" calcext:value-type="float">
            <text:p>-0.161707886024192</text:p>
          </table:table-cell>
          <table:table-cell office:value-type="float" office:value="-0.16183146859338" calcext:value-type="float">
            <text:p>-0.16183146859338</text:p>
          </table:table-cell>
          <table:table-cell office:value-type="float" office:value="-0.162635714127049" calcext:value-type="float">
            <text:p>-0.162635714127049</text:p>
          </table:table-cell>
          <table:table-cell office:value-type="float" office:value="-0.162652299293084" calcext:value-type="float">
            <text:p>-0.162652299293084</text:p>
          </table:table-cell>
          <table:table-cell office:value-type="float" office:value="-0.162115790265317" calcext:value-type="float">
            <text:p>-0.162115790265317</text:p>
          </table:table-cell>
          <table:table-cell office:value-type="float" office:value="-0.162326248942325" calcext:value-type="float">
            <text:p>-0.162326248942325</text:p>
          </table:table-cell>
          <table:table-cell office:value-type="float" office:value="-0.162373687551374" calcext:value-type="float">
            <text:p>-0.162373687551374</text:p>
          </table:table-cell>
          <table:table-cell office:value-type="float" office:value="-0.162395150436904" calcext:value-type="float">
            <text:p>-0.162395150436904</text:p>
          </table:table-cell>
          <table:table-cell office:value-type="float" office:value="-0.162262187362694" calcext:value-type="float">
            <text:p>-0.162262187362694</text:p>
          </table:table-cell>
          <table:table-cell office:value-type="float" office:value="-0.162191356245997" calcext:value-type="float">
            <text:p>-0.162191356245997</text:p>
          </table:table-cell>
          <table:table-cell office:value-type="float" office:value="-0.162365425661122" calcext:value-type="float">
            <text:p>-0.162365425661122</text:p>
          </table:table-cell>
          <table:table-cell office:value-type="float" office:value="-0.162439999027111" calcext:value-type="float">
            <text:p>-0.162439999027111</text:p>
          </table:table-cell>
          <table:table-cell office:value-type="float" office:value="-0.162354393663857" calcext:value-type="float">
            <text:p>-0.162354393663857</text:p>
          </table:table-cell>
          <table:table-cell office:value-type="float" office:value="-0.162461815218779" calcext:value-type="float">
            <text:p>-0.162461815218779</text:p>
          </table:table-cell>
          <table:table-cell office:value-type="float" office:value="-0.162399316664654" calcext:value-type="float">
            <text:p>-0.162399316664654</text:p>
          </table:table-cell>
          <table:table-cell office:value-type="float" office:value="-0.16233216861288" calcext:value-type="float">
            <text:p>-0.16233216861288</text:p>
          </table:table-cell>
          <table:table-cell office:value-type="float" office:value="-0.162352572235644" calcext:value-type="float">
            <text:p>-0.162352572235644</text:p>
          </table:table-cell>
          <table:table-cell office:value-type="float" office:value="-0.162340704234803" calcext:value-type="float">
            <text:p>-0.162340704234803</text:p>
          </table:table-cell>
          <table:table-cell office:value-type="float" office:value="-0.16239703823398" calcext:value-type="float">
            <text:p>-0.16239703823398</text:p>
          </table:table-cell>
          <table:table-cell office:value-type="float" office:value="-0.162482087689103" calcext:value-type="float">
            <text:p>-0.162482087689103</text:p>
          </table:table-cell>
          <table:table-cell office:value-type="float" office:value="-0.162377878567245" calcext:value-type="float">
            <text:p>-0.162377878567245</text:p>
          </table:table-cell>
          <table:table-cell office:value-type="float" office:value="-0.162421217890489" calcext:value-type="float">
            <text:p>-0.162421217890489</text:p>
          </table:table-cell>
          <table:table-cell office:value-type="float" office:value="-0.162464150297518" calcext:value-type="float">
            <text:p>-0.162464150297518</text:p>
          </table:table-cell>
          <table:table-cell office:value-type="float" office:value="-0.162406119225174" calcext:value-type="float">
            <text:p>-0.162406119225174</text:p>
          </table:table-cell>
          <table:table-cell office:value-type="float" office:value="-0.16229957528386" calcext:value-type="float">
            <text:p>-0.16229957528386</text:p>
          </table:table-cell>
          <table:table-cell office:value-type="float" office:value="-0.162262756676185" calcext:value-type="float">
            <text:p>-0.162262756676185</text:p>
          </table:table-cell>
          <table:table-cell office:value-type="float" office:value="-0.162419598548241" calcext:value-type="float">
            <text:p>-0.162419598548241</text:p>
          </table:table-cell>
          <table:table-cell office:value-type="float" office:value="-0.16235583657802" calcext:value-type="float">
            <text:p>-0.16235583657802</text:p>
          </table:table-cell>
          <table:table-cell office:value-type="float" office:value="-0.162375573266415" calcext:value-type="float">
            <text:p>-0.162375573266415</text:p>
          </table:table-cell>
          <table:table-cell office:value-type="float" office:value="-0.162302289512494" calcext:value-type="float">
            <text:p>-0.162302289512494</text:p>
          </table:table-cell>
          <table:table-cell office:value-type="float" office:value="-0.162340047258101" calcext:value-type="float">
            <text:p>-0.162340047258101</text:p>
          </table:table-cell>
          <table:table-cell office:value-type="float" office:value="-0.162295154657532" calcext:value-type="float">
            <text:p>-0.162295154657532</text:p>
          </table:table-cell>
          <table:table-cell office:value-type="float" office:value="-0.162380911104585" calcext:value-type="float">
            <text:p>-0.162380911104585</text:p>
          </table:table-cell>
          <table:table-cell office:value-type="float" office:value="-0.162380949850069" calcext:value-type="float">
            <text:p>-0.162380949850069</text:p>
          </table:table-cell>
          <table:table-cell office:value-type="float" office:value="-0.162368485659927" calcext:value-type="float">
            <text:p>-0.162368485659927</text:p>
          </table:table-cell>
          <table:table-cell office:value-type="float" office:value="-0.162355685528892" calcext:value-type="float">
            <text:p>-0.162355685528892</text:p>
          </table:table-cell>
          <table:table-cell office:value-type="float" office:value="-0.162368257088558" calcext:value-type="float">
            <text:p>-0.162368257088558</text:p>
          </table:table-cell>
          <table:table-cell office:value-type="float" office:value="-0.162401296899009" calcext:value-type="float">
            <text:p>-0.162401296899009</text:p>
          </table:table-cell>
          <table:table-cell office:value-type="float" office:value="-0.162395597111444" calcext:value-type="float">
            <text:p>-0.162395597111444</text:p>
          </table:table-cell>
          <table:table-cell office:value-type="float" office:value="-0.16239002096941" calcext:value-type="float">
            <text:p>-0.16239002096941</text:p>
          </table:table-cell>
          <table:table-cell office:value-type="float" office:value="-0.162357509015516" calcext:value-type="float">
            <text:p>-0.162357509015516</text:p>
          </table:table-cell>
          <table:table-cell office:value-type="float" office:value="-0.162320295176145" calcext:value-type="float">
            <text:p>-0.162320295176145</text:p>
          </table:table-cell>
          <table:table-cell office:value-type="float" office:value="-0.16234127671016" calcext:value-type="float">
            <text:p>-0.16234127671016</text:p>
          </table:table-cell>
          <table:table-cell office:value-type="float" office:value="-0.162399219610767" calcext:value-type="float">
            <text:p>-0.162399219610767</text:p>
          </table:table-cell>
          <table:table-cell office:value-type="float" office:value="-0.162330779696305" calcext:value-type="float">
            <text:p>-0.162330779696305</text:p>
          </table:table-cell>
          <table:table-cell office:value-type="float" office:value="-0.162409909394081" calcext:value-type="float">
            <text:p>-0.162409909394081</text:p>
          </table:table-cell>
          <table:table-cell office:value-type="float" office:value="-0.162397945586058" calcext:value-type="float">
            <text:p>-0.162397945586058</text:p>
          </table:table-cell>
          <table:table-cell office:value-type="float" office:value="-0.162417831130873" calcext:value-type="float">
            <text:p>-0.162417831130873</text:p>
          </table:table-cell>
          <table:table-cell office:value-type="float" office:value="-0.162353644147958" calcext:value-type="float">
            <text:p>-0.162353644147958</text:p>
          </table:table-cell>
          <table:table-cell office:value-type="float" office:value="-0.162443056517962" calcext:value-type="float">
            <text:p>-0.162443056517962</text:p>
          </table:table-cell>
          <table:table-cell office:value-type="float" office:value="-0.162411516015962" calcext:value-type="float">
            <text:p>-0.162411516015962</text:p>
          </table:table-cell>
          <table:table-cell office:value-type="float" office:value="-0.162393364625189" calcext:value-type="float">
            <text:p>-0.162393364625189</text:p>
          </table:table-cell>
          <table:table-cell office:value-type="float" office:value="-0.162489151754394" calcext:value-type="float">
            <text:p>-0.162489151754394</text:p>
          </table:table-cell>
          <table:table-cell office:value-type="float" office:value="-0.162379179072017" calcext:value-type="float">
            <text:p>-0.162379179072017</text:p>
          </table:table-cell>
          <table:table-cell office:value-type="float" office:value="-0.162377493133209" calcext:value-type="float">
            <text:p>-0.162377493133209</text:p>
          </table:table-cell>
          <table:table-cell office:value-type="float" office:value="-0.16243594685963" calcext:value-type="float">
            <text:p>-0.16243594685963</text:p>
          </table:table-cell>
          <table:table-cell office:value-type="float" office:value="-0.162409645989159" calcext:value-type="float">
            <text:p>-0.162409645989159</text:p>
          </table:table-cell>
          <table:table-cell office:value-type="float" office:value="-0.162447941430677" calcext:value-type="float">
            <text:p>-0.162447941430677</text:p>
          </table:table-cell>
          <table:table-cell office:value-type="float" office:value="-0.16240412791926" calcext:value-type="float">
            <text:p>-0.16240412791926</text:p>
          </table:table-cell>
          <table:table-cell office:value-type="float" office:value="-0.162401808931741" calcext:value-type="float">
            <text:p>-0.162401808931741</text:p>
          </table:table-cell>
          <table:table-cell office:value-type="float" office:value="-0.162375390345451" calcext:value-type="float">
            <text:p>-0.162375390345451</text:p>
          </table:table-cell>
          <table:table-cell office:value-type="float" office:value="-0.162446825005467" calcext:value-type="float">
            <text:p>-0.162446825005467</text:p>
          </table:table-cell>
          <table:table-cell office:value-type="float" office:value="-0.16244051131424" calcext:value-type="float">
            <text:p>-0.16244051131424</text:p>
          </table:table-cell>
          <table:table-cell office:value-type="float" office:value="-0.162404145909042" calcext:value-type="float">
            <text:p>-0.162404145909042</text:p>
          </table:table-cell>
          <table:table-cell office:value-type="float" office:value="-0.16240703174002" calcext:value-type="float">
            <text:p>-0.16240703174002</text:p>
          </table:table-cell>
          <table:table-cell office:value-type="float" office:value="-0.162402780129872" calcext:value-type="float">
            <text:p>-0.162402780129872</text:p>
          </table:table-cell>
          <table:table-cell office:value-type="float" office:value="-0.162456522991272" calcext:value-type="float">
            <text:p>-0.162456522991272</text:p>
          </table:table-cell>
          <table:table-cell office:value-type="float" office:value="-0.162441816857493" calcext:value-type="float">
            <text:p>-0.162441816857493</text:p>
          </table:table-cell>
          <table:table-cell office:value-type="float" office:value="-0.162332713043524" calcext:value-type="float">
            <text:p>-0.162332713043524</text:p>
          </table:table-cell>
          <table:table-cell office:value-type="float" office:value="-0.162477563234681" calcext:value-type="float">
            <text:p>-0.162477563234681</text:p>
          </table:table-cell>
          <table:table-cell office:value-type="float" office:value="-0.162402777803465" calcext:value-type="float">
            <text:p>-0.162402777803465</text:p>
          </table:table-cell>
          <table:table-cell office:value-type="float" office:value="-0.16246269400382" calcext:value-type="float">
            <text:p>-0.16246269400382</text:p>
          </table:table-cell>
          <table:table-cell office:value-type="float" office:value="-0.162354213600294" calcext:value-type="float">
            <text:p>-0.162354213600294</text:p>
          </table:table-cell>
          <table:table-cell office:value-type="float" office:value="-0.162390828713962" calcext:value-type="float">
            <text:p>-0.162390828713962</text:p>
          </table:table-cell>
          <table:table-cell office:value-type="float" office:value="-0.162407181506403" calcext:value-type="float">
            <text:p>-0.162407181506403</text:p>
          </table:table-cell>
          <table:table-cell office:value-type="float" office:value="-0.162396565363009" calcext:value-type="float">
            <text:p>-0.162396565363009</text:p>
          </table:table-cell>
          <table:table-cell office:value-type="float" office:value="-0.162363300290586" calcext:value-type="float">
            <text:p>-0.162363300290586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0276998884559" calcext:value-type="float">
            <text:p>0.300276998884559</text:p>
          </table:table-cell>
          <table:table-cell office:value-type="float" office:value="0.300271823948902" calcext:value-type="float">
            <text:p>0.300271823948902</text:p>
          </table:table-cell>
          <table:table-cell office:value-type="float" office:value="0.300300244700871" calcext:value-type="float">
            <text:p>0.300300244700871</text:p>
          </table:table-cell>
          <table:table-cell office:value-type="float" office:value="0.300259543688285" calcext:value-type="float">
            <text:p>0.300259543688285</text:p>
          </table:table-cell>
          <table:table-cell office:value-type="float" office:value="0.300254961953808" calcext:value-type="float">
            <text:p>0.300254961953808</text:p>
          </table:table-cell>
          <table:table-cell office:value-type="float" office:value="0.300261465084509" calcext:value-type="float">
            <text:p>0.300261465084509</text:p>
          </table:table-cell>
          <table:table-cell office:value-type="float" office:value="0.300286124456698" calcext:value-type="float">
            <text:p>0.300286124456698</text:p>
          </table:table-cell>
          <table:table-cell office:value-type="float" office:value="0.30025658069469" calcext:value-type="float">
            <text:p>0.30025658069469</text:p>
          </table:table-cell>
          <table:table-cell office:value-type="float" office:value="0.300261976926291" calcext:value-type="float">
            <text:p>0.300261976926291</text:p>
          </table:table-cell>
          <table:table-cell office:value-type="float" office:value="0.300258949256206" calcext:value-type="float">
            <text:p>0.300258949256206</text:p>
          </table:table-cell>
          <table:table-cell office:value-type="float" office:value="0.300254177127894" calcext:value-type="float">
            <text:p>0.300254177127894</text:p>
          </table:table-cell>
          <table:table-cell office:value-type="float" office:value="0.300268971219336" calcext:value-type="float">
            <text:p>0.300268971219336</text:p>
          </table:table-cell>
          <table:table-cell office:value-type="float" office:value="0.300273236705446" calcext:value-type="float">
            <text:p>0.300273236705446</text:p>
          </table:table-cell>
          <table:table-cell office:value-type="float" office:value="0.300277391256991" calcext:value-type="float">
            <text:p>0.300277391256991</text:p>
          </table:table-cell>
          <table:table-cell office:value-type="float" office:value="0.300266156852815" calcext:value-type="float">
            <text:p>0.300266156852815</text:p>
          </table:table-cell>
          <table:table-cell office:value-type="float" office:value="0.300252203928081" calcext:value-type="float">
            <text:p>0.300252203928081</text:p>
          </table:table-cell>
          <table:table-cell office:value-type="float" office:value="0.300257068459878" calcext:value-type="float">
            <text:p>0.300257068459878</text:p>
          </table:table-cell>
          <table:table-cell office:value-type="float" office:value="0.300281860594678" calcext:value-type="float">
            <text:p>0.300281860594678</text:p>
          </table:table-cell>
          <table:table-cell office:value-type="float" office:value="0.300263291575025" calcext:value-type="float">
            <text:p>0.300263291575025</text:p>
          </table:table-cell>
          <table:table-cell office:value-type="float" office:value="0.300248577134254" calcext:value-type="float">
            <text:p>0.300248577134254</text:p>
          </table:table-cell>
          <table:table-cell office:value-type="float" office:value="0.300292357377517" calcext:value-type="float">
            <text:p>0.300292357377517</text:p>
          </table:table-cell>
          <table:table-cell office:value-type="float" office:value="0.300300654066437" calcext:value-type="float">
            <text:p>0.300300654066437</text:p>
          </table:table-cell>
          <table:table-cell office:value-type="float" office:value="0.300265031246451" calcext:value-type="float">
            <text:p>0.300265031246451</text:p>
          </table:table-cell>
          <table:table-cell office:value-type="float" office:value="0.300250230592459" calcext:value-type="float">
            <text:p>0.300250230592459</text:p>
          </table:table-cell>
          <table:table-cell office:value-type="float" office:value="0.300256868673559" calcext:value-type="float">
            <text:p>0.300256868673559</text:p>
          </table:table-cell>
          <table:table-cell office:value-type="float" office:value="0.300254244541272" calcext:value-type="float">
            <text:p>0.300254244541272</text:p>
          </table:table-cell>
          <table:table-cell office:value-type="float" office:value="0.300282571111552" calcext:value-type="float">
            <text:p>0.300282571111552</text:p>
          </table:table-cell>
          <table:table-cell office:value-type="float" office:value="0.300263608542839" calcext:value-type="float">
            <text:p>0.300263608542839</text:p>
          </table:table-cell>
          <table:table-cell office:value-type="float" office:value="0.300283425700563" calcext:value-type="float">
            <text:p>0.300283425700563</text:p>
          </table:table-cell>
          <table:table-cell office:value-type="float" office:value="0.300277153038975" calcext:value-type="float">
            <text:p>0.300277153038975</text:p>
          </table:table-cell>
          <table:table-cell office:value-type="float" office:value="0.300269392495844" calcext:value-type="float">
            <text:p>0.300269392495844</text:p>
          </table:table-cell>
          <table:table-cell office:value-type="float" office:value="0.300260557572447" calcext:value-type="float">
            <text:p>0.300260557572447</text:p>
          </table:table-cell>
          <table:table-cell office:value-type="float" office:value="0.300274026035763" calcext:value-type="float">
            <text:p>0.300274026035763</text:p>
          </table:table-cell>
          <table:table-cell office:value-type="float" office:value="0.300274047624253" calcext:value-type="float">
            <text:p>0.300274047624253</text:p>
          </table:table-cell>
          <table:table-cell office:value-type="float" office:value="0.300281959904758" calcext:value-type="float">
            <text:p>0.300281959904758</text:p>
          </table:table-cell>
          <table:table-cell office:value-type="float" office:value="0.300258802741952" calcext:value-type="float">
            <text:p>0.300258802741952</text:p>
          </table:table-cell>
          <table:table-cell office:value-type="float" office:value="0.300287604396106" calcext:value-type="float">
            <text:p>0.300287604396106</text:p>
          </table:table-cell>
          <table:table-cell office:value-type="float" office:value="0.300241796168323" calcext:value-type="float">
            <text:p>0.300241796168323</text:p>
          </table:table-cell>
          <table:table-cell office:value-type="float" office:value="0.300262909514891" calcext:value-type="float">
            <text:p>0.300262909514891</text:p>
          </table:table-cell>
          <table:table-cell office:value-type="float" office:value="0.300289765835786" calcext:value-type="float">
            <text:p>0.300289765835786</text:p>
          </table:table-cell>
          <table:table-cell office:value-type="float" office:value="0.300277855096912" calcext:value-type="float">
            <text:p>0.300277855096912</text:p>
          </table:table-cell>
          <table:table-cell office:value-type="float" office:value="0.300279518736003" calcext:value-type="float">
            <text:p>0.300279518736003</text:p>
          </table:table-cell>
          <table:table-cell office:value-type="float" office:value="0.300262252732471" calcext:value-type="float">
            <text:p>0.300262252732471</text:p>
          </table:table-cell>
          <table:table-cell office:value-type="float" office:value="0.300280815521831" calcext:value-type="float">
            <text:p>0.300280815521831</text:p>
          </table:table-cell>
          <table:table-cell office:value-type="float" office:value="0.30027858851973" calcext:value-type="float">
            <text:p>0.30027858851973</text:p>
          </table:table-cell>
          <table:table-cell office:value-type="float" office:value="0.300256384024812" calcext:value-type="float">
            <text:p>0.300256384024812</text:p>
          </table:table-cell>
          <table:table-cell office:value-type="float" office:value="0.300296974588181" calcext:value-type="float">
            <text:p>0.300296974588181</text:p>
          </table:table-cell>
          <table:table-cell office:value-type="float" office:value="0.300271166359205" calcext:value-type="float">
            <text:p>0.300271166359205</text:p>
          </table:table-cell>
          <table:table-cell office:value-type="float" office:value="0.300269833519892" calcext:value-type="float">
            <text:p>0.300269833519892</text:p>
          </table:table-cell>
          <table:table-cell office:value-type="float" office:value="0.300323375229287" calcext:value-type="float">
            <text:p>0.300323375229287</text:p>
          </table:table-cell>
          <table:table-cell office:value-type="float" office:value="0.300265693848136" calcext:value-type="float">
            <text:p>0.300265693848136</text:p>
          </table:table-cell>
          <table:table-cell office:value-type="float" office:value="0.300280023652746" calcext:value-type="float">
            <text:p>0.300280023652746</text:p>
          </table:table-cell>
          <table:table-cell office:value-type="float" office:value="0.300259031231491" calcext:value-type="float">
            <text:p>0.300259031231491</text:p>
          </table:table-cell>
          <table:table-cell office:value-type="float" office:value="0.300266750453037" calcext:value-type="float">
            <text:p>0.300266750453037</text:p>
          </table:table-cell>
          <table:table-cell office:value-type="float" office:value="0.300253499309115" calcext:value-type="float">
            <text:p>0.300253499309115</text:p>
          </table:table-cell>
          <table:table-cell office:value-type="float" office:value="0.300257025748701" calcext:value-type="float">
            <text:p>0.300257025748701</text:p>
          </table:table-cell>
          <table:table-cell office:value-type="float" office:value="0.300299557484422" calcext:value-type="float">
            <text:p>0.300299557484422</text:p>
          </table:table-cell>
          <table:table-cell office:value-type="float" office:value="0.300260414225186" calcext:value-type="float">
            <text:p>0.300260414225186</text:p>
          </table:table-cell>
          <table:table-cell office:value-type="float" office:value="0.300284095566357" calcext:value-type="float">
            <text:p>0.300284095566357</text:p>
          </table:table-cell>
          <table:table-cell office:value-type="float" office:value="0.300271270305455" calcext:value-type="float">
            <text:p>0.300271270305455</text:p>
          </table:table-cell>
          <table:table-cell office:value-type="float" office:value="0.300289728003456" calcext:value-type="float">
            <text:p>0.300289728003456</text:p>
          </table:table-cell>
          <table:table-cell office:value-type="float" office:value="0.300276910015046" calcext:value-type="float">
            <text:p>0.300276910015046</text:p>
          </table:table-cell>
          <table:table-cell office:value-type="float" office:value="0.300253842132068" calcext:value-type="float">
            <text:p>0.300253842132068</text:p>
          </table:table-cell>
          <table:table-cell office:value-type="float" office:value="0.300258238460218" calcext:value-type="float">
            <text:p>0.300258238460218</text:p>
          </table:table-cell>
          <table:table-cell office:value-type="float" office:value="0.300288310964642" calcext:value-type="float">
            <text:p>0.300288310964642</text:p>
          </table:table-cell>
          <table:table-cell office:value-type="float" office:value="0.300253228105514" calcext:value-type="float">
            <text:p>0.300253228105514</text:p>
          </table:table-cell>
          <table:table-cell office:value-type="float" office:value="0.300231430823629" calcext:value-type="float">
            <text:p>0.300231430823629</text:p>
          </table:table-cell>
          <table:table-cell office:value-type="float" office:value="0.300269716399228" calcext:value-type="float">
            <text:p>0.300269716399228</text:p>
          </table:table-cell>
          <table:table-cell office:value-type="float" office:value="0.300253731599866" calcext:value-type="float">
            <text:p>0.300253731599866</text:p>
          </table:table-cell>
          <table:table-cell office:value-type="float" office:value="0.30026626362181" calcext:value-type="float">
            <text:p>0.30026626362181</text:p>
          </table:table-cell>
          <table:table-cell office:value-type="float" office:value="0.300267222372704" calcext:value-type="float">
            <text:p>0.300267222372704</text:p>
          </table:table-cell>
          <table:table-cell office:value-type="float" office:value="0.300266219579693" calcext:value-type="float">
            <text:p>0.300266219579693</text:p>
          </table:table-cell>
          <table:table-cell office:value-type="float" office:value="0.300244775269198" calcext:value-type="float">
            <text:p>0.300244775269198</text:p>
          </table:table-cell>
          <table:table-cell office:value-type="float" office:value="0.300232955475594" calcext:value-type="float">
            <text:p>0.300232955475594</text:p>
          </table:table-cell>
          <table:table-cell office:value-type="float" office:value="0.300193147563031" calcext:value-type="float">
            <text:p>0.300193147563031</text:p>
          </table:table-cell>
          <table:table-cell office:value-type="float" office:value="0.300198152804816" calcext:value-type="float">
            <text:p>0.300198152804816</text:p>
          </table:table-cell>
          <table:table-cell office:value-type="float" office:value="0.300225707290862" calcext:value-type="float">
            <text:p>0.300225707290862</text:p>
          </table:table-cell>
          <table:table-cell office:value-type="float" office:value="0.300202224886646" calcext:value-type="float">
            <text:p>0.300202224886646</text:p>
          </table:table-cell>
          <table:table-cell office:value-type="float" office:value="0.300215970610845" calcext:value-type="float">
            <text:p>0.300215970610845</text:p>
          </table:table-cell>
          <table:table-cell office:value-type="float" office:value="0.300185358846159" calcext:value-type="float">
            <text:p>0.300185358846159</text:p>
          </table:table-cell>
          <table:table-cell office:value-type="float" office:value="0.300256950500276" calcext:value-type="float">
            <text:p>0.300256950500276</text:p>
          </table:table-cell>
          <table:table-cell office:value-type="float" office:value="0.30024204762236" calcext:value-type="float">
            <text:p>0.30024204762236</text:p>
          </table:table-cell>
          <table:table-cell office:value-type="float" office:value="0.300222827823304" calcext:value-type="float">
            <text:p>0.300222827823304</text:p>
          </table:table-cell>
          <table:table-cell office:value-type="float" office:value="0.300277207502062" calcext:value-type="float">
            <text:p>0.300277207502062</text:p>
          </table:table-cell>
          <table:table-cell office:value-type="float" office:value="0.300254379638796" calcext:value-type="float">
            <text:p>0.300254379638796</text:p>
          </table:table-cell>
          <table:table-cell office:value-type="float" office:value="0.300252818157974" calcext:value-type="float">
            <text:p>0.300252818157974</text:p>
          </table:table-cell>
          <table:table-cell office:value-type="float" office:value="0.300222349082358" calcext:value-type="float">
            <text:p>0.300222349082358</text:p>
          </table:table-cell>
          <table:table-cell office:value-type="float" office:value="0.300215685932795" calcext:value-type="float">
            <text:p>0.300215685932795</text:p>
          </table:table-cell>
          <table:table-cell office:value-type="float" office:value="0.300809738887165" calcext:value-type="float">
            <text:p>0.300809738887165</text:p>
          </table:table-cell>
          <table:table-cell office:value-type="float" office:value="0.300137603740955" calcext:value-type="float">
            <text:p>0.300137603740955</text:p>
          </table:table-cell>
          <table:table-cell office:value-type="float" office:value="0.302565455043021" calcext:value-type="float">
            <text:p>0.302565455043021</text:p>
          </table:table-cell>
          <table:table-cell office:value-type="float" office:value="0.304611186743745" calcext:value-type="float">
            <text:p>0.304611186743745</text:p>
          </table:table-cell>
          <table:table-cell office:value-type="float" office:value="0.30047424009683" calcext:value-type="float">
            <text:p>0.30047424009683</text:p>
          </table:table-cell>
          <table:table-cell office:value-type="float" office:value="0.300726168280594" calcext:value-type="float">
            <text:p>0.300726168280594</text:p>
          </table:table-cell>
          <table:table-cell office:value-type="float" office:value="0.300900387152303" calcext:value-type="float">
            <text:p>0.300900387152303</text:p>
          </table:table-cell>
          <table:table-cell office:value-type="float" office:value="0.30579860718903" calcext:value-type="float">
            <text:p>0.30579860718903</text:p>
          </table:table-cell>
          <table:table-cell office:value-type="float" office:value="0.309710548992286" calcext:value-type="float">
            <text:p>0.309710548992286</text:p>
          </table:table-cell>
          <table:table-cell office:value-type="float" office:value="0.306254006702391" calcext:value-type="float">
            <text:p>0.306254006702391</text:p>
          </table:table-cell>
          <table:table-cell office:value-type="float" office:value="0.305354249522852" calcext:value-type="float">
            <text:p>0.305354249522852</text:p>
          </table:table-cell>
          <table:table-cell office:value-type="float" office:value="0.302608039362665" calcext:value-type="float">
            <text:p>0.302608039362665</text:p>
          </table:table-cell>
          <table:table-cell office:value-type="float" office:value="0.305282352575778" calcext:value-type="float">
            <text:p>0.305282352575778</text:p>
          </table:table-cell>
          <table:table-cell office:value-type="float" office:value="0.306363542981486" calcext:value-type="float">
            <text:p>0.306363542981486</text:p>
          </table:table-cell>
          <table:table-cell office:value-type="float" office:value="0.308047651667074" calcext:value-type="float">
            <text:p>0.308047651667074</text:p>
          </table:table-cell>
          <table:table-cell office:value-type="float" office:value="0.304965269053013" calcext:value-type="float">
            <text:p>0.304965269053013</text:p>
          </table:table-cell>
          <table:table-cell office:value-type="float" office:value="0.304639516261891" calcext:value-type="float">
            <text:p>0.304639516261891</text:p>
          </table:table-cell>
          <table:table-cell office:value-type="float" office:value="0.303820954079164" calcext:value-type="float">
            <text:p>0.303820954079164</text:p>
          </table:table-cell>
          <table:table-cell office:value-type="float" office:value="0.310361169452358" calcext:value-type="float">
            <text:p>0.310361169452358</text:p>
          </table:table-cell>
          <table:table-cell office:value-type="float" office:value="0.311373035308943" calcext:value-type="float">
            <text:p>0.311373035308943</text:p>
          </table:table-cell>
          <table:table-cell office:value-type="float" office:value="0.306911282694446" calcext:value-type="float">
            <text:p>0.306911282694446</text:p>
          </table:table-cell>
          <table:table-cell office:value-type="float" office:value="0.3059693580877" calcext:value-type="float">
            <text:p>0.3059693580877</text:p>
          </table:table-cell>
          <table:table-cell office:value-type="float" office:value="0.307011480763569" calcext:value-type="float">
            <text:p>0.307011480763569</text:p>
          </table:table-cell>
          <table:table-cell office:value-type="float" office:value="0.308169547537854" calcext:value-type="float">
            <text:p>0.308169547537854</text:p>
          </table:table-cell>
          <table:table-cell office:value-type="float" office:value="0.304486011307167" calcext:value-type="float">
            <text:p>0.304486011307167</text:p>
          </table:table-cell>
          <table:table-cell office:value-type="float" office:value="0.304215144720632" calcext:value-type="float">
            <text:p>0.304215144720632</text:p>
          </table:table-cell>
          <table:table-cell office:value-type="float" office:value="0.303319811540541" calcext:value-type="float">
            <text:p>0.303319811540541</text:p>
          </table:table-cell>
          <table:table-cell office:value-type="float" office:value="0.309406119772645" calcext:value-type="float">
            <text:p>0.309406119772645</text:p>
          </table:table-cell>
          <table:table-cell office:value-type="float" office:value="0.311606070702194" calcext:value-type="float">
            <text:p>0.311606070702194</text:p>
          </table:table-cell>
          <table:table-cell office:value-type="float" office:value="0.307379089322003" calcext:value-type="float">
            <text:p>0.307379089322003</text:p>
          </table:table-cell>
          <table:table-cell office:value-type="float" office:value="0.307218446563207" calcext:value-type="float">
            <text:p>0.307218446563207</text:p>
          </table:table-cell>
          <table:table-cell office:value-type="float" office:value="0.304899544797092" calcext:value-type="float">
            <text:p>0.304899544797092</text:p>
          </table:table-cell>
          <table:table-cell office:value-type="float" office:value="0.307543376537009" calcext:value-type="float">
            <text:p>0.307543376537009</text:p>
          </table:table-cell>
          <table:table-cell office:value-type="float" office:value="0.308520733322325" calcext:value-type="float">
            <text:p>0.308520733322325</text:p>
          </table:table-cell>
          <table:table-cell office:value-type="float" office:value="0.305499942076624" calcext:value-type="float">
            <text:p>0.305499942076624</text:p>
          </table:table-cell>
          <table:table-cell office:value-type="float" office:value="0.305903065540131" calcext:value-type="float">
            <text:p>0.305903065540131</text:p>
          </table:table-cell>
          <table:table-cell office:value-type="float" office:value="0.304408931794628" calcext:value-type="float">
            <text:p>0.304408931794628</text:p>
          </table:table-cell>
          <table:table-cell office:value-type="float" office:value="0.308431729725805" calcext:value-type="float">
            <text:p>0.308431729725805</text:p>
          </table:table-cell>
          <table:table-cell office:value-type="float" office:value="0.310356060672343" calcext:value-type="float">
            <text:p>0.310356060672343</text:p>
          </table:table-cell>
          <table:table-cell office:value-type="float" office:value="0.311711827336739" calcext:value-type="float">
            <text:p>0.311711827336739</text:p>
          </table:table-cell>
          <table:table-cell office:value-type="float" office:value="0.308766648462487" calcext:value-type="float">
            <text:p>0.308766648462487</text:p>
          </table:table-cell>
          <table:table-cell office:value-type="float" office:value="0.308100602720554" calcext:value-type="float">
            <text:p>0.308100602720554</text:p>
          </table:table-cell>
          <table:table-cell office:value-type="float" office:value="0.306234622283357" calcext:value-type="float">
            <text:p>0.306234622283357</text:p>
          </table:table-cell>
          <table:table-cell office:value-type="float" office:value="0.305850364626228" calcext:value-type="float">
            <text:p>0.305850364626228</text:p>
          </table:table-cell>
          <table:table-cell office:value-type="float" office:value="0.307787310313559" calcext:value-type="float">
            <text:p>0.307787310313559</text:p>
          </table:table-cell>
          <table:table-cell office:value-type="float" office:value="0.307419095931216" calcext:value-type="float">
            <text:p>0.307419095931216</text:p>
          </table:table-cell>
          <table:table-cell office:value-type="float" office:value="0.305523070312693" calcext:value-type="float">
            <text:p>0.305523070312693</text:p>
          </table:table-cell>
          <table:table-cell office:value-type="float" office:value="0.304463067856653" calcext:value-type="float">
            <text:p>0.304463067856653</text:p>
          </table:table-cell>
          <table:table-cell office:value-type="float" office:value="0.302013540244329" calcext:value-type="float">
            <text:p>0.302013540244329</text:p>
          </table:table-cell>
          <table:table-cell office:value-type="float" office:value="0.308054713668885" calcext:value-type="float">
            <text:p>0.308054713668885</text:p>
          </table:table-cell>
          <table:table-cell office:value-type="float" office:value="0.309400797123713" calcext:value-type="float">
            <text:p>0.309400797123713</text:p>
          </table:table-cell>
          <table:table-cell office:value-type="float" office:value="0.307233055167099" calcext:value-type="float">
            <text:p>0.307233055167099</text:p>
          </table:table-cell>
          <table:table-cell office:value-type="float" office:value="0.305591382188063" calcext:value-type="float">
            <text:p>0.305591382188063</text:p>
          </table:table-cell>
          <table:table-cell office:value-type="float" office:value="0.304126805926278" calcext:value-type="float">
            <text:p>0.304126805926278</text:p>
          </table:table-cell>
          <table:table-cell office:value-type="float" office:value="0.309770983682733" calcext:value-type="float">
            <text:p>0.309770983682733</text:p>
          </table:table-cell>
          <table:table-cell office:value-type="float" office:value="0.310206524959372" calcext:value-type="float">
            <text:p>0.310206524959372</text:p>
          </table:table-cell>
          <table:table-cell office:value-type="float" office:value="0.309415099468305" calcext:value-type="float">
            <text:p>0.309415099468305</text:p>
          </table:table-cell>
          <table:table-cell office:value-type="float" office:value="0.308638970107313" calcext:value-type="float">
            <text:p>0.308638970107313</text:p>
          </table:table-cell>
          <table:table-cell office:value-type="float" office:value="0.307936517163385" calcext:value-type="float">
            <text:p>0.307936517163385</text:p>
          </table:table-cell>
          <table:table-cell office:value-type="float" office:value="0.304538101865232" calcext:value-type="float">
            <text:p>0.304538101865232</text:p>
          </table:table-cell>
          <table:table-cell office:value-type="float" office:value="0.306805209713333" calcext:value-type="float">
            <text:p>0.306805209713333</text:p>
          </table:table-cell>
          <table:table-cell office:value-type="float" office:value="0.313922795581181" calcext:value-type="float">
            <text:p>0.313922795581181</text:p>
          </table:table-cell>
          <table:table-cell office:value-type="float" office:value="0.314179782400073" calcext:value-type="float">
            <text:p>0.314179782400073</text:p>
          </table:table-cell>
          <table:table-cell office:value-type="float" office:value="0.313565621677323" calcext:value-type="float">
            <text:p>0.313565621677323</text:p>
          </table:table-cell>
          <table:table-cell office:value-type="float" office:value="0.310698963239098" calcext:value-type="float">
            <text:p>0.310698963239098</text:p>
          </table:table-cell>
          <table:table-cell office:value-type="float" office:value="0.317724271009047" calcext:value-type="float">
            <text:p>0.317724271009047</text:p>
          </table:table-cell>
          <table:table-cell office:value-type="float" office:value="0.320510757466819" calcext:value-type="float">
            <text:p>0.320510757466819</text:p>
          </table:table-cell>
          <table:table-cell office:value-type="float" office:value="0.319092156846921" calcext:value-type="float">
            <text:p>0.319092156846921</text:p>
          </table:table-cell>
          <table:table-cell office:value-type="float" office:value="0.316718395880256" calcext:value-type="float">
            <text:p>0.316718395880256</text:p>
          </table:table-cell>
          <table:table-cell office:value-type="float" office:value="0.31814218127539" calcext:value-type="float">
            <text:p>0.31814218127539</text:p>
          </table:table-cell>
          <table:table-cell office:value-type="float" office:value="0.313492230740155" calcext:value-type="float">
            <text:p>0.313492230740155</text:p>
          </table:table-cell>
          <table:table-cell office:value-type="float" office:value="0.303513671093929" calcext:value-type="float">
            <text:p>0.303513671093929</text:p>
          </table:table-cell>
          <table:table-cell office:value-type="float" office:value="0.309718972704134" calcext:value-type="float">
            <text:p>0.309718972704134</text:p>
          </table:table-cell>
          <table:table-cell office:value-type="float" office:value="0.312310058243443" calcext:value-type="float">
            <text:p>0.312310058243443</text:p>
          </table:table-cell>
          <table:table-cell office:value-type="float" office:value="0.307693565054665" calcext:value-type="float">
            <text:p>0.307693565054665</text:p>
          </table:table-cell>
          <table:table-cell office:value-type="float" office:value="0.305830797186227" calcext:value-type="float">
            <text:p>0.305830797186227</text:p>
          </table:table-cell>
          <table:table-cell office:value-type="float" office:value="0.304571221614219" calcext:value-type="float">
            <text:p>0.304571221614219</text:p>
          </table:table-cell>
          <table:table-cell office:value-type="float" office:value="0.307137926487664" calcext:value-type="float">
            <text:p>0.307137926487664</text:p>
          </table:table-cell>
          <table:table-cell office:value-type="float" office:value="0.305721114097935" calcext:value-type="float">
            <text:p>0.305721114097935</text:p>
          </table:table-cell>
          <table:table-cell office:value-type="float" office:value="0.301893255882525" calcext:value-type="float">
            <text:p>0.301893255882525</text:p>
          </table:table-cell>
          <table:table-cell office:value-type="float" office:value="0.301382830005577" calcext:value-type="float">
            <text:p>0.301382830005577</text:p>
          </table:table-cell>
          <table:table-cell office:value-type="float" office:value="0.302522999958444" calcext:value-type="float">
            <text:p>0.302522999958444</text:p>
          </table:table-cell>
          <table:table-cell office:value-type="float" office:value="0.30468547840465" calcext:value-type="float">
            <text:p>0.30468547840465</text:p>
          </table:table-cell>
          <table:table-cell office:value-type="float" office:value="0.307372036782731" calcext:value-type="float">
            <text:p>0.307372036782731</text:p>
          </table:table-cell>
          <table:table-cell office:value-type="float" office:value="0.30963795036122" calcext:value-type="float">
            <text:p>0.30963795036122</text:p>
          </table:table-cell>
          <table:table-cell office:value-type="float" office:value="0.309849918715945" calcext:value-type="float">
            <text:p>0.309849918715945</text:p>
          </table:table-cell>
          <table:table-cell office:value-type="float" office:value="0.305402749688679" calcext:value-type="float">
            <text:p>0.305402749688679</text:p>
          </table:table-cell>
          <table:table-cell office:value-type="float" office:value="0.303279361440901" calcext:value-type="float">
            <text:p>0.303279361440901</text:p>
          </table:table-cell>
          <table:table-cell office:value-type="float" office:value="0.305168221501024" calcext:value-type="float">
            <text:p>0.305168221501024</text:p>
          </table:table-cell>
          <table:table-cell office:value-type="float" office:value="0.305727557928875" calcext:value-type="float">
            <text:p>0.305727557928875</text:p>
          </table:table-cell>
          <table:table-cell office:value-type="float" office:value="0.306164469013391" calcext:value-type="float">
            <text:p>0.306164469013391</text:p>
          </table:table-cell>
          <table:table-cell office:value-type="float" office:value="0.30293076799341" calcext:value-type="float">
            <text:p>0.30293076799341</text:p>
          </table:table-cell>
          <table:table-cell office:value-type="float" office:value="0.302381816009658" calcext:value-type="float">
            <text:p>0.302381816009658</text:p>
          </table:table-cell>
          <table:table-cell office:value-type="float" office:value="0.30542634075739" calcext:value-type="float">
            <text:p>0.30542634075739</text:p>
          </table:table-cell>
          <table:table-cell office:value-type="float" office:value="0.308055713707146" calcext:value-type="float">
            <text:p>0.308055713707146</text:p>
          </table:table-cell>
          <table:table-cell office:value-type="float" office:value="0.310026941522687" calcext:value-type="float">
            <text:p>0.310026941522687</text:p>
          </table:table-cell>
          <table:table-cell office:value-type="float" office:value="0.308136325944376" calcext:value-type="float">
            <text:p>0.308136325944376</text:p>
          </table:table-cell>
          <table:table-cell office:value-type="float" office:value="0.30544197262215" calcext:value-type="float">
            <text:p>0.30544197262215</text:p>
          </table:table-cell>
          <table:table-cell office:value-type="float" office:value="0.30421782191444" calcext:value-type="float">
            <text:p>0.30421782191444</text:p>
          </table:table-cell>
          <table:table-cell office:value-type="float" office:value="0.303765253722636" calcext:value-type="float">
            <text:p>0.303765253722636</text:p>
          </table:table-cell>
          <table:table-cell office:value-type="float" office:value="0.306133473903659" calcext:value-type="float">
            <text:p>0.306133473903659</text:p>
          </table:table-cell>
          <table:table-cell office:value-type="float" office:value="0.307436671147192" calcext:value-type="float">
            <text:p>0.307436671147192</text:p>
          </table:table-cell>
          <table:table-cell office:value-type="float" office:value="0.304078950600341" calcext:value-type="float">
            <text:p>0.304078950600341</text:p>
          </table:table-cell>
          <table:table-cell office:value-type="float" office:value="0.303951676100911" calcext:value-type="float">
            <text:p>0.303951676100911</text:p>
          </table:table-cell>
          <table:table-cell office:value-type="float" office:value="0.304798086388089" calcext:value-type="float">
            <text:p>0.304798086388089</text:p>
          </table:table-cell>
          <table:table-cell office:value-type="float" office:value="0.30784787583091" calcext:value-type="float">
            <text:p>0.30784787583091</text:p>
          </table:table-cell>
          <table:table-cell office:value-type="float" office:value="0.309945233047906" calcext:value-type="float">
            <text:p>0.309945233047906</text:p>
          </table:table-cell>
          <table:table-cell office:value-type="float" office:value="0.310549266507737" calcext:value-type="float">
            <text:p>0.310549266507737</text:p>
          </table:table-cell>
          <table:table-cell office:value-type="float" office:value="0.306130893195974" calcext:value-type="float">
            <text:p>0.306130893195974</text:p>
          </table:table-cell>
          <table:table-cell office:value-type="float" office:value="0.305501769575222" calcext:value-type="float">
            <text:p>0.305501769575222</text:p>
          </table:table-cell>
          <table:table-cell office:value-type="float" office:value="0.305230717954462" calcext:value-type="float">
            <text:p>0.305230717954462</text:p>
          </table:table-cell>
          <table:table-cell office:value-type="float" office:value="0.307971685763381" calcext:value-type="float">
            <text:p>0.307971685763381</text:p>
          </table:table-cell>
          <table:table-cell office:value-type="float" office:value="0.309041838268108" calcext:value-type="float">
            <text:p>0.309041838268108</text:p>
          </table:table-cell>
          <table:table-cell office:value-type="float" office:value="0.306954377690515" calcext:value-type="float">
            <text:p>0.306954377690515</text:p>
          </table:table-cell>
          <table:table-cell office:value-type="float" office:value="0.306765647681234" calcext:value-type="float">
            <text:p>0.306765647681234</text:p>
          </table:table-cell>
          <table:table-cell office:value-type="float" office:value="0.304568733256971" calcext:value-type="float">
            <text:p>0.304568733256971</text:p>
          </table:table-cell>
          <table:table-cell office:value-type="float" office:value="0.309815044271173" calcext:value-type="float">
            <text:p>0.309815044271173</text:p>
          </table:table-cell>
          <table:table-cell office:value-type="float" office:value="0.307273476349357" calcext:value-type="float">
            <text:p>0.307273476349357</text:p>
          </table:table-cell>
          <table:table-cell office:value-type="float" office:value="0.306427864136502" calcext:value-type="float">
            <text:p>0.306427864136502</text:p>
          </table:table-cell>
          <table:table-cell office:value-type="float" office:value="0.307668963898197" calcext:value-type="float">
            <text:p>0.307668963898197</text:p>
          </table:table-cell>
          <table:table-cell office:value-type="float" office:value="0.30996768452789" calcext:value-type="float">
            <text:p>0.30996768452789</text:p>
          </table:table-cell>
          <table:table-cell office:value-type="float" office:value="0.309573873713289" calcext:value-type="float">
            <text:p>0.309573873713289</text:p>
          </table:table-cell>
          <table:table-cell office:value-type="float" office:value="0.307993727599474" calcext:value-type="float">
            <text:p>0.307993727599474</text:p>
          </table:table-cell>
          <table:table-cell office:value-type="float" office:value="0.30761550359416" calcext:value-type="float">
            <text:p>0.30761550359416</text:p>
          </table:table-cell>
          <table:table-cell office:value-type="float" office:value="0.306779175710096" calcext:value-type="float">
            <text:p>0.306779175710096</text:p>
          </table:table-cell>
          <table:table-cell office:value-type="float" office:value="0.30803857878819" calcext:value-type="float">
            <text:p>0.30803857878819</text:p>
          </table:table-cell>
          <table:table-cell office:value-type="float" office:value="0.311542991342716" calcext:value-type="float">
            <text:p>0.311542991342716</text:p>
          </table:table-cell>
          <table:table-cell office:value-type="float" office:value="0.311498131128477" calcext:value-type="float">
            <text:p>0.311498131128477</text:p>
          </table:table-cell>
          <table:table-cell office:value-type="float" office:value="0.307571207406096" calcext:value-type="float">
            <text:p>0.307571207406096</text:p>
          </table:table-cell>
          <table:table-cell office:value-type="float" office:value="0.306848891033984" calcext:value-type="float">
            <text:p>0.306848891033984</text:p>
          </table:table-cell>
          <table:table-cell office:value-type="float" office:value="0.306073500975232" calcext:value-type="float">
            <text:p>0.306073500975232</text:p>
          </table:table-cell>
          <table:table-cell office:value-type="float" office:value="0.306187636551195" calcext:value-type="float">
            <text:p>0.306187636551195</text:p>
          </table:table-cell>
          <table:table-cell office:value-type="float" office:value="0.307989648225484" calcext:value-type="float">
            <text:p>0.307989648225484</text:p>
          </table:table-cell>
          <table:table-cell office:value-type="float" office:value="0.310170169829997" calcext:value-type="float">
            <text:p>0.310170169829997</text:p>
          </table:table-cell>
          <table:table-cell office:value-type="float" office:value="0.310163334509542" calcext:value-type="float">
            <text:p>0.310163334509542</text:p>
          </table:table-cell>
          <table:table-cell office:value-type="float" office:value="0.307706961075461" calcext:value-type="float">
            <text:p>0.307706961075461</text:p>
          </table:table-cell>
          <table:table-cell office:value-type="float" office:value="0.30815330555792" calcext:value-type="float">
            <text:p>0.30815330555792</text:p>
          </table:table-cell>
          <table:table-cell office:value-type="float" office:value="0.308060126510928" calcext:value-type="float">
            <text:p>0.308060126510928</text:p>
          </table:table-cell>
          <table:table-cell office:value-type="float" office:value="0.312369968785315" calcext:value-type="float">
            <text:p>0.312369968785315</text:p>
          </table:table-cell>
          <table:table-cell office:value-type="float" office:value="0.308203994986396" calcext:value-type="float">
            <text:p>0.308203994986396</text:p>
          </table:table-cell>
          <table:table-cell office:value-type="float" office:value="0.306168511162753" calcext:value-type="float">
            <text:p>0.306168511162753</text:p>
          </table:table-cell>
          <table:table-cell office:value-type="float" office:value="0.307505259334947" calcext:value-type="float">
            <text:p>0.307505259334947</text:p>
          </table:table-cell>
          <table:table-cell office:value-type="float" office:value="0.308226494883695" calcext:value-type="float">
            <text:p>0.308226494883695</text:p>
          </table:table-cell>
          <table:table-cell office:value-type="float" office:value="0.309463875776625" calcext:value-type="float">
            <text:p>0.309463875776625</text:p>
          </table:table-cell>
          <table:table-cell office:value-type="float" office:value="0.309339377116012" calcext:value-type="float">
            <text:p>0.309339377116012</text:p>
          </table:table-cell>
          <table:table-cell office:value-type="float" office:value="0.307510475346834" calcext:value-type="float">
            <text:p>0.307510475346834</text:p>
          </table:table-cell>
          <table:table-cell office:value-type="float" office:value="0.306499542080407" calcext:value-type="float">
            <text:p>0.306499542080407</text:p>
          </table:table-cell>
          <table:table-cell office:value-type="float" office:value="0.305849448600253" calcext:value-type="float">
            <text:p>0.305849448600253</text:p>
          </table:table-cell>
          <table:table-cell office:value-type="float" office:value="0.310975911249382" calcext:value-type="float">
            <text:p>0.310975911249382</text:p>
          </table:table-cell>
          <table:table-cell office:value-type="float" office:value="0.311662257886427" calcext:value-type="float">
            <text:p>0.311662257886427</text:p>
          </table:table-cell>
          <table:table-cell office:value-type="float" office:value="0.309547359679512" calcext:value-type="float">
            <text:p>0.309547359679512</text:p>
          </table:table-cell>
          <table:table-cell office:value-type="float" office:value="0.306807284270521" calcext:value-type="float">
            <text:p>0.306807284270521</text:p>
          </table:table-cell>
          <table:table-cell office:value-type="float" office:value="0.304645684220602" calcext:value-type="float">
            <text:p>0.304645684220602</text:p>
          </table:table-cell>
          <table:table-cell office:value-type="float" office:value="0.307485031144948" calcext:value-type="float">
            <text:p>0.307485031144948</text:p>
          </table:table-cell>
          <table:table-cell office:value-type="float" office:value="0.306935527691738" calcext:value-type="float">
            <text:p>0.306935527691738</text:p>
          </table:table-cell>
          <table:table-cell office:value-type="float" office:value="0.304983999674927" calcext:value-type="float">
            <text:p>0.304983999674927</text:p>
          </table:table-cell>
          <table:table-cell office:value-type="float" office:value="0.302867570060143" calcext:value-type="float">
            <text:p>0.302867570060143</text:p>
          </table:table-cell>
          <table:table-cell office:value-type="float" office:value="0.304331221891404" calcext:value-type="float">
            <text:p>0.304331221891404</text:p>
          </table:table-cell>
          <table:table-cell office:value-type="float" office:value="0.307680921821712" calcext:value-type="float">
            <text:p>0.307680921821712</text:p>
          </table:table-cell>
          <table:table-cell office:value-type="float" office:value="0.309257993024173" calcext:value-type="float">
            <text:p>0.309257993024173</text:p>
          </table:table-cell>
          <table:table-cell office:value-type="float" office:value="0.309218761346641" calcext:value-type="float">
            <text:p>0.309218761346641</text:p>
          </table:table-cell>
          <table:table-cell office:value-type="float" office:value="0.306848010976445" calcext:value-type="float">
            <text:p>0.306848010976445</text:p>
          </table:table-cell>
          <table:table-cell office:value-type="float" office:value="0.305728648787492" calcext:value-type="float">
            <text:p>0.305728648787492</text:p>
          </table:table-cell>
          <table:table-cell office:value-type="float" office:value="0.303376224450313" calcext:value-type="float">
            <text:p>0.303376224450313</text:p>
          </table:table-cell>
          <table:table-cell office:value-type="float" office:value="0.304765308612588" calcext:value-type="float">
            <text:p>0.304765308612588</text:p>
          </table:table-cell>
          <table:table-cell office:value-type="float" office:value="0.306618822761917" calcext:value-type="float">
            <text:p>0.306618822761917</text:p>
          </table:table-cell>
          <table:table-cell office:value-type="float" office:value="0.306027859186562" calcext:value-type="float">
            <text:p>0.306027859186562</text:p>
          </table:table-cell>
          <table:table-cell office:value-type="float" office:value="0.304403999757643" calcext:value-type="float">
            <text:p>0.304403999757643</text:p>
          </table:table-cell>
          <table:table-cell office:value-type="float" office:value="0.305258898887492" calcext:value-type="float">
            <text:p>0.305258898887492</text:p>
          </table:table-cell>
          <table:table-cell office:value-type="float" office:value="0.302835020030431" calcext:value-type="float">
            <text:p>0.302835020030431</text:p>
          </table:table-cell>
          <table:table-cell office:value-type="float" office:value="0.306168032538074" calcext:value-type="float">
            <text:p>0.306168032538074</text:p>
          </table:table-cell>
          <table:table-cell office:value-type="float" office:value="0.309491985388855" calcext:value-type="float">
            <text:p>0.309491985388855</text:p>
          </table:table-cell>
          <table:table-cell office:value-type="float" office:value="0.308918748888832" calcext:value-type="float">
            <text:p>0.308918748888832</text:p>
          </table:table-cell>
          <table:table-cell office:value-type="float" office:value="0.305755360198578" calcext:value-type="float">
            <text:p>0.305755360198578</text:p>
          </table:table-cell>
          <table:table-cell office:value-type="float" office:value="0.303922973151143" calcext:value-type="float">
            <text:p>0.303922973151143</text:p>
          </table:table-cell>
          <table:table-cell office:value-type="float" office:value="0.304438601608216" calcext:value-type="float">
            <text:p>0.304438601608216</text:p>
          </table:table-cell>
          <table:table-cell office:value-type="float" office:value="0.306033716489531" calcext:value-type="float">
            <text:p>0.306033716489531</text:p>
          </table:table-cell>
          <table:table-cell office:value-type="float" office:value="0.308486104204406" calcext:value-type="float">
            <text:p>0.308486104204406</text:p>
          </table:table-cell>
          <table:table-cell office:value-type="float" office:value="0.306872710098692" calcext:value-type="float">
            <text:p>0.306872710098692</text:p>
          </table:table-cell>
          <table:table-cell office:value-type="float" office:value="0.306223539255141" calcext:value-type="float">
            <text:p>0.306223539255141</text:p>
          </table:table-cell>
          <table:table-cell office:value-type="float" office:value="0.307433457232136" calcext:value-type="float">
            <text:p>0.307433457232136</text:p>
          </table:table-cell>
          <table:table-cell office:value-type="float" office:value="0.305344916775645" calcext:value-type="float">
            <text:p>0.305344916775645</text:p>
          </table:table-cell>
          <table:table-cell office:value-type="float" office:value="0.308453107127958" calcext:value-type="float">
            <text:p>0.308453107127958</text:p>
          </table:table-cell>
          <table:table-cell office:value-type="float" office:value="0.310167818749708" calcext:value-type="float">
            <text:p>0.310167818749708</text:p>
          </table:table-cell>
          <table:table-cell office:value-type="float" office:value="0.307257211177707" calcext:value-type="float">
            <text:p>0.307257211177707</text:p>
          </table:table-cell>
          <table:table-cell office:value-type="float" office:value="0.306869279996029" calcext:value-type="float">
            <text:p>0.306869279996029</text:p>
          </table:table-cell>
          <table:table-cell office:value-type="float" office:value="0.305902639585864" calcext:value-type="float">
            <text:p>0.305902639585864</text:p>
          </table:table-cell>
          <table:table-cell office:value-type="float" office:value="0.308457542493172" calcext:value-type="float">
            <text:p>0.308457542493172</text:p>
          </table:table-cell>
          <table:table-cell office:value-type="float" office:value="0.309084012013001" calcext:value-type="float">
            <text:p>0.309084012013001</text:p>
          </table:table-cell>
          <table:table-cell office:value-type="float" office:value="0.309530846151662" calcext:value-type="float">
            <text:p>0.309530846151662</text:p>
          </table:table-cell>
          <table:table-cell office:value-type="float" office:value="0.307921215855489" calcext:value-type="float">
            <text:p>0.307921215855489</text:p>
          </table:table-cell>
          <table:table-cell office:value-type="float" office:value="0.307117531803075" calcext:value-type="float">
            <text:p>0.307117531803075</text:p>
          </table:table-cell>
          <table:table-cell office:value-type="float" office:value="0.307855591459909" calcext:value-type="float">
            <text:p>0.307855591459909</text:p>
          </table:table-cell>
          <table:table-cell office:value-type="float" office:value="0.306503028412191" calcext:value-type="float">
            <text:p>0.306503028412191</text:p>
          </table:table-cell>
          <table:table-cell office:value-type="float" office:value="0.308957407906532" calcext:value-type="float">
            <text:p>0.308957407906532</text:p>
          </table:table-cell>
          <table:table-cell office:value-type="float" office:value="0.310336487183431" calcext:value-type="float">
            <text:p>0.310336487183431</text:p>
          </table:table-cell>
          <table:table-cell office:value-type="float" office:value="0.308011748526358" calcext:value-type="float">
            <text:p>0.308011748526358</text:p>
          </table:table-cell>
          <table:table-cell office:value-type="float" office:value="0.307455703424099" calcext:value-type="float">
            <text:p>0.307455703424099</text:p>
          </table:table-cell>
          <table:table-cell office:value-type="float" office:value="0.306785266999746" calcext:value-type="float">
            <text:p>0.306785266999746</text:p>
          </table:table-cell>
          <table:table-cell office:value-type="float" office:value="0.307968386753642" calcext:value-type="float">
            <text:p>0.307968386753642</text:p>
          </table:table-cell>
          <table:table-cell office:value-type="float" office:value="0.30818147262476" calcext:value-type="float">
            <text:p>0.30818147262476</text:p>
          </table:table-cell>
          <table:table-cell office:value-type="float" office:value="0.3077275445116" calcext:value-type="float">
            <text:p>0.3077275445116</text:p>
          </table:table-cell>
          <table:table-cell office:value-type="float" office:value="0.306387315833277" calcext:value-type="float">
            <text:p>0.306387315833277</text:p>
          </table:table-cell>
          <table:table-cell office:value-type="float" office:value="0.306610366484446" calcext:value-type="float">
            <text:p>0.306610366484446</text:p>
          </table:table-cell>
          <table:table-cell office:value-type="float" office:value="0.305062230745867" calcext:value-type="float">
            <text:p>0.305062230745867</text:p>
          </table:table-cell>
          <table:table-cell office:value-type="float" office:value="0.306943854189829" calcext:value-type="float">
            <text:p>0.306943854189829</text:p>
          </table:table-cell>
          <table:table-cell office:value-type="float" office:value="0.309957570343758" calcext:value-type="float">
            <text:p>0.309957570343758</text:p>
          </table:table-cell>
          <table:table-cell office:value-type="float" office:value="0.308777963676047" calcext:value-type="float">
            <text:p>0.308777963676047</text:p>
          </table:table-cell>
          <table:table-cell office:value-type="float" office:value="0.305691515848317" calcext:value-type="float">
            <text:p>0.305691515848317</text:p>
          </table:table-cell>
          <table:table-cell office:value-type="float" office:value="0.303952488302199" calcext:value-type="float">
            <text:p>0.303952488302199</text:p>
          </table:table-cell>
          <table:table-cell office:value-type="float" office:value="0.306673689826984" calcext:value-type="float">
            <text:p>0.306673689826984</text:p>
          </table:table-cell>
          <table:table-cell office:value-type="float" office:value="0.30874601133098" calcext:value-type="float">
            <text:p>0.30874601133098</text:p>
          </table:table-cell>
          <table:table-cell office:value-type="float" office:value="0.307063547008972" calcext:value-type="float">
            <text:p>0.307063547008972</text:p>
          </table:table-cell>
          <table:table-cell office:value-type="float" office:value="0.308584098942349" calcext:value-type="float">
            <text:p>0.308584098942349</text:p>
          </table:table-cell>
          <table:table-cell office:value-type="float" office:value="0.308014950883005" calcext:value-type="float">
            <text:p>0.308014950883005</text:p>
          </table:table-cell>
          <table:table-cell office:value-type="float" office:value="0.308979964270364" calcext:value-type="float">
            <text:p>0.308979964270364</text:p>
          </table:table-cell>
          <table:table-cell office:value-type="float" office:value="0.312495615376454" calcext:value-type="float">
            <text:p>0.312495615376454</text:p>
          </table:table-cell>
          <table:table-cell office:value-type="float" office:value="0.310523413771165" calcext:value-type="float">
            <text:p>0.310523413771165</text:p>
          </table:table-cell>
          <table:table-cell office:value-type="float" office:value="0.313865670244461" calcext:value-type="float">
            <text:p>0.313865670244461</text:p>
          </table:table-cell>
          <table:table-cell office:value-type="float" office:value="0.313035652065862" calcext:value-type="float">
            <text:p>0.313035652065862</text:p>
          </table:table-cell>
          <table:table-cell office:value-type="float" office:value="0.309848283032589" calcext:value-type="float">
            <text:p>0.309848283032589</text:p>
          </table:table-cell>
          <table:table-cell office:value-type="float" office:value="0.309030063580649" calcext:value-type="float">
            <text:p>0.309030063580649</text:p>
          </table:table-cell>
          <table:table-cell office:value-type="float" office:value="0.308628872509125" calcext:value-type="float">
            <text:p>0.308628872509125</text:p>
          </table:table-cell>
          <table:table-cell office:value-type="float" office:value="0.308529270080987" calcext:value-type="float">
            <text:p>0.308529270080987</text:p>
          </table:table-cell>
          <table:table-cell office:value-type="float" office:value="0.308013451228978" calcext:value-type="float">
            <text:p>0.308013451228978</text:p>
          </table:table-cell>
          <table:table-cell office:value-type="float" office:value="0.307681260436925" calcext:value-type="float">
            <text:p>0.307681260436925</text:p>
          </table:table-cell>
          <table:table-cell office:value-type="float" office:value="0.307217564434496" calcext:value-type="float">
            <text:p>0.307217564434496</text:p>
          </table:table-cell>
          <table:table-cell office:value-type="float" office:value="0.307209061566447" calcext:value-type="float">
            <text:p>0.307209061566447</text:p>
          </table:table-cell>
          <table:table-cell office:value-type="float" office:value="0.307156225650645" calcext:value-type="float">
            <text:p>0.307156225650645</text:p>
          </table:table-cell>
          <table:table-cell office:value-type="float" office:value="0.307074207066617" calcext:value-type="float">
            <text:p>0.307074207066617</text:p>
          </table:table-cell>
          <table:table-cell office:value-type="float" office:value="0.306868060227994" calcext:value-type="float">
            <text:p>0.306868060227994</text:p>
          </table:table-cell>
          <table:table-cell office:value-type="float" office:value="0.306925487780874" calcext:value-type="float">
            <text:p>0.306925487780874</text:p>
          </table:table-cell>
          <table:table-cell office:value-type="float" office:value="0.306980749297269" calcext:value-type="float">
            <text:p>0.306980749297269</text:p>
          </table:table-cell>
          <table:table-cell office:value-type="float" office:value="0.307023126373974" calcext:value-type="float">
            <text:p>0.307023126373974</text:p>
          </table:table-cell>
          <table:table-cell office:value-type="float" office:value="0.307019426309338" calcext:value-type="float">
            <text:p>0.307019426309338</text:p>
          </table:table-cell>
          <table:table-cell office:value-type="float" office:value="0.306986037358743" calcext:value-type="float">
            <text:p>0.306986037358743</text:p>
          </table:table-cell>
          <table:table-cell office:value-type="float" office:value="0.306971492062139" calcext:value-type="float">
            <text:p>0.306971492062139</text:p>
          </table:table-cell>
          <table:table-cell office:value-type="float" office:value="0.306955848081276" calcext:value-type="float">
            <text:p>0.306955848081276</text:p>
          </table:table-cell>
          <table:table-cell office:value-type="float" office:value="0.306935482757158" calcext:value-type="float">
            <text:p>0.306935482757158</text:p>
          </table:table-cell>
          <table:table-cell office:value-type="float" office:value="0.307001773059843" calcext:value-type="float">
            <text:p>0.307001773059843</text:p>
          </table:table-cell>
          <table:table-cell office:value-type="float" office:value="0.306994773156594" calcext:value-type="float">
            <text:p>0.306994773156594</text:p>
          </table:table-cell>
          <table:table-cell office:value-type="float" office:value="0.306964107386274" calcext:value-type="float">
            <text:p>0.306964107386274</text:p>
          </table:table-cell>
          <table:table-cell office:value-type="float" office:value="0.306953872479608" calcext:value-type="float">
            <text:p>0.306953872479608</text:p>
          </table:table-cell>
          <table:table-cell office:value-type="float" office:value="0.306934937272535" calcext:value-type="float">
            <text:p>0.306934937272535</text:p>
          </table:table-cell>
          <table:table-cell office:value-type="float" office:value="0.306958742684526" calcext:value-type="float">
            <text:p>0.306958742684526</text:p>
          </table:table-cell>
          <table:table-cell office:value-type="float" office:value="0.306986144718739" calcext:value-type="float">
            <text:p>0.306986144718739</text:p>
          </table:table-cell>
          <table:table-cell office:value-type="float" office:value="0.306956101045149" calcext:value-type="float">
            <text:p>0.306956101045149</text:p>
          </table:table-cell>
          <table:table-cell office:value-type="float" office:value="0.306960715188806" calcext:value-type="float">
            <text:p>0.306960715188806</text:p>
          </table:table-cell>
          <table:table-cell office:value-type="float" office:value="0.306969403000285" calcext:value-type="float">
            <text:p>0.306969403000285</text:p>
          </table:table-cell>
          <table:table-cell office:value-type="float" office:value="0.306943185237863" calcext:value-type="float">
            <text:p>0.306943185237863</text:p>
          </table:table-cell>
          <table:table-cell office:value-type="float" office:value="0.306928566347203" calcext:value-type="float">
            <text:p>0.306928566347203</text:p>
          </table:table-cell>
          <table:table-cell office:value-type="float" office:value="0.306926863049281" calcext:value-type="float">
            <text:p>0.306926863049281</text:p>
          </table:table-cell>
          <table:table-cell office:value-type="float" office:value="0.306963330894581" calcext:value-type="float">
            <text:p>0.306963330894581</text:p>
          </table:table-cell>
          <table:table-cell office:value-type="float" office:value="0.306946074511623" calcext:value-type="float">
            <text:p>0.306946074511623</text:p>
          </table:table-cell>
          <table:table-cell office:value-type="float" office:value="0.306937292657364" calcext:value-type="float">
            <text:p>0.306937292657364</text:p>
          </table:table-cell>
          <table:table-cell office:value-type="float" office:value="0.306928041161098" calcext:value-type="float">
            <text:p>0.306928041161098</text:p>
          </table:table-cell>
          <table:table-cell office:value-type="float" office:value="0.306930835145488" calcext:value-type="float">
            <text:p>0.306930835145488</text:p>
          </table:table-cell>
          <table:table-cell office:value-type="float" office:value="0.306940455497966" calcext:value-type="float">
            <text:p>0.306940455497966</text:p>
          </table:table-cell>
          <table:table-cell office:value-type="float" office:value="0.306950761818212" calcext:value-type="float">
            <text:p>0.306950761818212</text:p>
          </table:table-cell>
          <table:table-cell office:value-type="float" office:value="0.306936140501034" calcext:value-type="float">
            <text:p>0.306936140501034</text:p>
          </table:table-cell>
          <table:table-cell office:value-type="float" office:value="0.306942131435357" calcext:value-type="float">
            <text:p>0.306942131435357</text:p>
          </table:table-cell>
          <table:table-cell office:value-type="float" office:value="0.30693475862121" calcext:value-type="float">
            <text:p>0.30693475862121</text:p>
          </table:table-cell>
          <table:table-cell office:value-type="float" office:value="0.306928142081621" calcext:value-type="float">
            <text:p>0.306928142081621</text:p>
          </table:table-cell>
          <table:table-cell office:value-type="float" office:value="0.306936191342484" calcext:value-type="float">
            <text:p>0.306936191342484</text:p>
          </table:table-cell>
          <table:table-cell office:value-type="float" office:value="0.306931175243263" calcext:value-type="float">
            <text:p>0.306931175243263</text:p>
          </table:table-cell>
          <table:table-cell office:value-type="float" office:value="0.306939587674552" calcext:value-type="float">
            <text:p>0.306939587674552</text:p>
          </table:table-cell>
          <table:table-cell office:value-type="float" office:value="0.306925766778292" calcext:value-type="float">
            <text:p>0.306925766778292</text:p>
          </table:table-cell>
          <table:table-cell office:value-type="float" office:value="0.306914143693689" calcext:value-type="float">
            <text:p>0.306914143693689</text:p>
          </table:table-cell>
          <table:table-cell office:value-type="float" office:value="0.306936950938244" calcext:value-type="float">
            <text:p>0.306936950938244</text:p>
          </table:table-cell>
          <table:table-cell office:value-type="float" office:value="0.306935067074263" calcext:value-type="float">
            <text:p>0.306935067074263</text:p>
          </table:table-cell>
          <table:table-cell office:value-type="float" office:value="0.306929202917696" calcext:value-type="float">
            <text:p>0.306929202917696</text:p>
          </table:table-cell>
          <table:table-cell office:value-type="float" office:value="0.306928596224786" calcext:value-type="float">
            <text:p>0.306928596224786</text:p>
          </table:table-cell>
          <table:table-cell office:value-type="float" office:value="0.306940065963908" calcext:value-type="float">
            <text:p>0.306940065963908</text:p>
          </table:table-cell>
          <table:table-cell office:value-type="float" office:value="0.306927736184536" calcext:value-type="float">
            <text:p>0.306927736184536</text:p>
          </table:table-cell>
          <table:table-cell office:value-type="float" office:value="0.306916185677804" calcext:value-type="float">
            <text:p>0.306916185677804</text:p>
          </table:table-cell>
          <table:table-cell office:value-type="float" office:value="0.306927782106063" calcext:value-type="float">
            <text:p>0.306927782106063</text:p>
          </table:table-cell>
          <table:table-cell office:value-type="float" office:value="0.306933383479703" calcext:value-type="float">
            <text:p>0.306933383479703</text:p>
          </table:table-cell>
          <table:table-cell office:value-type="float" office:value="0.306930854862861" calcext:value-type="float">
            <text:p>0.306930854862861</text:p>
          </table:table-cell>
          <table:table-cell office:value-type="float" office:value="0.306945591402495" calcext:value-type="float">
            <text:p>0.306945591402495</text:p>
          </table:table-cell>
          <table:table-cell office:value-type="float" office:value="0.306924519075191" calcext:value-type="float">
            <text:p>0.306924519075191</text:p>
          </table:table-cell>
          <table:table-cell office:value-type="float" office:value="0.306913852172682" calcext:value-type="float">
            <text:p>0.306913852172682</text:p>
          </table:table-cell>
          <table:table-cell office:value-type="float" office:value="0.306932299053822" calcext:value-type="float">
            <text:p>0.306932299053822</text:p>
          </table:table-cell>
          <table:table-cell office:value-type="float" office:value="0.30692937554237" calcext:value-type="float">
            <text:p>0.30692937554237</text:p>
          </table:table-cell>
          <table:table-cell office:value-type="float" office:value="0.306937614599448" calcext:value-type="float">
            <text:p>0.306937614599448</text:p>
          </table:table-cell>
          <table:table-cell office:value-type="float" office:value="0.306922731004532" calcext:value-type="float">
            <text:p>0.306922731004532</text:p>
          </table:table-cell>
          <table:table-cell office:value-type="float" office:value="0.306929077731302" calcext:value-type="float">
            <text:p>0.306929077731302</text:p>
          </table:table-cell>
          <table:table-cell office:value-type="float" office:value="0.306916836129592" calcext:value-type="float">
            <text:p>0.306916836129592</text:p>
          </table:table-cell>
          <table:table-cell office:value-type="float" office:value="0.306929196090768" calcext:value-type="float">
            <text:p>0.306929196090768</text:p>
          </table:table-cell>
          <table:table-cell office:value-type="float" office:value="0.306935496212252" calcext:value-type="float">
            <text:p>0.306935496212252</text:p>
          </table:table-cell>
          <table:table-cell office:value-type="float" office:value="0.30693468762013" calcext:value-type="float">
            <text:p>0.30693468762013</text:p>
          </table:table-cell>
          <table:table-cell office:value-type="float" office:value="0.306917403801441" calcext:value-type="float">
            <text:p>0.306917403801441</text:p>
          </table:table-cell>
          <table:table-cell office:value-type="float" office:value="0.30692904725696" calcext:value-type="float">
            <text:p>0.30692904725696</text:p>
          </table:table-cell>
          <table:table-cell office:value-type="float" office:value="0.306929838622269" calcext:value-type="float">
            <text:p>0.306929838622269</text:p>
          </table:table-cell>
          <table:table-cell office:value-type="float" office:value="0.3069306585815" calcext:value-type="float">
            <text:p>0.3069306585815</text:p>
          </table:table-cell>
          <table:table-cell office:value-type="float" office:value="0.306895482545122" calcext:value-type="float">
            <text:p>0.306895482545122</text:p>
          </table:table-cell>
          <table:table-cell office:value-type="float" office:value="0.306928199275487" calcext:value-type="float">
            <text:p>0.306928199275487</text:p>
          </table:table-cell>
          <table:table-cell office:value-type="float" office:value="0.306918344351131" calcext:value-type="float">
            <text:p>0.306918344351131</text:p>
          </table:table-cell>
          <table:table-cell office:value-type="float" office:value="0.306939043507639" calcext:value-type="float">
            <text:p>0.306939043507639</text:p>
          </table:table-cell>
          <table:table-cell office:value-type="float" office:value="0.306906279974357" calcext:value-type="float">
            <text:p>0.306906279974357</text:p>
          </table:table-cell>
          <table:table-cell office:value-type="float" office:value="0.306929412382969" calcext:value-type="float">
            <text:p>0.306929412382969</text:p>
          </table:table-cell>
          <table:table-cell office:value-type="float" office:value="0.30693430128796" calcext:value-type="float">
            <text:p>0.30693430128796</text:p>
          </table:table-cell>
          <table:table-cell office:value-type="float" office:value="0.306921920995243" calcext:value-type="float">
            <text:p>0.306921920995243</text:p>
          </table:table-cell>
          <table:table-cell office:value-type="float" office:value="0.306905306899555" calcext:value-type="float">
            <text:p>0.306905306899555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25828036367193" calcext:value-type="float">
            <text:p>-0.425828036367193</text:p>
          </table:table-cell>
          <table:table-cell office:value-type="float" office:value="-0.42602797676783" calcext:value-type="float">
            <text:p>-0.42602797676783</text:p>
          </table:table-cell>
          <table:table-cell office:value-type="float" office:value="-0.426561308753615" calcext:value-type="float">
            <text:p>-0.426561308753615</text:p>
          </table:table-cell>
          <table:table-cell office:value-type="float" office:value="-0.42553715284709" calcext:value-type="float">
            <text:p>-0.42553715284709</text:p>
          </table:table-cell>
          <table:table-cell office:value-type="float" office:value="-0.42531044564941" calcext:value-type="float">
            <text:p>-0.42531044564941</text:p>
          </table:table-cell>
          <table:table-cell office:value-type="float" office:value="-0.425207638679708" calcext:value-type="float">
            <text:p>-0.425207638679708</text:p>
          </table:table-cell>
          <table:table-cell office:value-type="float" office:value="-0.425982011280062" calcext:value-type="float">
            <text:p>-0.425982011280062</text:p>
          </table:table-cell>
          <table:table-cell office:value-type="float" office:value="-0.424989676248438" calcext:value-type="float">
            <text:p>-0.424989676248438</text:p>
          </table:table-cell>
          <table:table-cell office:value-type="float" office:value="-0.425043745807507" calcext:value-type="float">
            <text:p>-0.425043745807507</text:p>
          </table:table-cell>
          <table:table-cell office:value-type="float" office:value="-0.425235721863342" calcext:value-type="float">
            <text:p>-0.425235721863342</text:p>
          </table:table-cell>
          <table:table-cell office:value-type="float" office:value="-0.425877578197818" calcext:value-type="float">
            <text:p>-0.425877578197818</text:p>
          </table:table-cell>
          <table:table-cell office:value-type="float" office:value="-0.425427905843077" calcext:value-type="float">
            <text:p>-0.425427905843077</text:p>
          </table:table-cell>
          <table:table-cell office:value-type="float" office:value="-0.425514037109447" calcext:value-type="float">
            <text:p>-0.425514037109447</text:p>
          </table:table-cell>
          <table:table-cell office:value-type="float" office:value="-0.425913195441624" calcext:value-type="float">
            <text:p>-0.425913195441624</text:p>
          </table:table-cell>
          <table:table-cell office:value-type="float" office:value="-0.424985007346781" calcext:value-type="float">
            <text:p>-0.424985007346781</text:p>
          </table:table-cell>
          <table:table-cell office:value-type="float" office:value="-0.4253899391281" calcext:value-type="float">
            <text:p>-0.4253899391281</text:p>
          </table:table-cell>
          <table:table-cell office:value-type="float" office:value="-0.425379070487638" calcext:value-type="float">
            <text:p>-0.425379070487638</text:p>
          </table:table-cell>
          <table:table-cell office:value-type="float" office:value="-0.426385802689595" calcext:value-type="float">
            <text:p>-0.426385802689595</text:p>
          </table:table-cell>
          <table:table-cell office:value-type="float" office:value="-0.425550039012556" calcext:value-type="float">
            <text:p>-0.425550039012556</text:p>
          </table:table-cell>
          <table:table-cell office:value-type="float" office:value="-0.425772611008313" calcext:value-type="float">
            <text:p>-0.425772611008313</text:p>
          </table:table-cell>
          <table:table-cell office:value-type="float" office:value="-0.425940432053379" calcext:value-type="float">
            <text:p>-0.425940432053379</text:p>
          </table:table-cell>
          <table:table-cell office:value-type="float" office:value="-0.426426571271721" calcext:value-type="float">
            <text:p>-0.426426571271721</text:p>
          </table:table-cell>
          <table:table-cell office:value-type="float" office:value="-0.426354255783433" calcext:value-type="float">
            <text:p>-0.426354255783433</text:p>
          </table:table-cell>
          <table:table-cell office:value-type="float" office:value="-0.425293816703252" calcext:value-type="float">
            <text:p>-0.425293816703252</text:p>
          </table:table-cell>
          <table:table-cell office:value-type="float" office:value="-0.425388573649887" calcext:value-type="float">
            <text:p>-0.425388573649887</text:p>
          </table:table-cell>
          <table:table-cell office:value-type="float" office:value="-0.425457011001723" calcext:value-type="float">
            <text:p>-0.425457011001723</text:p>
          </table:table-cell>
          <table:table-cell office:value-type="float" office:value="-0.425819820934756" calcext:value-type="float">
            <text:p>-0.425819820934756</text:p>
          </table:table-cell>
          <table:table-cell office:value-type="float" office:value="-0.426052788130234" calcext:value-type="float">
            <text:p>-0.426052788130234</text:p>
          </table:table-cell>
          <table:table-cell office:value-type="float" office:value="-0.426879445460179" calcext:value-type="float">
            <text:p>-0.426879445460179</text:p>
          </table:table-cell>
          <table:table-cell office:value-type="float" office:value="-0.425709564894246" calcext:value-type="float">
            <text:p>-0.425709564894246</text:p>
          </table:table-cell>
          <table:table-cell office:value-type="float" office:value="-0.426001649816798" calcext:value-type="float">
            <text:p>-0.426001649816798</text:p>
          </table:table-cell>
          <table:table-cell office:value-type="float" office:value="-0.425245779057842" calcext:value-type="float">
            <text:p>-0.425245779057842</text:p>
          </table:table-cell>
          <table:table-cell office:value-type="float" office:value="-0.425145176055616" calcext:value-type="float">
            <text:p>-0.425145176055616</text:p>
          </table:table-cell>
          <table:table-cell office:value-type="float" office:value="-0.425718800522817" calcext:value-type="float">
            <text:p>-0.425718800522817</text:p>
          </table:table-cell>
          <table:table-cell office:value-type="float" office:value="-0.426106132437459" calcext:value-type="float">
            <text:p>-0.426106132437459</text:p>
          </table:table-cell>
          <table:table-cell office:value-type="float" office:value="-0.425054216191459" calcext:value-type="float">
            <text:p>-0.425054216191459</text:p>
          </table:table-cell>
          <table:table-cell office:value-type="float" office:value="-0.426073554401032" calcext:value-type="float">
            <text:p>-0.426073554401032</text:p>
          </table:table-cell>
          <table:table-cell office:value-type="float" office:value="-0.425559072697283" calcext:value-type="float">
            <text:p>-0.425559072697283</text:p>
          </table:table-cell>
          <table:table-cell office:value-type="float" office:value="-0.425844125869721" calcext:value-type="float">
            <text:p>-0.425844125869721</text:p>
          </table:table-cell>
          <table:table-cell office:value-type="float" office:value="-0.426110127705895" calcext:value-type="float">
            <text:p>-0.426110127705895</text:p>
          </table:table-cell>
          <table:table-cell office:value-type="float" office:value="-0.426584044125333" calcext:value-type="float">
            <text:p>-0.426584044125333</text:p>
          </table:table-cell>
          <table:table-cell office:value-type="float" office:value="-0.426226031601279" calcext:value-type="float">
            <text:p>-0.426226031601279</text:p>
          </table:table-cell>
          <table:table-cell office:value-type="float" office:value="-0.426294855051411" calcext:value-type="float">
            <text:p>-0.426294855051411</text:p>
          </table:table-cell>
          <table:table-cell office:value-type="float" office:value="-0.426507032363431" calcext:value-type="float">
            <text:p>-0.426507032363431</text:p>
          </table:table-cell>
          <table:table-cell office:value-type="float" office:value="-0.426143061911175" calcext:value-type="float">
            <text:p>-0.426143061911175</text:p>
          </table:table-cell>
          <table:table-cell office:value-type="float" office:value="-0.425446512599854" calcext:value-type="float">
            <text:p>-0.425446512599854</text:p>
          </table:table-cell>
          <table:table-cell office:value-type="float" office:value="-0.426377059600504" calcext:value-type="float">
            <text:p>-0.426377059600504</text:p>
          </table:table-cell>
          <table:table-cell office:value-type="float" office:value="-0.425688425142109" calcext:value-type="float">
            <text:p>-0.425688425142109</text:p>
          </table:table-cell>
          <table:table-cell office:value-type="float" office:value="-0.425988132231404" calcext:value-type="float">
            <text:p>-0.425988132231404</text:p>
          </table:table-cell>
          <table:table-cell office:value-type="float" office:value="-0.427089784019884" calcext:value-type="float">
            <text:p>-0.427089784019884</text:p>
          </table:table-cell>
          <table:table-cell office:value-type="float" office:value="-0.42620143594823" calcext:value-type="float">
            <text:p>-0.42620143594823</text:p>
          </table:table-cell>
          <table:table-cell office:value-type="float" office:value="-0.426147756471806" calcext:value-type="float">
            <text:p>-0.426147756471806</text:p>
          </table:table-cell>
          <table:table-cell office:value-type="float" office:value="-0.425838561922243" calcext:value-type="float">
            <text:p>-0.425838561922243</text:p>
          </table:table-cell>
          <table:table-cell office:value-type="float" office:value="-0.425747067553069" calcext:value-type="float">
            <text:p>-0.425747067553069</text:p>
          </table:table-cell>
          <table:table-cell office:value-type="float" office:value="-0.425479750895672" calcext:value-type="float">
            <text:p>-0.425479750895672</text:p>
          </table:table-cell>
          <table:table-cell office:value-type="float" office:value="-0.426037358709378" calcext:value-type="float">
            <text:p>-0.426037358709378</text:p>
          </table:table-cell>
          <table:table-cell office:value-type="float" office:value="-0.42632769772453" calcext:value-type="float">
            <text:p>-0.42632769772453</text:p>
          </table:table-cell>
          <table:table-cell office:value-type="float" office:value="-0.425576074529484" calcext:value-type="float">
            <text:p>-0.425576074529484</text:p>
          </table:table-cell>
          <table:table-cell office:value-type="float" office:value="-0.426177928839415" calcext:value-type="float">
            <text:p>-0.426177928839415</text:p>
          </table:table-cell>
          <table:table-cell office:value-type="float" office:value="-0.425992485828419" calcext:value-type="float">
            <text:p>-0.425992485828419</text:p>
          </table:table-cell>
          <table:table-cell office:value-type="float" office:value="-0.425955984932115" calcext:value-type="float">
            <text:p>-0.425955984932115</text:p>
          </table:table-cell>
          <table:table-cell office:value-type="float" office:value="-0.425989425283939" calcext:value-type="float">
            <text:p>-0.425989425283939</text:p>
          </table:table-cell>
          <table:table-cell office:value-type="float" office:value="-0.425328295555053" calcext:value-type="float">
            <text:p>-0.425328295555053</text:p>
          </table:table-cell>
          <table:table-cell office:value-type="float" office:value="-0.425527985142594" calcext:value-type="float">
            <text:p>-0.425527985142594</text:p>
          </table:table-cell>
          <table:table-cell office:value-type="float" office:value="-0.425733664727961" calcext:value-type="float">
            <text:p>-0.425733664727961</text:p>
          </table:table-cell>
          <table:table-cell office:value-type="float" office:value="-0.425237233949711" calcext:value-type="float">
            <text:p>-0.425237233949711</text:p>
          </table:table-cell>
          <table:table-cell office:value-type="float" office:value="-0.425093409605897" calcext:value-type="float">
            <text:p>-0.425093409605897</text:p>
          </table:table-cell>
          <table:table-cell office:value-type="float" office:value="-0.425780633482368" calcext:value-type="float">
            <text:p>-0.425780633482368</text:p>
          </table:table-cell>
          <table:table-cell office:value-type="float" office:value="-0.425514332496722" calcext:value-type="float">
            <text:p>-0.425514332496722</text:p>
          </table:table-cell>
          <table:table-cell office:value-type="float" office:value="-0.425977419357391" calcext:value-type="float">
            <text:p>-0.425977419357391</text:p>
          </table:table-cell>
          <table:table-cell office:value-type="float" office:value="-0.425597468297371" calcext:value-type="float">
            <text:p>-0.425597468297371</text:p>
          </table:table-cell>
          <table:table-cell office:value-type="float" office:value="-0.425046015043169" calcext:value-type="float">
            <text:p>-0.425046015043169</text:p>
          </table:table-cell>
          <table:table-cell office:value-type="float" office:value="-0.425466640398596" calcext:value-type="float">
            <text:p>-0.425466640398596</text:p>
          </table:table-cell>
          <table:table-cell office:value-type="float" office:value="-0.425778374977241" calcext:value-type="float">
            <text:p>-0.425778374977241</text:p>
          </table:table-cell>
          <table:table-cell office:value-type="float" office:value="-0.425429155305376" calcext:value-type="float">
            <text:p>-0.425429155305376</text:p>
          </table:table-cell>
          <table:table-cell office:value-type="float" office:value="-0.425599590711718" calcext:value-type="float">
            <text:p>-0.425599590711718</text:p>
          </table:table-cell>
          <table:table-cell office:value-type="float" office:value="-0.424974384802743" calcext:value-type="float">
            <text:p>-0.424974384802743</text:p>
          </table:table-cell>
          <table:table-cell office:value-type="float" office:value="-0.425190149900153" calcext:value-type="float">
            <text:p>-0.425190149900153</text:p>
          </table:table-cell>
          <table:table-cell office:value-type="float" office:value="-0.425420515852756" calcext:value-type="float">
            <text:p>-0.425420515852756</text:p>
          </table:table-cell>
          <table:table-cell office:value-type="float" office:value="-0.425359583705848" calcext:value-type="float">
            <text:p>-0.425359583705848</text:p>
          </table:table-cell>
          <table:table-cell office:value-type="float" office:value="-0.425910278627863" calcext:value-type="float">
            <text:p>-0.425910278627863</text:p>
          </table:table-cell>
          <table:table-cell office:value-type="float" office:value="-0.425971332509617" calcext:value-type="float">
            <text:p>-0.425971332509617</text:p>
          </table:table-cell>
          <table:table-cell office:value-type="float" office:value="-0.425545677578435" calcext:value-type="float">
            <text:p>-0.425545677578435</text:p>
          </table:table-cell>
          <table:table-cell office:value-type="float" office:value="-0.427078983638999" calcext:value-type="float">
            <text:p>-0.427078983638999</text:p>
          </table:table-cell>
          <table:table-cell office:value-type="float" office:value="-0.425341797821797" calcext:value-type="float">
            <text:p>-0.425341797821797</text:p>
          </table:table-cell>
          <table:table-cell office:value-type="float" office:value="-0.425810288958567" calcext:value-type="float">
            <text:p>-0.425810288958567</text:p>
          </table:table-cell>
          <table:table-cell office:value-type="float" office:value="-0.424685022720303" calcext:value-type="float">
            <text:p>-0.424685022720303</text:p>
          </table:table-cell>
          <table:table-cell office:value-type="float" office:value="-0.425292792339407" calcext:value-type="float">
            <text:p>-0.425292792339407</text:p>
          </table:table-cell>
          <table:table-cell office:value-type="float" office:value="-0.429943220478226" calcext:value-type="float">
            <text:p>-0.429943220478226</text:p>
          </table:table-cell>
          <table:table-cell office:value-type="float" office:value="-0.427948159788467" calcext:value-type="float">
            <text:p>-0.427948159788467</text:p>
          </table:table-cell>
          <table:table-cell office:value-type="float" office:value="-0.427114192418922" calcext:value-type="float">
            <text:p>-0.427114192418922</text:p>
          </table:table-cell>
          <table:table-cell office:value-type="float" office:value="-0.427391215823257" calcext:value-type="float">
            <text:p>-0.427391215823257</text:p>
          </table:table-cell>
          <table:table-cell office:value-type="float" office:value="-0.431621998607302" calcext:value-type="float">
            <text:p>-0.431621998607302</text:p>
          </table:table-cell>
          <table:table-cell office:value-type="float" office:value="-0.421159390355325" calcext:value-type="float">
            <text:p>-0.421159390355325</text:p>
          </table:table-cell>
          <table:table-cell office:value-type="float" office:value="-0.415369190535946" calcext:value-type="float">
            <text:p>-0.415369190535946</text:p>
          </table:table-cell>
          <table:table-cell office:value-type="float" office:value="-0.424993933694022" calcext:value-type="float">
            <text:p>-0.424993933694022</text:p>
          </table:table-cell>
          <table:table-cell office:value-type="float" office:value="-0.416735481813197" calcext:value-type="float">
            <text:p>-0.416735481813197</text:p>
          </table:table-cell>
          <table:table-cell office:value-type="float" office:value="-0.414163234391575" calcext:value-type="float">
            <text:p>-0.414163234391575</text:p>
          </table:table-cell>
          <table:table-cell office:value-type="float" office:value="-0.410548766882878" calcext:value-type="float">
            <text:p>-0.410548766882878</text:p>
          </table:table-cell>
          <table:table-cell office:value-type="float" office:value="-0.387747145928405" calcext:value-type="float">
            <text:p>-0.387747145928405</text:p>
          </table:table-cell>
          <table:table-cell office:value-type="float" office:value="-0.387826952351334" calcext:value-type="float">
            <text:p>-0.387826952351334</text:p>
          </table:table-cell>
          <table:table-cell office:value-type="float" office:value="-0.380256696238776" calcext:value-type="float">
            <text:p>-0.380256696238776</text:p>
          </table:table-cell>
          <table:table-cell office:value-type="float" office:value="-0.379053868066693" calcext:value-type="float">
            <text:p>-0.379053868066693</text:p>
          </table:table-cell>
          <table:table-cell office:value-type="float" office:value="-0.379530242364874" calcext:value-type="float">
            <text:p>-0.379530242364874</text:p>
          </table:table-cell>
          <table:table-cell office:value-type="float" office:value="-0.37148871623947" calcext:value-type="float">
            <text:p>-0.37148871623947</text:p>
          </table:table-cell>
          <table:table-cell office:value-type="float" office:value="-0.3874697162658" calcext:value-type="float">
            <text:p>-0.3874697162658</text:p>
          </table:table-cell>
          <table:table-cell office:value-type="float" office:value="-0.384004530047987" calcext:value-type="float">
            <text:p>-0.384004530047987</text:p>
          </table:table-cell>
          <table:table-cell office:value-type="float" office:value="-0.377572195462376" calcext:value-type="float">
            <text:p>-0.377572195462376</text:p>
          </table:table-cell>
          <table:table-cell office:value-type="float" office:value="-0.377574400697486" calcext:value-type="float">
            <text:p>-0.377574400697486</text:p>
          </table:table-cell>
          <table:table-cell office:value-type="float" office:value="-0.375583810056477" calcext:value-type="float">
            <text:p>-0.375583810056477</text:p>
          </table:table-cell>
          <table:table-cell office:value-type="float" office:value="-0.374056184798848" calcext:value-type="float">
            <text:p>-0.374056184798848</text:p>
          </table:table-cell>
          <table:table-cell office:value-type="float" office:value="-0.368269116644678" calcext:value-type="float">
            <text:p>-0.368269116644678</text:p>
          </table:table-cell>
          <table:table-cell office:value-type="float" office:value="-0.364358197749356" calcext:value-type="float">
            <text:p>-0.364358197749356</text:p>
          </table:table-cell>
          <table:table-cell office:value-type="float" office:value="-0.365246138606192" calcext:value-type="float">
            <text:p>-0.365246138606192</text:p>
          </table:table-cell>
          <table:table-cell office:value-type="float" office:value="-0.359285610709281" calcext:value-type="float">
            <text:p>-0.359285610709281</text:p>
          </table:table-cell>
          <table:table-cell office:value-type="float" office:value="-0.363769530665791" calcext:value-type="float">
            <text:p>-0.363769530665791</text:p>
          </table:table-cell>
          <table:table-cell office:value-type="float" office:value="-0.361930080934137" calcext:value-type="float">
            <text:p>-0.361930080934137</text:p>
          </table:table-cell>
          <table:table-cell office:value-type="float" office:value="-0.361295428807884" calcext:value-type="float">
            <text:p>-0.361295428807884</text:p>
          </table:table-cell>
          <table:table-cell office:value-type="float" office:value="-0.358482860201894" calcext:value-type="float">
            <text:p>-0.358482860201894</text:p>
          </table:table-cell>
          <table:table-cell office:value-type="float" office:value="-0.364010217998466" calcext:value-type="float">
            <text:p>-0.364010217998466</text:p>
          </table:table-cell>
          <table:table-cell office:value-type="float" office:value="-0.350070397017606" calcext:value-type="float">
            <text:p>-0.350070397017606</text:p>
          </table:table-cell>
          <table:table-cell office:value-type="float" office:value="-0.349299263717327" calcext:value-type="float">
            <text:p>-0.349299263717327</text:p>
          </table:table-cell>
          <table:table-cell office:value-type="float" office:value="-0.343933804560376" calcext:value-type="float">
            <text:p>-0.343933804560376</text:p>
          </table:table-cell>
          <table:table-cell office:value-type="float" office:value="-0.340795650577888" calcext:value-type="float">
            <text:p>-0.340795650577888</text:p>
          </table:table-cell>
          <table:table-cell office:value-type="float" office:value="-0.358143635155031" calcext:value-type="float">
            <text:p>-0.358143635155031</text:p>
          </table:table-cell>
          <table:table-cell office:value-type="float" office:value="-0.352449555900602" calcext:value-type="float">
            <text:p>-0.352449555900602</text:p>
          </table:table-cell>
          <table:table-cell office:value-type="float" office:value="-0.349281687295813" calcext:value-type="float">
            <text:p>-0.349281687295813</text:p>
          </table:table-cell>
          <table:table-cell office:value-type="float" office:value="-0.348469871997082" calcext:value-type="float">
            <text:p>-0.348469871997082</text:p>
          </table:table-cell>
          <table:table-cell office:value-type="float" office:value="-0.351017847722483" calcext:value-type="float">
            <text:p>-0.351017847722483</text:p>
          </table:table-cell>
          <table:table-cell office:value-type="float" office:value="-0.347925637507226" calcext:value-type="float">
            <text:p>-0.347925637507226</text:p>
          </table:table-cell>
          <table:table-cell office:value-type="float" office:value="-0.34820597664196" calcext:value-type="float">
            <text:p>-0.34820597664196</text:p>
          </table:table-cell>
          <table:table-cell office:value-type="float" office:value="-0.345139336721992" calcext:value-type="float">
            <text:p>-0.345139336721992</text:p>
          </table:table-cell>
          <table:table-cell office:value-type="float" office:value="-0.339186582262974" calcext:value-type="float">
            <text:p>-0.339186582262974</text:p>
          </table:table-cell>
          <table:table-cell office:value-type="float" office:value="-0.338267322877166" calcext:value-type="float">
            <text:p>-0.338267322877166</text:p>
          </table:table-cell>
          <table:table-cell office:value-type="float" office:value="-0.341644655893976" calcext:value-type="float">
            <text:p>-0.341644655893976</text:p>
          </table:table-cell>
          <table:table-cell office:value-type="float" office:value="-0.336541564392981" calcext:value-type="float">
            <text:p>-0.336541564392981</text:p>
          </table:table-cell>
          <table:table-cell office:value-type="float" office:value="-0.345182180682608" calcext:value-type="float">
            <text:p>-0.345182180682608</text:p>
          </table:table-cell>
          <table:table-cell office:value-type="float" office:value="-0.342283331368104" calcext:value-type="float">
            <text:p>-0.342283331368104</text:p>
          </table:table-cell>
          <table:table-cell office:value-type="float" office:value="-0.339743535300902" calcext:value-type="float">
            <text:p>-0.339743535300902</text:p>
          </table:table-cell>
          <table:table-cell office:value-type="float" office:value="-0.341595524235372" calcext:value-type="float">
            <text:p>-0.341595524235372</text:p>
          </table:table-cell>
          <table:table-cell office:value-type="float" office:value="-0.347367839674733" calcext:value-type="float">
            <text:p>-0.347367839674733</text:p>
          </table:table-cell>
          <table:table-cell office:value-type="float" office:value="-0.353670815310958" calcext:value-type="float">
            <text:p>-0.353670815310958</text:p>
          </table:table-cell>
          <table:table-cell office:value-type="float" office:value="-0.349803862401344" calcext:value-type="float">
            <text:p>-0.349803862401344</text:p>
          </table:table-cell>
          <table:table-cell office:value-type="float" office:value="-0.344870107254079" calcext:value-type="float">
            <text:p>-0.344870107254079</text:p>
          </table:table-cell>
          <table:table-cell office:value-type="float" office:value="-0.345345543700828" calcext:value-type="float">
            <text:p>-0.345345543700828</text:p>
          </table:table-cell>
          <table:table-cell office:value-type="float" office:value="-0.3453102801821" calcext:value-type="float">
            <text:p>-0.3453102801821</text:p>
          </table:table-cell>
          <table:table-cell office:value-type="float" office:value="-0.338319104543451" calcext:value-type="float">
            <text:p>-0.338319104543451</text:p>
          </table:table-cell>
          <table:table-cell office:value-type="float" office:value="-0.338472712223157" calcext:value-type="float">
            <text:p>-0.338472712223157</text:p>
          </table:table-cell>
          <table:table-cell office:value-type="float" office:value="-0.339655706801429" calcext:value-type="float">
            <text:p>-0.339655706801429</text:p>
          </table:table-cell>
          <table:table-cell office:value-type="float" office:value="-0.39910937618437" calcext:value-type="float">
            <text:p>-0.39910937618437</text:p>
          </table:table-cell>
          <table:table-cell office:value-type="float" office:value="-0.400274473842611" calcext:value-type="float">
            <text:p>-0.400274473842611</text:p>
          </table:table-cell>
          <table:table-cell office:value-type="float" office:value="-0.35940065411421" calcext:value-type="float">
            <text:p>-0.35940065411421</text:p>
          </table:table-cell>
          <table:table-cell office:value-type="float" office:value="-0.368733878752801" calcext:value-type="float">
            <text:p>-0.368733878752801</text:p>
          </table:table-cell>
          <table:table-cell office:value-type="float" office:value="-0.422382505174739" calcext:value-type="float">
            <text:p>-0.422382505174739</text:p>
          </table:table-cell>
          <table:table-cell office:value-type="float" office:value="-0.402462156340513" calcext:value-type="float">
            <text:p>-0.402462156340513</text:p>
          </table:table-cell>
          <table:table-cell office:value-type="float" office:value="-0.398926101427025" calcext:value-type="float">
            <text:p>-0.398926101427025</text:p>
          </table:table-cell>
          <table:table-cell office:value-type="float" office:value="-0.383176467449807" calcext:value-type="float">
            <text:p>-0.383176467449807</text:p>
          </table:table-cell>
          <table:table-cell office:value-type="float" office:value="-0.375904269607275" calcext:value-type="float">
            <text:p>-0.375904269607275</text:p>
          </table:table-cell>
          <table:table-cell office:value-type="float" office:value="-0.364695594256771" calcext:value-type="float">
            <text:p>-0.364695594256771</text:p>
          </table:table-cell>
          <table:table-cell office:value-type="float" office:value="-0.408235312841516" calcext:value-type="float">
            <text:p>-0.408235312841516</text:p>
          </table:table-cell>
          <table:table-cell office:value-type="float" office:value="-0.437329529429295" calcext:value-type="float">
            <text:p>-0.437329529429295</text:p>
          </table:table-cell>
          <table:table-cell office:value-type="float" office:value="-0.419266005151933" calcext:value-type="float">
            <text:p>-0.419266005151933</text:p>
          </table:table-cell>
          <table:table-cell office:value-type="float" office:value="-0.411028707771678" calcext:value-type="float">
            <text:p>-0.411028707771678</text:p>
          </table:table-cell>
          <table:table-cell office:value-type="float" office:value="-0.392129493116744" calcext:value-type="float">
            <text:p>-0.392129493116744</text:p>
          </table:table-cell>
          <table:table-cell office:value-type="float" office:value="-0.383200550272566" calcext:value-type="float">
            <text:p>-0.383200550272566</text:p>
          </table:table-cell>
          <table:table-cell office:value-type="float" office:value="-0.382294896928071" calcext:value-type="float">
            <text:p>-0.382294896928071</text:p>
          </table:table-cell>
          <table:table-cell office:value-type="float" office:value="-0.390182921171252" calcext:value-type="float">
            <text:p>-0.390182921171252</text:p>
          </table:table-cell>
          <table:table-cell office:value-type="float" office:value="-0.377695643301831" calcext:value-type="float">
            <text:p>-0.377695643301831</text:p>
          </table:table-cell>
          <table:table-cell office:value-type="float" office:value="-0.374817349786377" calcext:value-type="float">
            <text:p>-0.374817349786377</text:p>
          </table:table-cell>
          <table:table-cell office:value-type="float" office:value="-0.373443168573152" calcext:value-type="float">
            <text:p>-0.373443168573152</text:p>
          </table:table-cell>
          <table:table-cell office:value-type="float" office:value="-0.38926695334024" calcext:value-type="float">
            <text:p>-0.38926695334024</text:p>
          </table:table-cell>
          <table:table-cell office:value-type="float" office:value="-0.386798965139568" calcext:value-type="float">
            <text:p>-0.386798965139568</text:p>
          </table:table-cell>
          <table:table-cell office:value-type="float" office:value="-0.388309722100715" calcext:value-type="float">
            <text:p>-0.388309722100715</text:p>
          </table:table-cell>
          <table:table-cell office:value-type="float" office:value="-0.392434628573427" calcext:value-type="float">
            <text:p>-0.392434628573427</text:p>
          </table:table-cell>
          <table:table-cell office:value-type="float" office:value="-0.386950998125796" calcext:value-type="float">
            <text:p>-0.386950998125796</text:p>
          </table:table-cell>
          <table:table-cell office:value-type="float" office:value="-0.377588680339836" calcext:value-type="float">
            <text:p>-0.377588680339836</text:p>
          </table:table-cell>
          <table:table-cell office:value-type="float" office:value="-0.386492983961614" calcext:value-type="float">
            <text:p>-0.386492983961614</text:p>
          </table:table-cell>
          <table:table-cell office:value-type="float" office:value="-0.375009308859757" calcext:value-type="float">
            <text:p>-0.375009308859757</text:p>
          </table:table-cell>
          <table:table-cell office:value-type="float" office:value="-0.373774909307626" calcext:value-type="float">
            <text:p>-0.373774909307626</text:p>
          </table:table-cell>
          <table:table-cell office:value-type="float" office:value="-0.370417580664605" calcext:value-type="float">
            <text:p>-0.370417580664605</text:p>
          </table:table-cell>
          <table:table-cell office:value-type="float" office:value="-0.37012007514969" calcext:value-type="float">
            <text:p>-0.37012007514969</text:p>
          </table:table-cell>
          <table:table-cell office:value-type="float" office:value="-0.379577556627385" calcext:value-type="float">
            <text:p>-0.379577556627385</text:p>
          </table:table-cell>
          <table:table-cell office:value-type="float" office:value="-0.375931624046829" calcext:value-type="float">
            <text:p>-0.375931624046829</text:p>
          </table:table-cell>
          <table:table-cell office:value-type="float" office:value="-0.380751961804477" calcext:value-type="float">
            <text:p>-0.380751961804477</text:p>
          </table:table-cell>
          <table:table-cell office:value-type="float" office:value="-0.386443340524836" calcext:value-type="float">
            <text:p>-0.386443340524836</text:p>
          </table:table-cell>
          <table:table-cell office:value-type="float" office:value="-0.375556293230543" calcext:value-type="float">
            <text:p>-0.375556293230543</text:p>
          </table:table-cell>
          <table:table-cell office:value-type="float" office:value="-0.37927066746429" calcext:value-type="float">
            <text:p>-0.37927066746429</text:p>
          </table:table-cell>
          <table:table-cell office:value-type="float" office:value="-0.381753182572042" calcext:value-type="float">
            <text:p>-0.381753182572042</text:p>
          </table:table-cell>
          <table:table-cell office:value-type="float" office:value="-0.3755796046466" calcext:value-type="float">
            <text:p>-0.3755796046466</text:p>
          </table:table-cell>
          <table:table-cell office:value-type="float" office:value="-0.372627920831105" calcext:value-type="float">
            <text:p>-0.372627920831105</text:p>
          </table:table-cell>
          <table:table-cell office:value-type="float" office:value="-0.368517169541807" calcext:value-type="float">
            <text:p>-0.368517169541807</text:p>
          </table:table-cell>
          <table:table-cell office:value-type="float" office:value="-0.370885129656008" calcext:value-type="float">
            <text:p>-0.370885129656008</text:p>
          </table:table-cell>
          <table:table-cell office:value-type="float" office:value="-0.371612628402799" calcext:value-type="float">
            <text:p>-0.371612628402799</text:p>
          </table:table-cell>
          <table:table-cell office:value-type="float" office:value="-0.367902691393599" calcext:value-type="float">
            <text:p>-0.367902691393599</text:p>
          </table:table-cell>
          <table:table-cell office:value-type="float" office:value="-0.375632842135166" calcext:value-type="float">
            <text:p>-0.375632842135166</text:p>
          </table:table-cell>
          <table:table-cell office:value-type="float" office:value="-0.371613948946368" calcext:value-type="float">
            <text:p>-0.371613948946368</text:p>
          </table:table-cell>
          <table:table-cell office:value-type="float" office:value="-0.363889875426424" calcext:value-type="float">
            <text:p>-0.363889875426424</text:p>
          </table:table-cell>
          <table:table-cell office:value-type="float" office:value="-0.362538558422835" calcext:value-type="float">
            <text:p>-0.362538558422835</text:p>
          </table:table-cell>
          <table:table-cell office:value-type="float" office:value="-0.379549434371207" calcext:value-type="float">
            <text:p>-0.379549434371207</text:p>
          </table:table-cell>
          <table:table-cell office:value-type="float" office:value="-0.371116063147135" calcext:value-type="float">
            <text:p>-0.371116063147135</text:p>
          </table:table-cell>
          <table:table-cell office:value-type="float" office:value="-0.380823660094168" calcext:value-type="float">
            <text:p>-0.380823660094168</text:p>
          </table:table-cell>
          <table:table-cell office:value-type="float" office:value="-0.368437039838507" calcext:value-type="float">
            <text:p>-0.368437039838507</text:p>
          </table:table-cell>
          <table:table-cell office:value-type="float" office:value="-0.367915054747183" calcext:value-type="float">
            <text:p>-0.367915054747183</text:p>
          </table:table-cell>
          <table:table-cell office:value-type="float" office:value="-0.371751282876714" calcext:value-type="float">
            <text:p>-0.371751282876714</text:p>
          </table:table-cell>
          <table:table-cell office:value-type="float" office:value="-0.371246475653445" calcext:value-type="float">
            <text:p>-0.371246475653445</text:p>
          </table:table-cell>
          <table:table-cell office:value-type="float" office:value="-0.350108041298892" calcext:value-type="float">
            <text:p>-0.350108041298892</text:p>
          </table:table-cell>
          <table:table-cell office:value-type="float" office:value="-0.33966247205388" calcext:value-type="float">
            <text:p>-0.33966247205388</text:p>
          </table:table-cell>
          <table:table-cell office:value-type="float" office:value="-0.362913208351753" calcext:value-type="float">
            <text:p>-0.362913208351753</text:p>
          </table:table-cell>
          <table:table-cell office:value-type="float" office:value="-0.358118229935643" calcext:value-type="float">
            <text:p>-0.358118229935643</text:p>
          </table:table-cell>
          <table:table-cell office:value-type="float" office:value="-0.356316735500396" calcext:value-type="float">
            <text:p>-0.356316735500396</text:p>
          </table:table-cell>
          <table:table-cell office:value-type="float" office:value="-0.356490445671893" calcext:value-type="float">
            <text:p>-0.356490445671893</text:p>
          </table:table-cell>
          <table:table-cell office:value-type="float" office:value="-0.358130538729507" calcext:value-type="float">
            <text:p>-0.358130538729507</text:p>
          </table:table-cell>
          <table:table-cell office:value-type="float" office:value="-0.354441266259238" calcext:value-type="float">
            <text:p>-0.354441266259238</text:p>
          </table:table-cell>
          <table:table-cell office:value-type="float" office:value="-0.369249211356681" calcext:value-type="float">
            <text:p>-0.369249211356681</text:p>
          </table:table-cell>
          <table:table-cell office:value-type="float" office:value="-0.360602784172723" calcext:value-type="float">
            <text:p>-0.360602784172723</text:p>
          </table:table-cell>
          <table:table-cell office:value-type="float" office:value="-0.356681132078828" calcext:value-type="float">
            <text:p>-0.356681132078828</text:p>
          </table:table-cell>
          <table:table-cell office:value-type="float" office:value="-0.331096449811797" calcext:value-type="float">
            <text:p>-0.331096449811797</text:p>
          </table:table-cell>
          <table:table-cell office:value-type="float" office:value="-0.326858570511463" calcext:value-type="float">
            <text:p>-0.326858570511463</text:p>
          </table:table-cell>
          <table:table-cell office:value-type="float" office:value="-0.338491369397771" calcext:value-type="float">
            <text:p>-0.338491369397771</text:p>
          </table:table-cell>
          <table:table-cell office:value-type="float" office:value="-0.338153875494616" calcext:value-type="float">
            <text:p>-0.338153875494616</text:p>
          </table:table-cell>
          <table:table-cell office:value-type="float" office:value="-0.342943997638931" calcext:value-type="float">
            <text:p>-0.342943997638931</text:p>
          </table:table-cell>
          <table:table-cell office:value-type="float" office:value="-0.332443623187443" calcext:value-type="float">
            <text:p>-0.332443623187443</text:p>
          </table:table-cell>
          <table:table-cell office:value-type="float" office:value="-0.334365817213789" calcext:value-type="float">
            <text:p>-0.334365817213789</text:p>
          </table:table-cell>
          <table:table-cell office:value-type="float" office:value="-0.341099508388817" calcext:value-type="float">
            <text:p>-0.341099508388817</text:p>
          </table:table-cell>
          <table:table-cell office:value-type="float" office:value="-0.347316015468843" calcext:value-type="float">
            <text:p>-0.347316015468843</text:p>
          </table:table-cell>
          <table:table-cell office:value-type="float" office:value="-0.354015734109098" calcext:value-type="float">
            <text:p>-0.354015734109098</text:p>
          </table:table-cell>
          <table:table-cell office:value-type="float" office:value="-0.351706832170355" calcext:value-type="float">
            <text:p>-0.351706832170355</text:p>
          </table:table-cell>
          <table:table-cell office:value-type="float" office:value="-0.335303597934703" calcext:value-type="float">
            <text:p>-0.335303597934703</text:p>
          </table:table-cell>
          <table:table-cell office:value-type="float" office:value="-0.338504098185477" calcext:value-type="float">
            <text:p>-0.338504098185477</text:p>
          </table:table-cell>
          <table:table-cell office:value-type="float" office:value="-0.345884032224367" calcext:value-type="float">
            <text:p>-0.345884032224367</text:p>
          </table:table-cell>
          <table:table-cell office:value-type="float" office:value="-0.330412429062228" calcext:value-type="float">
            <text:p>-0.330412429062228</text:p>
          </table:table-cell>
          <table:table-cell office:value-type="float" office:value="-0.329675920516324" calcext:value-type="float">
            <text:p>-0.329675920516324</text:p>
          </table:table-cell>
          <table:table-cell office:value-type="float" office:value="-0.334119592801575" calcext:value-type="float">
            <text:p>-0.334119592801575</text:p>
          </table:table-cell>
          <table:table-cell office:value-type="float" office:value="-0.332896512155253" calcext:value-type="float">
            <text:p>-0.332896512155253</text:p>
          </table:table-cell>
          <table:table-cell office:value-type="float" office:value="-0.342627800999723" calcext:value-type="float">
            <text:p>-0.342627800999723</text:p>
          </table:table-cell>
          <table:table-cell office:value-type="float" office:value="-0.338997759697845" calcext:value-type="float">
            <text:p>-0.338997759697845</text:p>
          </table:table-cell>
          <table:table-cell office:value-type="float" office:value="-0.340889583190142" calcext:value-type="float">
            <text:p>-0.340889583190142</text:p>
          </table:table-cell>
          <table:table-cell office:value-type="float" office:value="-0.349177996523909" calcext:value-type="float">
            <text:p>-0.349177996523909</text:p>
          </table:table-cell>
          <table:table-cell office:value-type="float" office:value="-0.340728120816818" calcext:value-type="float">
            <text:p>-0.340728120816818</text:p>
          </table:table-cell>
          <table:table-cell office:value-type="float" office:value="-0.33081677982949" calcext:value-type="float">
            <text:p>-0.33081677982949</text:p>
          </table:table-cell>
          <table:table-cell office:value-type="float" office:value="-0.336897744156639" calcext:value-type="float">
            <text:p>-0.336897744156639</text:p>
          </table:table-cell>
          <table:table-cell office:value-type="float" office:value="-0.330904036917509" calcext:value-type="float">
            <text:p>-0.330904036917509</text:p>
          </table:table-cell>
          <table:table-cell office:value-type="float" office:value="-0.333683973018455" calcext:value-type="float">
            <text:p>-0.333683973018455</text:p>
          </table:table-cell>
          <table:table-cell office:value-type="float" office:value="-0.329387198272689" calcext:value-type="float">
            <text:p>-0.329387198272689</text:p>
          </table:table-cell>
          <table:table-cell office:value-type="float" office:value="-0.326299433925315" calcext:value-type="float">
            <text:p>-0.326299433925315</text:p>
          </table:table-cell>
          <table:table-cell office:value-type="float" office:value="-0.331487681204062" calcext:value-type="float">
            <text:p>-0.331487681204062</text:p>
          </table:table-cell>
          <table:table-cell office:value-type="float" office:value="-0.330721059452127" calcext:value-type="float">
            <text:p>-0.330721059452127</text:p>
          </table:table-cell>
          <table:table-cell office:value-type="float" office:value="-0.327105674781015" calcext:value-type="float">
            <text:p>-0.327105674781015</text:p>
          </table:table-cell>
          <table:table-cell office:value-type="float" office:value="-0.329933677609007" calcext:value-type="float">
            <text:p>-0.329933677609007</text:p>
          </table:table-cell>
          <table:table-cell office:value-type="float" office:value="-0.32653114944465" calcext:value-type="float">
            <text:p>-0.32653114944465</text:p>
          </table:table-cell>
          <table:table-cell office:value-type="float" office:value="-0.324802566907255" calcext:value-type="float">
            <text:p>-0.324802566907255</text:p>
          </table:table-cell>
          <table:table-cell office:value-type="float" office:value="-0.325079348002868" calcext:value-type="float">
            <text:p>-0.325079348002868</text:p>
          </table:table-cell>
          <table:table-cell office:value-type="float" office:value="-0.349368894156973" calcext:value-type="float">
            <text:p>-0.349368894156973</text:p>
          </table:table-cell>
          <table:table-cell office:value-type="float" office:value="-0.327622976142982" calcext:value-type="float">
            <text:p>-0.327622976142982</text:p>
          </table:table-cell>
          <table:table-cell office:value-type="float" office:value="-0.326764258478179" calcext:value-type="float">
            <text:p>-0.326764258478179</text:p>
          </table:table-cell>
          <table:table-cell office:value-type="float" office:value="-0.327470540977478" calcext:value-type="float">
            <text:p>-0.327470540977478</text:p>
          </table:table-cell>
          <table:table-cell office:value-type="float" office:value="-0.336915436333696" calcext:value-type="float">
            <text:p>-0.336915436333696</text:p>
          </table:table-cell>
          <table:table-cell office:value-type="float" office:value="-0.323734390466487" calcext:value-type="float">
            <text:p>-0.323734390466487</text:p>
          </table:table-cell>
          <table:table-cell office:value-type="float" office:value="-0.334310559117008" calcext:value-type="float">
            <text:p>-0.334310559117008</text:p>
          </table:table-cell>
          <table:table-cell office:value-type="float" office:value="-0.330730934029663" calcext:value-type="float">
            <text:p>-0.330730934029663</text:p>
          </table:table-cell>
          <table:table-cell office:value-type="float" office:value="-0.334062422133086" calcext:value-type="float">
            <text:p>-0.334062422133086</text:p>
          </table:table-cell>
          <table:table-cell office:value-type="float" office:value="-0.324445048033858" calcext:value-type="float">
            <text:p>-0.324445048033858</text:p>
          </table:table-cell>
          <table:table-cell office:value-type="float" office:value="-0.339562993995296" calcext:value-type="float">
            <text:p>-0.339562993995296</text:p>
          </table:table-cell>
          <table:table-cell office:value-type="float" office:value="-0.344997001772889" calcext:value-type="float">
            <text:p>-0.344997001772889</text:p>
          </table:table-cell>
          <table:table-cell office:value-type="float" office:value="-0.339768435069645" calcext:value-type="float">
            <text:p>-0.339768435069645</text:p>
          </table:table-cell>
          <table:table-cell office:value-type="float" office:value="-0.33120867297999" calcext:value-type="float">
            <text:p>-0.33120867297999</text:p>
          </table:table-cell>
          <table:table-cell office:value-type="float" office:value="-0.331570862035548" calcext:value-type="float">
            <text:p>-0.331570862035548</text:p>
          </table:table-cell>
          <table:table-cell office:value-type="float" office:value="-0.334025963475557" calcext:value-type="float">
            <text:p>-0.334025963475557</text:p>
          </table:table-cell>
          <table:table-cell office:value-type="float" office:value="-0.350347984274875" calcext:value-type="float">
            <text:p>-0.350347984274875</text:p>
          </table:table-cell>
          <table:table-cell office:value-type="float" office:value="-0.331435133797234" calcext:value-type="float">
            <text:p>-0.331435133797234</text:p>
          </table:table-cell>
          <table:table-cell office:value-type="float" office:value="-0.349044845116191" calcext:value-type="float">
            <text:p>-0.349044845116191</text:p>
          </table:table-cell>
          <table:table-cell office:value-type="float" office:value="-0.33783251248953" calcext:value-type="float">
            <text:p>-0.33783251248953</text:p>
          </table:table-cell>
          <table:table-cell office:value-type="float" office:value="-0.319734138268539" calcext:value-type="float">
            <text:p>-0.319734138268539</text:p>
          </table:table-cell>
          <table:table-cell office:value-type="float" office:value="-0.313759046309574" calcext:value-type="float">
            <text:p>-0.313759046309574</text:p>
          </table:table-cell>
          <table:table-cell office:value-type="float" office:value="-0.329639420928019" calcext:value-type="float">
            <text:p>-0.329639420928019</text:p>
          </table:table-cell>
          <table:table-cell office:value-type="float" office:value="-0.325691405722638" calcext:value-type="float">
            <text:p>-0.325691405722638</text:p>
          </table:table-cell>
          <table:table-cell office:value-type="float" office:value="-0.317664145289435" calcext:value-type="float">
            <text:p>-0.317664145289435</text:p>
          </table:table-cell>
          <table:table-cell office:value-type="float" office:value="-0.323341146916885" calcext:value-type="float">
            <text:p>-0.323341146916885</text:p>
          </table:table-cell>
          <table:table-cell office:value-type="float" office:value="-0.322927788366326" calcext:value-type="float">
            <text:p>-0.322927788366326</text:p>
          </table:table-cell>
          <table:table-cell office:value-type="float" office:value="-0.328894865392031" calcext:value-type="float">
            <text:p>-0.328894865392031</text:p>
          </table:table-cell>
          <table:table-cell office:value-type="float" office:value="-0.32908823761657" calcext:value-type="float">
            <text:p>-0.32908823761657</text:p>
          </table:table-cell>
          <table:table-cell office:value-type="float" office:value="-0.330841950598982" calcext:value-type="float">
            <text:p>-0.330841950598982</text:p>
          </table:table-cell>
          <table:table-cell office:value-type="float" office:value="-0.346656598392146" calcext:value-type="float">
            <text:p>-0.346656598392146</text:p>
          </table:table-cell>
          <table:table-cell office:value-type="float" office:value="-0.342743122860316" calcext:value-type="float">
            <text:p>-0.342743122860316</text:p>
          </table:table-cell>
          <table:table-cell office:value-type="float" office:value="-0.322914145514713" calcext:value-type="float">
            <text:p>-0.322914145514713</text:p>
          </table:table-cell>
          <table:table-cell office:value-type="float" office:value="-0.315353479740998" calcext:value-type="float">
            <text:p>-0.315353479740998</text:p>
          </table:table-cell>
          <table:table-cell office:value-type="float" office:value="-0.329232781649836" calcext:value-type="float">
            <text:p>-0.329232781649836</text:p>
          </table:table-cell>
          <table:table-cell office:value-type="float" office:value="-0.336316402827581" calcext:value-type="float">
            <text:p>-0.336316402827581</text:p>
          </table:table-cell>
          <table:table-cell office:value-type="float" office:value="-0.321075850989422" calcext:value-type="float">
            <text:p>-0.321075850989422</text:p>
          </table:table-cell>
          <table:table-cell office:value-type="float" office:value="-0.329917981597079" calcext:value-type="float">
            <text:p>-0.329917981597079</text:p>
          </table:table-cell>
          <table:table-cell office:value-type="float" office:value="-0.335397913710892" calcext:value-type="float">
            <text:p>-0.335397913710892</text:p>
          </table:table-cell>
          <table:table-cell office:value-type="float" office:value="-0.334445559903584" calcext:value-type="float">
            <text:p>-0.334445559903584</text:p>
          </table:table-cell>
          <table:table-cell office:value-type="float" office:value="-0.333629861580503" calcext:value-type="float">
            <text:p>-0.333629861580503</text:p>
          </table:table-cell>
          <table:table-cell office:value-type="float" office:value="-0.335093605112598" calcext:value-type="float">
            <text:p>-0.335093605112598</text:p>
          </table:table-cell>
          <table:table-cell office:value-type="float" office:value="-0.328915303351053" calcext:value-type="float">
            <text:p>-0.328915303351053</text:p>
          </table:table-cell>
          <table:table-cell office:value-type="float" office:value="-0.328330832909084" calcext:value-type="float">
            <text:p>-0.328330832909084</text:p>
          </table:table-cell>
          <table:table-cell office:value-type="float" office:value="-0.313471719980965" calcext:value-type="float">
            <text:p>-0.313471719980965</text:p>
          </table:table-cell>
          <table:table-cell office:value-type="float" office:value="-0.32043882538198" calcext:value-type="float">
            <text:p>-0.32043882538198</text:p>
          </table:table-cell>
          <table:table-cell office:value-type="float" office:value="-0.304115489683543" calcext:value-type="float">
            <text:p>-0.304115489683543</text:p>
          </table:table-cell>
          <table:table-cell office:value-type="float" office:value="-0.314317820806144" calcext:value-type="float">
            <text:p>-0.314317820806144</text:p>
          </table:table-cell>
          <table:table-cell office:value-type="float" office:value="-0.298697212975116" calcext:value-type="float">
            <text:p>-0.298697212975116</text:p>
          </table:table-cell>
          <table:table-cell office:value-type="float" office:value="-0.314954982325539" calcext:value-type="float">
            <text:p>-0.314954982325539</text:p>
          </table:table-cell>
          <table:table-cell office:value-type="float" office:value="-0.297193072859274" calcext:value-type="float">
            <text:p>-0.297193072859274</text:p>
          </table:table-cell>
          <table:table-cell office:value-type="float" office:value="-0.314567262664149" calcext:value-type="float">
            <text:p>-0.314567262664149</text:p>
          </table:table-cell>
          <table:table-cell office:value-type="float" office:value="-0.317706209305962" calcext:value-type="float">
            <text:p>-0.317706209305962</text:p>
          </table:table-cell>
          <table:table-cell office:value-type="float" office:value="-0.297626184233076" calcext:value-type="float">
            <text:p>-0.297626184233076</text:p>
          </table:table-cell>
          <table:table-cell office:value-type="float" office:value="-0.321351535226565" calcext:value-type="float">
            <text:p>-0.321351535226565</text:p>
          </table:table-cell>
          <table:table-cell office:value-type="float" office:value="-0.319605665587557" calcext:value-type="float">
            <text:p>-0.319605665587557</text:p>
          </table:table-cell>
          <table:table-cell office:value-type="float" office:value="-0.293114842308105" calcext:value-type="float">
            <text:p>-0.293114842308105</text:p>
          </table:table-cell>
          <table:table-cell office:value-type="float" office:value="-0.284379315420673" calcext:value-type="float">
            <text:p>-0.284379315420673</text:p>
          </table:table-cell>
          <table:table-cell office:value-type="float" office:value="-0.285910783381078" calcext:value-type="float">
            <text:p>-0.285910783381078</text:p>
          </table:table-cell>
          <table:table-cell office:value-type="float" office:value="-0.281487088867027" calcext:value-type="float">
            <text:p>-0.281487088867027</text:p>
          </table:table-cell>
          <table:table-cell office:value-type="float" office:value="-0.273546211726029" calcext:value-type="float">
            <text:p>-0.273546211726029</text:p>
          </table:table-cell>
          <table:table-cell office:value-type="float" office:value="-0.274545512257336" calcext:value-type="float">
            <text:p>-0.274545512257336</text:p>
          </table:table-cell>
          <table:table-cell office:value-type="float" office:value="-0.272005464589932" calcext:value-type="float">
            <text:p>-0.272005464589932</text:p>
          </table:table-cell>
          <table:table-cell office:value-type="float" office:value="-0.271891664842835" calcext:value-type="float">
            <text:p>-0.271891664842835</text:p>
          </table:table-cell>
          <table:table-cell office:value-type="float" office:value="-0.270837061848781" calcext:value-type="float">
            <text:p>-0.270837061848781</text:p>
          </table:table-cell>
          <table:table-cell office:value-type="float" office:value="-0.270640015412177" calcext:value-type="float">
            <text:p>-0.270640015412177</text:p>
          </table:table-cell>
          <table:table-cell office:value-type="float" office:value="-0.269348184469617" calcext:value-type="float">
            <text:p>-0.269348184469617</text:p>
          </table:table-cell>
          <table:table-cell office:value-type="float" office:value="-0.269878276305666" calcext:value-type="float">
            <text:p>-0.269878276305666</text:p>
          </table:table-cell>
          <table:table-cell office:value-type="float" office:value="-0.269777480484995" calcext:value-type="float">
            <text:p>-0.269777480484995</text:p>
          </table:table-cell>
          <table:table-cell office:value-type="float" office:value="-0.270130555356992" calcext:value-type="float">
            <text:p>-0.270130555356992</text:p>
          </table:table-cell>
          <table:table-cell office:value-type="float" office:value="-0.270465358829143" calcext:value-type="float">
            <text:p>-0.270465358829143</text:p>
          </table:table-cell>
          <table:table-cell office:value-type="float" office:value="-0.270089637746366" calcext:value-type="float">
            <text:p>-0.270089637746366</text:p>
          </table:table-cell>
          <table:table-cell office:value-type="float" office:value="-0.270198062465198" calcext:value-type="float">
            <text:p>-0.270198062465198</text:p>
          </table:table-cell>
          <table:table-cell office:value-type="float" office:value="-0.269921368764577" calcext:value-type="float">
            <text:p>-0.269921368764577</text:p>
          </table:table-cell>
          <table:table-cell office:value-type="float" office:value="-0.269774838054456" calcext:value-type="float">
            <text:p>-0.269774838054456</text:p>
          </table:table-cell>
          <table:table-cell office:value-type="float" office:value="-0.270549603447883" calcext:value-type="float">
            <text:p>-0.270549603447883</text:p>
          </table:table-cell>
          <table:table-cell office:value-type="float" office:value="-0.270253302047329" calcext:value-type="float">
            <text:p>-0.270253302047329</text:p>
          </table:table-cell>
          <table:table-cell office:value-type="float" office:value="-0.270121096099382" calcext:value-type="float">
            <text:p>-0.270121096099382</text:p>
          </table:table-cell>
          <table:table-cell office:value-type="float" office:value="-0.270235723135173" calcext:value-type="float">
            <text:p>-0.270235723135173</text:p>
          </table:table-cell>
          <table:table-cell office:value-type="float" office:value="-0.269725098258851" calcext:value-type="float">
            <text:p>-0.269725098258851</text:p>
          </table:table-cell>
          <table:table-cell office:value-type="float" office:value="-0.270037567783596" calcext:value-type="float">
            <text:p>-0.270037567783596</text:p>
          </table:table-cell>
          <table:table-cell office:value-type="float" office:value="-0.270439052895833" calcext:value-type="float">
            <text:p>-0.270439052895833</text:p>
          </table:table-cell>
          <table:table-cell office:value-type="float" office:value="-0.270049686488866" calcext:value-type="float">
            <text:p>-0.270049686488866</text:p>
          </table:table-cell>
          <table:table-cell office:value-type="float" office:value="-0.270148889370369" calcext:value-type="float">
            <text:p>-0.270148889370369</text:p>
          </table:table-cell>
          <table:table-cell office:value-type="float" office:value="-0.270218312636191" calcext:value-type="float">
            <text:p>-0.270218312636191</text:p>
          </table:table-cell>
          <table:table-cell office:value-type="float" office:value="-0.270031212027357" calcext:value-type="float">
            <text:p>-0.270031212027357</text:p>
          </table:table-cell>
          <table:table-cell office:value-type="float" office:value="-0.26972257225373" calcext:value-type="float">
            <text:p>-0.26972257225373</text:p>
          </table:table-cell>
          <table:table-cell office:value-type="float" office:value="-0.269602228188111" calcext:value-type="float">
            <text:p>-0.269602228188111</text:p>
          </table:table-cell>
          <table:table-cell office:value-type="float" office:value="-0.270216288274131" calcext:value-type="float">
            <text:p>-0.270216288274131</text:p>
          </table:table-cell>
          <table:table-cell office:value-type="float" office:value="-0.269797563145598" calcext:value-type="float">
            <text:p>-0.269797563145598</text:p>
          </table:table-cell>
          <table:table-cell office:value-type="float" office:value="-0.270009661547658" calcext:value-type="float">
            <text:p>-0.270009661547658</text:p>
          </table:table-cell>
          <table:table-cell office:value-type="float" office:value="-0.269625871192069" calcext:value-type="float">
            <text:p>-0.269625871192069</text:p>
          </table:table-cell>
          <table:table-cell office:value-type="float" office:value="-0.269800653645733" calcext:value-type="float">
            <text:p>-0.269800653645733</text:p>
          </table:table-cell>
          <table:table-cell office:value-type="float" office:value="-0.26953398944953" calcext:value-type="float">
            <text:p>-0.26953398944953</text:p>
          </table:table-cell>
          <table:table-cell office:value-type="float" office:value="-0.269888160465289" calcext:value-type="float">
            <text:p>-0.269888160465289</text:p>
          </table:table-cell>
          <table:table-cell office:value-type="float" office:value="-0.269921925654877" calcext:value-type="float">
            <text:p>-0.269921925654877</text:p>
          </table:table-cell>
          <table:table-cell office:value-type="float" office:value="-0.269944132998321" calcext:value-type="float">
            <text:p>-0.269944132998321</text:p>
          </table:table-cell>
          <table:table-cell office:value-type="float" office:value="-0.269877858185941" calcext:value-type="float">
            <text:p>-0.269877858185941</text:p>
          </table:table-cell>
          <table:table-cell office:value-type="float" office:value="-0.269924698867597" calcext:value-type="float">
            <text:p>-0.269924698867597</text:p>
          </table:table-cell>
          <table:table-cell office:value-type="float" office:value="-0.269984591547751" calcext:value-type="float">
            <text:p>-0.269984591547751</text:p>
          </table:table-cell>
          <table:table-cell office:value-type="float" office:value="-0.269985637534345" calcext:value-type="float">
            <text:p>-0.269985637534345</text:p>
          </table:table-cell>
          <table:table-cell office:value-type="float" office:value="-0.269955813478495" calcext:value-type="float">
            <text:p>-0.269955813478495</text:p>
          </table:table-cell>
          <table:table-cell office:value-type="float" office:value="-0.269722328200738" calcext:value-type="float">
            <text:p>-0.269722328200738</text:p>
          </table:table-cell>
          <table:table-cell office:value-type="float" office:value="-0.269801547437067" calcext:value-type="float">
            <text:p>-0.269801547437067</text:p>
          </table:table-cell>
          <table:table-cell office:value-type="float" office:value="-0.269606233516136" calcext:value-type="float">
            <text:p>-0.269606233516136</text:p>
          </table:table-cell>
          <table:table-cell office:value-type="float" office:value="-0.269873804854022" calcext:value-type="float">
            <text:p>-0.269873804854022</text:p>
          </table:table-cell>
          <table:table-cell office:value-type="float" office:value="-0.269648850966217" calcext:value-type="float">
            <text:p>-0.269648850966217</text:p>
          </table:table-cell>
          <table:table-cell office:value-type="float" office:value="-0.269890035477058" calcext:value-type="float">
            <text:p>-0.269890035477058</text:p>
          </table:table-cell>
          <table:table-cell office:value-type="float" office:value="-0.26998457505436" calcext:value-type="float">
            <text:p>-0.26998457505436</text:p>
          </table:table-cell>
          <table:table-cell office:value-type="float" office:value="-0.270109576070975" calcext:value-type="float">
            <text:p>-0.270109576070975</text:p>
          </table:table-cell>
          <table:table-cell office:value-type="float" office:value="-0.26982995318774" calcext:value-type="float">
            <text:p>-0.26982995318774</text:p>
          </table:table-cell>
          <table:table-cell office:value-type="float" office:value="-0.270170561671938" calcext:value-type="float">
            <text:p>-0.270170561671938</text:p>
          </table:table-cell>
          <table:table-cell office:value-type="float" office:value="-0.270033961408083" calcext:value-type="float">
            <text:p>-0.270033961408083</text:p>
          </table:table-cell>
          <table:table-cell office:value-type="float" office:value="-0.269831798955113" calcext:value-type="float">
            <text:p>-0.269831798955113</text:p>
          </table:table-cell>
          <table:table-cell office:value-type="float" office:value="-0.270174958867129" calcext:value-type="float">
            <text:p>-0.270174958867129</text:p>
          </table:table-cell>
          <table:table-cell office:value-type="float" office:value="-0.269737872531638" calcext:value-type="float">
            <text:p>-0.269737872531638</text:p>
          </table:table-cell>
          <table:table-cell office:value-type="float" office:value="-0.269833986764514" calcext:value-type="float">
            <text:p>-0.269833986764514</text:p>
          </table:table-cell>
          <table:table-cell office:value-type="float" office:value="-0.269947970186819" calcext:value-type="float">
            <text:p>-0.269947970186819</text:p>
          </table:table-cell>
          <table:table-cell office:value-type="float" office:value="-0.269965567160897" calcext:value-type="float">
            <text:p>-0.269965567160897</text:p>
          </table:table-cell>
          <table:table-cell office:value-type="float" office:value="-0.270100997750313" calcext:value-type="float">
            <text:p>-0.270100997750313</text:p>
          </table:table-cell>
          <table:table-cell office:value-type="float" office:value="-0.269816154229154" calcext:value-type="float">
            <text:p>-0.269816154229154</text:p>
          </table:table-cell>
          <table:table-cell office:value-type="float" office:value="-0.269923199199778" calcext:value-type="float">
            <text:p>-0.269923199199778</text:p>
          </table:table-cell>
          <table:table-cell office:value-type="float" office:value="-0.269812885697932" calcext:value-type="float">
            <text:p>-0.269812885697932</text:p>
          </table:table-cell>
          <table:table-cell office:value-type="float" office:value="-0.270076007659622" calcext:value-type="float">
            <text:p>-0.270076007659622</text:p>
          </table:table-cell>
          <table:table-cell office:value-type="float" office:value="-0.269988787621702" calcext:value-type="float">
            <text:p>-0.269988787621702</text:p>
          </table:table-cell>
          <table:table-cell office:value-type="float" office:value="-0.269800877132014" calcext:value-type="float">
            <text:p>-0.269800877132014</text:p>
          </table:table-cell>
          <table:table-cell office:value-type="float" office:value="-0.269856510627933" calcext:value-type="float">
            <text:p>-0.269856510627933</text:p>
          </table:table-cell>
          <table:table-cell office:value-type="float" office:value="-0.269773173315662" calcext:value-type="float">
            <text:p>-0.269773173315662</text:p>
          </table:table-cell>
          <table:table-cell office:value-type="float" office:value="-0.269996696407613" calcext:value-type="float">
            <text:p>-0.269996696407613</text:p>
          </table:table-cell>
          <table:table-cell office:value-type="float" office:value="-0.270062507393361" calcext:value-type="float">
            <text:p>-0.270062507393361</text:p>
          </table:table-cell>
          <table:table-cell office:value-type="float" office:value="-0.269617101024103" calcext:value-type="float">
            <text:p>-0.269617101024103</text:p>
          </table:table-cell>
          <table:table-cell office:value-type="float" office:value="-0.269999117066595" calcext:value-type="float">
            <text:p>-0.269999117066595</text:p>
          </table:table-cell>
          <table:table-cell office:value-type="float" office:value="-0.269881186778563" calcext:value-type="float">
            <text:p>-0.269881186778563</text:p>
          </table:table-cell>
          <table:table-cell office:value-type="float" office:value="-0.269936667137567" calcext:value-type="float">
            <text:p>-0.269936667137567</text:p>
          </table:table-cell>
          <table:table-cell office:value-type="float" office:value="-0.269708186886293" calcext:value-type="float">
            <text:p>-0.269708186886293</text:p>
          </table:table-cell>
          <table:table-cell office:value-type="float" office:value="-0.269638283778552" calcext:value-type="float">
            <text:p>-0.269638283778552</text:p>
          </table:table-cell>
          <table:table-cell office:value-type="float" office:value="-0.269802865043088" calcext:value-type="float">
            <text:p>-0.269802865043088</text:p>
          </table:table-cell>
          <table:table-cell office:value-type="float" office:value="-0.269752294279485" calcext:value-type="float">
            <text:p>-0.269752294279485</text:p>
          </table:table-cell>
          <table:table-cell office:value-type="float" office:value="-0.269646179099843" calcext:value-type="float">
            <text:p>-0.269646179099843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38713329275175" calcext:value-type="float">
            <text:p>-1.38713329275175E-05</text:p>
          </table:table-cell>
          <table:table-cell office:value-type="float" office:value="-0.00000517493565704852" calcext:value-type="float">
            <text:p>-5.17493565704852E-06</text:p>
          </table:table-cell>
          <table:table-cell office:value-type="float" office:value="0.0000284207519695712" calcext:value-type="float">
            <text:p>2.84207519695712E-05</text:p>
          </table:table-cell>
          <table:table-cell office:value-type="float" office:value="-0.0000407010125860752" calcext:value-type="float">
            <text:p>-4.07010125860752E-05</text:p>
          </table:table-cell>
          <table:table-cell office:value-type="float" office:value="-0.00000458173447692722" calcext:value-type="float">
            <text:p>-4.58173447692722E-06</text:p>
          </table:table-cell>
          <table:table-cell office:value-type="float" office:value="0.0000065031307008856" calcext:value-type="float">
            <text:p>6.5031307008856E-06</text:p>
          </table:table-cell>
          <table:table-cell office:value-type="float" office:value="0.0000246593721884847" calcext:value-type="float">
            <text:p>2.46593721884847E-05</text:p>
          </table:table-cell>
          <table:table-cell office:value-type="float" office:value="-0.0000295437620076999" calcext:value-type="float">
            <text:p>-2.95437620076999E-05</text:p>
          </table:table-cell>
          <table:table-cell office:value-type="float" office:value="0.00000539623160134006" calcext:value-type="float">
            <text:p>5.39623160134006E-06</text:p>
          </table:table-cell>
          <table:table-cell office:value-type="float" office:value="-0.00000302767008497629" calcext:value-type="float">
            <text:p>-3.02767008497629E-06</text:p>
          </table:table-cell>
          <table:table-cell office:value-type="float" office:value="-0.00000477212831206941" calcext:value-type="float">
            <text:p>-4.77212831206941E-06</text:p>
          </table:table-cell>
          <table:table-cell office:value-type="float" office:value="0.0000147940914416167" calcext:value-type="float">
            <text:p>1.47940914416167E-05</text:p>
          </table:table-cell>
          <table:table-cell office:value-type="float" office:value="0.00000426548610987787" calcext:value-type="float">
            <text:p>4.26548610987787E-06</text:p>
          </table:table-cell>
          <table:table-cell office:value-type="float" office:value="0.00000415455154478828" calcext:value-type="float">
            <text:p>4.15455154478828E-06</text:p>
          </table:table-cell>
          <table:table-cell office:value-type="float" office:value="-0.000011234404175553" calcext:value-type="float">
            <text:p>-1.1234404175553E-05</text:p>
          </table:table-cell>
          <table:table-cell office:value-type="float" office:value="-0.0000139529247344949" calcext:value-type="float">
            <text:p>-1.39529247344949E-05</text:p>
          </table:table-cell>
          <table:table-cell office:value-type="float" office:value="0.0000048645317977658" calcext:value-type="float">
            <text:p>4.8645317977658E-06</text:p>
          </table:table-cell>
          <table:table-cell office:value-type="float" office:value="0.0000247921347993896" calcext:value-type="float">
            <text:p>2.47921347993896E-05</text:p>
          </table:table-cell>
          <table:table-cell office:value-type="float" office:value="-0.0000185690196527477" calcext:value-type="float">
            <text:p>-1.85690196527477E-05</text:p>
          </table:table-cell>
          <table:table-cell office:value-type="float" office:value="-0.0000147144407707245" calcext:value-type="float">
            <text:p>-1.47144407707245E-05</text:p>
          </table:table-cell>
          <table:table-cell office:value-type="float" office:value="0.0000437802432628476" calcext:value-type="float">
            <text:p>4.37802432628476E-05</text:p>
          </table:table-cell>
          <table:table-cell office:value-type="float" office:value="0.00000829668891938473" calcext:value-type="float">
            <text:p>8.29668891938473E-06</text:p>
          </table:table-cell>
          <table:table-cell office:value-type="float" office:value="-0.0000356228199854813" calcext:value-type="float">
            <text:p>-3.56228199854813E-05</text:p>
          </table:table-cell>
          <table:table-cell office:value-type="float" office:value="-0.0000148006539921197" calcext:value-type="float">
            <text:p>-1.48006539921197E-05</text:p>
          </table:table-cell>
          <table:table-cell office:value-type="float" office:value="0.00000663808109957476" calcext:value-type="float">
            <text:p>6.63808109957476E-06</text:p>
          </table:table-cell>
          <table:table-cell office:value-type="float" office:value="-0.00000262413228629965" calcext:value-type="float">
            <text:p>-2.62413228629965E-06</text:p>
          </table:table-cell>
          <table:table-cell office:value-type="float" office:value="0.0000283265702794022" calcext:value-type="float">
            <text:p>2.83265702794022E-05</text:p>
          </table:table-cell>
          <table:table-cell office:value-type="float" office:value="-0.0000189625687130324" calcext:value-type="float">
            <text:p>-1.89625687130324E-05</text:p>
          </table:table-cell>
          <table:table-cell office:value-type="float" office:value="0.0000198171577247552" calcext:value-type="float">
            <text:p>1.98171577247552E-05</text:p>
          </table:table-cell>
          <table:table-cell office:value-type="float" office:value="-0.00000627266158814699" calcext:value-type="float">
            <text:p>-6.27266158814699E-06</text:p>
          </table:table-cell>
          <table:table-cell office:value-type="float" office:value="-0.00000776054313106345" calcext:value-type="float">
            <text:p>-7.76054313106345E-06</text:p>
          </table:table-cell>
          <table:table-cell office:value-type="float" office:value="-0.00000883492339748271" calcext:value-type="float">
            <text:p>-8.83492339748271E-06</text:p>
          </table:table-cell>
          <table:table-cell office:value-type="float" office:value="0.0000134684633159576" calcext:value-type="float">
            <text:p>1.34684633159576E-05</text:p>
          </table:table-cell>
          <table:table-cell office:value-type="float" office:value="0.0000000215884906618058" calcext:value-type="float">
            <text:p>2.15884906618058E-08</text:p>
          </table:table-cell>
          <table:table-cell office:value-type="float" office:value="0.00000791228050434079" calcext:value-type="float">
            <text:p>7.91228050434079E-06</text:p>
          </table:table-cell>
          <table:table-cell office:value-type="float" office:value="-0.0000231571628053762" calcext:value-type="float">
            <text:p>-2.31571628053762E-05</text:p>
          </table:table-cell>
          <table:table-cell office:value-type="float" office:value="0.0000288016541538649" calcext:value-type="float">
            <text:p>2.88016541538649E-05</text:p>
          </table:table-cell>
          <table:table-cell office:value-type="float" office:value="-0.0000458082277835503" calcext:value-type="float">
            <text:p>-4.58082277835503E-05</text:p>
          </table:table-cell>
          <table:table-cell office:value-type="float" office:value="0.0000211133465680691" calcext:value-type="float">
            <text:p>2.11133465680691E-05</text:p>
          </table:table-cell>
          <table:table-cell office:value-type="float" office:value="0.0000268563208950523" calcext:value-type="float">
            <text:p>2.68563208950523E-05</text:p>
          </table:table-cell>
          <table:table-cell office:value-type="float" office:value="-0.0000119107388734663" calcext:value-type="float">
            <text:p>-1.19107388734663E-05</text:p>
          </table:table-cell>
          <table:table-cell office:value-type="float" office:value="0.0000016636390908209" calcext:value-type="float">
            <text:p>1.6636390908209E-06</text:p>
          </table:table-cell>
          <table:table-cell office:value-type="float" office:value="-0.0000172660035319683" calcext:value-type="float">
            <text:p>-1.72660035319683E-05</text:p>
          </table:table-cell>
          <table:table-cell office:value-type="float" office:value="0.0000185627893602436" calcext:value-type="float">
            <text:p>1.85627893602436E-05</text:p>
          </table:table-cell>
          <table:table-cell office:value-type="float" office:value="-0.00000222700210134041" calcext:value-type="float">
            <text:p>-2.22700210134041E-06</text:p>
          </table:table-cell>
          <table:table-cell office:value-type="float" office:value="-0.0000222044949179101" calcext:value-type="float">
            <text:p>-2.22044949179101E-05</text:p>
          </table:table-cell>
          <table:table-cell office:value-type="float" office:value="0.0000405905633693027" calcext:value-type="float">
            <text:p>4.05905633693027E-05</text:p>
          </table:table-cell>
          <table:table-cell office:value-type="float" office:value="-0.000025808228976687" calcext:value-type="float">
            <text:p>-2.5808228976687E-05</text:p>
          </table:table-cell>
          <table:table-cell office:value-type="float" office:value="-0.00000133283931280648" calcext:value-type="float">
            <text:p>-1.33283931280648E-06</text:p>
          </table:table-cell>
          <table:table-cell office:value-type="float" office:value="0.0000535417093947554" calcext:value-type="float">
            <text:p>5.35417093947554E-05</text:p>
          </table:table-cell>
          <table:table-cell office:value-type="float" office:value="-0.0000576813811501431" calcext:value-type="float">
            <text:p>-5.76813811501431E-05</text:p>
          </table:table-cell>
          <table:table-cell office:value-type="float" office:value="0.0000143298046097473" calcext:value-type="float">
            <text:p>1.43298046097473E-05</text:p>
          </table:table-cell>
          <table:table-cell office:value-type="float" office:value="-0.0000209924212556944" calcext:value-type="float">
            <text:p>-2.09924212556944E-05</text:p>
          </table:table-cell>
          <table:table-cell office:value-type="float" office:value="0.00000771922154640947" calcext:value-type="float">
            <text:p>7.71922154640947E-06</text:p>
          </table:table-cell>
          <table:table-cell office:value-type="float" office:value="-0.0000132511439224214" calcext:value-type="float">
            <text:p>-1.32511439224214E-05</text:p>
          </table:table-cell>
          <table:table-cell office:value-type="float" office:value="0.00000352643958695387" calcext:value-type="float">
            <text:p>3.52643958695387E-06</text:p>
          </table:table-cell>
          <table:table-cell office:value-type="float" office:value="0.0000425317357201083" calcext:value-type="float">
            <text:p>4.25317357201083E-05</text:p>
          </table:table-cell>
          <table:table-cell office:value-type="float" office:value="-0.0000391432592357077" calcext:value-type="float">
            <text:p>-3.91432592357077E-05</text:p>
          </table:table-cell>
          <table:table-cell office:value-type="float" office:value="0.000023681341171089" calcext:value-type="float">
            <text:p>2.3681341171089E-05</text:p>
          </table:table-cell>
          <table:table-cell office:value-type="float" office:value="-0.0000128252609017943" calcext:value-type="float">
            <text:p>-1.28252609017943E-05</text:p>
          </table:table-cell>
          <table:table-cell office:value-type="float" office:value="0.0000184576980009621" calcext:value-type="float">
            <text:p>1.84576980009621E-05</text:p>
          </table:table-cell>
          <table:table-cell office:value-type="float" office:value="-0.0000128179884104074" calcext:value-type="float">
            <text:p>-1.28179884104074E-05</text:p>
          </table:table-cell>
          <table:table-cell office:value-type="float" office:value="-0.0000230678829775122" calcext:value-type="float">
            <text:p>-2.30678829775122E-05</text:p>
          </table:table-cell>
          <table:table-cell office:value-type="float" office:value="0.00000439632815008029" calcext:value-type="float">
            <text:p>4.39632815008029E-06</text:p>
          </table:table-cell>
          <table:table-cell office:value-type="float" office:value="0.0000300725044236616" calcext:value-type="float">
            <text:p>3.00725044236616E-05</text:p>
          </table:table-cell>
          <table:table-cell office:value-type="float" office:value="-0.0000350828591283991" calcext:value-type="float">
            <text:p>-3.50828591283991E-05</text:p>
          </table:table-cell>
          <table:table-cell office:value-type="float" office:value="-0.0000217972818841172" calcext:value-type="float">
            <text:p>-2.17972818841172E-05</text:p>
          </table:table-cell>
          <table:table-cell office:value-type="float" office:value="0.0000382855755987621" calcext:value-type="float">
            <text:p>3.82855755987621E-05</text:p>
          </table:table-cell>
          <table:table-cell office:value-type="float" office:value="-0.0000159847993617679" calcext:value-type="float">
            <text:p>-1.59847993617679E-05</text:p>
          </table:table-cell>
          <table:table-cell office:value-type="float" office:value="0.0000125320219437342" calcext:value-type="float">
            <text:p>1.25320219437342E-05</text:p>
          </table:table-cell>
          <table:table-cell office:value-type="float" office:value="0.000000958750893842453" calcext:value-type="float">
            <text:p>9.58750893842453E-07</text:p>
          </table:table-cell>
          <table:table-cell office:value-type="float" office:value="-0.00000100279301057382" calcext:value-type="float">
            <text:p>-1.00279301057382E-06</text:p>
          </table:table-cell>
          <table:table-cell office:value-type="float" office:value="-0.0000214443104952777" calcext:value-type="float">
            <text:p>-2.14443104952777E-05</text:p>
          </table:table-cell>
          <table:table-cell office:value-type="float" office:value="-0.0000118197936041509" calcext:value-type="float">
            <text:p>-1.18197936041509E-05</text:p>
          </table:table-cell>
          <table:table-cell office:value-type="float" office:value="-0.0000398079125629725" calcext:value-type="float">
            <text:p>-3.98079125629725E-05</text:p>
          </table:table-cell>
          <table:table-cell office:value-type="float" office:value="0.00000500524178514983" calcext:value-type="float">
            <text:p>5.00524178514983E-06</text:p>
          </table:table-cell>
          <table:table-cell office:value-type="float" office:value="0.0000275544860459109" calcext:value-type="float">
            <text:p>2.75544860459109E-05</text:p>
          </table:table-cell>
          <table:table-cell office:value-type="float" office:value="-0.0000234824042159576" calcext:value-type="float">
            <text:p>-2.34824042159576E-05</text:p>
          </table:table-cell>
          <table:table-cell office:value-type="float" office:value="0.0000137457241983774" calcext:value-type="float">
            <text:p>1.37457241983774E-05</text:p>
          </table:table-cell>
          <table:table-cell office:value-type="float" office:value="-0.0000306117646852733" calcext:value-type="float">
            <text:p>-3.06117646852733E-05</text:p>
          </table:table-cell>
          <table:table-cell office:value-type="float" office:value="0.0000715916541165207" calcext:value-type="float">
            <text:p>7.15916541165207E-05</text:p>
          </table:table-cell>
          <table:table-cell office:value-type="float" office:value="-0.0000149028779156124" calcext:value-type="float">
            <text:p>-1.49028779156124E-05</text:p>
          </table:table-cell>
          <table:table-cell office:value-type="float" office:value="-0.0000192197990562248" calcext:value-type="float">
            <text:p>-1.92197990562248E-05</text:p>
          </table:table-cell>
          <table:table-cell office:value-type="float" office:value="0.0000543796787581541" calcext:value-type="float">
            <text:p>5.43796787581541E-05</text:p>
          </table:table-cell>
          <table:table-cell office:value-type="float" office:value="-0.0000228278632665169" calcext:value-type="float">
            <text:p>-2.28278632665169E-05</text:p>
          </table:table-cell>
          <table:table-cell office:value-type="float" office:value="-0.00000156148082158802" calcext:value-type="float">
            <text:p>-1.56148082158802E-06</text:p>
          </table:table-cell>
          <table:table-cell office:value-type="float" office:value="-0.0000304690756155468" calcext:value-type="float">
            <text:p>-3.04690756155468E-05</text:p>
          </table:table-cell>
          <table:table-cell office:value-type="float" office:value="-0.00000666314956304648" calcext:value-type="float">
            <text:p>-6.66314956304648E-06</text:p>
          </table:table-cell>
          <table:table-cell office:value-type="float" office:value="0.000594052954369873" calcext:value-type="float">
            <text:p>0.00059405295437</text:p>
          </table:table-cell>
          <table:table-cell office:value-type="float" office:value="-0.000672135146210728" calcext:value-type="float">
            <text:p>-0.000672135146211</text:p>
          </table:table-cell>
          <table:table-cell office:value-type="float" office:value="0.00242785130206602" calcext:value-type="float">
            <text:p>0.002427851302066</text:p>
          </table:table-cell>
          <table:table-cell office:value-type="float" office:value="0.0020457317007247" calcext:value-type="float">
            <text:p>0.002045731700725</text:p>
          </table:table-cell>
          <table:table-cell office:value-type="float" office:value="-0.00413694664691566" calcext:value-type="float">
            <text:p>-0.004136946646916</text:p>
          </table:table-cell>
          <table:table-cell office:value-type="float" office:value="0.000251928183764127" calcext:value-type="float">
            <text:p>0.000251928183764</text:p>
          </table:table-cell>
          <table:table-cell office:value-type="float" office:value="0.000174218871708875" calcext:value-type="float">
            <text:p>0.000174218871709</text:p>
          </table:table-cell>
          <table:table-cell office:value-type="float" office:value="0.00489822003672702" calcext:value-type="float">
            <text:p>0.004898220036727</text:p>
          </table:table-cell>
          <table:table-cell office:value-type="float" office:value="0.00391194180325677" calcext:value-type="float">
            <text:p>0.003911941803257</text:p>
          </table:table-cell>
          <table:table-cell office:value-type="float" office:value="-0.00345654228989528" calcext:value-type="float">
            <text:p>-0.003456542289895</text:p>
          </table:table-cell>
          <table:table-cell office:value-type="float" office:value="-0.000899757179539162" calcext:value-type="float">
            <text:p>-0.000899757179539</text:p>
          </table:table-cell>
          <table:table-cell office:value-type="float" office:value="-0.002746210160187" calcext:value-type="float">
            <text:p>-0.002746210160187</text:p>
          </table:table-cell>
          <table:table-cell office:value-type="float" office:value="0.00267431321311296" calcext:value-type="float">
            <text:p>0.002674313213113</text:p>
          </table:table-cell>
          <table:table-cell office:value-type="float" office:value="0.00108119040570842" calcext:value-type="float">
            <text:p>0.001081190405708</text:p>
          </table:table-cell>
          <table:table-cell office:value-type="float" office:value="0.0016841086855876" calcext:value-type="float">
            <text:p>0.001684108685588</text:p>
          </table:table-cell>
          <table:table-cell office:value-type="float" office:value="-0.00308238261406091" calcext:value-type="float">
            <text:p>-0.003082382614061</text:p>
          </table:table-cell>
          <table:table-cell office:value-type="float" office:value="-0.000325752791122069" calcext:value-type="float">
            <text:p>-0.000325752791122</text:p>
          </table:table-cell>
          <table:table-cell office:value-type="float" office:value="-0.000818562182726745" calcext:value-type="float">
            <text:p>-0.000818562182727</text:p>
          </table:table-cell>
          <table:table-cell office:value-type="float" office:value="0.00654021537319338" calcext:value-type="float">
            <text:p>0.006540215373193</text:p>
          </table:table-cell>
          <table:table-cell office:value-type="float" office:value="0.00101186585658591" calcext:value-type="float">
            <text:p>0.001011865856586</text:p>
          </table:table-cell>
          <table:table-cell office:value-type="float" office:value="-0.00446175261449738" calcext:value-type="float">
            <text:p>-0.004461752614497</text:p>
          </table:table-cell>
          <table:table-cell office:value-type="float" office:value="-0.000941924606746525" calcext:value-type="float">
            <text:p>-0.000941924606747</text:p>
          </table:table-cell>
          <table:table-cell office:value-type="float" office:value="0.00104212267586945" calcext:value-type="float">
            <text:p>0.001042122675869</text:p>
          </table:table-cell>
          <table:table-cell office:value-type="float" office:value="0.00115806677428482" calcext:value-type="float">
            <text:p>0.001158066774285</text:p>
          </table:table-cell>
          <table:table-cell office:value-type="float" office:value="-0.00368353623068701" calcext:value-type="float">
            <text:p>-0.003683536230687</text:p>
          </table:table-cell>
          <table:table-cell office:value-type="float" office:value="-0.000270866586534413" calcext:value-type="float">
            <text:p>-0.000270866586534</text:p>
          </table:table-cell>
          <table:table-cell office:value-type="float" office:value="-0.000895333180091884" calcext:value-type="float">
            <text:p>-0.000895333180092</text:p>
          </table:table-cell>
          <table:table-cell office:value-type="float" office:value="0.00608630823210482" calcext:value-type="float">
            <text:p>0.006086308232105</text:p>
          </table:table-cell>
          <table:table-cell office:value-type="float" office:value="0.00219995092954822" calcext:value-type="float">
            <text:p>0.002199950929548</text:p>
          </table:table-cell>
          <table:table-cell office:value-type="float" office:value="-0.00422698138019073" calcext:value-type="float">
            <text:p>-0.004226981380191</text:p>
          </table:table-cell>
          <table:table-cell office:value-type="float" office:value="-0.000160642758796126" calcext:value-type="float">
            <text:p>-0.000160642758796</text:p>
          </table:table-cell>
          <table:table-cell office:value-type="float" office:value="-0.0023189017661146" calcext:value-type="float">
            <text:p>-0.002318901766115</text:p>
          </table:table-cell>
          <table:table-cell office:value-type="float" office:value="0.00264383173991672" calcext:value-type="float">
            <text:p>0.002643831739917</text:p>
          </table:table-cell>
          <table:table-cell office:value-type="float" office:value="0.000977356785316075" calcext:value-type="float">
            <text:p>0.000977356785316</text:p>
          </table:table-cell>
          <table:table-cell office:value-type="float" office:value="-0.00302079124570059" calcext:value-type="float">
            <text:p>-0.003020791245701</text:p>
          </table:table-cell>
          <table:table-cell office:value-type="float" office:value="0.000403123463506794" calcext:value-type="float">
            <text:p>0.000403123463507</text:p>
          </table:table-cell>
          <table:table-cell office:value-type="float" office:value="-0.00149413374550267" calcext:value-type="float">
            <text:p>-0.001494133745503</text:p>
          </table:table-cell>
          <table:table-cell office:value-type="float" office:value="0.00402279793117699" calcext:value-type="float">
            <text:p>0.004022797931177</text:p>
          </table:table-cell>
          <table:table-cell office:value-type="float" office:value="0.00192433094653782" calcext:value-type="float">
            <text:p>0.001924330946538</text:p>
          </table:table-cell>
          <table:table-cell office:value-type="float" office:value="0.0013557666643958" calcext:value-type="float">
            <text:p>0.001355766664396</text:p>
          </table:table-cell>
          <table:table-cell office:value-type="float" office:value="-0.00294517887425155" calcext:value-type="float">
            <text:p>-0.002945178874252</text:p>
          </table:table-cell>
          <table:table-cell office:value-type="float" office:value="-0.000666045741933019" calcext:value-type="float">
            <text:p>-0.000666045741933</text:p>
          </table:table-cell>
          <table:table-cell office:value-type="float" office:value="-0.0018659804371976" calcext:value-type="float">
            <text:p>-0.001865980437198</text:p>
          </table:table-cell>
          <table:table-cell office:value-type="float" office:value="-0.000384257657129183" calcext:value-type="float">
            <text:p>-0.000384257657129</text:p>
          </table:table-cell>
          <table:table-cell office:value-type="float" office:value="0.00193694568733088" calcext:value-type="float">
            <text:p>0.001936945687331</text:p>
          </table:table-cell>
          <table:table-cell office:value-type="float" office:value="-0.000368214382342691" calcext:value-type="float">
            <text:p>-0.000368214382343</text:p>
          </table:table-cell>
          <table:table-cell office:value-type="float" office:value="-0.00189602561852331" calcext:value-type="float">
            <text:p>-0.001896025618523</text:p>
          </table:table-cell>
          <table:table-cell office:value-type="float" office:value="-0.00106000245603949" calcext:value-type="float">
            <text:p>-0.001060002456039</text:p>
          </table:table-cell>
          <table:table-cell office:value-type="float" office:value="-0.0024495276123237" calcext:value-type="float">
            <text:p>-0.002449527612324</text:p>
          </table:table-cell>
          <table:table-cell office:value-type="float" office:value="0.00604117342455546" calcext:value-type="float">
            <text:p>0.006041173424555</text:p>
          </table:table-cell>
          <table:table-cell office:value-type="float" office:value="0.00134608345482806" calcext:value-type="float">
            <text:p>0.001346083454828</text:p>
          </table:table-cell>
          <table:table-cell office:value-type="float" office:value="-0.00216774195661346" calcext:value-type="float">
            <text:p>-0.002167741956613</text:p>
          </table:table-cell>
          <table:table-cell office:value-type="float" office:value="-0.001641672979036" calcext:value-type="float">
            <text:p>-0.001641672979036</text:p>
          </table:table-cell>
          <table:table-cell office:value-type="float" office:value="-0.00146457626178531" calcext:value-type="float">
            <text:p>-0.001464576261785</text:p>
          </table:table-cell>
          <table:table-cell office:value-type="float" office:value="0.00564417775645448" calcext:value-type="float">
            <text:p>0.005644177756454</text:p>
          </table:table-cell>
          <table:table-cell office:value-type="float" office:value="0.000435541276639362" calcext:value-type="float">
            <text:p>0.000435541276639</text:p>
          </table:table-cell>
          <table:table-cell office:value-type="float" office:value="-0.000791425491067032" calcext:value-type="float">
            <text:p>-0.000791425491067</text:p>
          </table:table-cell>
          <table:table-cell office:value-type="float" office:value="-0.000776129360992195" calcext:value-type="float">
            <text:p>-0.000776129360992</text:p>
          </table:table-cell>
          <table:table-cell office:value-type="float" office:value="-0.00070245294392729" calcext:value-type="float">
            <text:p>-0.000702452943927</text:p>
          </table:table-cell>
          <table:table-cell office:value-type="float" office:value="-0.00339841529815327" calcext:value-type="float">
            <text:p>-0.003398415298153</text:p>
          </table:table-cell>
          <table:table-cell office:value-type="float" office:value="0.00226710784810114" calcext:value-type="float">
            <text:p>0.002267107848101</text:p>
          </table:table-cell>
          <table:table-cell office:value-type="float" office:value="0.00711758586784755" calcext:value-type="float">
            <text:p>0.007117585867848</text:p>
          </table:table-cell>
          <table:table-cell office:value-type="float" office:value="0.000256986818891691" calcext:value-type="float">
            <text:p>0.000256986818892</text:p>
          </table:table-cell>
          <table:table-cell office:value-type="float" office:value="-0.000614160722750001" calcext:value-type="float">
            <text:p>-0.00061416072275</text:p>
          </table:table-cell>
          <table:table-cell office:value-type="float" office:value="-0.00286665843822465" calcext:value-type="float">
            <text:p>-0.002866658438225</text:p>
          </table:table-cell>
          <table:table-cell office:value-type="float" office:value="0.0070253077699487" calcext:value-type="float">
            <text:p>0.007025307769949</text:p>
          </table:table-cell>
          <table:table-cell office:value-type="float" office:value="0.00278648645777257" calcext:value-type="float">
            <text:p>0.002786486457773</text:p>
          </table:table-cell>
          <table:table-cell office:value-type="float" office:value="-0.00141860061989774" calcext:value-type="float">
            <text:p>-0.001418600619898</text:p>
          </table:table-cell>
          <table:table-cell office:value-type="float" office:value="-0.00237376096666553" calcext:value-type="float">
            <text:p>-0.002373760966666</text:p>
          </table:table-cell>
          <table:table-cell office:value-type="float" office:value="0.00142378539513366" calcext:value-type="float">
            <text:p>0.001423785395134</text:p>
          </table:table-cell>
          <table:table-cell office:value-type="float" office:value="-0.0046499505352347" calcext:value-type="float">
            <text:p>-0.004649950535235</text:p>
          </table:table-cell>
          <table:table-cell office:value-type="float" office:value="-0.00997855964622629" calcext:value-type="float">
            <text:p>-0.009978559646226</text:p>
          </table:table-cell>
          <table:table-cell office:value-type="float" office:value="0.00620530161020522" calcext:value-type="float">
            <text:p>0.006205301610205</text:p>
          </table:table-cell>
          <table:table-cell office:value-type="float" office:value="0.00259108553930892" calcext:value-type="float">
            <text:p>0.002591085539309</text:p>
          </table:table-cell>
          <table:table-cell office:value-type="float" office:value="-0.00461649318877766" calcext:value-type="float">
            <text:p>-0.004616493188778</text:p>
          </table:table-cell>
          <table:table-cell office:value-type="float" office:value="-0.00186276786843853" calcext:value-type="float">
            <text:p>-0.001862767868439</text:p>
          </table:table-cell>
          <table:table-cell office:value-type="float" office:value="-0.00125957557200784" calcext:value-type="float">
            <text:p>-0.001259575572008</text:p>
          </table:table-cell>
          <table:table-cell office:value-type="float" office:value="0.00256670487344474" calcext:value-type="float">
            <text:p>0.002566704873445</text:p>
          </table:table-cell>
          <table:table-cell office:value-type="float" office:value="-0.00141681238972868" calcext:value-type="float">
            <text:p>-0.001416812389729</text:p>
          </table:table-cell>
          <table:table-cell office:value-type="float" office:value="-0.00382785821540965" calcext:value-type="float">
            <text:p>-0.00382785821541</text:p>
          </table:table-cell>
          <table:table-cell office:value-type="float" office:value="-0.000510425876948217" calcext:value-type="float">
            <text:p>-0.000510425876948</text:p>
          </table:table-cell>
          <table:table-cell office:value-type="float" office:value="0.00114016995286736" calcext:value-type="float">
            <text:p>0.001140169952867</text:p>
          </table:table-cell>
          <table:table-cell office:value-type="float" office:value="0.00216247844620543" calcext:value-type="float">
            <text:p>0.002162478446205</text:p>
          </table:table-cell>
          <table:table-cell office:value-type="float" office:value="0.00268655837808102" calcext:value-type="float">
            <text:p>0.002686558378081</text:p>
          </table:table-cell>
          <table:table-cell office:value-type="float" office:value="0.00226591357848915" calcext:value-type="float">
            <text:p>0.002265913578489</text:p>
          </table:table-cell>
          <table:table-cell office:value-type="float" office:value="0.000211968354725034" calcext:value-type="float">
            <text:p>0.000211968354725</text:p>
          </table:table-cell>
          <table:table-cell office:value-type="float" office:value="-0.00444716902726561" calcext:value-type="float">
            <text:p>-0.004447169027266</text:p>
          </table:table-cell>
          <table:table-cell office:value-type="float" office:value="-0.00212338824777825" calcext:value-type="float">
            <text:p>-0.002123388247778</text:p>
          </table:table-cell>
          <table:table-cell office:value-type="float" office:value="0.00188886006012307" calcext:value-type="float">
            <text:p>0.001888860060123</text:p>
          </table:table-cell>
          <table:table-cell office:value-type="float" office:value="0.000559336427850721" calcext:value-type="float">
            <text:p>0.000559336427851</text:p>
          </table:table-cell>
          <table:table-cell office:value-type="float" office:value="0.000436911084516656" calcext:value-type="float">
            <text:p>0.000436911084517</text:p>
          </table:table-cell>
          <table:table-cell office:value-type="float" office:value="-0.00323370101998183" calcext:value-type="float">
            <text:p>-0.003233701019982</text:p>
          </table:table-cell>
          <table:table-cell office:value-type="float" office:value="-0.000548951983751322" calcext:value-type="float">
            <text:p>-0.000548951983751</text:p>
          </table:table-cell>
          <table:table-cell office:value-type="float" office:value="0.00304452474773142" calcext:value-type="float">
            <text:p>0.003044524747731</text:p>
          </table:table-cell>
          <table:table-cell office:value-type="float" office:value="0.00262937294975613" calcext:value-type="float">
            <text:p>0.002629372949756</text:p>
          </table:table-cell>
          <table:table-cell office:value-type="float" office:value="0.00197122781554066" calcext:value-type="float">
            <text:p>0.001971227815541</text:p>
          </table:table-cell>
          <table:table-cell office:value-type="float" office:value="-0.00189061557831066" calcext:value-type="float">
            <text:p>-0.001890615578311</text:p>
          </table:table-cell>
          <table:table-cell office:value-type="float" office:value="-0.00269435332222628" calcext:value-type="float">
            <text:p>-0.002694353322226</text:p>
          </table:table-cell>
          <table:table-cell office:value-type="float" office:value="-0.00122415070770965" calcext:value-type="float">
            <text:p>-0.00122415070771</text:p>
          </table:table-cell>
          <table:table-cell office:value-type="float" office:value="-0.000452568191803893" calcext:value-type="float">
            <text:p>-0.000452568191804</text:p>
          </table:table-cell>
          <table:table-cell office:value-type="float" office:value="0.00236822018102306" calcext:value-type="float">
            <text:p>0.002368220181023</text:p>
          </table:table-cell>
          <table:table-cell office:value-type="float" office:value="0.00130319724353245" calcext:value-type="float">
            <text:p>0.001303197243532</text:p>
          </table:table-cell>
          <table:table-cell office:value-type="float" office:value="-0.00335772054685035" calcext:value-type="float">
            <text:p>-0.00335772054685</text:p>
          </table:table-cell>
          <table:table-cell office:value-type="float" office:value="-0.000127274499430619" calcext:value-type="float">
            <text:p>-0.000127274499431</text:p>
          </table:table-cell>
          <table:table-cell office:value-type="float" office:value="0.000846410287178412" calcext:value-type="float">
            <text:p>0.000846410287178</text:p>
          </table:table-cell>
          <table:table-cell office:value-type="float" office:value="0.00304978944282081" calcext:value-type="float">
            <text:p>0.003049789442821</text:p>
          </table:table-cell>
          <table:table-cell office:value-type="float" office:value="0.00209735721699578" calcext:value-type="float">
            <text:p>0.002097357216996</text:p>
          </table:table-cell>
          <table:table-cell office:value-type="float" office:value="0.00060403345983101" calcext:value-type="float">
            <text:p>0.000604033459831</text:p>
          </table:table-cell>
          <table:table-cell office:value-type="float" office:value="-0.00441837331176237" calcext:value-type="float">
            <text:p>-0.004418373311762</text:p>
          </table:table-cell>
          <table:table-cell office:value-type="float" office:value="-0.000629123620752126" calcext:value-type="float">
            <text:p>-0.000629123620752</text:p>
          </table:table-cell>
          <table:table-cell office:value-type="float" office:value="-0.000271051620759799" calcext:value-type="float">
            <text:p>-0.00027105162076</text:p>
          </table:table-cell>
          <table:table-cell office:value-type="float" office:value="0.00274096780891825" calcext:value-type="float">
            <text:p>0.002740967808918</text:p>
          </table:table-cell>
          <table:table-cell office:value-type="float" office:value="0.00107015250472725" calcext:value-type="float">
            <text:p>0.001070152504727</text:p>
          </table:table-cell>
          <table:table-cell office:value-type="float" office:value="-0.00208746057759257" calcext:value-type="float">
            <text:p>-0.002087460577593</text:p>
          </table:table-cell>
          <table:table-cell office:value-type="float" office:value="-0.00018873000928088" calcext:value-type="float">
            <text:p>-0.000188730009281</text:p>
          </table:table-cell>
          <table:table-cell office:value-type="float" office:value="-0.00219691442426345" calcext:value-type="float">
            <text:p>-0.002196914424263</text:p>
          </table:table-cell>
          <table:table-cell office:value-type="float" office:value="0.00524631101420231" calcext:value-type="float">
            <text:p>0.005246311014202</text:p>
          </table:table-cell>
          <table:table-cell office:value-type="float" office:value="-0.00254156792181642" calcext:value-type="float">
            <text:p>-0.002541567921816</text:p>
          </table:table-cell>
          <table:table-cell office:value-type="float" office:value="-0.00084561221285534" calcext:value-type="float">
            <text:p>-0.000845612212855</text:p>
          </table:table-cell>
          <table:table-cell office:value-type="float" office:value="0.00124109976169506" calcext:value-type="float">
            <text:p>0.001241099761695</text:p>
          </table:table-cell>
          <table:table-cell office:value-type="float" office:value="0.00229872062969316" calcext:value-type="float">
            <text:p>0.002298720629693</text:p>
          </table:table-cell>
          <table:table-cell office:value-type="float" office:value="-0.000393810814600271" calcext:value-type="float">
            <text:p>-0.0003938108146</text:p>
          </table:table-cell>
          <table:table-cell office:value-type="float" office:value="-0.00158014611381491" calcext:value-type="float">
            <text:p>-0.001580146113815</text:p>
          </table:table-cell>
          <table:table-cell office:value-type="float" office:value="-0.000378224005314565" calcext:value-type="float">
            <text:p>-0.000378224005315</text:p>
          </table:table-cell>
          <table:table-cell office:value-type="float" office:value="-0.000836327884064292" calcext:value-type="float">
            <text:p>-0.000836327884064</text:p>
          </table:table-cell>
          <table:table-cell office:value-type="float" office:value="0.00125940307809441" calcext:value-type="float">
            <text:p>0.001259403078094</text:p>
          </table:table-cell>
          <table:table-cell office:value-type="float" office:value="0.00350441255452627" calcext:value-type="float">
            <text:p>0.003504412554526</text:p>
          </table:table-cell>
          <table:table-cell office:value-type="float" office:value="-0.0000448602142391064" calcext:value-type="float">
            <text:p>-4.48602142391064E-05</text:p>
          </table:table-cell>
          <table:table-cell office:value-type="float" office:value="-0.00392692372238096" calcext:value-type="float">
            <text:p>-0.003926923722381</text:p>
          </table:table-cell>
          <table:table-cell office:value-type="float" office:value="-0.000722316372112175" calcext:value-type="float">
            <text:p>-0.000722316372112</text:p>
          </table:table-cell>
          <table:table-cell office:value-type="float" office:value="-0.000775390058752101" calcext:value-type="float">
            <text:p>-0.000775390058752</text:p>
          </table:table-cell>
          <table:table-cell office:value-type="float" office:value="0.000114135575963348" calcext:value-type="float">
            <text:p>0.000114135575963</text:p>
          </table:table-cell>
          <table:table-cell office:value-type="float" office:value="0.00180201167428828" calcext:value-type="float">
            <text:p>0.001802011674288</text:p>
          </table:table-cell>
          <table:table-cell office:value-type="float" office:value="0.00218052160451343" calcext:value-type="float">
            <text:p>0.002180521604513</text:p>
          </table:table-cell>
          <table:table-cell office:value-type="float" office:value="-0.00000683532045536728" calcext:value-type="float">
            <text:p>-6.83532045536728E-06</text:p>
          </table:table-cell>
          <table:table-cell office:value-type="float" office:value="-0.00245637343408095" calcext:value-type="float">
            <text:p>-0.002456373434081</text:p>
          </table:table-cell>
          <table:table-cell office:value-type="float" office:value="0.000446344482459116" calcext:value-type="float">
            <text:p>0.000446344482459</text:p>
          </table:table-cell>
          <table:table-cell office:value-type="float" office:value="-0.0000931790469917426" calcext:value-type="float">
            <text:p>-9.31790469917426E-05</text:p>
          </table:table-cell>
          <table:table-cell office:value-type="float" office:value="0.00430984227438697" calcext:value-type="float">
            <text:p>0.004309842274387</text:p>
          </table:table-cell>
          <table:table-cell office:value-type="float" office:value="-0.00416597379891859" calcext:value-type="float">
            <text:p>-0.004165973798919</text:p>
          </table:table-cell>
          <table:table-cell office:value-type="float" office:value="-0.0020354838236436" calcext:value-type="float">
            <text:p>-0.002035483823644</text:p>
          </table:table-cell>
          <table:table-cell office:value-type="float" office:value="0.00133674817219387" calcext:value-type="float">
            <text:p>0.001336748172194</text:p>
          </table:table-cell>
          <table:table-cell office:value-type="float" office:value="0.000721235548748145" calcext:value-type="float">
            <text:p>0.000721235548748</text:p>
          </table:table-cell>
          <table:table-cell office:value-type="float" office:value="0.0012373808929298" calcext:value-type="float">
            <text:p>0.00123738089293</text:p>
          </table:table-cell>
          <table:table-cell office:value-type="float" office:value="-0.000124498660612982" calcext:value-type="float">
            <text:p>-0.000124498660613</text:p>
          </table:table-cell>
          <table:table-cell office:value-type="float" office:value="-0.00182890176917749" calcext:value-type="float">
            <text:p>-0.001828901769178</text:p>
          </table:table-cell>
          <table:table-cell office:value-type="float" office:value="-0.00101093326642671" calcext:value-type="float">
            <text:p>-0.001010933266427</text:p>
          </table:table-cell>
          <table:table-cell office:value-type="float" office:value="-0.000650093480154823" calcext:value-type="float">
            <text:p>-0.000650093480155</text:p>
          </table:table-cell>
          <table:table-cell office:value-type="float" office:value="0.00512646264912969" calcext:value-type="float">
            <text:p>0.00512646264913</text:p>
          </table:table-cell>
          <table:table-cell office:value-type="float" office:value="0.000686346637044533" calcext:value-type="float">
            <text:p>0.000686346637045</text:p>
          </table:table-cell>
          <table:table-cell office:value-type="float" office:value="-0.00211489820691441" calcext:value-type="float">
            <text:p>-0.002114898206914</text:p>
          </table:table-cell>
          <table:table-cell office:value-type="float" office:value="-0.00274007540899102" calcext:value-type="float">
            <text:p>-0.002740075408991</text:p>
          </table:table-cell>
          <table:table-cell office:value-type="float" office:value="-0.00216160004991933" calcext:value-type="float">
            <text:p>-0.002161600049919</text:p>
          </table:table-cell>
          <table:table-cell office:value-type="float" office:value="0.00283934692434601" calcext:value-type="float">
            <text:p>0.002839346924346</text:p>
          </table:table-cell>
          <table:table-cell office:value-type="float" office:value="-0.000549503453210365" calcext:value-type="float">
            <text:p>-0.00054950345321</text:p>
          </table:table-cell>
          <table:table-cell office:value-type="float" office:value="-0.00195152801681048" calcext:value-type="float">
            <text:p>-0.00195152801681</text:p>
          </table:table-cell>
          <table:table-cell office:value-type="float" office:value="-0.0021164296147847" calcext:value-type="float">
            <text:p>-0.002116429614785</text:p>
          </table:table-cell>
          <table:table-cell office:value-type="float" office:value="0.00146365183126157" calcext:value-type="float">
            <text:p>0.001463651831262</text:p>
          </table:table-cell>
          <table:table-cell office:value-type="float" office:value="0.00334969993030748" calcext:value-type="float">
            <text:p>0.003349699930307</text:p>
          </table:table-cell>
          <table:table-cell office:value-type="float" office:value="0.00157707120246159" calcext:value-type="float">
            <text:p>0.001577071202462</text:p>
          </table:table-cell>
          <table:table-cell office:value-type="float" office:value="-0.0000392316775321144" calcext:value-type="float">
            <text:p>-3.92316775321144E-05</text:p>
          </table:table-cell>
          <table:table-cell office:value-type="float" office:value="-0.00237075037019624" calcext:value-type="float">
            <text:p>-0.002370750370196</text:p>
          </table:table-cell>
          <table:table-cell office:value-type="float" office:value="-0.00111936218895298" calcext:value-type="float">
            <text:p>-0.001119362188953</text:p>
          </table:table-cell>
          <table:table-cell office:value-type="float" office:value="-0.00235242433717942" calcext:value-type="float">
            <text:p>-0.002352424337179</text:p>
          </table:table-cell>
          <table:table-cell office:value-type="float" office:value="0.00138908416227546" calcext:value-type="float">
            <text:p>0.001389084162275</text:p>
          </table:table-cell>
          <table:table-cell office:value-type="float" office:value="0.00185351414932933" calcext:value-type="float">
            <text:p>0.001853514149329</text:p>
          </table:table-cell>
          <table:table-cell office:value-type="float" office:value="-0.000590963575354986" calcext:value-type="float">
            <text:p>-0.000590963575355</text:p>
          </table:table-cell>
          <table:table-cell office:value-type="float" office:value="-0.00162385942891913" calcext:value-type="float">
            <text:p>-0.001623859428919</text:p>
          </table:table-cell>
          <table:table-cell office:value-type="float" office:value="0.000854899129849318" calcext:value-type="float">
            <text:p>0.000854899129849</text:p>
          </table:table-cell>
          <table:table-cell office:value-type="float" office:value="-0.00242387885706108" calcext:value-type="float">
            <text:p>-0.002423878857061</text:p>
          </table:table-cell>
          <table:table-cell office:value-type="float" office:value="0.00333301250764295" calcext:value-type="float">
            <text:p>0.003333012507643</text:p>
          </table:table-cell>
          <table:table-cell office:value-type="float" office:value="0.00332395285078041" calcext:value-type="float">
            <text:p>0.00332395285078</text:p>
          </table:table-cell>
          <table:table-cell office:value-type="float" office:value="-0.000573236500022389" calcext:value-type="float">
            <text:p>-0.000573236500022</text:p>
          </table:table-cell>
          <table:table-cell office:value-type="float" office:value="-0.00316338869025423" calcext:value-type="float">
            <text:p>-0.003163388690254</text:p>
          </table:table-cell>
          <table:table-cell office:value-type="float" office:value="-0.00183238704743466" calcext:value-type="float">
            <text:p>-0.001832387047435</text:p>
          </table:table-cell>
          <table:table-cell office:value-type="float" office:value="0.000515628457072703" calcext:value-type="float">
            <text:p>0.000515628457073</text:p>
          </table:table-cell>
          <table:table-cell office:value-type="float" office:value="0.00159511488131486" calcext:value-type="float">
            <text:p>0.001595114881315</text:p>
          </table:table-cell>
          <table:table-cell office:value-type="float" office:value="0.00245238771487499" calcext:value-type="float">
            <text:p>0.002452387714875</text:p>
          </table:table-cell>
          <table:table-cell office:value-type="float" office:value="-0.00161339410571426" calcext:value-type="float">
            <text:p>-0.001613394105714</text:p>
          </table:table-cell>
          <table:table-cell office:value-type="float" office:value="-0.00064917084355065" calcext:value-type="float">
            <text:p>-0.000649170843551</text:p>
          </table:table-cell>
          <table:table-cell office:value-type="float" office:value="0.0012099179769951" calcext:value-type="float">
            <text:p>0.001209917976995</text:p>
          </table:table-cell>
          <table:table-cell office:value-type="float" office:value="-0.00208854045649132" calcext:value-type="float">
            <text:p>-0.002088540456491</text:p>
          </table:table-cell>
          <table:table-cell office:value-type="float" office:value="0.00310819035231313" calcext:value-type="float">
            <text:p>0.003108190352313</text:p>
          </table:table-cell>
          <table:table-cell office:value-type="float" office:value="0.00171471162175035" calcext:value-type="float">
            <text:p>0.00171471162175</text:p>
          </table:table-cell>
          <table:table-cell office:value-type="float" office:value="-0.00291060757200134" calcext:value-type="float">
            <text:p>-0.002910607572001</text:p>
          </table:table-cell>
          <table:table-cell office:value-type="float" office:value="-0.000387931181678292" calcext:value-type="float">
            <text:p>-0.000387931181678</text:p>
          </table:table-cell>
          <table:table-cell office:value-type="float" office:value="-0.000966640410164976" calcext:value-type="float">
            <text:p>-0.000966640410165</text:p>
          </table:table-cell>
          <table:table-cell office:value-type="float" office:value="0.0025549029073087" calcext:value-type="float">
            <text:p>0.002554902907309</text:p>
          </table:table-cell>
          <table:table-cell office:value-type="float" office:value="0.000626469519828699" calcext:value-type="float">
            <text:p>0.000626469519829</text:p>
          </table:table-cell>
          <table:table-cell office:value-type="float" office:value="0.00044683413866109" calcext:value-type="float">
            <text:p>0.000446834138661</text:p>
          </table:table-cell>
          <table:table-cell office:value-type="float" office:value="-0.00160963029617345" calcext:value-type="float">
            <text:p>-0.001609630296173</text:p>
          </table:table-cell>
          <table:table-cell office:value-type="float" office:value="-0.000803684052414266" calcext:value-type="float">
            <text:p>-0.000803684052414</text:p>
          </table:table-cell>
          <table:table-cell office:value-type="float" office:value="0.000738059656834267" calcext:value-type="float">
            <text:p>0.000738059656834</text:p>
          </table:table-cell>
          <table:table-cell office:value-type="float" office:value="-0.00135256304771803" calcext:value-type="float">
            <text:p>-0.001352563047718</text:p>
          </table:table-cell>
          <table:table-cell office:value-type="float" office:value="0.00245437949434074" calcext:value-type="float">
            <text:p>0.002454379494341</text:p>
          </table:table-cell>
          <table:table-cell office:value-type="float" office:value="0.00137907927689929" calcext:value-type="float">
            <text:p>0.001379079276899</text:p>
          </table:table-cell>
          <table:table-cell office:value-type="float" office:value="-0.00232473865707311" calcext:value-type="float">
            <text:p>-0.002324738657073</text:p>
          </table:table-cell>
          <table:table-cell office:value-type="float" office:value="-0.000556045102258318" calcext:value-type="float">
            <text:p>-0.000556045102258</text:p>
          </table:table-cell>
          <table:table-cell office:value-type="float" office:value="-0.000670436424353771" calcext:value-type="float">
            <text:p>-0.000670436424354</text:p>
          </table:table-cell>
          <table:table-cell office:value-type="float" office:value="0.00118311975389651" calcext:value-type="float">
            <text:p>0.001183119753897</text:p>
          </table:table-cell>
          <table:table-cell office:value-type="float" office:value="0.000213085871118068" calcext:value-type="float">
            <text:p>0.000213085871118</text:p>
          </table:table-cell>
          <table:table-cell office:value-type="float" office:value="-0.000453928113160029" calcext:value-type="float">
            <text:p>-0.00045392811316</text:p>
          </table:table-cell>
          <table:table-cell office:value-type="float" office:value="-0.0013402286783234" calcext:value-type="float">
            <text:p>-0.001340228678323</text:p>
          </table:table-cell>
          <table:table-cell office:value-type="float" office:value="0.000223050651169232" calcext:value-type="float">
            <text:p>0.000223050651169</text:p>
          </table:table-cell>
          <table:table-cell office:value-type="float" office:value="-0.00154813573857854" calcext:value-type="float">
            <text:p>-0.001548135738579</text:p>
          </table:table-cell>
          <table:table-cell office:value-type="float" office:value="0.00188162344396114" calcext:value-type="float">
            <text:p>0.001881623443961</text:p>
          </table:table-cell>
          <table:table-cell office:value-type="float" office:value="0.00301371615392931" calcext:value-type="float">
            <text:p>0.003013716153929</text:p>
          </table:table-cell>
          <table:table-cell office:value-type="float" office:value="-0.00117960666771122" calcext:value-type="float">
            <text:p>-0.001179606667711</text:p>
          </table:table-cell>
          <table:table-cell office:value-type="float" office:value="-0.00308644782772932" calcext:value-type="float">
            <text:p>-0.003086447827729</text:p>
          </table:table-cell>
          <table:table-cell office:value-type="float" office:value="-0.00173902754611882" calcext:value-type="float">
            <text:p>-0.001739027546119</text:p>
          </table:table-cell>
          <table:table-cell office:value-type="float" office:value="0.0027212015247855" calcext:value-type="float">
            <text:p>0.002721201524786</text:p>
          </table:table-cell>
          <table:table-cell office:value-type="float" office:value="0.002072321503996" calcext:value-type="float">
            <text:p>0.002072321503996</text:p>
          </table:table-cell>
          <table:table-cell office:value-type="float" office:value="-0.0016824643220083" calcext:value-type="float">
            <text:p>-0.001682464322008</text:p>
          </table:table-cell>
          <table:table-cell office:value-type="float" office:value="0.00152055193337719" calcext:value-type="float">
            <text:p>0.001520551933377</text:p>
          </table:table-cell>
          <table:table-cell office:value-type="float" office:value="-0.000569148059344216" calcext:value-type="float">
            <text:p>-0.000569148059344</text:p>
          </table:table-cell>
          <table:table-cell office:value-type="float" office:value="0.000965013387359492" calcext:value-type="float">
            <text:p>0.000965013387359</text:p>
          </table:table-cell>
          <table:table-cell office:value-type="float" office:value="0.00351565110608926" calcext:value-type="float">
            <text:p>0.003515651106089</text:p>
          </table:table-cell>
          <table:table-cell office:value-type="float" office:value="-0.00197220160528838" calcext:value-type="float">
            <text:p>-0.001972201605288</text:p>
          </table:table-cell>
          <table:table-cell office:value-type="float" office:value="0.00334225647329545" calcext:value-type="float">
            <text:p>0.003342256473295</text:p>
          </table:table-cell>
          <table:table-cell office:value-type="float" office:value="-0.000830018178598957" calcext:value-type="float">
            <text:p>-0.000830018178599</text:p>
          </table:table-cell>
          <table:table-cell office:value-type="float" office:value="-0.00318736903327216" calcext:value-type="float">
            <text:p>-0.003187369033272</text:p>
          </table:table-cell>
          <table:table-cell office:value-type="float" office:value="-0.000818219451940161" calcext:value-type="float">
            <text:p>-0.00081821945194</text:p>
          </table:table-cell>
          <table:table-cell office:value-type="float" office:value="-0.000401191071524698" calcext:value-type="float">
            <text:p>-0.000401191071525</text:p>
          </table:table-cell>
          <table:table-cell office:value-type="float" office:value="-0.0000996024281378349" calcext:value-type="float">
            <text:p>-9.96024281378349E-05</text:p>
          </table:table-cell>
          <table:table-cell office:value-type="float" office:value="-0.000515818852008687" calcext:value-type="float">
            <text:p>-0.000515818852009</text:p>
          </table:table-cell>
          <table:table-cell office:value-type="float" office:value="-0.000332190792053433" calcext:value-type="float">
            <text:p>-0.000332190792053</text:p>
          </table:table-cell>
          <table:table-cell office:value-type="float" office:value="-0.000463696002429126" calcext:value-type="float">
            <text:p>-0.000463696002429</text:p>
          </table:table-cell>
          <table:table-cell office:value-type="float" office:value="-0.00000850286804854328" calcext:value-type="float">
            <text:p>-8.50286804854328E-06</text:p>
          </table:table-cell>
          <table:table-cell office:value-type="float" office:value="-0.0000528359158020186" calcext:value-type="float">
            <text:p>-5.28359158020186E-05</text:p>
          </table:table-cell>
          <table:table-cell office:value-type="float" office:value="-0.0000820185840282872" calcext:value-type="float">
            <text:p>-8.20185840282872E-05</text:p>
          </table:table-cell>
          <table:table-cell office:value-type="float" office:value="-0.000206146838623078" calcext:value-type="float">
            <text:p>-0.000206146838623</text:p>
          </table:table-cell>
          <table:table-cell office:value-type="float" office:value="0.0000574275528805734" calcext:value-type="float">
            <text:p>5.74275528805734E-05</text:p>
          </table:table-cell>
          <table:table-cell office:value-type="float" office:value="0.0000552615163947889" calcext:value-type="float">
            <text:p>5.52615163947889E-05</text:p>
          </table:table-cell>
          <table:table-cell office:value-type="float" office:value="0.000042377076704847" calcext:value-type="float">
            <text:p>4.2377076704847E-05</text:p>
          </table:table-cell>
          <table:table-cell office:value-type="float" office:value="-0.00000370006463629169" calcext:value-type="float">
            <text:p>-3.70006463629169E-06</text:p>
          </table:table-cell>
          <table:table-cell office:value-type="float" office:value="-0.000033388950594404" calcext:value-type="float">
            <text:p>-3.3388950594404E-05</text:p>
          </table:table-cell>
          <table:table-cell office:value-type="float" office:value="-0.0000145452966044957" calcext:value-type="float">
            <text:p>-1.45452966044957E-05</text:p>
          </table:table-cell>
          <table:table-cell office:value-type="float" office:value="-0.0000156439808626785" calcext:value-type="float">
            <text:p>-1.56439808626785E-05</text:p>
          </table:table-cell>
          <table:table-cell office:value-type="float" office:value="-0.0000203653241175883" calcext:value-type="float">
            <text:p>-2.03653241175883E-05</text:p>
          </table:table-cell>
          <table:table-cell office:value-type="float" office:value="0.0000662903026849571" calcext:value-type="float">
            <text:p>6.62903026849571E-05</text:p>
          </table:table-cell>
          <table:table-cell office:value-type="float" office:value="-0.00000699990324914968" calcext:value-type="float">
            <text:p>-6.99990324914968E-06</text:p>
          </table:table-cell>
          <table:table-cell office:value-type="float" office:value="-0.0000306657703199042" calcext:value-type="float">
            <text:p>-3.06657703199042E-05</text:p>
          </table:table-cell>
          <table:table-cell office:value-type="float" office:value="-0.000010234906666462" calcext:value-type="float">
            <text:p>-1.0234906666462E-05</text:p>
          </table:table-cell>
          <table:table-cell office:value-type="float" office:value="-0.0000189352070731896" calcext:value-type="float">
            <text:p>-1.89352070731896E-05</text:p>
          </table:table-cell>
          <table:table-cell office:value-type="float" office:value="0.0000238054119909292" calcext:value-type="float">
            <text:p>2.38054119909292E-05</text:p>
          </table:table-cell>
          <table:table-cell office:value-type="float" office:value="0.0000274020342134196" calcext:value-type="float">
            <text:p>2.74020342134196E-05</text:p>
          </table:table-cell>
          <table:table-cell office:value-type="float" office:value="-0.0000300436735903298" calcext:value-type="float">
            <text:p>-3.00436735903298E-05</text:p>
          </table:table-cell>
          <table:table-cell office:value-type="float" office:value="0.00000461414365737767" calcext:value-type="float">
            <text:p>4.61414365737767E-06</text:p>
          </table:table-cell>
          <table:table-cell office:value-type="float" office:value="0.00000868781147916886" calcext:value-type="float">
            <text:p>8.68781147916886E-06</text:p>
          </table:table-cell>
          <table:table-cell office:value-type="float" office:value="-0.0000262177624222315" calcext:value-type="float">
            <text:p>-2.62177624222315E-05</text:p>
          </table:table-cell>
          <table:table-cell office:value-type="float" office:value="-0.000014618890660234" calcext:value-type="float">
            <text:p>-1.4618890660234E-05</text:p>
          </table:table-cell>
          <table:table-cell office:value-type="float" office:value="-0.00000170329792220647" calcext:value-type="float">
            <text:p>-1.70329792220647E-06</text:p>
          </table:table-cell>
          <table:table-cell office:value-type="float" office:value="0.0000364678453002587" calcext:value-type="float">
            <text:p>3.64678453002587E-05</text:p>
          </table:table-cell>
          <table:table-cell office:value-type="float" office:value="-0.0000172563829581307" calcext:value-type="float">
            <text:p>-1.72563829581307E-05</text:p>
          </table:table-cell>
          <table:table-cell office:value-type="float" office:value="-0.00000878185425917666" calcext:value-type="float">
            <text:p>-8.78185425917666E-06</text:p>
          </table:table-cell>
          <table:table-cell office:value-type="float" office:value="-0.00000925149626573862" calcext:value-type="float">
            <text:p>-9.25149626573862E-06</text:p>
          </table:table-cell>
          <table:table-cell office:value-type="float" office:value="0.0000027939843901259" calcext:value-type="float">
            <text:p>2.7939843901259E-06</text:p>
          </table:table-cell>
          <table:table-cell office:value-type="float" office:value="0.0000096203524779237" calcext:value-type="float">
            <text:p>9.6203524779237E-06</text:p>
          </table:table-cell>
          <table:table-cell office:value-type="float" office:value="0.0000103063202461784" calcext:value-type="float">
            <text:p>1.03063202461784E-05</text:p>
          </table:table-cell>
          <table:table-cell office:value-type="float" office:value="-0.0000146213171775544" calcext:value-type="float">
            <text:p>-1.46213171775544E-05</text:p>
          </table:table-cell>
          <table:table-cell office:value-type="float" office:value="0.00000599093432235298" calcext:value-type="float">
            <text:p>5.99093432235298E-06</text:p>
          </table:table-cell>
          <table:table-cell office:value-type="float" office:value="-0.00000737281414642244" calcext:value-type="float">
            <text:p>-7.37281414642244E-06</text:p>
          </table:table-cell>
          <table:table-cell office:value-type="float" office:value="-0.00000661653958927699" calcext:value-type="float">
            <text:p>-6.61653958927699E-06</text:p>
          </table:table-cell>
          <table:table-cell office:value-type="float" office:value="0.00000804926086345192" calcext:value-type="float">
            <text:p>8.04926086345192E-06</text:p>
          </table:table-cell>
          <table:table-cell office:value-type="float" office:value="-0.00000501609922115565" calcext:value-type="float">
            <text:p>-5.01609922115565E-06</text:p>
          </table:table-cell>
          <table:table-cell office:value-type="float" office:value="0.00000841243128896219" calcext:value-type="float">
            <text:p>8.41243128896219E-06</text:p>
          </table:table-cell>
          <table:table-cell office:value-type="float" office:value="-0.0000138208962598418" calcext:value-type="float">
            <text:p>-1.38208962598418E-05</text:p>
          </table:table-cell>
          <table:table-cell office:value-type="float" office:value="-0.0000116230846029519" calcext:value-type="float">
            <text:p>-1.16230846029519E-05</text:p>
          </table:table-cell>
          <table:table-cell office:value-type="float" office:value="0.0000228072445546124" calcext:value-type="float">
            <text:p>2.28072445546124E-05</text:p>
          </table:table-cell>
          <table:table-cell office:value-type="float" office:value="-0.00000188386398120022" calcext:value-type="float">
            <text:p>-1.88386398120022E-06</text:p>
          </table:table-cell>
          <table:table-cell office:value-type="float" office:value="-0.00000586415656650408" calcext:value-type="float">
            <text:p>-5.86415656650408E-06</text:p>
          </table:table-cell>
          <table:table-cell office:value-type="float" office:value="-0.000000606692910853912" calcext:value-type="float">
            <text:p>-6.06692910853912E-07</text:p>
          </table:table-cell>
          <table:table-cell office:value-type="float" office:value="0.0000114697391223051" calcext:value-type="float">
            <text:p>1.14697391223051E-05</text:p>
          </table:table-cell>
          <table:table-cell office:value-type="float" office:value="-0.0000123297793717114" calcext:value-type="float">
            <text:p>-1.23297793717114E-05</text:p>
          </table:table-cell>
          <table:table-cell office:value-type="float" office:value="-0.0000115505067325161" calcext:value-type="float">
            <text:p>-1.15505067325161E-05</text:p>
          </table:table-cell>
          <table:table-cell office:value-type="float" office:value="0.0000115964282590419" calcext:value-type="float">
            <text:p>1.15964282590419E-05</text:p>
          </table:table-cell>
          <table:table-cell office:value-type="float" office:value="0.00000560137364014057" calcext:value-type="float">
            <text:p>5.60137364014057E-06</text:p>
          </table:table-cell>
          <table:table-cell office:value-type="float" office:value="-0.00000252861684191252" calcext:value-type="float">
            <text:p>-2.52861684191252E-06</text:p>
          </table:table-cell>
          <table:table-cell office:value-type="float" office:value="0.0000147365396339083" calcext:value-type="float">
            <text:p>1.47365396339083E-05</text:p>
          </table:table-cell>
          <table:table-cell office:value-type="float" office:value="-0.000021072327303473" calcext:value-type="float">
            <text:p>-2.1072327303473E-05</text:p>
          </table:table-cell>
          <table:table-cell office:value-type="float" office:value="-0.000010666902508838" calcext:value-type="float">
            <text:p>-1.0666902508838E-05</text:p>
          </table:table-cell>
          <table:table-cell office:value-type="float" office:value="0.0000184468811398886" calcext:value-type="float">
            <text:p>1.84468811398886E-05</text:p>
          </table:table-cell>
          <table:table-cell office:value-type="float" office:value="-0.00000292351145270153" calcext:value-type="float">
            <text:p>-2.92351145270153E-06</text:p>
          </table:table-cell>
          <table:table-cell office:value-type="float" office:value="0.00000823905707852957" calcext:value-type="float">
            <text:p>8.23905707852957E-06</text:p>
          </table:table-cell>
          <table:table-cell office:value-type="float" office:value="-0.0000148835949158044" calcext:value-type="float">
            <text:p>-1.48835949158044E-05</text:p>
          </table:table-cell>
          <table:table-cell office:value-type="float" office:value="0.00000634672676913528" calcext:value-type="float">
            <text:p>6.34672676913528E-06</text:p>
          </table:table-cell>
          <table:table-cell office:value-type="float" office:value="-0.000012241601709484" calcext:value-type="float">
            <text:p>-1.2241601709484E-05</text:p>
          </table:table-cell>
          <table:table-cell office:value-type="float" office:value="0.0000123599611757119" calcext:value-type="float">
            <text:p>1.23599611757119E-05</text:p>
          </table:table-cell>
          <table:table-cell office:value-type="float" office:value="0.00000630012148383763" calcext:value-type="float">
            <text:p>6.30012148383763E-06</text:p>
          </table:table-cell>
          <table:table-cell office:value-type="float" office:value="-0.000000808592121426255" calcext:value-type="float">
            <text:p>-8.08592121426255E-07</text:p>
          </table:table-cell>
          <table:table-cell office:value-type="float" office:value="-0.0000172838186893176" calcext:value-type="float">
            <text:p>-1.72838186893176E-05</text:p>
          </table:table-cell>
          <table:table-cell office:value-type="float" office:value="0.0000116434555193501" calcext:value-type="float">
            <text:p>1.16434555193501E-05</text:p>
          </table:table-cell>
          <table:table-cell office:value-type="float" office:value="0.000000791365308450143" calcext:value-type="float">
            <text:p>7.91365308450143E-07</text:p>
          </table:table-cell>
          <table:table-cell office:value-type="float" office:value="0.000000819959231290746" calcext:value-type="float">
            <text:p>8.19959231290746E-07</text:p>
          </table:table-cell>
          <table:table-cell office:value-type="float" office:value="-0.0000351760363782594" calcext:value-type="float">
            <text:p>-3.51760363782594E-05</text:p>
          </table:table-cell>
          <table:table-cell office:value-type="float" office:value="0.0000327167303653675" calcext:value-type="float">
            <text:p>3.27167303653675E-05</text:p>
          </table:table-cell>
          <table:table-cell office:value-type="float" office:value="-0.00000985492435562341" calcext:value-type="float">
            <text:p>-9.85492435562341E-06</text:p>
          </table:table-cell>
          <table:table-cell office:value-type="float" office:value="0.0000206991565072645" calcext:value-type="float">
            <text:p>2.06991565072645E-05</text:p>
          </table:table-cell>
          <table:table-cell office:value-type="float" office:value="-0.0000327635332814657" calcext:value-type="float">
            <text:p>-3.27635332814657E-05</text:p>
          </table:table-cell>
          <table:table-cell office:value-type="float" office:value="0.0000231324086116813" calcext:value-type="float">
            <text:p>2.31324086116813E-05</text:p>
          </table:table-cell>
          <table:table-cell office:value-type="float" office:value="0.00000488890499139583" calcext:value-type="float">
            <text:p>4.88890499139583E-06</text:p>
          </table:table-cell>
          <table:table-cell office:value-type="float" office:value="-0.0000123802927174954" calcext:value-type="float">
            <text:p>-1.23802927174954E-05</text:p>
          </table:table-cell>
          <table:table-cell office:value-type="float" office:value="-0.0000166140956880945" calcext:value-type="float">
            <text:p>-1.66140956880945E-05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37704779133036" calcext:value-type="float">
            <text:p>0.437704779133036</text:p>
          </table:table-cell>
          <table:table-cell table:formula="of:=[.B9]*9.8" office:value-type="float" office:value="4.28950683550376" calcext:value-type="float">
            <text:p>4.28950683550376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244087236154047" calcext:value-type="float">
            <text:p>2.44087236154047E-07</text:p>
          </table:table-cell>
          <table:table-cell table:formula="of:=0.5*[.D12]*(([.D5]-[.C5])/([.D1]-[.C1]))^2" office:value-type="float" office:value="0.00000629033758896067" calcext:value-type="float">
            <text:p>6.29033758896067E-06</text:p>
          </table:table-cell>
          <table:table-cell table:formula="of:=0.5*[.E12]*(([.E5]-[.D5])/([.E1]-[.D1]))^2" office:value-type="float" office:value="0.0000577893269308188" calcext:value-type="float">
            <text:p>5.77893269308188E-05</text:p>
          </table:table-cell>
          <table:table-cell table:formula="of:=0.5*[.F12]*(([.F5]-[.E5])/([.F1]-[.E1]))^2" office:value-type="float" office:value="0.00000676420465347277" calcext:value-type="float">
            <text:p>6.76420465347277E-06</text:p>
          </table:table-cell>
          <table:table-cell table:formula="of:=0.5*[.G12]*(([.G5]-[.F5])/([.G1]-[.F1]))^2" office:value-type="float" office:value="0.00000122154423278605" calcext:value-type="float">
            <text:p>1.22154423278605E-06</text:p>
          </table:table-cell>
          <table:table-cell table:formula="of:=0.5*[.H12]*(([.H5]-[.G5])/([.H1]-[.G1]))^2" office:value-type="float" office:value="0.00000485009836888197" calcext:value-type="float">
            <text:p>4.85009836888197E-06</text:p>
          </table:table-cell>
          <table:table-cell table:formula="of:=0.5*[.I12]*(([.I5]-[.H5])/([.I1]-[.H1]))^2" office:value-type="float" office:value="0.0000638347598940136" calcext:value-type="float">
            <text:p>6.38347598940136E-05</text:p>
          </table:table-cell>
          <table:table-cell table:formula="of:=0.5*[.J12]*(([.J5]-[.I5])/([.J1]-[.I1]))^2" office:value-type="float" office:value="0.000000293633557082649" calcext:value-type="float">
            <text:p>2.93633557082649E-07</text:p>
          </table:table-cell>
          <table:table-cell table:formula="of:=0.5*[.K12]*(([.K5]-[.J5])/([.K1]-[.J1]))^2" office:value-type="float" office:value="0.00000675797769343657" calcext:value-type="float">
            <text:p>6.75797769343657E-06</text:p>
          </table:table-cell>
          <table:table-cell table:formula="of:=0.5*[.L12]*(([.L5]-[.K5])/([.L1]-[.K1]))^2" office:value-type="float" office:value="0.00000218101450865627" calcext:value-type="float">
            <text:p>2.18101450865627E-06</text:p>
          </table:table-cell>
          <table:table-cell table:formula="of:=0.5*[.M12]*(([.M5]-[.L5])/([.M1]-[.L1]))^2" office:value-type="float" office:value="0.0000029009516414153" calcext:value-type="float">
            <text:p>2.9009516414153E-06</text:p>
          </table:table-cell>
          <table:table-cell table:formula="of:=0.5*[.N12]*(([.N5]-[.M5])/([.N1]-[.M1]))^2" office:value-type="float" office:value="0.0000000843831044409401" calcext:value-type="float">
            <text:p>8.43831044409401E-08</text:p>
          </table:table-cell>
          <table:table-cell table:formula="of:=0.5*[.O12]*(([.O5]-[.N5])/([.O1]-[.N1]))^2" office:value-type="float" office:value="0.00000480993096885052" calcext:value-type="float">
            <text:p>4.80993096885052E-06</text:p>
          </table:table-cell>
          <table:table-cell table:formula="of:=0.5*[.P12]*(([.P5]-[.O5])/([.P1]-[.O1]))^2" office:value-type="float" office:value="0.0000406589674585796" calcext:value-type="float">
            <text:p>4.06589674585796E-05</text:p>
          </table:table-cell>
          <table:table-cell table:formula="of:=0.5*[.Q12]*(([.Q5]-[.P5])/([.Q1]-[.P1]))^2" office:value-type="float" office:value="0.00000678610178915319" calcext:value-type="float">
            <text:p>6.78610178915319E-06</text:p>
          </table:table-cell>
          <table:table-cell table:formula="of:=0.5*[.R12]*(([.R5]-[.Q5])/([.R1]-[.Q1]))^2" office:value-type="float" office:value="0.0000000183168129645677" calcext:value-type="float">
            <text:p>1.83168129645677E-08</text:p>
          </table:table-cell>
          <table:table-cell table:formula="of:=0.5*[.S12]*(([.S5]-[.R5])/([.S1]-[.R1]))^2" office:value-type="float" office:value="0.00000453721779898235" calcext:value-type="float">
            <text:p>4.53721779898235E-06</text:p>
          </table:table-cell>
          <table:table-cell table:formula="of:=0.5*[.T12]*(([.T5]-[.S5])/([.T1]-[.S1]))^2" office:value-type="float" office:value="0.0000096235033821738" calcext:value-type="float">
            <text:p>9.6235033821738E-06</text:p>
          </table:table-cell>
          <table:table-cell table:formula="of:=0.5*[.U12]*(([.U5]-[.T5])/([.U1]-[.T1]))^2" office:value-type="float" office:value="0.00000111831457255807" calcext:value-type="float">
            <text:p>1.11831457255807E-06</text:p>
          </table:table-cell>
          <table:table-cell table:formula="of:=0.5*[.V12]*(([.V5]-[.U5])/([.V1]-[.U1]))^2" office:value-type="float" office:value="0.00000209675610472483" calcext:value-type="float">
            <text:p>2.09675610472483E-06</text:p>
          </table:table-cell>
          <table:table-cell table:formula="of:=0.5*[.W12]*(([.W5]-[.V5])/([.W1]-[.V1]))^2" office:value-type="float" office:value="0.00000693134372239243" calcext:value-type="float">
            <text:p>6.93134372239243E-06</text:p>
          </table:table-cell>
          <table:table-cell table:formula="of:=0.5*[.X12]*(([.X5]-[.W5])/([.X1]-[.W1]))^2" office:value-type="float" office:value="0.00000415709822411155" calcext:value-type="float">
            <text:p>4.15709822411155E-06</text:p>
          </table:table-cell>
          <table:table-cell table:formula="of:=0.5*[.Y12]*(([.Y5]-[.X5])/([.Y1]-[.X1]))^2" office:value-type="float" office:value="0.0000418820875115521" calcext:value-type="float">
            <text:p>4.18820875115521E-05</text:p>
          </table:table-cell>
          <table:table-cell table:formula="of:=0.5*[.Z12]*(([.Z5]-[.Y5])/([.Z1]-[.Y1]))^2" office:value-type="float" office:value="0.00000129266367952643" calcext:value-type="float">
            <text:p>1.29266367952643E-06</text:p>
          </table:table-cell>
          <table:table-cell table:formula="of:=0.5*[.AA12]*(([.AA5]-[.Z5])/([.AA1]-[.Z1]))^2" office:value-type="float" office:value="0.000000056967193365529" calcext:value-type="float">
            <text:p>5.6967193365529E-08</text:p>
          </table:table-cell>
          <table:table-cell table:formula="of:=0.5*[.AB12]*(([.AB5]-[.AA5])/([.AB1]-[.AA1]))^2" office:value-type="float" office:value="0.00000108939758314564" calcext:value-type="float">
            <text:p>1.08939758314564E-06</text:p>
          </table:table-cell>
          <table:table-cell table:formula="of:=0.5*[.AC12]*(([.AC5]-[.AB5])/([.AC1]-[.AB1]))^2" office:value-type="float" office:value="0.00000134352590326073" calcext:value-type="float">
            <text:p>1.34352590326073E-06</text:p>
          </table:table-cell>
          <table:table-cell table:formula="of:=0.5*[.AD12]*(([.AD5]-[.AC5])/([.AD1]-[.AC1]))^2" office:value-type="float" office:value="0.0000125237273026887" calcext:value-type="float">
            <text:p>1.25237273026887E-05</text:p>
          </table:table-cell>
          <table:table-cell table:formula="of:=0.5*[.AE12]*(([.AE5]-[.AD5])/([.AE1]-[.AD1]))^2" office:value-type="float" office:value="0.0000160258550543432" calcext:value-type="float">
            <text:p>1.60258550543432E-05</text:p>
          </table:table-cell>
          <table:table-cell table:formula="of:=0.5*[.AF12]*(([.AF5]-[.AE5])/([.AF1]-[.AE1]))^2" office:value-type="float" office:value="0.000000758948083533135" calcext:value-type="float">
            <text:p>7.58948083533135E-07</text:p>
          </table:table-cell>
          <table:table-cell table:formula="of:=0.5*[.AG12]*(([.AG5]-[.AF5])/([.AG1]-[.AF1]))^2" office:value-type="float" office:value="0.00000956014639954727" calcext:value-type="float">
            <text:p>9.56014639954727E-06</text:p>
          </table:table-cell>
          <table:table-cell table:formula="of:=0.5*[.AH12]*(([.AH5]-[.AG5])/([.AH1]-[.AG1]))^2" office:value-type="float" office:value="0.0000000239158125644728" calcext:value-type="float">
            <text:p>2.39158125644728E-08</text:p>
          </table:table-cell>
          <table:table-cell table:formula="of:=0.5*[.AI12]*(([.AI5]-[.AH5])/([.AI1]-[.AH1]))^2" office:value-type="float" office:value="0.000016931202115635" calcext:value-type="float">
            <text:p>1.6931202115635E-05</text:p>
          </table:table-cell>
          <table:table-cell table:formula="of:=0.5*[.AJ12]*(([.AJ5]-[.AI5])/([.AJ1]-[.AI1]))^2" office:value-type="float" office:value="0.00000396820818322113" calcext:value-type="float">
            <text:p>3.96820818322113E-06</text:p>
          </table:table-cell>
          <table:table-cell table:formula="of:=0.5*[.AK12]*(([.AK5]-[.AJ5])/([.AK1]-[.AJ1]))^2" office:value-type="float" office:value="0.0000160760387537929" calcext:value-type="float">
            <text:p>1.60760387537929E-05</text:p>
          </table:table-cell>
          <table:table-cell table:formula="of:=0.5*[.AL12]*(([.AL5]-[.AK5])/([.AL1]-[.AK1]))^2" office:value-type="float" office:value="0.0000672736990400308" calcext:value-type="float">
            <text:p>6.72736990400308E-05</text:p>
          </table:table-cell>
          <table:table-cell table:formula="of:=0.5*[.AM12]*(([.AM5]-[.AL5])/([.AM1]-[.AL1]))^2" office:value-type="float" office:value="0.0000322565428468373" calcext:value-type="float">
            <text:p>3.22565428468373E-05</text:p>
          </table:table-cell>
          <table:table-cell table:formula="of:=0.5*[.AN12]*(([.AN5]-[.AM5])/([.AN1]-[.AM1]))^2" office:value-type="float" office:value="0.00000873242856395506" calcext:value-type="float">
            <text:p>8.73242856395506E-06</text:p>
          </table:table-cell>
          <table:table-cell table:formula="of:=0.5*[.AO12]*(([.AO5]-[.AN5])/([.AO1]-[.AN1]))^2" office:value-type="float" office:value="0.00000410099982271019" calcext:value-type="float">
            <text:p>4.10099982271019E-06</text:p>
          </table:table-cell>
          <table:table-cell table:formula="of:=0.5*[.AP12]*(([.AP5]-[.AO5])/([.AP1]-[.AO1]))^2" office:value-type="float" office:value="0.0000175962434130824" calcext:value-type="float">
            <text:p>1.75962434130824E-05</text:p>
          </table:table-cell>
          <table:table-cell table:formula="of:=0.5*[.AQ12]*(([.AQ5]-[.AP5])/([.AQ1]-[.AP1]))^2" office:value-type="float" office:value="0.00000238884026583389" calcext:value-type="float">
            <text:p>2.38884026583389E-06</text:p>
          </table:table-cell>
          <table:table-cell table:formula="of:=0.5*[.AR12]*(([.AR5]-[.AQ5])/([.AR1]-[.AQ1]))^2" office:value-type="float" office:value="0.0000000226776716990913" calcext:value-type="float">
            <text:p>2.26776716990913E-08</text:p>
          </table:table-cell>
          <table:table-cell table:formula="of:=0.5*[.AS12]*(([.AS5]-[.AR5])/([.AS1]-[.AR1]))^2" office:value-type="float" office:value="0.000000559046879412023" calcext:value-type="float">
            <text:p>5.59046879412023E-07</text:p>
          </table:table-cell>
          <table:table-cell table:formula="of:=0.5*[.AT12]*(([.AT5]-[.AS5])/([.AT1]-[.AS1]))^2" office:value-type="float" office:value="0.000000814350246863869" calcext:value-type="float">
            <text:p>8.14350246863869E-07</text:p>
          </table:table-cell>
          <table:table-cell table:formula="of:=0.5*[.AU12]*(([.AU5]-[.AT5])/([.AU1]-[.AT1]))^2" office:value-type="float" office:value="0.0000356906334032611" calcext:value-type="float">
            <text:p>3.56906334032611E-05</text:p>
          </table:table-cell>
          <table:table-cell table:formula="of:=0.5*[.AV12]*(([.AV5]-[.AU5])/([.AV1]-[.AU1]))^2" office:value-type="float" office:value="0.0000612599038067" calcext:value-type="float">
            <text:p>6.12599038067E-05</text:p>
          </table:table-cell>
          <table:table-cell table:formula="of:=0.5*[.AW12]*(([.AW5]-[.AV5])/([.AW1]-[.AV1]))^2" office:value-type="float" office:value="0.00000605971650582134" calcext:value-type="float">
            <text:p>6.05971650582134E-06</text:p>
          </table:table-cell>
          <table:table-cell table:formula="of:=0.5*[.AX12]*(([.AX5]-[.AW5])/([.AX1]-[.AW1]))^2" office:value-type="float" office:value="0.00000298153042170516" calcext:value-type="float">
            <text:p>2.98153042170516E-06</text:p>
          </table:table-cell>
          <table:table-cell table:formula="of:=0.5*[.AY12]*(([.AY5]-[.AX5])/([.AY1]-[.AX1]))^2" office:value-type="float" office:value="0.000018562006294841" calcext:value-type="float">
            <text:p>1.8562006294841E-05</text:p>
          </table:table-cell>
          <table:table-cell table:formula="of:=0.5*[.AZ12]*(([.AZ5]-[.AY5])/([.AZ1]-[.AY1]))^2" office:value-type="float" office:value="0.000011675479714241" calcext:value-type="float">
            <text:p>1.1675479714241E-05</text:p>
          </table:table-cell>
          <table:table-cell table:formula="of:=0.5*[.BA12]*(([.BA5]-[.AZ5])/([.BA1]-[.AZ1]))^2" office:value-type="float" office:value="0.0000000523249675686853" calcext:value-type="float">
            <text:p>5.23249675686853E-08</text:p>
          </table:table-cell>
          <table:table-cell table:formula="of:=0.5*[.BB12]*(([.BB5]-[.BA5])/([.BB1]-[.BA1]))^2" office:value-type="float" office:value="0.00000172804666116" calcext:value-type="float">
            <text:p>1.72804666116E-06</text:p>
          </table:table-cell>
          <table:table-cell table:formula="of:=0.5*[.BC12]*(([.BC5]-[.BB5])/([.BC1]-[.BB1]))^2" office:value-type="float" office:value="0.000000235224622076064" calcext:value-type="float">
            <text:p>2.35224622076064E-07</text:p>
          </table:table-cell>
          <table:table-cell table:formula="of:=0.5*[.BD12]*(([.BD5]-[.BC5])/([.BD1]-[.BC1]))^2" office:value-type="float" office:value="0.00000119927663483399" calcext:value-type="float">
            <text:p>1.19927663483399E-06</text:p>
          </table:table-cell>
          <table:table-cell table:formula="of:=0.5*[.BE12]*(([.BE5]-[.BD5])/([.BE1]-[.BD1]))^2" office:value-type="float" office:value="0.000014455357086105" calcext:value-type="float">
            <text:p>1.4455357086105E-05</text:p>
          </table:table-cell>
          <table:table-cell table:formula="of:=0.5*[.BF12]*(([.BF5]-[.BE5])/([.BF1]-[.BE1]))^2" office:value-type="float" office:value="0.00000149152019348549" calcext:value-type="float">
            <text:p>1.49152019348549E-06</text:p>
          </table:table-cell>
          <table:table-cell table:formula="of:=0.5*[.BG12]*(([.BG5]-[.BF5])/([.BG1]-[.BF1]))^2" office:value-type="float" office:value="0.00000642136626683794" calcext:value-type="float">
            <text:p>6.42136626683794E-06</text:p>
          </table:table-cell>
          <table:table-cell table:formula="of:=0.5*[.BH12]*(([.BH5]-[.BG5])/([.BH1]-[.BG1]))^2" office:value-type="float" office:value="0.00000377588213804743" calcext:value-type="float">
            <text:p>3.77588213804743E-06</text:p>
          </table:table-cell>
          <table:table-cell table:formula="of:=0.5*[.BI12]*(([.BI5]-[.BH5])/([.BI1]-[.BH1]))^2" office:value-type="float" office:value="0.00000104792453379938" calcext:value-type="float">
            <text:p>1.04792453379938E-06</text:p>
          </table:table-cell>
          <table:table-cell table:formula="of:=0.5*[.BJ12]*(([.BJ5]-[.BI5])/([.BJ1]-[.BI1]))^2" office:value-type="float" office:value="0.00000349015791098479" calcext:value-type="float">
            <text:p>3.49015791098479E-06</text:p>
          </table:table-cell>
          <table:table-cell table:formula="of:=0.5*[.BK12]*(([.BK5]-[.BJ5])/([.BK1]-[.BJ1]))^2" office:value-type="float" office:value="0.00000043681216384328" calcext:value-type="float">
            <text:p>4.3681216384328E-07</text:p>
          </table:table-cell>
          <table:table-cell table:formula="of:=0.5*[.BL12]*(([.BL5]-[.BK5])/([.BL1]-[.BK1]))^2" office:value-type="float" office:value="0.00000690135353445734" calcext:value-type="float">
            <text:p>6.90135353445734E-06</text:p>
          </table:table-cell>
          <table:table-cell table:formula="of:=0.5*[.BM12]*(([.BM5]-[.BL5])/([.BM1]-[.BL1]))^2" office:value-type="float" office:value="0.000000902021967125249" calcext:value-type="float">
            <text:p>9.02021967125249E-07</text:p>
          </table:table-cell>
          <table:table-cell table:formula="of:=0.5*[.BN12]*(([.BN5]-[.BM5])/([.BN1]-[.BM1]))^2" office:value-type="float" office:value="0.000000840730795851977" calcext:value-type="float">
            <text:p>8.40730795851977E-07</text:p>
          </table:table-cell>
          <table:table-cell table:formula="of:=0.5*[.BO12]*(([.BO5]-[.BN5])/([.BO1]-[.BN1]))^2" office:value-type="float" office:value="0.00000367925113797343" calcext:value-type="float">
            <text:p>3.67925113797343E-06</text:p>
          </table:table-cell>
          <table:table-cell table:formula="of:=0.5*[.BP12]*(([.BP5]-[.BO5])/([.BP1]-[.BO1]))^2" office:value-type="float" office:value="0.00000184176101181628" calcext:value-type="float">
            <text:p>1.84176101181628E-06</text:p>
          </table:table-cell>
          <table:table-cell table:formula="of:=0.5*[.BQ12]*(([.BQ5]-[.BP5])/([.BQ1]-[.BP1]))^2" office:value-type="float" office:value="0.00000962887354922251" calcext:value-type="float">
            <text:p>9.62887354922251E-06</text:p>
          </table:table-cell>
          <table:table-cell table:formula="of:=0.5*[.BR12]*(([.BR5]-[.BQ5])/([.BR1]-[.BQ1]))^2" office:value-type="float" office:value="0.00000629665651619543" calcext:value-type="float">
            <text:p>6.29665651619543E-06</text:p>
          </table:table-cell>
          <table:table-cell table:formula="of:=0.5*[.BS12]*(([.BS5]-[.BR5])/([.BS1]-[.BR1]))^2" office:value-type="float" office:value="0.00000531410871080468" calcext:value-type="float">
            <text:p>5.31410871080468E-06</text:p>
          </table:table-cell>
          <table:table-cell table:formula="of:=0.5*[.BT12]*(([.BT5]-[.BS5])/([.BT1]-[.BS1]))^2" office:value-type="float" office:value="0.00000171610180439208" calcext:value-type="float">
            <text:p>1.71610180439208E-06</text:p>
          </table:table-cell>
          <table:table-cell table:formula="of:=0.5*[.BU12]*(([.BU5]-[.BT5])/([.BU1]-[.BT1]))^2" office:value-type="float" office:value="0.00000211744762970752" calcext:value-type="float">
            <text:p>2.11744762970752E-06</text:p>
          </table:table-cell>
          <table:table-cell table:formula="of:=0.5*[.BV12]*(([.BV5]-[.BU5])/([.BV1]-[.BU1]))^2" office:value-type="float" office:value="0.00000380267933314575" calcext:value-type="float">
            <text:p>3.80267933314575E-06</text:p>
          </table:table-cell>
          <table:table-cell table:formula="of:=0.5*[.BW12]*(([.BW5]-[.BV5])/([.BW1]-[.BV1]))^2" office:value-type="float" office:value="0.00000138299791765679" calcext:value-type="float">
            <text:p>1.38299791765679E-06</text:p>
          </table:table-cell>
          <table:table-cell table:formula="of:=0.5*[.BX12]*(([.BX5]-[.BW5])/([.BX1]-[.BW1]))^2" office:value-type="float" office:value="0.00000171307255612491" calcext:value-type="float">
            <text:p>1.71307255612491E-06</text:p>
          </table:table-cell>
          <table:table-cell table:formula="of:=0.5*[.BY12]*(([.BY5]-[.BX5])/([.BY1]-[.BX1]))^2" office:value-type="float" office:value="0.0000000402880616966775" calcext:value-type="float">
            <text:p>4.02880616966775E-08</text:p>
          </table:table-cell>
          <table:table-cell table:formula="of:=0.5*[.BZ12]*(([.BZ5]-[.BY5])/([.BZ1]-[.BY1]))^2" office:value-type="float" office:value="0.00000454657417204058" calcext:value-type="float">
            <text:p>4.54657417204058E-06</text:p>
          </table:table-cell>
          <table:table-cell table:formula="of:=0.5*[.CA12]*(([.CA5]-[.BZ5])/([.CA1]-[.BZ1]))^2" office:value-type="float" office:value="0.00000133196069903579" calcext:value-type="float">
            <text:p>1.33196069903579E-06</text:p>
          </table:table-cell>
          <table:table-cell table:formula="of:=0.5*[.CB12]*(([.CB5]-[.CA5])/([.CB1]-[.CA1]))^2" office:value-type="float" office:value="0.00000801022556493674" calcext:value-type="float">
            <text:p>8.01022556493674E-06</text:p>
          </table:table-cell>
          <table:table-cell table:formula="of:=0.5*[.CC12]*(([.CC5]-[.CB5])/([.CC1]-[.CB1]))^2" office:value-type="float" office:value="0.0000012695608470134" calcext:value-type="float">
            <text:p>1.2695608470134E-06</text:p>
          </table:table-cell>
          <table:table-cell table:formula="of:=0.5*[.CD12]*(([.CD5]-[.CC5])/([.CD1]-[.CC1]))^2" office:value-type="float" office:value="0.00000606450578480881" calcext:value-type="float">
            <text:p>6.06450578480881E-06</text:p>
          </table:table-cell>
          <table:table-cell table:formula="of:=0.5*[.CE12]*(([.CE5]-[.CD5])/([.CE1]-[.CD1]))^2" office:value-type="float" office:value="0.000000505585177647671" calcext:value-type="float">
            <text:p>5.05585177647671E-07</text:p>
          </table:table-cell>
          <table:table-cell table:formula="of:=0.5*[.CF12]*(([.CF5]-[.CE5])/([.CF1]-[.CE1]))^2" office:value-type="float" office:value="0.0000140727955661766" calcext:value-type="float">
            <text:p>1.40727955661766E-05</text:p>
          </table:table-cell>
          <table:table-cell table:formula="of:=0.5*[.CG12]*(([.CG5]-[.CF5])/([.CG1]-[.CF1]))^2" office:value-type="float" office:value="0.0000452910395206428" calcext:value-type="float">
            <text:p>4.52910395206428E-05</text:p>
          </table:table-cell>
          <table:table-cell table:formula="of:=0.5*[.CH12]*(([.CH5]-[.CG5])/([.CH1]-[.CG1]))^2" office:value-type="float" office:value="0.000183163810275862" calcext:value-type="float">
            <text:p>0.000183163810276</text:p>
          </table:table-cell>
          <table:table-cell table:formula="of:=0.5*[.CI12]*(([.CI5]-[.CH5])/([.CI1]-[.CH1]))^2" office:value-type="float" office:value="0.00000905548363928983" calcext:value-type="float">
            <text:p>9.05548363928983E-06</text:p>
          </table:table-cell>
          <table:table-cell table:formula="of:=0.5*[.CJ12]*(([.CJ5]-[.CI5])/([.CJ1]-[.CI1]))^2" office:value-type="float" office:value="0.0000153107490645402" calcext:value-type="float">
            <text:p>1.53107490645402E-05</text:p>
          </table:table-cell>
          <table:table-cell table:formula="of:=0.5*[.CK12]*(([.CK5]-[.CJ5])/([.CK1]-[.CJ1]))^2" office:value-type="float" office:value="0.00000547540021621955" calcext:value-type="float">
            <text:p>5.47540021621955E-06</text:p>
          </table:table-cell>
          <table:table-cell table:formula="of:=0.5*[.CL12]*(([.CL5]-[.CK5])/([.CL1]-[.CK1]))^2" office:value-type="float" office:value="0.00241289240941669" calcext:value-type="float">
            <text:p>0.002412892409417</text:p>
          </table:table-cell>
          <table:table-cell table:formula="of:=0.5*[.CM12]*(([.CM5]-[.CL5])/([.CM1]-[.CL1]))^2" office:value-type="float" office:value="0.00738570337235766" calcext:value-type="float">
            <text:p>0.007385703372358</text:p>
          </table:table-cell>
          <table:table-cell table:formula="of:=0.5*[.CN12]*(([.CN5]-[.CM5])/([.CN1]-[.CM1]))^2" office:value-type="float" office:value="0.0009056381421142" calcext:value-type="float">
            <text:p>0.000905638142114</text:p>
          </table:table-cell>
          <table:table-cell table:formula="of:=0.5*[.CO12]*(([.CO5]-[.CN5])/([.CO1]-[.CN1]))^2" office:value-type="float" office:value="0.00226368710724589" calcext:value-type="float">
            <text:p>0.002263687107246</text:p>
          </table:table-cell>
          <table:table-cell table:formula="of:=0.5*[.CP12]*(([.CP5]-[.CO5])/([.CP1]-[.CO1]))^2" office:value-type="float" office:value="0.000622943486150805" calcext:value-type="float">
            <text:p>0.000622943486151</text:p>
          </table:table-cell>
          <table:table-cell table:formula="of:=0.5*[.CQ12]*(([.CQ5]-[.CP5])/([.CQ1]-[.CP1]))^2" office:value-type="float" office:value="0.0193413478202335" calcext:value-type="float">
            <text:p>0.019341347820234</text:p>
          </table:table-cell>
          <table:table-cell table:formula="of:=0.5*[.CR12]*(([.CR5]-[.CQ5])/([.CR1]-[.CQ1]))^2" office:value-type="float" office:value="0.00752018645864338" calcext:value-type="float">
            <text:p>0.007520186458643</text:p>
          </table:table-cell>
          <table:table-cell table:formula="of:=0.5*[.CS12]*(([.CS5]-[.CR5])/([.CS1]-[.CR1]))^2" office:value-type="float" office:value="0.0192948722955998" calcext:value-type="float">
            <text:p>0.0192948722956</text:p>
          </table:table-cell>
          <table:table-cell table:formula="of:=0.5*[.CT12]*(([.CT5]-[.CS5])/([.CT1]-[.CS1]))^2" office:value-type="float" office:value="0.000558290982710068" calcext:value-type="float">
            <text:p>0.00055829098271</text:p>
          </table:table-cell>
          <table:table-cell table:formula="of:=0.5*[.CU12]*(([.CU5]-[.CT5])/([.CU1]-[.CT1]))^2" office:value-type="float" office:value="0.0016339357434004" calcext:value-type="float">
            <text:p>0.0016339357434</text:p>
          </table:table-cell>
          <table:table-cell table:formula="of:=0.5*[.CV12]*(([.CV5]-[.CU5])/([.CV1]-[.CU1]))^2" office:value-type="float" office:value="0.0175173578080359" calcext:value-type="float">
            <text:p>0.017517357808036</text:p>
          </table:table-cell>
          <table:table-cell table:formula="of:=0.5*[.CW12]*(([.CW5]-[.CV5])/([.CW1]-[.CV1]))^2" office:value-type="float" office:value="0.00212703614782672" calcext:value-type="float">
            <text:p>0.002127036147827</text:p>
          </table:table-cell>
          <table:table-cell table:formula="of:=0.5*[.CX12]*(([.CX5]-[.CW5])/([.CX1]-[.CW1]))^2" office:value-type="float" office:value="0.00297789869577533" calcext:value-type="float">
            <text:p>0.002977898695775</text:p>
          </table:table-cell>
          <table:table-cell table:formula="of:=0.5*[.CY12]*(([.CY5]-[.CX5])/([.CY1]-[.CX1]))^2" office:value-type="float" office:value="0.00807584179050167" calcext:value-type="float">
            <text:p>0.008075841790502</text:p>
          </table:table-cell>
          <table:table-cell table:formula="of:=0.5*[.CZ12]*(([.CZ5]-[.CY5])/([.CZ1]-[.CY1]))^2" office:value-type="float" office:value="0.00146450908178743" calcext:value-type="float">
            <text:p>0.001464509081787</text:p>
          </table:table-cell>
          <table:table-cell table:formula="of:=0.5*[.DA12]*(([.DA5]-[.CZ5])/([.DA1]-[.CZ1]))^2" office:value-type="float" office:value="0.000787242449273077" calcext:value-type="float">
            <text:p>0.000787242449273</text:p>
          </table:table-cell>
          <table:table-cell table:formula="of:=0.5*[.DB12]*(([.DB5]-[.DA5])/([.DB1]-[.DA1]))^2" office:value-type="float" office:value="0.00491695514652803" calcext:value-type="float">
            <text:p>0.004916955146528</text:p>
          </table:table-cell>
          <table:table-cell table:formula="of:=0.5*[.DC12]*(([.DC5]-[.DB5])/([.DC1]-[.DB1]))^2" office:value-type="float" office:value="0.00587279772871806" calcext:value-type="float">
            <text:p>0.005872797728718</text:p>
          </table:table-cell>
          <table:table-cell table:formula="of:=0.5*[.DD12]*(([.DD5]-[.DC5])/([.DD1]-[.DC1]))^2" office:value-type="float" office:value="0.00787421027770176" calcext:value-type="float">
            <text:p>0.007874210277702</text:p>
          </table:table-cell>
          <table:table-cell table:formula="of:=0.5*[.DE12]*(([.DE5]-[.DD5])/([.DE1]-[.DD1]))^2" office:value-type="float" office:value="0.00170496924124902" calcext:value-type="float">
            <text:p>0.001704969241249</text:p>
          </table:table-cell>
          <table:table-cell table:formula="of:=0.5*[.DF12]*(([.DF5]-[.DE5])/([.DF1]-[.DE1]))^2" office:value-type="float" office:value="0.00294029908310916" calcext:value-type="float">
            <text:p>0.002940299083109</text:p>
          </table:table-cell>
          <table:table-cell table:formula="of:=0.5*[.DG12]*(([.DG5]-[.DF5])/([.DG1]-[.DF1]))^2" office:value-type="float" office:value="0.00352603050636516" calcext:value-type="float">
            <text:p>0.003526030506365</text:p>
          </table:table-cell>
          <table:table-cell table:formula="of:=0.5*[.DH12]*(([.DH5]-[.DG5])/([.DH1]-[.DG1]))^2" office:value-type="float" office:value="0.0067761263950864" calcext:value-type="float">
            <text:p>0.006776126395086</text:p>
          </table:table-cell>
          <table:table-cell table:formula="of:=0.5*[.DI12]*(([.DI5]-[.DH5])/([.DI1]-[.DH1]))^2" office:value-type="float" office:value="0.000255374285632474" calcext:value-type="float">
            <text:p>0.000255374285632</text:p>
          </table:table-cell>
          <table:table-cell table:formula="of:=0.5*[.DJ12]*(([.DJ5]-[.DI5])/([.DJ1]-[.DI1]))^2" office:value-type="float" office:value="0.00179516374416754" calcext:value-type="float">
            <text:p>0.001795163744168</text:p>
          </table:table-cell>
          <table:table-cell table:formula="of:=0.5*[.DK12]*(([.DK5]-[.DJ5])/([.DK1]-[.DJ1]))^2" office:value-type="float" office:value="0.0000315224509209084" calcext:value-type="float">
            <text:p>3.15224509209084E-05</text:p>
          </table:table-cell>
          <table:table-cell table:formula="of:=0.5*[.DL12]*(([.DL5]-[.DK5])/([.DL1]-[.DK1]))^2" office:value-type="float" office:value="0.000374389234597582" calcext:value-type="float">
            <text:p>0.000374389234598</text:p>
          </table:table-cell>
          <table:table-cell table:formula="of:=0.5*[.DM12]*(([.DM5]-[.DL5])/([.DM1]-[.DL1]))^2" office:value-type="float" office:value="0.00978050598976905" calcext:value-type="float">
            <text:p>0.009780505989769</text:p>
          </table:table-cell>
          <table:table-cell table:formula="of:=0.5*[.DN12]*(([.DN5]-[.DM5])/([.DN1]-[.DM1]))^2" office:value-type="float" office:value="0.0000257333281657238" calcext:value-type="float">
            <text:p>2.57333281657238E-05</text:p>
          </table:table-cell>
          <table:table-cell table:formula="of:=0.5*[.DO12]*(([.DO5]-[.DN5])/([.DO1]-[.DN1]))^2" office:value-type="float" office:value="0.000925885412499092" calcext:value-type="float">
            <text:p>0.000925885412499</text:p>
          </table:table-cell>
          <table:table-cell table:formula="of:=0.5*[.DP12]*(([.DP5]-[.DO5])/([.DP1]-[.DO1]))^2" office:value-type="float" office:value="0.00449705472727394" calcext:value-type="float">
            <text:p>0.004497054727274</text:p>
          </table:table-cell>
          <table:table-cell table:formula="of:=0.5*[.DQ12]*(([.DQ5]-[.DP5])/([.DQ1]-[.DP1]))^2" office:value-type="float" office:value="0.00104164964677747" calcext:value-type="float">
            <text:p>0.001041649646777</text:p>
          </table:table-cell>
          <table:table-cell table:formula="of:=0.5*[.DR12]*(([.DR5]-[.DQ5])/([.DR1]-[.DQ1]))^2" office:value-type="float" office:value="0.0153529678957238" calcext:value-type="float">
            <text:p>0.015352967895724</text:p>
          </table:table-cell>
          <table:table-cell table:formula="of:=0.5*[.DS12]*(([.DS5]-[.DR5])/([.DS1]-[.DR1]))^2" office:value-type="float" office:value="0.00166759094251717" calcext:value-type="float">
            <text:p>0.001667590942517</text:p>
          </table:table-cell>
          <table:table-cell table:formula="of:=0.5*[.DT12]*(([.DT5]-[.DS5])/([.DT1]-[.DS1]))^2" office:value-type="float" office:value="0.00139917867238515" calcext:value-type="float">
            <text:p>0.001399178672385</text:p>
          </table:table-cell>
          <table:table-cell table:formula="of:=0.5*[.DU12]*(([.DU5]-[.DT5])/([.DU1]-[.DT1]))^2" office:value-type="float" office:value="0.000240266399604323" calcext:value-type="float">
            <text:p>0.000240266399604</text:p>
          </table:table-cell>
          <table:table-cell table:formula="of:=0.5*[.DV12]*(([.DV5]-[.DU5])/([.DV1]-[.DU1]))^2" office:value-type="float" office:value="0.0229793931071717" calcext:value-type="float">
            <text:p>0.022979393107172</text:p>
          </table:table-cell>
          <table:table-cell table:formula="of:=0.5*[.DW12]*(([.DW5]-[.DV5])/([.DW1]-[.DV1]))^2" office:value-type="float" office:value="0.000310409545422682" calcext:value-type="float">
            <text:p>0.000310409545423</text:p>
          </table:table-cell>
          <table:table-cell table:formula="of:=0.5*[.DX12]*(([.DX5]-[.DW5])/([.DX1]-[.DW1]))^2" office:value-type="float" office:value="0.00336183747380953" calcext:value-type="float">
            <text:p>0.00336183747381</text:p>
          </table:table-cell>
          <table:table-cell table:formula="of:=0.5*[.DY12]*(([.DY5]-[.DX5])/([.DY1]-[.DX1]))^2" office:value-type="float" office:value="0.00179438293200452" calcext:value-type="float">
            <text:p>0.001794382932005</text:p>
          </table:table-cell>
          <table:table-cell table:formula="of:=0.5*[.DZ12]*(([.DZ5]-[.DY5])/([.DZ1]-[.DY1]))^2" office:value-type="float" office:value="0.000532569599806573" calcext:value-type="float">
            <text:p>0.000532569599807</text:p>
          </table:table-cell>
          <table:table-cell table:formula="of:=0.5*[.EA12]*(([.EA5]-[.DZ5])/([.EA1]-[.DZ1]))^2" office:value-type="float" office:value="0.000394102001789987" calcext:value-type="float">
            <text:p>0.00039410200179</text:p>
          </table:table-cell>
          <table:table-cell table:formula="of:=0.5*[.EB12]*(([.EB5]-[.EA5])/([.EB1]-[.EA1]))^2" office:value-type="float" office:value="0.000980526986491941" calcext:value-type="float">
            <text:p>0.000980526986492</text:p>
          </table:table-cell>
          <table:table-cell table:formula="of:=0.5*[.EC12]*(([.EC5]-[.EB5])/([.EC1]-[.EB1]))^2" office:value-type="float" office:value="0.0137641727357555" calcext:value-type="float">
            <text:p>0.013764172735756</text:p>
          </table:table-cell>
          <table:table-cell table:formula="of:=0.5*[.ED12]*(([.ED5]-[.EC5])/([.ED1]-[.EC1]))^2" office:value-type="float" office:value="0.00141657307099285" calcext:value-type="float">
            <text:p>0.001416573070993</text:p>
          </table:table-cell>
          <table:table-cell table:formula="of:=0.5*[.EE12]*(([.EE5]-[.ED5])/([.EE1]-[.ED1]))^2" office:value-type="float" office:value="0.000167936523165534" calcext:value-type="float">
            <text:p>0.000167936523166</text:p>
          </table:table-cell>
          <table:table-cell table:formula="of:=0.5*[.EF12]*(([.EF5]-[.EE5])/([.EF1]-[.EE1]))^2" office:value-type="float" office:value="0.00371079640036413" calcext:value-type="float">
            <text:p>0.003710796400364</text:p>
          </table:table-cell>
          <table:table-cell table:formula="of:=0.5*[.EG12]*(([.EG5]-[.EF5])/([.EG1]-[.EF1]))^2" office:value-type="float" office:value="0.00611048669281596" calcext:value-type="float">
            <text:p>0.006110486692816</text:p>
          </table:table-cell>
          <table:table-cell table:formula="of:=0.5*[.EH12]*(([.EH5]-[.EG5])/([.EH1]-[.EG1]))^2" office:value-type="float" office:value="0.000285379124501414" calcext:value-type="float">
            <text:p>0.000285379124501</text:p>
          </table:table-cell>
          <table:table-cell table:formula="of:=0.5*[.EI12]*(([.EI5]-[.EH5])/([.EI1]-[.EH1]))^2" office:value-type="float" office:value="0.0000178322175692996" calcext:value-type="float">
            <text:p>1.78322175692996E-05</text:p>
          </table:table-cell>
          <table:table-cell table:formula="of:=0.5*[.EJ12]*(([.EJ5]-[.EI5])/([.EJ1]-[.EI1]))^2" office:value-type="float" office:value="0.00131368004474708" calcext:value-type="float">
            <text:p>0.001313680044747</text:p>
          </table:table-cell>
          <table:table-cell table:formula="of:=0.5*[.EK12]*(([.EK5]-[.EJ5])/([.EK1]-[.EJ1]))^2" office:value-type="float" office:value="0.0000481474869099955" calcext:value-type="float">
            <text:p>4.81474869099955E-05</text:p>
          </table:table-cell>
          <table:table-cell table:formula="of:=0.5*[.EL12]*(([.EL5]-[.EK5])/([.EL1]-[.EK1]))^2" office:value-type="float" office:value="0.00312536204638706" calcext:value-type="float">
            <text:p>0.003125362046387</text:p>
          </table:table-cell>
          <table:table-cell table:formula="of:=0.5*[.EM12]*(([.EM5]-[.EL5])/([.EM1]-[.EL1]))^2" office:value-type="float" office:value="0.0361365608004756" calcext:value-type="float">
            <text:p>0.036136560800476</text:p>
          </table:table-cell>
          <table:table-cell table:formula="of:=0.5*[.EN12]*(([.EN5]-[.EM5])/([.EN1]-[.EM1]))^2" office:value-type="float" office:value="0.0123759266537316" calcext:value-type="float">
            <text:p>0.012375926653732</text:p>
          </table:table-cell>
          <table:table-cell table:formula="of:=0.5*[.EO12]*(([.EO5]-[.EN5])/([.EO1]-[.EN1]))^2" office:value-type="float" office:value="0.00102651370178614" calcext:value-type="float">
            <text:p>0.001026513701786</text:p>
          </table:table-cell>
          <table:table-cell table:formula="of:=0.5*[.EP12]*(([.EP5]-[.EO5])/([.EP1]-[.EO1]))^2" office:value-type="float" office:value="0.00324193328910921" calcext:value-type="float">
            <text:p>0.003241933289109</text:p>
          </table:table-cell>
          <table:table-cell table:formula="of:=0.5*[.EQ12]*(([.EQ5]-[.EP5])/([.EQ1]-[.EP1]))^2" office:value-type="float" office:value="0.00163818293480621" calcext:value-type="float">
            <text:p>0.001638182934806</text:p>
          </table:table-cell>
          <table:table-cell table:formula="of:=0.5*[.ER12]*(([.ER5]-[.EQ5])/([.ER1]-[.EQ1]))^2" office:value-type="float" office:value="0.00573626972043513" calcext:value-type="float">
            <text:p>0.005736269720435</text:p>
          </table:table-cell>
          <table:table-cell table:formula="of:=0.5*[.ES12]*(([.ES5]-[.ER5])/([.ES1]-[.ER1]))^2" office:value-type="float" office:value="0.00975431050364917" calcext:value-type="float">
            <text:p>0.009754310503649</text:p>
          </table:table-cell>
          <table:table-cell table:formula="of:=0.5*[.ET12]*(([.ET5]-[.ES5])/([.ET1]-[.ES1]))^2" office:value-type="float" office:value="0.0485777507818192" calcext:value-type="float">
            <text:p>0.048577750781819</text:p>
          </table:table-cell>
          <table:table-cell table:formula="of:=0.5*[.EU12]*(([.EU5]-[.ET5])/([.EU1]-[.ET1]))^2" office:value-type="float" office:value="0.0357103473925365" calcext:value-type="float">
            <text:p>0.035710347392537</text:p>
          </table:table-cell>
          <table:table-cell table:formula="of:=0.5*[.EV12]*(([.EV5]-[.EU5])/([.EV1]-[.EU1]))^2" office:value-type="float" office:value="0.0271133293405771" calcext:value-type="float">
            <text:p>0.027113329340577</text:p>
          </table:table-cell>
          <table:table-cell table:formula="of:=0.5*[.EW12]*(([.EW5]-[.EV5])/([.EW1]-[.EV1]))^2" office:value-type="float" office:value="0.0276535998096042" calcext:value-type="float">
            <text:p>0.027653599809604</text:p>
          </table:table-cell>
          <table:table-cell table:formula="of:=0.5*[.EX12]*(([.EX5]-[.EW5])/([.EX1]-[.EW1]))^2" office:value-type="float" office:value="0.0124426907023189" calcext:value-type="float">
            <text:p>0.012442690702319</text:p>
          </table:table-cell>
          <table:table-cell table:formula="of:=0.5*[.EY12]*(([.EY5]-[.EX5])/([.EY1]-[.EX1]))^2" office:value-type="float" office:value="0.000448546318921806" calcext:value-type="float">
            <text:p>0.000448546318922</text:p>
          </table:table-cell>
          <table:table-cell table:formula="of:=0.5*[.EZ12]*(([.EZ5]-[.EY5])/([.EZ1]-[.EY1]))^2" office:value-type="float" office:value="0.0326175506438498" calcext:value-type="float">
            <text:p>0.03261755064385</text:p>
          </table:table-cell>
          <table:table-cell table:formula="of:=0.5*[.FA12]*(([.FA5]-[.EZ5])/([.FA1]-[.EZ1]))^2" office:value-type="float" office:value="0.00162334594766909" calcext:value-type="float">
            <text:p>0.001623345947669</text:p>
          </table:table-cell>
          <table:table-cell table:formula="of:=0.5*[.FB12]*(([.FB5]-[.FA5])/([.FB1]-[.FA1]))^2" office:value-type="float" office:value="0.00187910611640592" calcext:value-type="float">
            <text:p>0.001879106116406</text:p>
          </table:table-cell>
          <table:table-cell table:formula="of:=0.5*[.FC12]*(([.FC5]-[.FB5])/([.FC1]-[.FB1]))^2" office:value-type="float" office:value="0.000143295736142219" calcext:value-type="float">
            <text:p>0.000143295736142</text:p>
          </table:table-cell>
          <table:table-cell table:formula="of:=0.5*[.FD12]*(([.FD5]-[.FC5])/([.FD1]-[.FC1]))^2" office:value-type="float" office:value="0.0231936057415431" calcext:value-type="float">
            <text:p>0.023193605741543</text:p>
          </table:table-cell>
          <table:table-cell table:formula="of:=0.5*[.FE12]*(([.FE5]-[.FD5])/([.FE1]-[.FD1]))^2" office:value-type="float" office:value="0.0285517882543268" calcext:value-type="float">
            <text:p>0.028551788254327</text:p>
          </table:table-cell>
          <table:table-cell table:formula="of:=0.5*[.FF12]*(([.FF5]-[.FE5])/([.FF1]-[.FE1]))^2" office:value-type="float" office:value="0.0641064564495911" calcext:value-type="float">
            <text:p>0.064106456449591</text:p>
          </table:table-cell>
          <table:table-cell table:formula="of:=0.5*[.FG12]*(([.FG5]-[.FF5])/([.FG1]-[.FF1]))^2" office:value-type="float" office:value="0.0110860595489126" calcext:value-type="float">
            <text:p>0.011086059548913</text:p>
          </table:table-cell>
          <table:table-cell table:formula="of:=0.5*[.FH12]*(([.FH5]-[.FG5])/([.FH1]-[.FG1]))^2" office:value-type="float" office:value="0.019590293959363" calcext:value-type="float">
            <text:p>0.019590293959363</text:p>
          </table:table-cell>
          <table:table-cell table:formula="of:=0.5*[.FI12]*(([.FI5]-[.FH5])/([.FI1]-[.FH1]))^2" office:value-type="float" office:value="0.0198059793549871" calcext:value-type="float">
            <text:p>0.019805979354987</text:p>
          </table:table-cell>
          <table:table-cell table:formula="of:=0.5*[.FJ12]*(([.FJ5]-[.FI5])/([.FJ1]-[.FI1]))^2" office:value-type="float" office:value="0.0102421839755165" calcext:value-type="float">
            <text:p>0.010242183975517</text:p>
          </table:table-cell>
          <table:table-cell table:formula="of:=0.5*[.FK12]*(([.FK5]-[.FJ5])/([.FK1]-[.FJ1]))^2" office:value-type="float" office:value="0.0129497931839596" calcext:value-type="float">
            <text:p>0.01294979318396</text:p>
          </table:table-cell>
          <table:table-cell table:formula="of:=0.5*[.FL12]*(([.FL5]-[.FK5])/([.FL1]-[.FK1]))^2" office:value-type="float" office:value="0.0151067133961982" calcext:value-type="float">
            <text:p>0.015106713396198</text:p>
          </table:table-cell>
          <table:table-cell table:formula="of:=0.5*[.FM12]*(([.FM5]-[.FL5])/([.FM1]-[.FL1]))^2" office:value-type="float" office:value="0.0520393234566325" calcext:value-type="float">
            <text:p>0.052039323456633</text:p>
          </table:table-cell>
          <table:table-cell table:formula="of:=0.5*[.FN12]*(([.FN5]-[.FM5])/([.FN1]-[.FM1]))^2" office:value-type="float" office:value="0.0148692677323197" calcext:value-type="float">
            <text:p>0.01486926773232</text:p>
          </table:table-cell>
          <table:table-cell table:formula="of:=0.5*[.FO12]*(([.FO5]-[.FN5])/([.FO1]-[.FN1]))^2" office:value-type="float" office:value="0.0000281775050712518" calcext:value-type="float">
            <text:p>2.81775050712518E-05</text:p>
          </table:table-cell>
          <table:table-cell table:formula="of:=0.5*[.FP12]*(([.FP5]-[.FO5])/([.FP1]-[.FO1]))^2" office:value-type="float" office:value="0.0105524017745979" calcext:value-type="float">
            <text:p>0.010552401774598</text:p>
          </table:table-cell>
          <table:table-cell table:formula="of:=0.5*[.FQ12]*(([.FQ5]-[.FP5])/([.FQ1]-[.FP1]))^2" office:value-type="float" office:value="0.000854564169437715" calcext:value-type="float">
            <text:p>0.000854564169438</text:p>
          </table:table-cell>
          <table:table-cell table:formula="of:=0.5*[.FR12]*(([.FR5]-[.FQ5])/([.FR1]-[.FQ1]))^2" office:value-type="float" office:value="0.00244702604332918" calcext:value-type="float">
            <text:p>0.002447026043329</text:p>
          </table:table-cell>
          <table:table-cell table:formula="of:=0.5*[.FS12]*(([.FS5]-[.FR5])/([.FS1]-[.FR1]))^2" office:value-type="float" office:value="0.00129658653465941" calcext:value-type="float">
            <text:p>0.001296586534659</text:p>
          </table:table-cell>
          <table:table-cell table:formula="of:=0.5*[.FT12]*(([.FT5]-[.FS5])/([.FT1]-[.FS1]))^2" office:value-type="float" office:value="0.0015054163525664" calcext:value-type="float">
            <text:p>0.001505416352566</text:p>
          </table:table-cell>
          <table:table-cell table:formula="of:=0.5*[.FU12]*(([.FU5]-[.FT5])/([.FU1]-[.FT1]))^2" office:value-type="float" office:value="0.00000128793448917265" calcext:value-type="float">
            <text:p>1.28793448917265E-06</text:p>
          </table:table-cell>
          <table:table-cell table:formula="of:=0.5*[.FV12]*(([.FV5]-[.FU5])/([.FV1]-[.FU1]))^2" office:value-type="float" office:value="0.00418221325613948" calcext:value-type="float">
            <text:p>0.004182213256139</text:p>
          </table:table-cell>
          <table:table-cell table:formula="of:=0.5*[.FW12]*(([.FW5]-[.FV5])/([.FW1]-[.FV1]))^2" office:value-type="float" office:value="0.0526362987094985" calcext:value-type="float">
            <text:p>0.052636298709499</text:p>
          </table:table-cell>
          <table:table-cell table:formula="of:=0.5*[.FX12]*(([.FX5]-[.FW5])/([.FX1]-[.FW1]))^2" office:value-type="float" office:value="0.000160181497234214" calcext:value-type="float">
            <text:p>0.000160181497234</text:p>
          </table:table-cell>
          <table:table-cell table:formula="of:=0.5*[.FY12]*(([.FY5]-[.FX5])/([.FY1]-[.FX1]))^2" office:value-type="float" office:value="0.0000302540396323713" calcext:value-type="float">
            <text:p>3.02540396323713E-05</text:p>
          </table:table-cell>
          <table:table-cell table:formula="of:=0.5*[.FZ12]*(([.FZ5]-[.FY5])/([.FZ1]-[.FY1]))^2" office:value-type="float" office:value="0.00489419352786589" calcext:value-type="float">
            <text:p>0.004894193527866</text:p>
          </table:table-cell>
          <table:table-cell table:formula="of:=0.5*[.GA12]*(([.GA5]-[.FZ5])/([.GA1]-[.FZ1]))^2" office:value-type="float" office:value="0.00472217765682193" calcext:value-type="float">
            <text:p>0.004722177656822</text:p>
          </table:table-cell>
          <table:table-cell table:formula="of:=0.5*[.GB12]*(([.GB5]-[.GA5])/([.GB1]-[.GA1]))^2" office:value-type="float" office:value="0.0000209633209654354" calcext:value-type="float">
            <text:p>2.09633209654354E-05</text:p>
          </table:table-cell>
          <table:table-cell table:formula="of:=0.5*[.GC12]*(([.GC5]-[.GB5])/([.GC1]-[.GB1]))^2" office:value-type="float" office:value="0.00214552615005687" calcext:value-type="float">
            <text:p>0.002145526150057</text:p>
          </table:table-cell>
          <table:table-cell table:formula="of:=0.5*[.GD12]*(([.GD5]-[.GC5])/([.GD1]-[.GC1]))^2" office:value-type="float" office:value="0.0184468285019579" calcext:value-type="float">
            <text:p>0.018446828501958</text:p>
          </table:table-cell>
          <table:table-cell table:formula="of:=0.5*[.GE12]*(([.GE5]-[.GD5])/([.GE1]-[.GD1]))^2" office:value-type="float" office:value="0.000808087511424903" calcext:value-type="float">
            <text:p>0.000808087511425</text:p>
          </table:table-cell>
          <table:table-cell table:formula="of:=0.5*[.GF12]*(([.GF5]-[.GE5])/([.GF1]-[.GE1]))^2" office:value-type="float" office:value="0.000297797063934091" calcext:value-type="float">
            <text:p>0.000297797063934</text:p>
          </table:table-cell>
          <table:table-cell table:formula="of:=0.5*[.GG12]*(([.GG5]-[.GF5])/([.GG1]-[.GF1]))^2" office:value-type="float" office:value="0.00639660021718295" calcext:value-type="float">
            <text:p>0.006396600217183</text:p>
          </table:table-cell>
          <table:table-cell table:formula="of:=0.5*[.GH12]*(([.GH5]-[.GG5])/([.GH1]-[.GG1]))^2" office:value-type="float" office:value="0.0411920243999499" calcext:value-type="float">
            <text:p>0.04119202439995</text:p>
          </table:table-cell>
          <table:table-cell table:formula="of:=0.5*[.GI12]*(([.GI5]-[.GH5])/([.GI1]-[.GH1]))^2" office:value-type="float" office:value="0.000612938514848347" calcext:value-type="float">
            <text:p>0.000612938514848</text:p>
          </table:table-cell>
          <table:table-cell table:formula="of:=0.5*[.GJ12]*(([.GJ5]-[.GI5])/([.GJ1]-[.GI1]))^2" office:value-type="float" office:value="0.000881777311443126" calcext:value-type="float">
            <text:p>0.000881777311443</text:p>
          </table:table-cell>
          <table:table-cell table:formula="of:=0.5*[.GK12]*(([.GK5]-[.GJ5])/([.GK1]-[.GJ1]))^2" office:value-type="float" office:value="0.00274941480218321" calcext:value-type="float">
            <text:p>0.002749414802183</text:p>
          </table:table-cell>
          <table:table-cell table:formula="of:=0.5*[.GL12]*(([.GL5]-[.GK5])/([.GL1]-[.GK1]))^2" office:value-type="float" office:value="0.000117877817116441" calcext:value-type="float">
            <text:p>0.000117877817116</text:p>
          </table:table-cell>
          <table:table-cell table:formula="of:=0.5*[.GM12]*(([.GM5]-[.GL5])/([.GM1]-[.GL1]))^2" office:value-type="float" office:value="0.0067397674102746" calcext:value-type="float">
            <text:p>0.006739767410275</text:p>
          </table:table-cell>
          <table:table-cell table:formula="of:=0.5*[.GN12]*(([.GN5]-[.GM5])/([.GN1]-[.GM1]))^2" office:value-type="float" office:value="0.0379328476976895" calcext:value-type="float">
            <text:p>0.03793284769769</text:p>
          </table:table-cell>
          <table:table-cell table:formula="of:=0.5*[.GO12]*(([.GO5]-[.GN5])/([.GO1]-[.GN1]))^2" office:value-type="float" office:value="0.00731310502223186" calcext:value-type="float">
            <text:p>0.007313105022232</text:p>
          </table:table-cell>
          <table:table-cell table:formula="of:=0.5*[.GP12]*(([.GP5]-[.GO5])/([.GP1]-[.GO1]))^2" office:value-type="float" office:value="0.00549236554945715" calcext:value-type="float">
            <text:p>0.005492365549457</text:p>
          </table:table-cell>
          <table:table-cell table:formula="of:=0.5*[.GQ12]*(([.GQ5]-[.GP5])/([.GQ1]-[.GP1]))^2" office:value-type="float" office:value="0.000337304294618374" calcext:value-type="float">
            <text:p>0.000337304294618</text:p>
          </table:table-cell>
          <table:table-cell table:formula="of:=0.5*[.GR12]*(([.GR5]-[.GQ5])/([.GR1]-[.GQ1]))^2" office:value-type="float" office:value="0.000144978298828367" calcext:value-type="float">
            <text:p>0.000144978298828</text:p>
          </table:table-cell>
          <table:table-cell table:formula="of:=0.5*[.GS12]*(([.GS5]-[.GR5])/([.GS1]-[.GR1]))^2" office:value-type="float" office:value="0.0481107670114135" calcext:value-type="float">
            <text:p>0.048110767011414</text:p>
          </table:table-cell>
          <table:table-cell table:formula="of:=0.5*[.GT12]*(([.GT5]-[.GS5])/([.GT1]-[.GS1]))^2" office:value-type="float" office:value="0.0195163898350797" calcext:value-type="float">
            <text:p>0.01951638983508</text:p>
          </table:table-cell>
          <table:table-cell table:formula="of:=0.5*[.GU12]*(([.GU5]-[.GT5])/([.GU1]-[.GT1]))^2" office:value-type="float" office:value="0.0012945673535003" calcext:value-type="float">
            <text:p>0.0012945673535</text:p>
          </table:table-cell>
          <table:table-cell table:formula="of:=0.5*[.GV12]*(([.GV5]-[.GU5])/([.GV1]-[.GU1]))^2" office:value-type="float" office:value="0.00608836553769678" calcext:value-type="float">
            <text:p>0.006088365537697</text:p>
          </table:table-cell>
          <table:table-cell table:formula="of:=0.5*[.GW12]*(([.GW5]-[.GV5])/([.GW1]-[.GV1]))^2" office:value-type="float" office:value="0.000515609534569824" calcext:value-type="float">
            <text:p>0.00051560953457</text:p>
          </table:table-cell>
          <table:table-cell table:formula="of:=0.5*[.GX12]*(([.GX5]-[.GW5])/([.GX1]-[.GW1]))^2" office:value-type="float" office:value="0.0291614418120835" calcext:value-type="float">
            <text:p>0.029161441812084</text:p>
          </table:table-cell>
          <table:table-cell table:formula="of:=0.5*[.GY12]*(([.GY5]-[.GX5])/([.GY1]-[.GX1]))^2" office:value-type="float" office:value="0.0108638868100024" calcext:value-type="float">
            <text:p>0.010863886810002</text:p>
          </table:table-cell>
          <table:table-cell table:formula="of:=0.5*[.GZ12]*(([.GZ5]-[.GY5])/([.GZ1]-[.GY1]))^2" office:value-type="float" office:value="0.00136199402282099" calcext:value-type="float">
            <text:p>0.001361994022821</text:p>
          </table:table-cell>
          <table:table-cell table:formula="of:=0.5*[.HA12]*(([.HA5]-[.GZ5])/([.HA1]-[.GZ1]))^2" office:value-type="float" office:value="0.0259716084326529" calcext:value-type="float">
            <text:p>0.025971608432653</text:p>
          </table:table-cell>
          <table:table-cell table:formula="of:=0.5*[.HB12]*(([.HB5]-[.HA5])/([.HB1]-[.HA1]))^2" office:value-type="float" office:value="0.00384201516594373" calcext:value-type="float">
            <text:p>0.003842015165944</text:p>
          </table:table-cell>
          <table:table-cell table:formula="of:=0.5*[.HC12]*(([.HC5]-[.HB5])/([.HC1]-[.HB1]))^2" office:value-type="float" office:value="0.00650146831666524" calcext:value-type="float">
            <text:p>0.006501468316665</text:p>
          </table:table-cell>
          <table:table-cell table:formula="of:=0.5*[.HD12]*(([.HD5]-[.HC5])/([.HD1]-[.HC1]))^2" office:value-type="float" office:value="0.0029523821713025" calcext:value-type="float">
            <text:p>0.002952382171303</text:p>
          </table:table-cell>
          <table:table-cell table:formula="of:=0.5*[.HE12]*(([.HE5]-[.HD5])/([.HE1]-[.HD1]))^2" office:value-type="float" office:value="0.000572137307254891" calcext:value-type="float">
            <text:p>0.000572137307255</text:p>
          </table:table-cell>
          <table:table-cell table:formula="of:=0.5*[.HF12]*(([.HF5]-[.HE5])/([.HF1]-[.HE1]))^2" office:value-type="float" office:value="0.0136191057861793" calcext:value-type="float">
            <text:p>0.013619105786179</text:p>
          </table:table-cell>
          <table:table-cell table:formula="of:=0.5*[.HG12]*(([.HG5]-[.HF5])/([.HG1]-[.HF1]))^2" office:value-type="float" office:value="0.028344959646932" calcext:value-type="float">
            <text:p>0.028344959646932</text:p>
          </table:table-cell>
          <table:table-cell table:formula="of:=0.5*[.HH12]*(([.HH5]-[.HG5])/([.HH1]-[.HG1]))^2" office:value-type="float" office:value="0.0237591272967447" calcext:value-type="float">
            <text:p>0.023759127296745</text:p>
          </table:table-cell>
          <table:table-cell table:formula="of:=0.5*[.HI12]*(([.HI5]-[.HH5])/([.HI1]-[.HH1]))^2" office:value-type="float" office:value="0.012188708328128" calcext:value-type="float">
            <text:p>0.012188708328128</text:p>
          </table:table-cell>
          <table:table-cell table:formula="of:=0.5*[.HJ12]*(([.HJ5]-[.HI5])/([.HJ1]-[.HI1]))^2" office:value-type="float" office:value="0.00000488410104481236" calcext:value-type="float">
            <text:p>4.88410104481236E-06</text:p>
          </table:table-cell>
          <table:table-cell table:formula="of:=0.5*[.HK12]*(([.HK5]-[.HJ5])/([.HK1]-[.HJ1]))^2" office:value-type="float" office:value="0.0000792542274626737" calcext:value-type="float">
            <text:p>7.92542274626737E-05</text:p>
          </table:table-cell>
          <table:table-cell table:formula="of:=0.5*[.HL12]*(([.HL5]-[.HK5])/([.HL1]-[.HK1]))^2" office:value-type="float" office:value="0.0000191263254352071" calcext:value-type="float">
            <text:p>1.91263254352071E-05</text:p>
          </table:table-cell>
          <table:table-cell table:formula="of:=0.5*[.HM12]*(([.HM5]-[.HL5])/([.HM1]-[.HL1]))^2" office:value-type="float" office:value="0.0328109452345655" calcext:value-type="float">
            <text:p>0.032810945234566</text:p>
          </table:table-cell>
          <table:table-cell table:formula="of:=0.5*[.HN12]*(([.HN5]-[.HM5])/([.HN1]-[.HM1]))^2" office:value-type="float" office:value="0.0404066509840135" calcext:value-type="float">
            <text:p>0.040406650984014</text:p>
          </table:table-cell>
          <table:table-cell table:formula="of:=0.5*[.HO12]*(([.HO5]-[.HN5])/([.HO1]-[.HN1]))^2" office:value-type="float" office:value="0.0108719826711333" calcext:value-type="float">
            <text:p>0.010871982671133</text:p>
          </table:table-cell>
          <table:table-cell table:formula="of:=0.5*[.HP12]*(([.HP5]-[.HO5])/([.HP1]-[.HO1]))^2" office:value-type="float" office:value="0.0075937189431998" calcext:value-type="float">
            <text:p>0.0075937189432</text:p>
          </table:table-cell>
          <table:table-cell table:formula="of:=0.5*[.HQ12]*(([.HQ5]-[.HP5])/([.HQ1]-[.HP1]))^2" office:value-type="float" office:value="0.000934351097434217" calcext:value-type="float">
            <text:p>0.000934351097434</text:p>
          </table:table-cell>
          <table:table-cell table:formula="of:=0.5*[.HR12]*(([.HR5]-[.HQ5])/([.HR1]-[.HQ1]))^2" office:value-type="float" office:value="0.0100221435520994" calcext:value-type="float">
            <text:p>0.010022143552099</text:p>
          </table:table-cell>
          <table:table-cell table:formula="of:=0.5*[.HS12]*(([.HS5]-[.HR5])/([.HS1]-[.HR1]))^2" office:value-type="float" office:value="0.00377547706572624" calcext:value-type="float">
            <text:p>0.003775477065726</text:p>
          </table:table-cell>
          <table:table-cell table:formula="of:=0.5*[.HT12]*(([.HT5]-[.HS5])/([.HT1]-[.HS1]))^2" office:value-type="float" office:value="0.0196144187312757" calcext:value-type="float">
            <text:p>0.019614418731276</text:p>
          </table:table-cell>
          <table:table-cell table:formula="of:=0.5*[.HU12]*(([.HU5]-[.HT5])/([.HU1]-[.HT1]))^2" office:value-type="float" office:value="0.00197809916299787" calcext:value-type="float">
            <text:p>0.001978099162998</text:p>
          </table:table-cell>
          <table:table-cell table:formula="of:=0.5*[.HV12]*(([.HV5]-[.HU5])/([.HV1]-[.HU1]))^2" office:value-type="float" office:value="0.0000267319443320315" calcext:value-type="float">
            <text:p>2.67319443320315E-05</text:p>
          </table:table-cell>
          <table:table-cell table:formula="of:=0.5*[.HW12]*(([.HW5]-[.HV5])/([.HW1]-[.HV1]))^2" office:value-type="float" office:value="0.023756816056757" calcext:value-type="float">
            <text:p>0.023756816056757</text:p>
          </table:table-cell>
          <table:table-cell table:formula="of:=0.5*[.HX12]*(([.HX5]-[.HW5])/([.HX1]-[.HW1]))^2" office:value-type="float" office:value="0.081336637308243" calcext:value-type="float">
            <text:p>0.081336637308243</text:p>
          </table:table-cell>
          <table:table-cell table:formula="of:=0.5*[.HY12]*(([.HY5]-[.HX5])/([.HY1]-[.HX1]))^2" office:value-type="float" office:value="0.00373553531540823" calcext:value-type="float">
            <text:p>0.003735535315408</text:p>
          </table:table-cell>
          <table:table-cell table:formula="of:=0.5*[.HZ12]*(([.HZ5]-[.HY5])/([.HZ1]-[.HY1]))^2" office:value-type="float" office:value="0.00824656446906981" calcext:value-type="float">
            <text:p>0.00824656446907</text:p>
          </table:table-cell>
          <table:table-cell table:formula="of:=0.5*[.IA12]*(([.IA5]-[.HZ5])/([.IA1]-[.HZ1]))^2" office:value-type="float" office:value="0.00271849621573815" calcext:value-type="float">
            <text:p>0.002718496215738</text:p>
          </table:table-cell>
          <table:table-cell table:formula="of:=0.5*[.IB12]*(([.IB5]-[.IA5])/([.IB1]-[.IA1]))^2" office:value-type="float" office:value="0.000315052731760186" calcext:value-type="float">
            <text:p>0.00031505273176</text:p>
          </table:table-cell>
          <table:table-cell table:formula="of:=0.5*[.IC12]*(([.IC5]-[.IB5])/([.IC1]-[.IB1]))^2" office:value-type="float" office:value="0.000963689162827345" calcext:value-type="float">
            <text:p>0.000963689162827</text:p>
          </table:table-cell>
          <table:table-cell table:formula="of:=0.5*[.ID12]*(([.ID5]-[.IC5])/([.ID1]-[.IC1]))^2" office:value-type="float" office:value="0.0251407501425945" calcext:value-type="float">
            <text:p>0.025140750142595</text:p>
          </table:table-cell>
          <table:table-cell table:formula="of:=0.5*[.IE12]*(([.IE5]-[.ID5])/([.IE1]-[.ID1]))^2" office:value-type="float" office:value="0.0402307459490245" calcext:value-type="float">
            <text:p>0.040230745949025</text:p>
          </table:table-cell>
          <table:table-cell table:formula="of:=0.5*[.IF12]*(([.IF5]-[.IE5])/([.IF1]-[.IE1]))^2" office:value-type="float" office:value="0.00610709551870586" calcext:value-type="float">
            <text:p>0.006107095518706</text:p>
          </table:table-cell>
          <table:table-cell table:formula="of:=0.5*[.IG12]*(([.IG5]-[.IF5])/([.IG1]-[.IF1]))^2" office:value-type="float" office:value="0.00120460788078377" calcext:value-type="float">
            <text:p>0.001204607880784</text:p>
          </table:table-cell>
          <table:table-cell table:formula="of:=0.5*[.IH12]*(([.IH5]-[.IG5])/([.IH1]-[.IG1]))^2" office:value-type="float" office:value="0.000204408745631604" calcext:value-type="float">
            <text:p>0.000204408745632</text:p>
          </table:table-cell>
          <table:table-cell table:formula="of:=0.5*[.II12]*(([.II5]-[.IH5])/([.II1]-[.IH1]))^2" office:value-type="float" office:value="0.0361860000762322" calcext:value-type="float">
            <text:p>0.036186000076232</text:p>
          </table:table-cell>
          <table:table-cell table:formula="of:=0.5*[.IJ12]*(([.IJ5]-[.II5])/([.IJ1]-[.II1]))^2" office:value-type="float" office:value="0.00241549336090459" calcext:value-type="float">
            <text:p>0.002415493360905</text:p>
          </table:table-cell>
          <table:table-cell table:formula="of:=0.5*[.IK12]*(([.IK5]-[.IJ5])/([.IK1]-[.IJ1]))^2" office:value-type="float" office:value="0.000077946116142838" calcext:value-type="float">
            <text:p>7.7946116142838E-05</text:p>
          </table:table-cell>
          <table:table-cell table:formula="of:=0.5*[.IL12]*(([.IL5]-[.IK5])/([.IL1]-[.IK1]))^2" office:value-type="float" office:value="0.0024711408907734" calcext:value-type="float">
            <text:p>0.002471140890773</text:p>
          </table:table-cell>
          <table:table-cell table:formula="of:=0.5*[.IM12]*(([.IM5]-[.IL5])/([.IM1]-[.IL1]))^2" office:value-type="float" office:value="0.0179846520209578" calcext:value-type="float">
            <text:p>0.017984652020958</text:p>
          </table:table-cell>
          <table:table-cell table:formula="of:=0.5*[.IN12]*(([.IN5]-[.IM5])/([.IN1]-[.IM1]))^2" office:value-type="float" office:value="0.00800123638538889" calcext:value-type="float">
            <text:p>0.008001236385389</text:p>
          </table:table-cell>
          <table:table-cell table:formula="of:=0.5*[.IO12]*(([.IO5]-[.IN5])/([.IO1]-[.IN1]))^2" office:value-type="float" office:value="0.00147582748719149" calcext:value-type="float">
            <text:p>0.001475827487191</text:p>
          </table:table-cell>
          <table:table-cell table:formula="of:=0.5*[.IP12]*(([.IP5]-[.IO5])/([.IP1]-[.IO1]))^2" office:value-type="float" office:value="0.00525845296544027" calcext:value-type="float">
            <text:p>0.00525845296544</text:p>
          </table:table-cell>
          <table:table-cell table:formula="of:=0.5*[.IQ12]*(([.IQ5]-[.IP5])/([.IQ1]-[.IP1]))^2" office:value-type="float" office:value="0.000253687133716925" calcext:value-type="float">
            <text:p>0.000253687133717</text:p>
          </table:table-cell>
          <table:table-cell table:formula="of:=0.5*[.IR12]*(([.IR5]-[.IQ5])/([.IR1]-[.IQ1]))^2" office:value-type="float" office:value="0.0000104837220673766" calcext:value-type="float">
            <text:p>1.04837220673766E-05</text:p>
          </table:table-cell>
          <table:table-cell table:formula="of:=0.5*[.IS12]*(([.IS5]-[.IR5])/([.IS1]-[.IR1]))^2" office:value-type="float" office:value="0.00110657192668119" calcext:value-type="float">
            <text:p>0.001106571926681</text:p>
          </table:table-cell>
          <table:table-cell table:formula="of:=0.5*[.IT12]*(([.IT5]-[.IS5])/([.IT1]-[.IS1]))^2" office:value-type="float" office:value="0.00406264735731168" calcext:value-type="float">
            <text:p>0.004062647357312</text:p>
          </table:table-cell>
          <table:table-cell table:formula="of:=0.5*[.IU12]*(([.IU5]-[.IT5])/([.IU1]-[.IT1]))^2" office:value-type="float" office:value="0.0694489346767276" calcext:value-type="float">
            <text:p>0.069448934676728</text:p>
          </table:table-cell>
          <table:table-cell table:formula="of:=0.5*[.IV12]*(([.IV5]-[.IU5])/([.IV1]-[.IU1]))^2" office:value-type="float" office:value="0.00164757302815574" calcext:value-type="float">
            <text:p>0.001647573028156</text:p>
          </table:table-cell>
          <table:table-cell table:formula="of:=0.5*[.IW12]*(([.IW5]-[.IV5])/([.IW1]-[.IV1]))^2" office:value-type="float" office:value="0.00000778175708002356" calcext:value-type="float">
            <text:p>7.78175708002356E-06</text:p>
          </table:table-cell>
          <table:table-cell table:formula="of:=0.5*[.IX12]*(([.IX5]-[.IW5])/([.IX1]-[.IW1]))^2" office:value-type="float" office:value="0.00000331400301950173" calcext:value-type="float">
            <text:p>3.31400301950173E-06</text:p>
          </table:table-cell>
          <table:table-cell table:formula="of:=0.5*[.IY12]*(([.IY5]-[.IX5])/([.IY1]-[.IX1]))^2" office:value-type="float" office:value="0.0251627415793262" calcext:value-type="float">
            <text:p>0.025162741579326</text:p>
          </table:table-cell>
          <table:table-cell table:formula="of:=0.5*[.IZ12]*(([.IZ5]-[.IY5])/([.IZ1]-[.IY1]))^2" office:value-type="float" office:value="0.0168894169688246" calcext:value-type="float">
            <text:p>0.016889416968825</text:p>
          </table:table-cell>
          <table:table-cell table:formula="of:=0.5*[.JA12]*(([.JA5]-[.IZ5])/([.JA1]-[.IZ1]))^2" office:value-type="float" office:value="0.00300155584701001" calcext:value-type="float">
            <text:p>0.00300155584701</text:p>
          </table:table-cell>
          <table:table-cell table:formula="of:=0.5*[.JB12]*(([.JB5]-[.JA5])/([.JB1]-[.JA1]))^2" office:value-type="float" office:value="0.0145823607742551" calcext:value-type="float">
            <text:p>0.014582360774255</text:p>
          </table:table-cell>
          <table:table-cell table:formula="of:=0.5*[.JC12]*(([.JC5]-[.JB5])/([.JC1]-[.JB1]))^2" office:value-type="float" office:value="0.0000194347427850837" calcext:value-type="float">
            <text:p>1.94347427850837E-05</text:p>
          </table:table-cell>
          <table:table-cell table:formula="of:=0.5*[.JD12]*(([.JD5]-[.JC5])/([.JD1]-[.JC1]))^2" office:value-type="float" office:value="0.000327750062996742" calcext:value-type="float">
            <text:p>0.000327750062997</text:p>
          </table:table-cell>
          <table:table-cell table:formula="of:=0.5*[.JE12]*(([.JE5]-[.JD5])/([.JE1]-[.JD1]))^2" office:value-type="float" office:value="0.0242348255935361" calcext:value-type="float">
            <text:p>0.024234825593536</text:p>
          </table:table-cell>
          <table:table-cell table:formula="of:=0.5*[.JF12]*(([.JF5]-[.JE5])/([.JF1]-[.JE1]))^2" office:value-type="float" office:value="0.0840923493475962" calcext:value-type="float">
            <text:p>0.084092349347596</text:p>
          </table:table-cell>
          <table:table-cell table:formula="of:=0.5*[.JG12]*(([.JG5]-[.JF5])/([.JG1]-[.JF1]))^2" office:value-type="float" office:value="0.00457545960288896" calcext:value-type="float">
            <text:p>0.004575459602889</text:p>
          </table:table-cell>
          <table:table-cell table:formula="of:=0.5*[.JH12]*(([.JH5]-[.JG5])/([.JH1]-[.JG1]))^2" office:value-type="float" office:value="0.00365875383337465" calcext:value-type="float">
            <text:p>0.003658753833375</text:p>
          </table:table-cell>
          <table:table-cell table:formula="of:=0.5*[.JI12]*(([.JI5]-[.JH5])/([.JI1]-[.JH1]))^2" office:value-type="float" office:value="0.00033015410469859" calcext:value-type="float">
            <text:p>0.000330154104699</text:p>
          </table:table-cell>
          <table:table-cell table:formula="of:=0.5*[.JJ12]*(([.JJ5]-[.JI5])/([.JJ1]-[.JI1]))^2" office:value-type="float" office:value="0.000185311391898534" calcext:value-type="float">
            <text:p>0.000185311391899</text:p>
          </table:table-cell>
          <table:table-cell table:formula="of:=0.5*[.JK12]*(([.JK5]-[.JJ5])/([.JK1]-[.JJ1]))^2" office:value-type="float" office:value="0.0119553798710027" calcext:value-type="float">
            <text:p>0.011955379871003</text:p>
          </table:table-cell>
          <table:table-cell table:formula="of:=0.5*[.JL12]*(([.JL5]-[.JK5])/([.JL1]-[.JK1]))^2" office:value-type="float" office:value="0.0660328514728283" calcext:value-type="float">
            <text:p>0.066032851472828</text:p>
          </table:table-cell>
          <table:table-cell table:formula="of:=0.5*[.JM12]*(([.JM5]-[.JL5])/([.JM1]-[.JL1]))^2" office:value-type="float" office:value="0.0277824324970024" calcext:value-type="float">
            <text:p>0.027782432497002</text:p>
          </table:table-cell>
          <table:table-cell table:formula="of:=0.5*[.JN12]*(([.JN5]-[.JM5])/([.JN1]-[.JM1]))^2" office:value-type="float" office:value="0.00551535408343031" calcext:value-type="float">
            <text:p>0.00551535408343</text:p>
          </table:table-cell>
          <table:table-cell table:formula="of:=0.5*[.JO12]*(([.JO5]-[.JN5])/([.JO1]-[.JN1]))^2" office:value-type="float" office:value="0.000293054489829121" calcext:value-type="float">
            <text:p>0.000293054489829</text:p>
          </table:table-cell>
          <table:table-cell table:formula="of:=0.5*[.JP12]*(([.JP5]-[.JO5])/([.JP1]-[.JO1]))^2" office:value-type="float" office:value="0.00519882875839938" calcext:value-type="float">
            <text:p>0.005198828758399</text:p>
          </table:table-cell>
          <table:table-cell table:formula="of:=0.5*[.JQ12]*(([.JQ5]-[.JP5])/([.JQ1]-[.JP1]))^2" office:value-type="float" office:value="0.0786524850296112" calcext:value-type="float">
            <text:p>0.078652485029611</text:p>
          </table:table-cell>
          <table:table-cell table:formula="of:=0.5*[.JR12]*(([.JR5]-[.JQ5])/([.JR1]-[.JQ1]))^2" office:value-type="float" office:value="0.0153917554587762" calcext:value-type="float">
            <text:p>0.015391755458776</text:p>
          </table:table-cell>
          <table:table-cell table:formula="of:=0.5*[.JS12]*(([.JS5]-[.JR5])/([.JS1]-[.JR1]))^2" office:value-type="float" office:value="0.0139580352751392" calcext:value-type="float">
            <text:p>0.013958035275139</text:p>
          </table:table-cell>
          <table:table-cell table:formula="of:=0.5*[.JT12]*(([.JT5]-[.JS5])/([.JT1]-[.JS1]))^2" office:value-type="float" office:value="0.000349004774618809" calcext:value-type="float">
            <text:p>0.000349004774619</text:p>
          </table:table-cell>
          <table:table-cell table:formula="of:=0.5*[.JU12]*(([.JU5]-[.JT5])/([.JU1]-[.JT1]))^2" office:value-type="float" office:value="0.00113092325102563" calcext:value-type="float">
            <text:p>0.001130923251026</text:p>
          </table:table-cell>
          <table:table-cell table:formula="of:=0.5*[.JV12]*(([.JV5]-[.JU5])/([.JV1]-[.JU1]))^2" office:value-type="float" office:value="0.00933519517316241" calcext:value-type="float">
            <text:p>0.009335195173162</text:p>
          </table:table-cell>
          <table:table-cell table:formula="of:=0.5*[.JW12]*(([.JW5]-[.JV5])/([.JW1]-[.JV1]))^2" office:value-type="float" office:value="0.0000283637190626338" calcext:value-type="float">
            <text:p>2.83637190626338E-05</text:p>
          </table:table-cell>
          <table:table-cell table:formula="of:=0.5*[.JX12]*(([.JX5]-[.JW5])/([.JX1]-[.JW1]))^2" office:value-type="float" office:value="0.059026242697363" calcext:value-type="float">
            <text:p>0.059026242697363</text:p>
          </table:table-cell>
          <table:table-cell table:formula="of:=0.5*[.JY12]*(([.JY5]-[.JX5])/([.JY1]-[.JX1]))^2" office:value-type="float" office:value="0.0426073678066142" calcext:value-type="float">
            <text:p>0.042607367806614</text:p>
          </table:table-cell>
          <table:table-cell table:formula="of:=0.5*[.JZ12]*(([.JZ5]-[.JY5])/([.JZ1]-[.JY1]))^2" office:value-type="float" office:value="0.00554619359667463" calcext:value-type="float">
            <text:p>0.005546193596675</text:p>
          </table:table-cell>
          <table:table-cell table:formula="of:=0.5*[.KA12]*(([.KA5]-[.JZ5])/([.KA1]-[.JZ1]))^2" office:value-type="float" office:value="0.0000000866082792162053" calcext:value-type="float">
            <text:p>8.66082792162053E-08</text:p>
          </table:table-cell>
          <table:table-cell table:formula="of:=0.5*[.KB12]*(([.KB5]-[.KA5])/([.KB1]-[.KA1]))^2" office:value-type="float" office:value="0.00148450276361422" calcext:value-type="float">
            <text:p>0.001484502763614</text:p>
          </table:table-cell>
          <table:table-cell table:formula="of:=0.5*[.KC12]*(([.KC5]-[.KB5])/([.KC1]-[.KB1]))^2" office:value-type="float" office:value="0.0657591183056499" calcext:value-type="float">
            <text:p>0.06575911830565</text:p>
          </table:table-cell>
          <table:table-cell table:formula="of:=0.5*[.KD12]*(([.KD5]-[.KC5])/([.KD1]-[.KC1]))^2" office:value-type="float" office:value="0.0574896017869532" calcext:value-type="float">
            <text:p>0.057489601786953</text:p>
          </table:table-cell>
          <table:table-cell table:formula="of:=0.5*[.KE12]*(([.KE5]-[.KD5])/([.KE1]-[.KD1]))^2" office:value-type="float" office:value="0.0192992671964364" calcext:value-type="float">
            <text:p>0.019299267196436</text:p>
          </table:table-cell>
          <table:table-cell table:formula="of:=0.5*[.KF12]*(([.KF5]-[.KE5])/([.KF1]-[.KE1]))^2" office:value-type="float" office:value="0.000209531955983669" calcext:value-type="float">
            <text:p>0.000209531955984</text:p>
          </table:table-cell>
          <table:table-cell table:formula="of:=0.5*[.KG12]*(([.KG5]-[.KF5])/([.KG1]-[.KF1]))^2" office:value-type="float" office:value="0.0128662003893081" calcext:value-type="float">
            <text:p>0.012866200389308</text:p>
          </table:table-cell>
          <table:table-cell table:formula="of:=0.5*[.KH12]*(([.KH5]-[.KG5])/([.KH1]-[.KG1]))^2" office:value-type="float" office:value="0.000000892015440002832" calcext:value-type="float">
            <text:p>8.92015440002832E-07</text:p>
          </table:table-cell>
          <table:table-cell table:formula="of:=0.5*[.KI12]*(([.KI5]-[.KH5])/([.KI1]-[.KH1]))^2" office:value-type="float" office:value="0.0219903915820779" calcext:value-type="float">
            <text:p>0.021990391582078</text:p>
          </table:table-cell>
          <table:table-cell table:formula="of:=0.5*[.KJ12]*(([.KJ5]-[.KI5])/([.KJ1]-[.KI1]))^2" office:value-type="float" office:value="0.00479339042475278" calcext:value-type="float">
            <text:p>0.004793390424753</text:p>
          </table:table-cell>
          <table:table-cell table:formula="of:=0.5*[.KK12]*(([.KK5]-[.KJ5])/([.KK1]-[.KJ1]))^2" office:value-type="float" office:value="0.0103181857321318" calcext:value-type="float">
            <text:p>0.010318185732132</text:p>
          </table:table-cell>
          <table:table-cell table:formula="of:=0.5*[.KL12]*(([.KL5]-[.KK5])/([.KL1]-[.KK1]))^2" office:value-type="float" office:value="0.000314801715789552" calcext:value-type="float">
            <text:p>0.00031480171579</text:p>
          </table:table-cell>
          <table:table-cell table:formula="of:=0.5*[.KM12]*(([.KM5]-[.KL5])/([.KM1]-[.KL1]))^2" office:value-type="float" office:value="0.0000385152415936748" calcext:value-type="float">
            <text:p>3.85152415936748E-05</text:p>
          </table:table-cell>
          <table:table-cell table:formula="of:=0.5*[.KN12]*(([.KN5]-[.KM5])/([.KN1]-[.KM1]))^2" office:value-type="float" office:value="0.0442858321703841" calcext:value-type="float">
            <text:p>0.044285832170384</text:p>
          </table:table-cell>
          <table:table-cell table:formula="of:=0.5*[.KO12]*(([.KO5]-[.KN5])/([.KO1]-[.KN1]))^2" office:value-type="float" office:value="0.015141080323206" calcext:value-type="float">
            <text:p>0.015141080323206</text:p>
          </table:table-cell>
          <table:table-cell table:formula="of:=0.5*[.KP12]*(([.KP5]-[.KO5])/([.KP1]-[.KO1]))^2" office:value-type="float" office:value="0.00410543311050903" calcext:value-type="float">
            <text:p>0.004105433110509</text:p>
          </table:table-cell>
          <table:table-cell table:formula="of:=0.5*[.KQ12]*(([.KQ5]-[.KP5])/([.KQ1]-[.KP1]))^2" office:value-type="float" office:value="0.000716817949511183" calcext:value-type="float">
            <text:p>0.000716817949511</text:p>
          </table:table-cell>
          <table:table-cell table:formula="of:=0.5*[.KR12]*(([.KR5]-[.KQ5])/([.KR1]-[.KQ1]))^2" office:value-type="float" office:value="0.0700719306930997" calcext:value-type="float">
            <text:p>0.0700719306931</text:p>
          </table:table-cell>
          <table:table-cell table:formula="of:=0.5*[.KS12]*(([.KS5]-[.KR5])/([.KS1]-[.KR1]))^2" office:value-type="float" office:value="0.0516276375278188" calcext:value-type="float">
            <text:p>0.051627637527819</text:p>
          </table:table-cell>
          <table:table-cell table:formula="of:=0.5*[.KT12]*(([.KT5]-[.KS5])/([.KT1]-[.KS1]))^2" office:value-type="float" office:value="0.0272827727857454" calcext:value-type="float">
            <text:p>0.027282772785746</text:p>
          </table:table-cell>
          <table:table-cell table:formula="of:=0.5*[.KU12]*(([.KU5]-[.KT5])/([.KU1]-[.KT1]))^2" office:value-type="float" office:value="0.00000241701879861427" calcext:value-type="float">
            <text:p>2.41701879861427E-06</text:p>
          </table:table-cell>
          <table:table-cell table:formula="of:=0.5*[.KV12]*(([.KV5]-[.KU5])/([.KV1]-[.KU1]))^2" office:value-type="float" office:value="0.000000433039465298835" calcext:value-type="float">
            <text:p>4.33039465298835E-07</text:p>
          </table:table-cell>
          <table:table-cell table:formula="of:=0.5*[.KW12]*(([.KW5]-[.KV5])/([.KW1]-[.KV1]))^2" office:value-type="float" office:value="0.0594011581740258" calcext:value-type="float">
            <text:p>0.059401158174026</text:p>
          </table:table-cell>
          <table:table-cell table:formula="of:=0.5*[.KX12]*(([.KX5]-[.KW5])/([.KX1]-[.KW1]))^2" office:value-type="float" office:value="0.0860997791774357" calcext:value-type="float">
            <text:p>0.086099779177436</text:p>
          </table:table-cell>
          <table:table-cell table:formula="of:=0.5*[.KY12]*(([.KY5]-[.KX5])/([.KY1]-[.KX1]))^2" office:value-type="float" office:value="0.0175100028844784" calcext:value-type="float">
            <text:p>0.017510002884479</text:p>
          </table:table-cell>
          <table:table-cell table:formula="of:=0.5*[.KZ12]*(([.KZ5]-[.KY5])/([.KZ1]-[.KY1]))^2" office:value-type="float" office:value="0.00252820212550069" calcext:value-type="float">
            <text:p>0.002528202125501</text:p>
          </table:table-cell>
          <table:table-cell table:formula="of:=0.5*[.LA12]*(([.LA5]-[.KZ5])/([.LA1]-[.KZ1]))^2" office:value-type="float" office:value="0.00500211036237267" calcext:value-type="float">
            <text:p>0.005002110362373</text:p>
          </table:table-cell>
          <table:table-cell table:formula="of:=0.5*[.LB12]*(([.LB5]-[.LA5])/([.LB1]-[.LA1]))^2" office:value-type="float" office:value="0.000110430185165107" calcext:value-type="float">
            <text:p>0.000110430185165</text:p>
          </table:table-cell>
          <table:table-cell table:formula="of:=0.5*[.LC12]*(([.LC5]-[.LB5])/([.LC1]-[.LB1]))^2" office:value-type="float" office:value="0.000205693379665666" calcext:value-type="float">
            <text:p>0.000205693379666</text:p>
          </table:table-cell>
          <table:table-cell table:formula="of:=0.5*[.LD12]*(([.LD5]-[.LC5])/([.LD1]-[.LC1]))^2" office:value-type="float" office:value="0.00140034858837641" calcext:value-type="float">
            <text:p>0.001400348588376</text:p>
          </table:table-cell>
          <table:table-cell table:formula="of:=0.5*[.LE12]*(([.LE5]-[.LD5])/([.LE1]-[.LD1]))^2" office:value-type="float" office:value="0.0000240159786488925" calcext:value-type="float">
            <text:p>2.40159786488925E-05</text:p>
          </table:table-cell>
          <table:table-cell table:formula="of:=0.5*[.LF12]*(([.LF5]-[.LE5])/([.LF1]-[.LE1]))^2" office:value-type="float" office:value="0.000113010445349205" calcext:value-type="float">
            <text:p>0.000113010445349</text:p>
          </table:table-cell>
          <table:table-cell table:formula="of:=0.5*[.LG12]*(([.LG5]-[.LF5])/([.LG1]-[.LF1]))^2" office:value-type="float" office:value="0.000000432533041496015" calcext:value-type="float">
            <text:p>4.32533041496015E-07</text:p>
          </table:table-cell>
          <table:table-cell table:formula="of:=0.5*[.LH12]*(([.LH5]-[.LG5])/([.LH1]-[.LG1]))^2" office:value-type="float" office:value="0.00011315580087401" calcext:value-type="float">
            <text:p>0.000113155800874</text:p>
          </table:table-cell>
          <table:table-cell table:formula="of:=0.5*[.LI12]*(([.LI5]-[.LH5])/([.LI1]-[.LH1]))^2" office:value-type="float" office:value="0.0000174124358810595" calcext:value-type="float">
            <text:p>1.74124358810595E-05</text:p>
          </table:table-cell>
          <table:table-cell table:formula="of:=0.5*[.LJ12]*(([.LJ5]-[.LI5])/([.LJ1]-[.LI1]))^2" office:value-type="float" office:value="0.00000353869828042411" calcext:value-type="float">
            <text:p>3.53869828042411E-06</text:p>
          </table:table-cell>
          <table:table-cell table:formula="of:=0.5*[.LK12]*(([.LK5]-[.LJ5])/([.LK1]-[.LJ1]))^2" office:value-type="float" office:value="0.000000724362335818591" calcext:value-type="float">
            <text:p>7.24362335818591E-07</text:p>
          </table:table-cell>
          <table:table-cell table:formula="of:=0.5*[.LL12]*(([.LL5]-[.LK5])/([.LL1]-[.LK1]))^2" office:value-type="float" office:value="0.00000695000072586455" calcext:value-type="float">
            <text:p>6.95000072586455E-06</text:p>
          </table:table-cell>
          <table:table-cell table:formula="of:=0.5*[.LM12]*(([.LM5]-[.LL5])/([.LM1]-[.LL1]))^2" office:value-type="float" office:value="0.0000078889937474923" calcext:value-type="float">
            <text:p>7.8889937474923E-06</text:p>
          </table:table-cell>
          <table:table-cell table:formula="of:=0.5*[.LN12]*(([.LN5]-[.LM5])/([.LN1]-[.LM1]))^2" office:value-type="float" office:value="0.0000119115339956047" calcext:value-type="float">
            <text:p>1.19115339956047E-05</text:p>
          </table:table-cell>
          <table:table-cell table:formula="of:=0.5*[.LO12]*(([.LO5]-[.LN5])/([.LO1]-[.LN1]))^2" office:value-type="float" office:value="0.00000218618617105213" calcext:value-type="float">
            <text:p>2.18618617105213E-06</text:p>
          </table:table-cell>
          <table:table-cell table:formula="of:=0.5*[.LP12]*(([.LP5]-[.LO5])/([.LP1]-[.LO1]))^2" office:value-type="float" office:value="0.0000115232605901108" calcext:value-type="float">
            <text:p>1.15232605901108E-05</text:p>
          </table:table-cell>
          <table:table-cell table:formula="of:=0.5*[.LQ12]*(([.LQ5]-[.LP5])/([.LQ1]-[.LP1]))^2" office:value-type="float" office:value="0.0000020161368216225" calcext:value-type="float">
            <text:p>2.0161368216225E-06</text:p>
          </table:table-cell>
          <table:table-cell table:formula="of:=0.5*[.LR12]*(([.LR5]-[.LQ5])/([.LR1]-[.LQ1]))^2" office:value-type="float" office:value="0.00000614205038584459" calcext:value-type="float">
            <text:p>6.14205038584459E-06</text:p>
          </table:table-cell>
          <table:table-cell table:formula="of:=0.5*[.LS12]*(([.LS5]-[.LR5])/([.LS1]-[.LR1]))^2" office:value-type="float" office:value="0.00000177250097929634" calcext:value-type="float">
            <text:p>1.77250097929634E-06</text:p>
          </table:table-cell>
          <table:table-cell table:formula="of:=0.5*[.LT12]*(([.LT5]-[.LS5])/([.LT1]-[.LS1]))^2" office:value-type="float" office:value="0.000000654627450599468" calcext:value-type="float">
            <text:p>6.54627450599468E-07</text:p>
          </table:table-cell>
          <table:table-cell table:formula="of:=0.5*[.LU12]*(([.LU5]-[.LT5])/([.LU1]-[.LT1]))^2" office:value-type="float" office:value="0.0000000553696379290686" calcext:value-type="float">
            <text:p>5.53696379290686E-08</text:p>
          </table:table-cell>
          <table:table-cell table:formula="of:=0.5*[.LV12]*(([.LV5]-[.LU5])/([.LV1]-[.LU1]))^2" office:value-type="float" office:value="0.00000124801304686684" calcext:value-type="float">
            <text:p>1.24801304686684E-06</text:p>
          </table:table-cell>
          <table:table-cell table:formula="of:=0.5*[.LW12]*(([.LW5]-[.LV5])/([.LW1]-[.LV1]))^2" office:value-type="float" office:value="0.0000113786394165138" calcext:value-type="float">
            <text:p>1.13786394165138E-05</text:p>
          </table:table-cell>
          <table:table-cell table:formula="of:=0.5*[.LX12]*(([.LX5]-[.LW5])/([.LX1]-[.LW1]))^2" office:value-type="float" office:value="0.00000189805130974863" calcext:value-type="float">
            <text:p>1.89805130974863E-06</text:p>
          </table:table-cell>
          <table:table-cell table:formula="of:=0.5*[.LY12]*(([.LY5]-[.LX5])/([.LY1]-[.LX1]))^2" office:value-type="float" office:value="0.000000738666526482591" calcext:value-type="float">
            <text:p>7.38666526482591E-07</text:p>
          </table:table-cell>
          <table:table-cell table:formula="of:=0.5*[.LZ12]*(([.LZ5]-[.LY5])/([.LZ1]-[.LY1]))^2" office:value-type="float" office:value="0.000000724866032035785" calcext:value-type="float">
            <text:p>7.24866032035785E-07</text:p>
          </table:table-cell>
          <table:table-cell table:formula="of:=0.5*[.MA12]*(([.MA5]-[.LZ5])/([.MA1]-[.LZ1]))^2" office:value-type="float" office:value="0.00000529739365223698" calcext:value-type="float">
            <text:p>5.29739365223698E-06</text:p>
          </table:table-cell>
          <table:table-cell table:formula="of:=0.5*[.MB12]*(([.MB5]-[.MA5])/([.MB1]-[.MA1]))^2" office:value-type="float" office:value="0.0000178568471215447" calcext:value-type="float">
            <text:p>1.78568471215447E-05</text:p>
          </table:table-cell>
          <table:table-cell table:formula="of:=0.5*[.MC12]*(([.MC5]-[.MB5])/([.MC1]-[.MB1]))^2" office:value-type="float" office:value="0.00000053312015237084" calcext:value-type="float">
            <text:p>5.3312015237084E-07</text:p>
          </table:table-cell>
          <table:table-cell table:formula="of:=0.5*[.MD12]*(([.MD5]-[.MC5])/([.MD1]-[.MC1]))^2" office:value-type="float" office:value="0.00000967411637100311" calcext:value-type="float">
            <text:p>9.67411637100311E-06</text:p>
          </table:table-cell>
          <table:table-cell table:formula="of:=0.5*[.ME12]*(([.ME5]-[.MD5])/([.ME1]-[.MD1]))^2" office:value-type="float" office:value="0.00000159887250112938" calcext:value-type="float">
            <text:p>1.59887250112938E-06</text:p>
          </table:table-cell>
          <table:table-cell table:formula="of:=0.5*[.MF12]*(([.MF5]-[.ME5])/([.MF1]-[.ME1]))^2" office:value-type="float" office:value="0.000000153195198873399" calcext:value-type="float">
            <text:p>1.53195198873399E-07</text:p>
          </table:table-cell>
          <table:table-cell table:formula="of:=0.5*[.MG12]*(([.MG5]-[.MF5])/([.MG1]-[.MF1]))^2" office:value-type="float" office:value="0.00000211207286427112" calcext:value-type="float">
            <text:p>2.11207286427112E-06</text:p>
          </table:table-cell>
          <table:table-cell table:formula="of:=0.5*[.MH12]*(([.MH5]-[.MG5])/([.MH1]-[.MG1]))^2" office:value-type="float" office:value="0.000000560671780534127" calcext:value-type="float">
            <text:p>5.60671780534127E-07</text:p>
          </table:table-cell>
          <table:table-cell table:formula="of:=0.5*[.MI12]*(([.MI5]-[.MH5])/([.MI1]-[.MH1]))^2" office:value-type="float" office:value="0.00000317031927507105" calcext:value-type="float">
            <text:p>3.17031927507105E-06</text:p>
          </table:table-cell>
          <table:table-cell table:formula="of:=0.5*[.MJ12]*(([.MJ5]-[.MI5])/([.MJ1]-[.MI1]))^2" office:value-type="float" office:value="0.0000115689312649687" calcext:value-type="float">
            <text:p>1.15689312649687E-05</text:p>
          </table:table-cell>
          <table:table-cell table:formula="of:=0.5*[.MK12]*(([.MK5]-[.MJ5])/([.MK1]-[.MJ1]))^2" office:value-type="float" office:value="0.00000000000236154192100736" calcext:value-type="float">
            <text:p>2.36154192100736E-12</text:p>
          </table:table-cell>
          <table:table-cell table:formula="of:=0.5*[.ML12]*(([.ML5]-[.MK5])/([.ML1]-[.MK1]))^2" office:value-type="float" office:value="0.000000244395959498023" calcext:value-type="float">
            <text:p>2.44395959498023E-07</text:p>
          </table:table-cell>
          <table:table-cell table:formula="of:=0.5*[.MM12]*(([.MM5]-[.ML5])/([.MM1]-[.ML1]))^2" office:value-type="float" office:value="0.000000257743969427935" calcext:value-type="float">
            <text:p>2.57743969427935E-07</text:p>
          </table:table-cell>
          <table:table-cell table:formula="of:=0.5*[.MN12]*(([.MN5]-[.MM5])/([.MN1]-[.MM1]))^2" office:value-type="float" office:value="0.0000000621441717552855" calcext:value-type="float">
            <text:p>6.21441717552855E-08</text:p>
          </table:table-cell>
          <table:table-cell table:formula="of:=0.5*[.MO12]*(([.MO5]-[.MN5])/([.MO1]-[.MN1]))^2" office:value-type="float" office:value="0.00000171666587795653" calcext:value-type="float">
            <text:p>1.71666587795653E-06</text:p>
          </table:table-cell>
          <table:table-cell table:formula="of:=0.5*[.MP12]*(([.MP5]-[.MO5])/([.MP1]-[.MO1]))^2" office:value-type="float" office:value="0.0000000510890726498825" calcext:value-type="float">
            <text:p>5.10890726498825E-08</text:p>
          </table:table-cell>
          <table:table-cell table:formula="of:=0.5*[.MQ12]*(([.MQ5]-[.MP5])/([.MQ1]-[.MP1]))^2" office:value-type="float" office:value="0.0000000122240534523874" calcext:value-type="float">
            <text:p>1.22240534523874E-08</text:p>
          </table:table-cell>
          <table:table-cell table:formula="of:=0.5*[.MR12]*(([.MR5]-[.MQ5])/([.MR1]-[.MQ1]))^2" office:value-type="float" office:value="0.000000415559988988001" calcext:value-type="float">
            <text:p>4.15559988988001E-07</text:p>
          </table:table-cell>
          <table:table-cell table:formula="of:=0.5*[.MS12]*(([.MS5]-[.MR5])/([.MS1]-[.MR1]))^2" office:value-type="float" office:value="0.000000544448170440666" calcext:value-type="float">
            <text:p>5.44448170440666E-07</text:p>
          </table:table-cell>
          <table:table-cell table:formula="of:=0.5*[.MT12]*(([.MT5]-[.MS5])/([.MT1]-[.MS1]))^2" office:value-type="float" office:value="0.000000692285372558156" calcext:value-type="float">
            <text:p>6.92285372558156E-07</text:p>
          </table:table-cell>
          <table:table-cell table:formula="of:=0.5*[.MU12]*(([.MU5]-[.MT5])/([.MU1]-[.MT1]))^2" office:value-type="float" office:value="0.00000527957214821039" calcext:value-type="float">
            <text:p>5.27957214821039E-06</text:p>
          </table:table-cell>
          <table:table-cell table:formula="of:=0.5*[.MV12]*(([.MV5]-[.MU5])/([.MV1]-[.MU1]))^2" office:value-type="float" office:value="0.00000736596408025246" calcext:value-type="float">
            <text:p>7.36596408025246E-06</text:p>
          </table:table-cell>
          <table:table-cell table:formula="of:=0.5*[.MW12]*(([.MW5]-[.MV5])/([.MW1]-[.MV1]))^2" office:value-type="float" office:value="0.00000984653631021921" calcext:value-type="float">
            <text:p>9.84653631021921E-06</text:p>
          </table:table-cell>
          <table:table-cell table:formula="of:=0.5*[.MX12]*(([.MX5]-[.MW5])/([.MX1]-[.MW1]))^2" office:value-type="float" office:value="0.000000225083336242388" calcext:value-type="float">
            <text:p>2.25083336242388E-07</text:p>
          </table:table-cell>
          <table:table-cell table:formula="of:=0.5*[.MY12]*(([.MY5]-[.MX5])/([.MY1]-[.MX1]))^2" office:value-type="float" office:value="0.000000621841154394844" calcext:value-type="float">
            <text:p>6.21841154394844E-07</text:p>
          </table:table-cell>
          <table:table-cell table:formula="of:=0.5*[.MZ12]*(([.MZ5]-[.MY5])/([.MZ1]-[.MY1]))^2" office:value-type="float" office:value="0.00000161971426112216" calcext:value-type="float">
            <text:p>1.61971426112216E-06</text:p>
          </table:table-cell>
          <table:table-cell table:formula="of:=0.5*[.NA12]*(([.NA5]-[.MZ5])/([.NA1]-[.MZ1]))^2" office:value-type="float" office:value="0.00000314296608506386" calcext:value-type="float">
            <text:p>3.14296608506386E-06</text:p>
          </table:table-cell>
          <table:table-cell table:formula="of:=0.5*[.NB12]*(([.NB5]-[.NA5])/([.NB1]-[.NA1]))^2" office:value-type="float" office:value="0.00000039109447798454" calcext:value-type="float">
            <text:p>3.9109447798454E-07</text:p>
          </table:table-cell>
          <table:table-cell table:formula="of:=0.5*[.NC12]*(([.NC5]-[.NB5])/([.NC1]-[.NB1]))^2" office:value-type="float" office:value="0.00000012952726360561" calcext:value-type="float">
            <text:p>1.2952726360561E-07</text:p>
          </table:table-cell>
          <table:table-cell table:formula="of:=0.5*[.ND12]*(([.ND5]-[.NC5])/([.ND1]-[.NC1]))^2" office:value-type="float" office:value="0.000014428420389955" calcext:value-type="float">
            <text:p>1.4428420389955E-05</text:p>
          </table:table-cell>
          <table:table-cell table:formula="of:=0.5*[.NE12]*(([.NE5]-[.ND5])/([.NE1]-[.ND1]))^2" office:value-type="float" office:value="0.0000190181339245712" calcext:value-type="float">
            <text:p>1.90181339245712E-05</text:p>
          </table:table-cell>
          <table:table-cell table:formula="of:=0.5*[.NF12]*(([.NF5]-[.NE5])/([.NF1]-[.NE1]))^2" office:value-type="float" office:value="0.00000000446979996612157" calcext:value-type="float">
            <text:p>4.46979996612157E-09</text:p>
          </table:table-cell>
          <table:table-cell table:formula="of:=0.5*[.NG12]*(([.NG5]-[.NF5])/([.NG1]-[.NF1]))^2" office:value-type="float" office:value="0.00000537314892648831" calcext:value-type="float">
            <text:p>5.37314892648831E-06</text:p>
          </table:table-cell>
          <table:table-cell table:formula="of:=0.5*[.NH12]*(([.NH5]-[.NG5])/([.NH1]-[.NG1]))^2" office:value-type="float" office:value="0.00000027194534071284" calcext:value-type="float">
            <text:p>2.7194534071284E-07</text:p>
          </table:table-cell>
          <table:table-cell table:formula="of:=0.5*[.NI12]*(([.NI5]-[.NH5])/([.NI1]-[.NH1]))^2" office:value-type="float" office:value="0.000000576618148387907" calcext:value-type="float">
            <text:p>5.76618148387907E-07</text:p>
          </table:table-cell>
          <table:table-cell table:formula="of:=0.5*[.NJ12]*(([.NJ5]-[.NI5])/([.NJ1]-[.NI1]))^2" office:value-type="float" office:value="0.000000754848738755409" calcext:value-type="float">
            <text:p>7.54848738755409E-07</text:p>
          </table:table-cell>
          <table:table-cell table:formula="of:=0.5*[.NK12]*(([.NK5]-[.NJ5])/([.NK1]-[.NJ1]))^2" office:value-type="float" office:value="0.00000000211467552322031" calcext:value-type="float">
            <text:p>2.11467552322031E-09</text:p>
          </table:table-cell>
          <table:table-cell table:formula="of:=0.5*[.NL12]*(([.NL5]-[.NK5])/([.NL1]-[.NK1]))^2" office:value-type="float" office:value="0.00000027445178772569" calcext:value-type="float">
            <text:p>2.7445178772569E-07</text:p>
          </table:table-cell>
          <table:table-cell table:formula="of:=0.5*[.NM12]*(([.NM5]-[.NL5])/([.NM1]-[.NL1]))^2" office:value-type="float" office:value="0.00000200661881611757" calcext:value-type="float">
            <text:p>2.00661881611757E-06</text:p>
          </table:table-cell>
          <table:table-cell table:formula="of:=0.5*[.NN12]*(([.NN5]-[.NM5])/([.NN1]-[.NM1]))^2" office:value-type="float" office:value="0.0000000627013207831523" calcext:value-type="float">
            <text:p>6.27013207831523E-08</text:p>
          </table:table-cell>
          <table:table-cell table:formula="of:=0.5*[.NO12]*(([.NO5]-[.NN5])/([.NO1]-[.NN1]))^2" office:value-type="float" office:value="0.0000020800830028662" calcext:value-type="float">
            <text:p>2.0800830028662E-06</text:p>
          </table:table-cell>
          <table:table-cell table:formula="of:=0.5*[.NP12]*(([.NP5]-[.NO5])/([.NP1]-[.NO1]))^2" office:value-type="float" office:value="0.0000000130994117630655" calcext:value-type="float">
            <text:p>1.30994117630655E-08</text:p>
          </table:table-cell>
          <table:table-cell table:formula="of:=0.5*[.NQ12]*(([.NQ5]-[.NP5])/([.NQ1]-[.NP1]))^2" office:value-type="float" office:value="0.0000000284326200560296" calcext:value-type="float">
            <text:p>2.84326200560296E-08</text:p>
          </table:table-cell>
          <table:table-cell table:formula="of:=0.5*[.NR12]*(([.NR5]-[.NQ5])/([.NR1]-[.NQ1]))^2" office:value-type="float" office:value="0.00000454309253689832" calcext:value-type="float">
            <text:p>4.54309253689832E-06</text:p>
          </table:table-cell>
          <table:table-cell table:formula="of:=0.5*[.NS12]*(([.NS5]-[.NR5])/([.NS1]-[.NR1]))^2" office:value-type="float" office:value="0.0000000850446591892781" calcext:value-type="float">
            <text:p>8.50446591892781E-08</text:p>
          </table:table-cell>
          <table:table-cell table:formula="of:=0.5*[.NT12]*(([.NT5]-[.NS5])/([.NT1]-[.NS1]))^2" office:value-type="float" office:value="0.00000468090563018196" calcext:value-type="float">
            <text:p>4.68090563018196E-06</text:p>
          </table:table-cell>
          <table:table-cell table:formula="of:=0.5*[.NU12]*(([.NU5]-[.NT5])/([.NU1]-[.NT1]))^2" office:value-type="float" office:value="0.00000825065002654796" calcext:value-type="float">
            <text:p>8.25065002654796E-06</text:p>
          </table:table-cell>
          <table:table-cell table:formula="of:=0.5*[.NV12]*(([.NV5]-[.NU5])/([.NV1]-[.NU1]))^2" office:value-type="float" office:value="0.00000219931344398428" calcext:value-type="float">
            <text:p>2.19931344398428E-06</text:p>
          </table:table-cell>
          <table:table-cell table:formula="of:=0.5*[.NW12]*(([.NW5]-[.NV5])/([.NW1]-[.NV1]))^2" office:value-type="float" office:value="0.00000564674973858476" calcext:value-type="float">
            <text:p>5.64674973858476E-06</text:p>
          </table:table-cell>
          <table:table-cell table:formula="of:=0.5*[.NX12]*(([.NX5]-[.NW5])/([.NX1]-[.NW1]))^2" office:value-type="float" office:value="0.0000185105278916077" calcext:value-type="float">
            <text:p>1.85105278916077E-05</text:p>
          </table:table-cell>
          <table:table-cell table:formula="of:=0.5*[.NY12]*(([.NY5]-[.NX5])/([.NY1]-[.NX1]))^2" office:value-type="float" office:value="0.0000021088077729266" calcext:value-type="float">
            <text:p>2.1088077729266E-06</text:p>
          </table:table-cell>
          <table:table-cell table:formula="of:=0.5*[.NZ12]*(([.NZ5]-[.NY5])/([.NZ1]-[.NY1]))^2" office:value-type="float" office:value="0.000000105156706025969" calcext:value-type="float">
            <text:p>1.05156706025969E-07</text:p>
          </table:table-cell>
          <table:table-cell table:formula="of:=0.5*[.OA12]*(([.OA5]-[.NZ5])/([.OA1]-[.NZ1]))^2" office:value-type="float" office:value="0.000000177273395654579" calcext:value-type="float">
            <text:p>1.77273395654579E-07</text:p>
          </table:table-cell>
          <table:table-cell table:formula="of:=0.5*[.OB12]*(([.OB5]-[.OA5])/([.OB1]-[.OA1]))^2" office:value-type="float" office:value="0.00000174057670524313" calcext:value-type="float">
            <text:p>1.74057670524313E-06</text:p>
          </table:table-cell>
          <table:table-cell table:formula="of:=0.5*[.OC12]*(([.OC5]-[.OB5])/([.OC1]-[.OB1]))^2" office:value-type="float" office:value="0.000090996846442568" calcext:value-type="float">
            <text:p>9.0996846442568E-05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421200500111673" calcext:value-type="float">
            <text:p>4.21200500111673E-08</text:p>
          </table:table-cell>
          <table:table-cell table:formula="of:=0.5*[.D12]*(([.D6]-[.C6])/([.D1]-[.C1]))^2" office:value-type="float" office:value="0.000000317602490195227" calcext:value-type="float">
            <text:p>3.17602490195227E-07</text:p>
          </table:table-cell>
          <table:table-cell table:formula="of:=0.5*[.E12]*(([.E6]-[.D6])/([.E1]-[.D1]))^2" office:value-type="float" office:value="0.00000260545267571552" calcext:value-type="float">
            <text:p>2.60545267571552E-06</text:p>
          </table:table-cell>
          <table:table-cell table:formula="of:=0.5*[.F12]*(([.F6]-[.E6])/([.F1]-[.E1]))^2" office:value-type="float" office:value="0.0000000330166187932787" calcext:value-type="float">
            <text:p>3.30166187932787E-08</text:p>
          </table:table-cell>
          <table:table-cell table:formula="of:=0.5*[.G12]*(([.G6]-[.F6])/([.G1]-[.F1]))^2" office:value-type="float" office:value="0.0000000665156645965454" calcext:value-type="float">
            <text:p>6.65156645965454E-08</text:p>
          </table:table-cell>
          <table:table-cell table:formula="of:=0.5*[.H12]*(([.H6]-[.G6])/([.H1]-[.G1]))^2" office:value-type="float" office:value="0.000000239098472153618" calcext:value-type="float">
            <text:p>2.39098472153618E-07</text:p>
          </table:table-cell>
          <table:table-cell table:formula="of:=0.5*[.I12]*(([.I6]-[.H6])/([.I1]-[.H1]))^2" office:value-type="float" office:value="0.00000137281040389808" calcext:value-type="float">
            <text:p>1.37281040389808E-06</text:p>
          </table:table-cell>
          <table:table-cell table:formula="of:=0.5*[.J12]*(([.J6]-[.I6])/([.J1]-[.I1]))^2" office:value-type="float" office:value="0.0000000457981267578788" calcext:value-type="float">
            <text:p>4.57981267578788E-08</text:p>
          </table:table-cell>
          <table:table-cell table:formula="of:=0.5*[.K12]*(([.K6]-[.J6])/([.K1]-[.J1]))^2" office:value-type="float" office:value="0.0000000144174967040499" calcext:value-type="float">
            <text:p>1.44174967040499E-08</text:p>
          </table:table-cell>
          <table:table-cell table:formula="of:=0.5*[.L12]*(([.L6]-[.K6])/([.L1]-[.K1]))^2" office:value-type="float" office:value="0.00000000895447439157698" calcext:value-type="float">
            <text:p>8.95447439157698E-09</text:p>
          </table:table-cell>
          <table:table-cell table:formula="of:=0.5*[.M12]*(([.M6]-[.L6])/([.M1]-[.L1]))^2" office:value-type="float" office:value="0.000000344235429572985" calcext:value-type="float">
            <text:p>3.44235429572985E-07</text:p>
          </table:table-cell>
          <table:table-cell table:formula="of:=0.5*[.N12]*(([.N6]-[.M6])/([.N1]-[.M1]))^2" office:value-type="float" office:value="0.00000000715406592927468" calcext:value-type="float">
            <text:p>7.15406592927468E-09</text:p>
          </table:table-cell>
          <table:table-cell table:formula="of:=0.5*[.O12]*(([.O6]-[.N6])/([.O1]-[.N1]))^2" office:value-type="float" office:value="0.0000000271481155737596" calcext:value-type="float">
            <text:p>2.71481155737596E-08</text:p>
          </table:table-cell>
          <table:table-cell table:formula="of:=0.5*[.P12]*(([.P6]-[.O6])/([.P1]-[.O1]))^2" office:value-type="float" office:value="0.000000198514152857872" calcext:value-type="float">
            <text:p>1.98514152857872E-07</text:p>
          </table:table-cell>
          <table:table-cell table:formula="of:=0.5*[.Q12]*(([.Q6]-[.P6])/([.Q1]-[.P1]))^2" office:value-type="float" office:value="0.000000306211776701377" calcext:value-type="float">
            <text:p>3.06211776701377E-07</text:p>
          </table:table-cell>
          <table:table-cell table:formula="of:=0.5*[.R12]*(([.R6]-[.Q6])/([.R1]-[.Q1]))^2" office:value-type="float" office:value="0.00000000930493809367569" calcext:value-type="float">
            <text:p>9.30493809367569E-09</text:p>
          </table:table-cell>
          <table:table-cell table:formula="of:=0.5*[.S12]*(([.S6]-[.R6])/([.S1]-[.R1]))^2" office:value-type="float" office:value="0.000000107418428739017" calcext:value-type="float">
            <text:p>1.07418428739017E-07</text:p>
          </table:table-cell>
          <table:table-cell table:formula="of:=0.5*[.T12]*(([.T6]-[.S6])/([.T1]-[.S1]))^2" office:value-type="float" office:value="0.000000135584282330256" calcext:value-type="float">
            <text:p>1.35584282330256E-07</text:p>
          </table:table-cell>
          <table:table-cell table:formula="of:=0.5*[.U12]*(([.U6]-[.T6])/([.U1]-[.T1]))^2" office:value-type="float" office:value="0.0000000851377211735157" calcext:value-type="float">
            <text:p>8.51377211735157E-08</text:p>
          </table:table-cell>
          <table:table-cell table:formula="of:=0.5*[.V12]*(([.V6]-[.U6])/([.V1]-[.U1]))^2" office:value-type="float" office:value="0.00000301476826804719" calcext:value-type="float">
            <text:p>3.01476826804719E-06</text:p>
          </table:table-cell>
          <table:table-cell table:formula="of:=0.5*[.W12]*(([.W6]-[.V6])/([.W1]-[.V1]))^2" office:value-type="float" office:value="0.0000000270672486523815" calcext:value-type="float">
            <text:p>2.70672486523815E-08</text:p>
          </table:table-cell>
          <table:table-cell table:formula="of:=0.5*[.X12]*(([.X6]-[.W6])/([.X1]-[.W1]))^2" office:value-type="float" office:value="0.000000498992704264159" calcext:value-type="float">
            <text:p>4.98992704264159E-07</text:p>
          </table:table-cell>
          <table:table-cell table:formula="of:=0.5*[.Y12]*(([.Y6]-[.X6])/([.Y1]-[.X1]))^2" office:value-type="float" office:value="0.000000344555674264568" calcext:value-type="float">
            <text:p>3.44555674264568E-07</text:p>
          </table:table-cell>
          <table:table-cell table:formula="of:=0.5*[.Z12]*(([.Z6]-[.Y6])/([.Z1]-[.Y1]))^2" office:value-type="float" office:value="0.00000006930789403662" calcext:value-type="float">
            <text:p>6.930789403662E-08</text:p>
          </table:table-cell>
          <table:table-cell table:formula="of:=0.5*[.AA12]*(([.AA6]-[.Z6])/([.AA1]-[.Z1]))^2" office:value-type="float" office:value="0.00000000270775304389034" calcext:value-type="float">
            <text:p>2.70775304389034E-09</text:p>
          </table:table-cell>
          <table:table-cell table:formula="of:=0.5*[.AB12]*(([.AB6]-[.AA6])/([.AB1]-[.AA1]))^2" office:value-type="float" office:value="0.000000315519054539983" calcext:value-type="float">
            <text:p>3.15519054539983E-07</text:p>
          </table:table-cell>
          <table:table-cell table:formula="of:=0.5*[.AC12]*(([.AC6]-[.AB6])/([.AC1]-[.AB1]))^2" office:value-type="float" office:value="0.000000141394311792185" calcext:value-type="float">
            <text:p>1.41394311792185E-07</text:p>
          </table:table-cell>
          <table:table-cell table:formula="of:=0.5*[.AD12]*(([.AD6]-[.AC6])/([.AD1]-[.AC1]))^2" office:value-type="float" office:value="0.000000154427072846285" calcext:value-type="float">
            <text:p>1.54427072846285E-07</text:p>
          </table:table-cell>
          <table:table-cell table:formula="of:=0.5*[.AE12]*(([.AE6]-[.AD6])/([.AE1]-[.AD1]))^2" office:value-type="float" office:value="0.0000000154719275587144" calcext:value-type="float">
            <text:p>1.54719275587144E-08</text:p>
          </table:table-cell>
          <table:table-cell table:formula="of:=0.5*[.AF12]*(([.AF6]-[.AE6])/([.AF1]-[.AE1]))^2" office:value-type="float" office:value="0.0000000236818501560046" calcext:value-type="float">
            <text:p>2.36818501560046E-08</text:p>
          </table:table-cell>
          <table:table-cell table:formula="of:=0.5*[.AG12]*(([.AG6]-[.AF6])/([.AG1]-[.AF1]))^2" office:value-type="float" office:value="0.0000000306926132806766" calcext:value-type="float">
            <text:p>3.06926132806766E-08</text:p>
          </table:table-cell>
          <table:table-cell table:formula="of:=0.5*[.AH12]*(([.AH6]-[.AG6])/([.AH1]-[.AG1]))^2" office:value-type="float" office:value="0.000000071328202867711" calcext:value-type="float">
            <text:p>7.1328202867711E-08</text:p>
          </table:table-cell>
          <table:table-cell table:formula="of:=0.5*[.AI12]*(([.AI6]-[.AH6])/([.AI1]-[.AH1]))^2" office:value-type="float" office:value="0.000000000000733043484741792" calcext:value-type="float">
            <text:p>7.33043484741792E-13</text:p>
          </table:table-cell>
          <table:table-cell table:formula="of:=0.5*[.AJ12]*(([.AJ6]-[.AI6])/([.AJ1]-[.AI1]))^2" office:value-type="float" office:value="0.0000000984665062228088" calcext:value-type="float">
            <text:p>9.84665062228088E-08</text:p>
          </table:table-cell>
          <table:table-cell table:formula="of:=0.5*[.AK12]*(([.AK6]-[.AJ6])/([.AK1]-[.AJ1]))^2" office:value-type="float" office:value="0.000000210862323941866" calcext:value-type="float">
            <text:p>2.10862323941866E-07</text:p>
          </table:table-cell>
          <table:table-cell table:formula="of:=0.5*[.AL12]*(([.AL6]-[.AK6])/([.AL1]-[.AK1]))^2" office:value-type="float" office:value="0.00000130472817278878" calcext:value-type="float">
            <text:p>1.30472817278878E-06</text:p>
          </table:table-cell>
          <table:table-cell table:formula="of:=0.5*[.AM12]*(([.AM6]-[.AL6])/([.AM1]-[.AL1]))^2" office:value-type="float" office:value="0.00000330044240436761" calcext:value-type="float">
            <text:p>3.30044240436761E-06</text:p>
          </table:table-cell>
          <table:table-cell table:formula="of:=0.5*[.AN12]*(([.AN6]-[.AM6])/([.AN1]-[.AM1]))^2" office:value-type="float" office:value="0.000000701141283588444" calcext:value-type="float">
            <text:p>7.01141283588444E-07</text:p>
          </table:table-cell>
          <table:table-cell table:formula="of:=0.5*[.AO12]*(([.AO6]-[.AN6])/([.AO1]-[.AN1]))^2" office:value-type="float" office:value="0.00000113444754917346" calcext:value-type="float">
            <text:p>1.13444754917346E-06</text:p>
          </table:table-cell>
          <table:table-cell table:formula="of:=0.5*[.AP12]*(([.AP6]-[.AO6])/([.AP1]-[.AO1]))^2" office:value-type="float" office:value="0.000000223132373303036" calcext:value-type="float">
            <text:p>2.23132373303036E-07</text:p>
          </table:table-cell>
          <table:table-cell table:formula="of:=0.5*[.AQ12]*(([.AQ6]-[.AP6])/([.AQ1]-[.AP1]))^2" office:value-type="float" office:value="0.00000000108830250284343" calcext:value-type="float">
            <text:p>1.08830250284343E-09</text:p>
          </table:table-cell>
          <table:table-cell table:formula="of:=0.5*[.AR12]*(([.AR6]-[.AQ6])/([.AR1]-[.AQ1]))^2" office:value-type="float" office:value="0.000000117222759721925" calcext:value-type="float">
            <text:p>1.17222759721925E-07</text:p>
          </table:table-cell>
          <table:table-cell table:formula="of:=0.5*[.AS12]*(([.AS6]-[.AR6])/([.AS1]-[.AR1]))^2" office:value-type="float" office:value="0.000000135493314898054" calcext:value-type="float">
            <text:p>1.35493314898054E-07</text:p>
          </table:table-cell>
          <table:table-cell table:formula="of:=0.5*[.AT12]*(([.AT6]-[.AS6])/([.AT1]-[.AS1]))^2" office:value-type="float" office:value="0.00000000195017079615412" calcext:value-type="float">
            <text:p>1.95017079615412E-09</text:p>
          </table:table-cell>
          <table:table-cell table:formula="of:=0.5*[.AU12]*(([.AU6]-[.AT6])/([.AU1]-[.AT1]))^2" office:value-type="float" office:value="0.000000775484610853047" calcext:value-type="float">
            <text:p>7.75484610853047E-07</text:p>
          </table:table-cell>
          <table:table-cell table:formula="of:=0.5*[.AV12]*(([.AV6]-[.AU6])/([.AV1]-[.AU1]))^2" office:value-type="float" office:value="0.00000259144230564117" calcext:value-type="float">
            <text:p>2.59144230564117E-06</text:p>
          </table:table-cell>
          <table:table-cell table:formula="of:=0.5*[.AW12]*(([.AW6]-[.AV6])/([.AW1]-[.AV1]))^2" office:value-type="float" office:value="0.000000261907419369287" calcext:value-type="float">
            <text:p>2.61907419369287E-07</text:p>
          </table:table-cell>
          <table:table-cell table:formula="of:=0.5*[.AX12]*(([.AX6]-[.AW6])/([.AX1]-[.AW1]))^2" office:value-type="float" office:value="0.00000000279413235462327" calcext:value-type="float">
            <text:p>2.79413235462327E-09</text:p>
          </table:table-cell>
          <table:table-cell table:formula="of:=0.5*[.AY12]*(([.AY6]-[.AX6])/([.AY1]-[.AX1]))^2" office:value-type="float" office:value="0.00000112724667829515" calcext:value-type="float">
            <text:p>1.12724667829515E-06</text:p>
          </table:table-cell>
          <table:table-cell table:formula="of:=0.5*[.AZ12]*(([.AZ6]-[.AY6])/([.AZ1]-[.AY1]))^2" office:value-type="float" office:value="0.00000130828600749786" calcext:value-type="float">
            <text:p>1.30828600749786E-06</text:p>
          </table:table-cell>
          <table:table-cell table:formula="of:=0.5*[.BA12]*(([.BA6]-[.AZ6])/([.BA1]-[.AZ1]))^2" office:value-type="float" office:value="0.000000322981860691143" calcext:value-type="float">
            <text:p>3.22981860691143E-07</text:p>
          </table:table-cell>
          <table:table-cell table:formula="of:=0.5*[.BB12]*(([.BB6]-[.BA6])/([.BB1]-[.BA1]))^2" office:value-type="float" office:value="0.000000173284439019204" calcext:value-type="float">
            <text:p>1.73284439019204E-07</text:p>
          </table:table-cell>
          <table:table-cell table:formula="of:=0.5*[.BC12]*(([.BC6]-[.BB6])/([.BC1]-[.BB1]))^2" office:value-type="float" office:value="0.0000000234306649938188" calcext:value-type="float">
            <text:p>2.34306649938188E-08</text:p>
          </table:table-cell>
          <table:table-cell table:formula="of:=0.5*[.BD12]*(([.BD6]-[.BC6])/([.BD1]-[.BC1]))^2" office:value-type="float" office:value="0.0000000690464319765512" calcext:value-type="float">
            <text:p>6.90464319765512E-08</text:p>
          </table:table-cell>
          <table:table-cell table:formula="of:=0.5*[.BE12]*(([.BE6]-[.BD6])/([.BE1]-[.BD1]))^2" office:value-type="float" office:value="0.0000000195600738881318" calcext:value-type="float">
            <text:p>1.95600738881318E-08</text:p>
          </table:table-cell>
          <table:table-cell table:formula="of:=0.5*[.BF12]*(([.BF6]-[.BE6])/([.BF1]-[.BE1]))^2" office:value-type="float" office:value="0.000000711318029360776" calcext:value-type="float">
            <text:p>7.11318029360776E-07</text:p>
          </table:table-cell>
          <table:table-cell table:formula="of:=0.5*[.BG12]*(([.BG6]-[.BF6])/([.BG1]-[.BF1]))^2" office:value-type="float" office:value="0.000000602492397922291" calcext:value-type="float">
            <text:p>6.02492397922291E-07</text:p>
          </table:table-cell>
          <table:table-cell table:formula="of:=0.5*[.BH12]*(([.BH6]-[.BG6])/([.BH1]-[.BG1]))^2" office:value-type="float" office:value="0.000000220522697801351" calcext:value-type="float">
            <text:p>2.20522697801351E-07</text:p>
          </table:table-cell>
          <table:table-cell table:formula="of:=0.5*[.BI12]*(([.BI6]-[.BH6])/([.BI1]-[.BH1]))^2" office:value-type="float" office:value="0.0000000646804637242198" calcext:value-type="float">
            <text:p>6.46804637242198E-08</text:p>
          </table:table-cell>
          <table:table-cell table:formula="of:=0.5*[.BJ12]*(([.BJ6]-[.BI6])/([.BJ1]-[.BI1]))^2" office:value-type="float" office:value="0.000000535861637086669" calcext:value-type="float">
            <text:p>5.35861637086669E-07</text:p>
          </table:table-cell>
          <table:table-cell table:formula="of:=0.5*[.BK12]*(([.BK6]-[.BJ6])/([.BK1]-[.BJ1]))^2" office:value-type="float" office:value="0.0000000646071311414263" calcext:value-type="float">
            <text:p>6.46071311414263E-08</text:p>
          </table:table-cell>
          <table:table-cell table:formula="of:=0.5*[.BL12]*(([.BL6]-[.BK6])/([.BL1]-[.BK1]))^2" office:value-type="float" office:value="0.000000209245528854224" calcext:value-type="float">
            <text:p>2.09245528854224E-07</text:p>
          </table:table-cell>
          <table:table-cell table:formula="of:=0.5*[.BM12]*(([.BM6]-[.BL6])/([.BM1]-[.BL1]))^2" office:value-type="float" office:value="0.00000000760018239394407" calcext:value-type="float">
            <text:p>7.60018239394407E-09</text:p>
          </table:table-cell>
          <table:table-cell table:formula="of:=0.5*[.BN12]*(([.BN6]-[.BM6])/([.BN1]-[.BM1]))^2" office:value-type="float" office:value="0.000000158051426209125" calcext:value-type="float">
            <text:p>1.58051426209125E-07</text:p>
          </table:table-cell>
          <table:table-cell table:formula="of:=0.5*[.BO12]*(([.BO6]-[.BN6])/([.BO1]-[.BN1]))^2" office:value-type="float" office:value="0.000000483987083024959" calcext:value-type="float">
            <text:p>4.83987083024959E-07</text:p>
          </table:table-cell>
          <table:table-cell table:formula="of:=0.5*[.BP12]*(([.BP6]-[.BO6])/([.BP1]-[.BO1]))^2" office:value-type="float" office:value="0.000000186826802184231" calcext:value-type="float">
            <text:p>1.86826802184231E-07</text:p>
          </table:table-cell>
          <table:table-cell table:formula="of:=0.5*[.BQ12]*(([.BQ6]-[.BP6])/([.BQ1]-[.BP1]))^2" office:value-type="float" office:value="0.000000576370516016054" calcext:value-type="float">
            <text:p>5.76370516016054E-07</text:p>
          </table:table-cell>
          <table:table-cell table:formula="of:=0.5*[.BR12]*(([.BR6]-[.BQ6])/([.BR1]-[.BQ1]))^2" office:value-type="float" office:value="0.000000401888672212826" calcext:value-type="float">
            <text:p>4.01888672212826E-07</text:p>
          </table:table-cell>
          <table:table-cell table:formula="of:=0.5*[.BS12]*(([.BS6]-[.BR6])/([.BS1]-[.BR1]))^2" office:value-type="float" office:value="0.000000247017357334752" calcext:value-type="float">
            <text:p>2.47017357334752E-07</text:p>
          </table:table-cell>
          <table:table-cell table:formula="of:=0.5*[.BT12]*(([.BT6]-[.BS6])/([.BT1]-[.BS1]))^2" office:value-type="float" office:value="0.00000000144578245437806" calcext:value-type="float">
            <text:p>1.44578245437806E-09</text:p>
          </table:table-cell>
          <table:table-cell table:formula="of:=0.5*[.BU12]*(([.BU6]-[.BT6])/([.BU1]-[.BT1]))^2" office:value-type="float" office:value="0.000000000175740344493885" calcext:value-type="float">
            <text:p>1.75740344493885E-10</text:p>
          </table:table-cell>
          <table:table-cell table:formula="of:=0.5*[.BV12]*(([.BV6]-[.BU6])/([.BV1]-[.BU1]))^2" office:value-type="float" office:value="0.000000180823790376549" calcext:value-type="float">
            <text:p>1.80823790376549E-07</text:p>
          </table:table-cell>
          <table:table-cell table:formula="of:=0.5*[.BW12]*(([.BW6]-[.BV6])/([.BW1]-[.BV1]))^2" office:value-type="float" office:value="0.0000000549352595765129" calcext:value-type="float">
            <text:p>5.49352595765129E-08</text:p>
          </table:table-cell>
          <table:table-cell table:formula="of:=0.5*[.BX12]*(([.BX6]-[.BW6])/([.BX1]-[.BW1]))^2" office:value-type="float" office:value="0.000000623117867372374" calcext:value-type="float">
            <text:p>6.23117867372374E-07</text:p>
          </table:table-cell>
          <table:table-cell table:formula="of:=0.5*[.BY12]*(([.BY6]-[.BX6])/([.BY1]-[.BX1]))^2" office:value-type="float" office:value="0.0000000098510976071729" calcext:value-type="float">
            <text:p>9.8510976071729E-09</text:p>
          </table:table-cell>
          <table:table-cell table:formula="of:=0.5*[.BZ12]*(([.BZ6]-[.BY6])/([.BZ1]-[.BY1]))^2" office:value-type="float" office:value="0.000000298549277590744" calcext:value-type="float">
            <text:p>2.98549277590744E-07</text:p>
          </table:table-cell>
          <table:table-cell table:formula="of:=0.5*[.CA12]*(([.CA6]-[.BZ6])/([.CA1]-[.BZ1]))^2" office:value-type="float" office:value="0.000000216830124027848" calcext:value-type="float">
            <text:p>2.16830124027848E-07</text:p>
          </table:table-cell>
          <table:table-cell table:formula="of:=0.5*[.CB12]*(([.CB6]-[.CA6])/([.CB1]-[.CA1]))^2" office:value-type="float" office:value="0.000000297189079074842" calcext:value-type="float">
            <text:p>2.97189079074842E-07</text:p>
          </table:table-cell>
          <table:table-cell table:formula="of:=0.5*[.CC12]*(([.CC6]-[.CB6])/([.CC1]-[.CB1]))^2" office:value-type="float" office:value="0.000000368475084713952" calcext:value-type="float">
            <text:p>3.68475084713952E-07</text:p>
          </table:table-cell>
          <table:table-cell table:formula="of:=0.5*[.CD12]*(([.CD6]-[.CC6])/([.CD1]-[.CC1]))^2" office:value-type="float" office:value="0.00000201539089805814" calcext:value-type="float">
            <text:p>2.01539089805814E-06</text:p>
          </table:table-cell>
          <table:table-cell table:formula="of:=0.5*[.CE12]*(([.CE6]-[.CD6])/([.CE1]-[.CD1]))^2" office:value-type="float" office:value="0.000000349326613523699" calcext:value-type="float">
            <text:p>3.49326613523699E-07</text:p>
          </table:table-cell>
          <table:table-cell table:formula="of:=0.5*[.CF12]*(([.CF6]-[.CE6])/([.CF1]-[.CE1]))^2" office:value-type="float" office:value="0.000000581025616653526" calcext:value-type="float">
            <text:p>5.81025616653526E-07</text:p>
          </table:table-cell>
          <table:table-cell table:formula="of:=0.5*[.CG12]*(([.CG6]-[.CF6])/([.CG1]-[.CF1]))^2" office:value-type="float" office:value="0.00000116280736695943" calcext:value-type="float">
            <text:p>1.16280736695943E-06</text:p>
          </table:table-cell>
          <table:table-cell table:formula="of:=0.5*[.CH12]*(([.CH6]-[.CG6])/([.CH1]-[.CG1]))^2" office:value-type="float" office:value="0.000000819543944046558" calcext:value-type="float">
            <text:p>8.19543944046558E-07</text:p>
          </table:table-cell>
          <table:table-cell table:formula="of:=0.5*[.CI12]*(([.CI6]-[.CH6])/([.CI1]-[.CH1]))^2" office:value-type="float" office:value="0.00000000383450069925231" calcext:value-type="float">
            <text:p>3.83450069925231E-09</text:p>
          </table:table-cell>
          <table:table-cell table:formula="of:=0.5*[.CJ12]*(([.CJ6]-[.CI6])/([.CJ1]-[.CI1]))^2" office:value-type="float" office:value="0.000000364998411312266" calcext:value-type="float">
            <text:p>3.64998411312266E-07</text:p>
          </table:table-cell>
          <table:table-cell table:formula="of:=0.5*[.CK12]*(([.CK6]-[.CJ6])/([.CK1]-[.CJ1]))^2" office:value-type="float" office:value="0.0000000698223779647195" calcext:value-type="float">
            <text:p>6.98223779647195E-08</text:p>
          </table:table-cell>
          <table:table-cell table:formula="of:=0.5*[.CL12]*(([.CL6]-[.CK6])/([.CL1]-[.CK1]))^2" office:value-type="float" office:value="0.000138748707159861" calcext:value-type="float">
            <text:p>0.00013874870716</text:p>
          </table:table-cell>
          <table:table-cell table:formula="of:=0.5*[.CM12]*(([.CM6]-[.CL6])/([.CM1]-[.CL1]))^2" office:value-type="float" office:value="0.000710474873107644" calcext:value-type="float">
            <text:p>0.000710474873108</text:p>
          </table:table-cell>
          <table:table-cell table:formula="of:=0.5*[.CN12]*(([.CN6]-[.CM6])/([.CN1]-[.CM1]))^2" office:value-type="float" office:value="0.00231749971369994" calcext:value-type="float">
            <text:p>0.0023174997137</text:p>
          </table:table-cell>
          <table:table-cell table:formula="of:=0.5*[.CO12]*(([.CO6]-[.CN6])/([.CO1]-[.CN1]))^2" office:value-type="float" office:value="0.00164540522118441" calcext:value-type="float">
            <text:p>0.001645405221184</text:p>
          </table:table-cell>
          <table:table-cell table:formula="of:=0.5*[.CP12]*(([.CP6]-[.CO6])/([.CP1]-[.CO1]))^2" office:value-type="float" office:value="0.00672876499833246" calcext:value-type="float">
            <text:p>0.006728764998332</text:p>
          </table:table-cell>
          <table:table-cell table:formula="of:=0.5*[.CQ12]*(([.CQ6]-[.CP6])/([.CQ1]-[.CP1]))^2" office:value-type="float" office:value="0.0000249533600107782" calcext:value-type="float">
            <text:p>2.49533600107782E-05</text:p>
          </table:table-cell>
          <table:table-cell table:formula="of:=0.5*[.CR12]*(([.CR6]-[.CQ6])/([.CR1]-[.CQ1]))^2" office:value-type="float" office:value="0.0000477331063287552" calcext:value-type="float">
            <text:p>4.77331063287552E-05</text:p>
          </table:table-cell>
          <table:table-cell table:formula="of:=0.5*[.CS12]*(([.CS6]-[.CR6])/([.CS1]-[.CR1]))^2" office:value-type="float" office:value="0.00943311667216116" calcext:value-type="float">
            <text:p>0.009433116672161</text:p>
          </table:table-cell>
          <table:table-cell table:formula="of:=0.5*[.CT12]*(([.CT6]-[.CS6])/([.CT1]-[.CS1]))^2" office:value-type="float" office:value="0.00601672679329253" calcext:value-type="float">
            <text:p>0.006016726793293</text:p>
          </table:table-cell>
          <table:table-cell table:formula="of:=0.5*[.CU12]*(([.CU6]-[.CT6])/([.CU1]-[.CT1]))^2" office:value-type="float" office:value="0.00469741867921981" calcext:value-type="float">
            <text:p>0.00469741867922</text:p>
          </table:table-cell>
          <table:table-cell table:formula="of:=0.5*[.CV12]*(([.CV6]-[.CU6])/([.CV1]-[.CU1]))^2" office:value-type="float" office:value="0.000318292321985854" calcext:value-type="float">
            <text:p>0.000318292321986</text:p>
          </table:table-cell>
          <table:table-cell table:formula="of:=0.5*[.CW12]*(([.CW6]-[.CV6])/([.CW1]-[.CV1]))^2" office:value-type="float" office:value="0.00296512536586722" calcext:value-type="float">
            <text:p>0.002965125365867</text:p>
          </table:table-cell>
          <table:table-cell table:formula="of:=0.5*[.CX12]*(([.CX6]-[.CW6])/([.CX1]-[.CW1]))^2" office:value-type="float" office:value="0.0112476049042313" calcext:value-type="float">
            <text:p>0.011247604904231</text:p>
          </table:table-cell>
          <table:table-cell table:formula="of:=0.5*[.CY12]*(([.CY6]-[.CX6])/([.CY1]-[.CX1]))^2" office:value-type="float" office:value="0.00183839943836893" calcext:value-type="float">
            <text:p>0.001838399438369</text:p>
          </table:table-cell>
          <table:table-cell table:formula="of:=0.5*[.CZ12]*(([.CZ6]-[.CY6])/([.CZ1]-[.CY1]))^2" office:value-type="float" office:value="0.00111512888239206" calcext:value-type="float">
            <text:p>0.001115128882392</text:p>
          </table:table-cell>
          <table:table-cell table:formula="of:=0.5*[.DA12]*(([.DA6]-[.CZ6])/([.DA1]-[.CZ1]))^2" office:value-type="float" office:value="0.00373568580462047" calcext:value-type="float">
            <text:p>0.00373568580462</text:p>
          </table:table-cell>
          <table:table-cell table:formula="of:=0.5*[.DB12]*(([.DB6]-[.DA6])/([.DB1]-[.DA1]))^2" office:value-type="float" office:value="0.000166890043403474" calcext:value-type="float">
            <text:p>0.000166890043403</text:p>
          </table:table-cell>
          <table:table-cell table:formula="of:=0.5*[.DC12]*(([.DC6]-[.DB6])/([.DC1]-[.DB1]))^2" office:value-type="float" office:value="0.000263449572555104" calcext:value-type="float">
            <text:p>0.000263449572555</text:p>
          </table:table-cell>
          <table:table-cell table:formula="of:=0.5*[.DD12]*(([.DD6]-[.DC6])/([.DD1]-[.DC1]))^2" office:value-type="float" office:value="0.0168182711315895" calcext:value-type="float">
            <text:p>0.01681827113159</text:p>
          </table:table-cell>
          <table:table-cell table:formula="of:=0.5*[.DE12]*(([.DE6]-[.DD6])/([.DE1]-[.DD1]))^2" office:value-type="float" office:value="0.00040257159916244" calcext:value-type="float">
            <text:p>0.000402571599162</text:p>
          </table:table-cell>
          <table:table-cell table:formula="of:=0.5*[.DF12]*(([.DF6]-[.DE6])/([.DF1]-[.DE1]))^2" office:value-type="float" office:value="0.00782723229489529" calcext:value-type="float">
            <text:p>0.007827232294895</text:p>
          </table:table-cell>
          <table:table-cell table:formula="of:=0.5*[.DG12]*(([.DG6]-[.DF6])/([.DG1]-[.DF1]))^2" office:value-type="float" office:value="0.000348842615745076" calcext:value-type="float">
            <text:p>0.000348842615745</text:p>
          </table:table-cell>
          <table:table-cell table:formula="of:=0.5*[.DH12]*(([.DH6]-[.DG6])/([.DH1]-[.DG1]))^2" office:value-type="float" office:value="0.000189781317722734" calcext:value-type="float">
            <text:p>0.000189781317723</text:p>
          </table:table-cell>
          <table:table-cell table:formula="of:=0.5*[.DI12]*(([.DI6]-[.DH6])/([.DI1]-[.DH1]))^2" office:value-type="float" office:value="0.000527308112001471" calcext:value-type="float">
            <text:p>0.000527308112001</text:p>
          </table:table-cell>
          <table:table-cell table:formula="of:=0.5*[.DJ12]*(([.DJ6]-[.DI6])/([.DJ1]-[.DI1]))^2" office:value-type="float" office:value="0.00533491053754432" calcext:value-type="float">
            <text:p>0.005334910537544</text:p>
          </table:table-cell>
          <table:table-cell table:formula="of:=0.5*[.DK12]*(([.DK6]-[.DJ6])/([.DK1]-[.DJ1]))^2" office:value-type="float" office:value="0.0000288477019922117" calcext:value-type="float">
            <text:p>2.88477019922117E-05</text:p>
          </table:table-cell>
          <table:table-cell table:formula="of:=0.5*[.DL12]*(([.DL6]-[.DK6])/([.DL1]-[.DK1]))^2" office:value-type="float" office:value="0.00126075210887828" calcext:value-type="float">
            <text:p>0.001260752108878</text:p>
          </table:table-cell>
          <table:table-cell table:formula="of:=0.5*[.DM12]*(([.DM6]-[.DL6])/([.DM1]-[.DL1]))^2" office:value-type="float" office:value="0.0145648204398651" calcext:value-type="float">
            <text:p>0.014564820439865</text:p>
          </table:table-cell>
          <table:table-cell table:formula="of:=0.5*[.DN12]*(([.DN6]-[.DM6])/([.DN1]-[.DM1]))^2" office:value-type="float" office:value="0.00190294545972016" calcext:value-type="float">
            <text:p>0.00190294545972</text:p>
          </table:table-cell>
          <table:table-cell table:formula="of:=0.5*[.DO12]*(([.DO6]-[.DN6])/([.DO1]-[.DN1]))^2" office:value-type="float" office:value="0.0070252376949375" calcext:value-type="float">
            <text:p>0.007025237694938</text:p>
          </table:table-cell>
          <table:table-cell table:formula="of:=0.5*[.DP12]*(([.DP6]-[.DO6])/([.DP1]-[.DO1]))^2" office:value-type="float" office:value="0.0000101453442767464" calcext:value-type="float">
            <text:p>1.01453442767464E-05</text:p>
          </table:table-cell>
          <table:table-cell table:formula="of:=0.5*[.DQ12]*(([.DQ6]-[.DP6])/([.DQ1]-[.DP1]))^2" office:value-type="float" office:value="0.00211402044971314" calcext:value-type="float">
            <text:p>0.002114020449713</text:p>
          </table:table-cell>
          <table:table-cell table:formula="of:=0.5*[.DR12]*(([.DR6]-[.DQ6])/([.DR1]-[.DQ1]))^2" office:value-type="float" office:value="0.00274797074954197" calcext:value-type="float">
            <text:p>0.002747970749542</text:p>
          </table:table-cell>
          <table:table-cell table:formula="of:=0.5*[.DS12]*(([.DS6]-[.DR6])/([.DS1]-[.DR1]))^2" office:value-type="float" office:value="0.001502141129613" calcext:value-type="float">
            <text:p>0.001502141129613</text:p>
          </table:table-cell>
          <table:table-cell table:formula="of:=0.5*[.DT12]*(([.DT6]-[.DS6])/([.DT1]-[.DS1]))^2" office:value-type="float" office:value="0.00358745043490185" calcext:value-type="float">
            <text:p>0.003587450434902</text:p>
          </table:table-cell>
          <table:table-cell table:formula="of:=0.5*[.DU12]*(([.DU6]-[.DT6])/([.DU1]-[.DT1]))^2" office:value-type="float" office:value="0.0000638881974071865" calcext:value-type="float">
            <text:p>6.38881974071865E-05</text:p>
          </table:table-cell>
          <table:table-cell table:formula="of:=0.5*[.DV12]*(([.DV6]-[.DU6])/([.DV1]-[.DU1]))^2" office:value-type="float" office:value="0.000877647917372549" calcext:value-type="float">
            <text:p>0.000877647917373</text:p>
          </table:table-cell>
          <table:table-cell table:formula="of:=0.5*[.DW12]*(([.DW6]-[.DV6])/([.DW1]-[.DV1]))^2" office:value-type="float" office:value="0.0254487887565728" calcext:value-type="float">
            <text:p>0.025448788756573</text:p>
          </table:table-cell>
          <table:table-cell table:formula="of:=0.5*[.DX12]*(([.DX6]-[.DW6])/([.DX1]-[.DW1]))^2" office:value-type="float" office:value="0.00582323076690311" calcext:value-type="float">
            <text:p>0.005823230766903</text:p>
          </table:table-cell>
          <table:table-cell table:formula="of:=0.5*[.DY12]*(([.DY6]-[.DX6])/([.DY1]-[.DX1]))^2" office:value-type="float" office:value="0.00289046801182192" calcext:value-type="float">
            <text:p>0.002890468011822</text:p>
          </table:table-cell>
          <table:table-cell table:formula="of:=0.5*[.DZ12]*(([.DZ6]-[.DY6])/([.DZ1]-[.DY1]))^2" office:value-type="float" office:value="0.00341010565303092" calcext:value-type="float">
            <text:p>0.003410105653031</text:p>
          </table:table-cell>
          <table:table-cell table:formula="of:=0.5*[.EA12]*(([.EA6]-[.DZ6])/([.EA1]-[.DZ1]))^2" office:value-type="float" office:value="0.000697599848031269" calcext:value-type="float">
            <text:p>0.000697599848031</text:p>
          </table:table-cell>
          <table:table-cell table:formula="of:=0.5*[.EB12]*(([.EB6]-[.EA6])/([.EB1]-[.EA1]))^2" office:value-type="float" office:value="0.00136884902246586" calcext:value-type="float">
            <text:p>0.001368849022466</text:p>
          </table:table-cell>
          <table:table-cell table:formula="of:=0.5*[.EC12]*(([.EC6]-[.EB6])/([.EC1]-[.EB1]))^2" office:value-type="float" office:value="0.000058048304922246" calcext:value-type="float">
            <text:p>5.8048304922246E-05</text:p>
          </table:table-cell>
          <table:table-cell table:formula="of:=0.5*[.ED12]*(([.ED6]-[.EC6])/([.ED1]-[.EC1]))^2" office:value-type="float" office:value="0.00147494648671541" calcext:value-type="float">
            <text:p>0.001474946486715</text:p>
          </table:table-cell>
          <table:table-cell table:formula="of:=0.5*[.EE12]*(([.EE6]-[.ED6])/([.EE1]-[.ED1]))^2" office:value-type="float" office:value="0.000213209213719312" calcext:value-type="float">
            <text:p>0.000213209213719</text:p>
          </table:table-cell>
          <table:table-cell table:formula="of:=0.5*[.EF12]*(([.EF6]-[.EE6])/([.EF1]-[.EE1]))^2" office:value-type="float" office:value="0.00565309998976114" calcext:value-type="float">
            <text:p>0.005653099989761</text:p>
          </table:table-cell>
          <table:table-cell table:formula="of:=0.5*[.EG12]*(([.EG6]-[.EF6])/([.EG1]-[.EF1]))^2" office:value-type="float" office:value="0.000441731351953149" calcext:value-type="float">
            <text:p>0.000441731351953</text:p>
          </table:table-cell>
          <table:table-cell table:formula="of:=0.5*[.EH12]*(([.EH6]-[.EG6])/([.EH1]-[.EG1]))^2" office:value-type="float" office:value="0.00235889798945206" calcext:value-type="float">
            <text:p>0.002358897989452</text:p>
          </table:table-cell>
          <table:table-cell table:formula="of:=0.5*[.EI12]*(([.EI6]-[.EH6])/([.EI1]-[.EH1]))^2" office:value-type="float" office:value="0.0143479611411762" calcext:value-type="float">
            <text:p>0.014347961141176</text:p>
          </table:table-cell>
          <table:table-cell table:formula="of:=0.5*[.EJ12]*(([.EJ6]-[.EI6])/([.EJ1]-[.EI1]))^2" office:value-type="float" office:value="0.000712352022490416" calcext:value-type="float">
            <text:p>0.00071235202249</text:p>
          </table:table-cell>
          <table:table-cell table:formula="of:=0.5*[.EK12]*(([.EK6]-[.EJ6])/([.EK1]-[.EJ1]))^2" office:value-type="float" office:value="0.00738947240851491" calcext:value-type="float">
            <text:p>0.007389472408515</text:p>
          </table:table-cell>
          <table:table-cell table:formula="of:=0.5*[.EL12]*(([.EL6]-[.EK6])/([.EL1]-[.EK1]))^2" office:value-type="float" office:value="0.00105954860821109" calcext:value-type="float">
            <text:p>0.001059548608211</text:p>
          </table:table-cell>
          <table:table-cell table:formula="of:=0.5*[.EM12]*(([.EM6]-[.EL6])/([.EM1]-[.EL1]))^2" office:value-type="float" office:value="0.000843285573380014" calcext:value-type="float">
            <text:p>0.00084328557338</text:p>
          </table:table-cell>
          <table:table-cell table:formula="of:=0.5*[.EN12]*(([.EN6]-[.EM6])/([.EN1]-[.EM1]))^2" office:value-type="float" office:value="0.00556628447932886" calcext:value-type="float">
            <text:p>0.005566284479329</text:p>
          </table:table-cell>
          <table:table-cell table:formula="of:=0.5*[.EO12]*(([.EO6]-[.EN6])/([.EO1]-[.EN1]))^2" office:value-type="float" office:value="0.000298306771787034" calcext:value-type="float">
            <text:p>0.000298306771787</text:p>
          </table:table-cell>
          <table:table-cell table:formula="of:=0.5*[.EP12]*(([.EP6]-[.EO6])/([.EP1]-[.EO1]))^2" office:value-type="float" office:value="0.000984973489115841" calcext:value-type="float">
            <text:p>0.000984973489116</text:p>
          </table:table-cell>
          <table:table-cell table:formula="of:=0.5*[.EQ12]*(([.EQ6]-[.EP6])/([.EQ1]-[.EP1]))^2" office:value-type="float" office:value="0.000947281174977375" calcext:value-type="float">
            <text:p>0.000947281174977</text:p>
          </table:table-cell>
          <table:table-cell table:formula="of:=0.5*[.ER12]*(([.ER6]-[.EQ6])/([.ER1]-[.EQ1]))^2" office:value-type="float" office:value="0.0001939898267973" calcext:value-type="float">
            <text:p>0.000193989826797</text:p>
          </table:table-cell>
          <table:table-cell table:formula="of:=0.5*[.ES12]*(([.ES6]-[.ER6])/([.ES1]-[.ER1]))^2" office:value-type="float" office:value="0.0181619962093752" calcext:value-type="float">
            <text:p>0.018161996209375</text:p>
          </table:table-cell>
          <table:table-cell table:formula="of:=0.5*[.ET12]*(([.ET6]-[.ES6])/([.ET1]-[.ES1]))^2" office:value-type="float" office:value="0.000323302322727008" calcext:value-type="float">
            <text:p>0.000323302322727</text:p>
          </table:table-cell>
          <table:table-cell table:formula="of:=0.5*[.EU12]*(([.EU6]-[.ET6])/([.EU1]-[.ET1]))^2" office:value-type="float" office:value="0.000796739709594469" calcext:value-type="float">
            <text:p>0.000796739709594</text:p>
          </table:table-cell>
          <table:table-cell table:formula="of:=0.5*[.EV12]*(([.EV6]-[.EU6])/([.EV1]-[.EU1]))^2" office:value-type="float" office:value="0.000103882914596702" calcext:value-type="float">
            <text:p>0.000103882914597</text:p>
          </table:table-cell>
          <table:table-cell table:formula="of:=0.5*[.EW12]*(([.EW6]-[.EV6])/([.EW1]-[.EV1]))^2" office:value-type="float" office:value="0.00000732495458940268" calcext:value-type="float">
            <text:p>7.32495458940268E-06</text:p>
          </table:table-cell>
          <table:table-cell table:formula="of:=0.5*[.EX12]*(([.EX6]-[.EW6])/([.EX1]-[.EW1]))^2" office:value-type="float" office:value="0.0129264877048629" calcext:value-type="float">
            <text:p>0.012926487704863</text:p>
          </table:table-cell>
          <table:table-cell table:formula="of:=0.5*[.EY12]*(([.EY6]-[.EX6])/([.EY1]-[.EX1]))^2" office:value-type="float" office:value="0.00862618777199139" calcext:value-type="float">
            <text:p>0.008626187771991</text:p>
          </table:table-cell>
          <table:table-cell table:formula="of:=0.5*[.EZ12]*(([.EZ6]-[.EY6])/([.EZ1]-[.EY1]))^2" office:value-type="float" office:value="0.00305341351888089" calcext:value-type="float">
            <text:p>0.003053413518881</text:p>
          </table:table-cell>
          <table:table-cell table:formula="of:=0.5*[.FA12]*(([.FA6]-[.EZ6])/([.FA1]-[.EZ1]))^2" office:value-type="float" office:value="0.000791392702317994" calcext:value-type="float">
            <text:p>0.000791392702318</text:p>
          </table:table-cell>
          <table:table-cell table:formula="of:=0.5*[.FB12]*(([.FB6]-[.FA6])/([.FB1]-[.FA1]))^2" office:value-type="float" office:value="0.00886344605695638" calcext:value-type="float">
            <text:p>0.008863446056956</text:p>
          </table:table-cell>
          <table:table-cell table:formula="of:=0.5*[.FC12]*(([.FC6]-[.FB6])/([.FC1]-[.FB1]))^2" office:value-type="float" office:value="0.00318882086113397" calcext:value-type="float">
            <text:p>0.003188820861134</text:p>
          </table:table-cell>
          <table:table-cell table:formula="of:=0.5*[.FD12]*(([.FD6]-[.FC6])/([.FD1]-[.FC1]))^2" office:value-type="float" office:value="0.000531422449727301" calcext:value-type="float">
            <text:p>0.000531422449727</text:p>
          </table:table-cell>
          <table:table-cell table:formula="of:=0.5*[.FE12]*(([.FE6]-[.FD6])/([.FE1]-[.FD1]))^2" office:value-type="float" office:value="0.00129430674978689" calcext:value-type="float">
            <text:p>0.001294306749787</text:p>
          </table:table-cell>
          <table:table-cell table:formula="of:=0.5*[.FF12]*(([.FF6]-[.FE6])/([.FF1]-[.FE1]))^2" office:value-type="float" office:value="0.0151409833336709" calcext:value-type="float">
            <text:p>0.015140983333671</text:p>
          </table:table-cell>
          <table:table-cell table:formula="of:=0.5*[.FG12]*(([.FG6]-[.FF6])/([.FG1]-[.FF1]))^2" office:value-type="float" office:value="0.00263990736504961" calcext:value-type="float">
            <text:p>0.00263990736505</text:p>
          </table:table-cell>
          <table:table-cell table:formula="of:=0.5*[.FH12]*(([.FH6]-[.FG6])/([.FH1]-[.FG1]))^2" office:value-type="float" office:value="0.00838016730222431" calcext:value-type="float">
            <text:p>0.008380167302224</text:p>
          </table:table-cell>
          <table:table-cell table:formula="of:=0.5*[.FI12]*(([.FI6]-[.FH6])/([.FI1]-[.FH1]))^2" office:value-type="float" office:value="0.00136441274270562" calcext:value-type="float">
            <text:p>0.001364412742706</text:p>
          </table:table-cell>
          <table:table-cell table:formula="of:=0.5*[.FJ12]*(([.FJ6]-[.FI6])/([.FJ1]-[.FI1]))^2" office:value-type="float" office:value="0.000623840614112311" calcext:value-type="float">
            <text:p>0.000623840614112</text:p>
          </table:table-cell>
          <table:table-cell table:formula="of:=0.5*[.FK12]*(([.FK6]-[.FJ6])/([.FK1]-[.FJ1]))^2" office:value-type="float" office:value="0.00259047950798879" calcext:value-type="float">
            <text:p>0.002590479507989</text:p>
          </table:table-cell>
          <table:table-cell table:formula="of:=0.5*[.FL12]*(([.FL6]-[.FK6])/([.FL1]-[.FK1]))^2" office:value-type="float" office:value="0.000789319773805634" calcext:value-type="float">
            <text:p>0.000789319773806</text:p>
          </table:table-cell>
          <table:table-cell table:formula="of:=0.5*[.FM12]*(([.FM6]-[.FL6])/([.FM1]-[.FL1]))^2" office:value-type="float" office:value="0.0230460693260057" calcext:value-type="float">
            <text:p>0.023046069326006</text:p>
          </table:table-cell>
          <table:table-cell table:formula="of:=0.5*[.FN12]*(([.FN6]-[.FM6])/([.FN1]-[.FM1]))^2" office:value-type="float" office:value="0.000409785656979208" calcext:value-type="float">
            <text:p>0.000409785656979</text:p>
          </table:table-cell>
          <table:table-cell table:formula="of:=0.5*[.FO12]*(([.FO6]-[.FN6])/([.FO1]-[.FN1]))^2" office:value-type="float" office:value="0.00204467535050725" calcext:value-type="float">
            <text:p>0.002044675350507</text:p>
          </table:table-cell>
          <table:table-cell table:formula="of:=0.5*[.FP12]*(([.FP6]-[.FO6])/([.FP1]-[.FO1]))^2" office:value-type="float" office:value="0.00183846033423659" calcext:value-type="float">
            <text:p>0.001838460334237</text:p>
          </table:table-cell>
          <table:table-cell table:formula="of:=0.5*[.FQ12]*(([.FQ6]-[.FP6])/([.FQ1]-[.FP1]))^2" office:value-type="float" office:value="0.0113498684826872" calcext:value-type="float">
            <text:p>0.011349868482687</text:p>
          </table:table-cell>
          <table:table-cell table:formula="of:=0.5*[.FR12]*(([.FR6]-[.FQ6])/([.FR1]-[.FQ1]))^2" office:value-type="float" office:value="0.00807416024459139" calcext:value-type="float">
            <text:p>0.008074160244591</text:p>
          </table:table-cell>
          <table:table-cell table:formula="of:=0.5*[.FS12]*(([.FS6]-[.FR6])/([.FS1]-[.FR1]))^2" office:value-type="float" office:value="0.0000176638976316379" calcext:value-type="float">
            <text:p>1.76638976316379E-05</text:p>
          </table:table-cell>
          <table:table-cell table:formula="of:=0.5*[.FT12]*(([.FT6]-[.FS6])/([.FT1]-[.FS1]))^2" office:value-type="float" office:value="0.00777520331210759" calcext:value-type="float">
            <text:p>0.007775203312108</text:p>
          </table:table-cell>
          <table:table-cell table:formula="of:=0.5*[.FU12]*(([.FU6]-[.FT6])/([.FU1]-[.FT1]))^2" office:value-type="float" office:value="0.00177256961366368" calcext:value-type="float">
            <text:p>0.001772569613664</text:p>
          </table:table-cell>
          <table:table-cell table:formula="of:=0.5*[.FV12]*(([.FV6]-[.FU6])/([.FV1]-[.FU1]))^2" office:value-type="float" office:value="0.00140262296292499" calcext:value-type="float">
            <text:p>0.001402622962925</text:p>
          </table:table-cell>
          <table:table-cell table:formula="of:=0.5*[.FW12]*(([.FW6]-[.FV6])/([.FW1]-[.FV1]))^2" office:value-type="float" office:value="0.000491990695584791" calcext:value-type="float">
            <text:p>0.000491990695585</text:p>
          </table:table-cell>
          <table:table-cell table:formula="of:=0.5*[.FX12]*(([.FX6]-[.FW6])/([.FX1]-[.FW1]))^2" office:value-type="float" office:value="0.0000750454557820456" calcext:value-type="float">
            <text:p>7.50454557820456E-05</text:p>
          </table:table-cell>
          <table:table-cell table:formula="of:=0.5*[.FY12]*(([.FY6]-[.FX6])/([.FY1]-[.FX1]))^2" office:value-type="float" office:value="0.00411093968350609" calcext:value-type="float">
            <text:p>0.004110939683506</text:p>
          </table:table-cell>
          <table:table-cell table:formula="of:=0.5*[.FZ12]*(([.FZ6]-[.FY6])/([.FZ1]-[.FY1]))^2" office:value-type="float" office:value="0.000118471312282605" calcext:value-type="float">
            <text:p>0.000118471312283</text:p>
          </table:table-cell>
          <table:table-cell table:formula="of:=0.5*[.GA12]*(([.GA6]-[.FZ6])/([.GA1]-[.FZ1]))^2" office:value-type="float" office:value="0.00364399095958355" calcext:value-type="float">
            <text:p>0.003643990959584</text:p>
          </table:table-cell>
          <table:table-cell table:formula="of:=0.5*[.GB12]*(([.GB6]-[.GA6])/([.GB1]-[.GA1]))^2" office:value-type="float" office:value="0.0108716744402165" calcext:value-type="float">
            <text:p>0.010871674440217</text:p>
          </table:table-cell>
          <table:table-cell table:formula="of:=0.5*[.GC12]*(([.GC6]-[.GB6])/([.GC1]-[.GB1]))^2" office:value-type="float" office:value="0.00152761887227369" calcext:value-type="float">
            <text:p>0.001527618872274</text:p>
          </table:table-cell>
          <table:table-cell table:formula="of:=0.5*[.GD12]*(([.GD6]-[.GC6])/([.GD1]-[.GC1]))^2" office:value-type="float" office:value="0.00562080503370354" calcext:value-type="float">
            <text:p>0.005620805033704</text:p>
          </table:table-cell>
          <table:table-cell table:formula="of:=0.5*[.GE12]*(([.GE6]-[.GD6])/([.GE1]-[.GD1]))^2" office:value-type="float" office:value="0.00285397700491717" calcext:value-type="float">
            <text:p>0.002853977004917</text:p>
          </table:table-cell>
          <table:table-cell table:formula="of:=0.5*[.GF12]*(([.GF6]-[.GE6])/([.GF1]-[.GE1]))^2" office:value-type="float" office:value="0.00235646955525769" calcext:value-type="float">
            <text:p>0.002356469555258</text:p>
          </table:table-cell>
          <table:table-cell table:formula="of:=0.5*[.GG12]*(([.GG6]-[.GF6])/([.GG1]-[.GF1]))^2" office:value-type="float" office:value="0.000322081899357242" calcext:value-type="float">
            <text:p>0.000322081899357</text:p>
          </table:table-cell>
          <table:table-cell table:formula="of:=0.5*[.GH12]*(([.GH6]-[.GG6])/([.GH1]-[.GG1]))^2" office:value-type="float" office:value="0.00220502474900529" calcext:value-type="float">
            <text:p>0.002205024749005</text:p>
          </table:table-cell>
          <table:table-cell table:formula="of:=0.5*[.GI12]*(([.GI6]-[.GH6])/([.GI1]-[.GH1]))^2" office:value-type="float" office:value="0.000667769942827791" calcext:value-type="float">
            <text:p>0.000667769942828</text:p>
          </table:table-cell>
          <table:table-cell table:formula="of:=0.5*[.GJ12]*(([.GJ6]-[.GI6])/([.GJ1]-[.GI1]))^2" office:value-type="float" office:value="0.00443294715394911" calcext:value-type="float">
            <text:p>0.004432947153949</text:p>
          </table:table-cell>
          <table:table-cell table:formula="of:=0.5*[.GK12]*(([.GK6]-[.GJ6])/([.GK1]-[.GJ1]))^2" office:value-type="float" office:value="0.00000636917451462434" calcext:value-type="float">
            <text:p>6.36917451462434E-06</text:p>
          </table:table-cell>
          <table:table-cell table:formula="of:=0.5*[.GL12]*(([.GL6]-[.GK6])/([.GL1]-[.GK1]))^2" office:value-type="float" office:value="0.00028168805286192" calcext:value-type="float">
            <text:p>0.000281688052862</text:p>
          </table:table-cell>
          <table:table-cell table:formula="of:=0.5*[.GM12]*(([.GM6]-[.GL6])/([.GM1]-[.GL1]))^2" office:value-type="float" office:value="0.0146285088297898" calcext:value-type="float">
            <text:p>0.01462850882979</text:p>
          </table:table-cell>
          <table:table-cell table:formula="of:=0.5*[.GN12]*(([.GN6]-[.GM6])/([.GN1]-[.GM1]))^2" office:value-type="float" office:value="0.00691849071645947" calcext:value-type="float">
            <text:p>0.006918490716459</text:p>
          </table:table-cell>
          <table:table-cell table:formula="of:=0.5*[.GO12]*(([.GO6]-[.GN6])/([.GO1]-[.GN1]))^2" office:value-type="float" office:value="0.00057382879546978" calcext:value-type="float">
            <text:p>0.00057382879547</text:p>
          </table:table-cell>
          <table:table-cell table:formula="of:=0.5*[.GP12]*(([.GP6]-[.GO6])/([.GP1]-[.GO1]))^2" office:value-type="float" office:value="0.00767588167544965" calcext:value-type="float">
            <text:p>0.00767588167545</text:p>
          </table:table-cell>
          <table:table-cell table:formula="of:=0.5*[.GQ12]*(([.GQ6]-[.GP6])/([.GQ1]-[.GP1]))^2" office:value-type="float" office:value="0.000155622481439717" calcext:value-type="float">
            <text:p>0.00015562248144</text:p>
          </table:table-cell>
          <table:table-cell table:formula="of:=0.5*[.GR12]*(([.GR6]-[.GQ6])/([.GR1]-[.GQ1]))^2" office:value-type="float" office:value="0.000115550164992349" calcext:value-type="float">
            <text:p>0.000115550164992</text:p>
          </table:table-cell>
          <table:table-cell table:formula="of:=0.5*[.GS12]*(([.GS6]-[.GR6])/([.GS1]-[.GR1]))^2" office:value-type="float" office:value="0.00131288828997102" calcext:value-type="float">
            <text:p>0.001312888289971</text:p>
          </table:table-cell>
          <table:table-cell table:formula="of:=0.5*[.GT12]*(([.GT6]-[.GS6])/([.GT1]-[.GS1]))^2" office:value-type="float" office:value="0.000450292591885592" calcext:value-type="float">
            <text:p>0.000450292591886</text:p>
          </table:table-cell>
          <table:table-cell table:formula="of:=0.5*[.GU12]*(([.GU6]-[.GT6])/([.GU1]-[.GT1]))^2" office:value-type="float" office:value="0.00171330157517135" calcext:value-type="float">
            <text:p>0.001713301575171</text:p>
          </table:table-cell>
          <table:table-cell table:formula="of:=0.5*[.GV12]*(([.GV6]-[.GU6])/([.GV1]-[.GU1]))^2" office:value-type="float" office:value="0.0000560206928108293" calcext:value-type="float">
            <text:p>5.60206928108293E-05</text:p>
          </table:table-cell>
          <table:table-cell table:formula="of:=0.5*[.GW12]*(([.GW6]-[.GV6])/([.GW1]-[.GV1]))^2" office:value-type="float" office:value="0.00189769596430172" calcext:value-type="float">
            <text:p>0.001897695964302</text:p>
          </table:table-cell>
          <table:table-cell table:formula="of:=0.5*[.GX12]*(([.GX6]-[.GW6])/([.GX1]-[.GW1]))^2" office:value-type="float" office:value="0.0108220995258095" calcext:value-type="float">
            <text:p>0.01082209952581</text:p>
          </table:table-cell>
          <table:table-cell table:formula="of:=0.5*[.GY12]*(([.GY6]-[.GX6])/([.GY1]-[.GX1]))^2" office:value-type="float" office:value="0.00112842931826167" calcext:value-type="float">
            <text:p>0.001128429318262</text:p>
          </table:table-cell>
          <table:table-cell table:formula="of:=0.5*[.GZ12]*(([.GZ6]-[.GY6])/([.GZ1]-[.GY1]))^2" office:value-type="float" office:value="0.000281012466615159" calcext:value-type="float">
            <text:p>0.000281012466615</text:p>
          </table:table-cell>
          <table:table-cell table:formula="of:=0.5*[.HA12]*(([.HA6]-[.GZ6])/([.HA1]-[.GZ1]))^2" office:value-type="float" office:value="0.000269033080529497" calcext:value-type="float">
            <text:p>0.000269033080529</text:p>
          </table:table-cell>
          <table:table-cell table:formula="of:=0.5*[.HB12]*(([.HB6]-[.HA6])/([.HB1]-[.HA1]))^2" office:value-type="float" office:value="0.00207655322518485" calcext:value-type="float">
            <text:p>0.002076553225185</text:p>
          </table:table-cell>
          <table:table-cell table:formula="of:=0.5*[.HC12]*(([.HC6]-[.HB6])/([.HC1]-[.HB1]))^2" office:value-type="float" office:value="0.000243784420842273" calcext:value-type="float">
            <text:p>0.000243784420842</text:p>
          </table:table-cell>
          <table:table-cell table:formula="of:=0.5*[.HD12]*(([.HD6]-[.HC6])/([.HD1]-[.HC1]))^2" office:value-type="float" office:value="0.00392481291553487" calcext:value-type="float">
            <text:p>0.003924812915535</text:p>
          </table:table-cell>
          <table:table-cell table:formula="of:=0.5*[.HE12]*(([.HE6]-[.HD6])/([.HE1]-[.HD1]))^2" office:value-type="float" office:value="0.000224862190769626" calcext:value-type="float">
            <text:p>0.00022486219077</text:p>
          </table:table-cell>
          <table:table-cell table:formula="of:=0.5*[.HF12]*(([.HF6]-[.HE6])/([.HF1]-[.HE1]))^2" office:value-type="float" office:value="0.000274863851457862" calcext:value-type="float">
            <text:p>0.000274863851458</text:p>
          </table:table-cell>
          <table:table-cell table:formula="of:=0.5*[.HG12]*(([.HG6]-[.HF6])/([.HG1]-[.HF1]))^2" office:value-type="float" office:value="0.000623286568622559" calcext:value-type="float">
            <text:p>0.000623286568623</text:p>
          </table:table-cell>
          <table:table-cell table:formula="of:=0.5*[.HH12]*(([.HH6]-[.HG6])/([.HH1]-[.HG1]))^2" office:value-type="float" office:value="0.00482598112756674" calcext:value-type="float">
            <text:p>0.004825981127567</text:p>
          </table:table-cell>
          <table:table-cell table:formula="of:=0.5*[.HI12]*(([.HI6]-[.HH6])/([.HI1]-[.HH1]))^2" office:value-type="float" office:value="0.00000316330410823676" calcext:value-type="float">
            <text:p>3.16330410823676E-06</text:p>
          </table:table-cell>
          <table:table-cell table:formula="of:=0.5*[.HJ12]*(([.HJ6]-[.HI6])/([.HJ1]-[.HI1]))^2" office:value-type="float" office:value="0.0060597385780823" calcext:value-type="float">
            <text:p>0.006059738578082</text:p>
          </table:table-cell>
          <table:table-cell table:formula="of:=0.5*[.HK12]*(([.HK6]-[.HJ6])/([.HK1]-[.HJ1]))^2" office:value-type="float" office:value="0.000820100298150491" calcext:value-type="float">
            <text:p>0.00082010029815</text:p>
          </table:table-cell>
          <table:table-cell table:formula="of:=0.5*[.HL12]*(([.HL6]-[.HK6])/([.HL1]-[.HK1]))^2" office:value-type="float" office:value="0.000945031540062992" calcext:value-type="float">
            <text:p>0.000945031540063</text:p>
          </table:table-cell>
          <table:table-cell table:formula="of:=0.5*[.HM12]*(([.HM6]-[.HL6])/([.HM1]-[.HL1]))^2" office:value-type="float" office:value="0.0000204761317551938" calcext:value-type="float">
            <text:p>2.04761317551938E-05</text:p>
          </table:table-cell>
          <table:table-cell table:formula="of:=0.5*[.HN12]*(([.HN6]-[.HM6])/([.HN1]-[.HM1]))^2" office:value-type="float" office:value="0.00510404905781236" calcext:value-type="float">
            <text:p>0.005104049057812</text:p>
          </table:table-cell>
          <table:table-cell table:formula="of:=0.5*[.HO12]*(([.HO6]-[.HN6])/([.HO1]-[.HN1]))^2" office:value-type="float" office:value="0.0018683594638551" calcext:value-type="float">
            <text:p>0.001868359463855</text:p>
          </table:table-cell>
          <table:table-cell table:formula="of:=0.5*[.HP12]*(([.HP6]-[.HO6])/([.HP1]-[.HO1]))^2" office:value-type="float" office:value="0.0000000734374181207178" calcext:value-type="float">
            <text:p>7.34374181207178E-08</text:p>
          </table:table-cell>
          <table:table-cell table:formula="of:=0.5*[.HQ12]*(([.HQ6]-[.HP6])/([.HQ1]-[.HP1]))^2" office:value-type="float" office:value="0.00237096601348001" calcext:value-type="float">
            <text:p>0.00237096601348</text:p>
          </table:table-cell>
          <table:table-cell table:formula="of:=0.5*[.HR12]*(([.HR6]-[.HQ6])/([.HR1]-[.HQ1]))^2" office:value-type="float" office:value="0.0000783401056643118" calcext:value-type="float">
            <text:p>7.83401056643118E-05</text:p>
          </table:table-cell>
          <table:table-cell table:formula="of:=0.5*[.HS12]*(([.HS6]-[.HR6])/([.HS1]-[.HR1]))^2" office:value-type="float" office:value="0.00000341410785051009" calcext:value-type="float">
            <text:p>3.41410785051009E-06</text:p>
          </table:table-cell>
          <table:table-cell table:formula="of:=0.5*[.HT12]*(([.HT6]-[.HS6])/([.HT1]-[.HS1]))^2" office:value-type="float" office:value="0.00324626558199826" calcext:value-type="float">
            <text:p>0.003246265581998</text:p>
          </table:table-cell>
          <table:table-cell table:formula="of:=0.5*[.HU12]*(([.HU6]-[.HT6])/([.HU1]-[.HT1]))^2" office:value-type="float" office:value="0.00682459494746495" calcext:value-type="float">
            <text:p>0.006824594947465</text:p>
          </table:table-cell>
          <table:table-cell table:formula="of:=0.5*[.HV12]*(([.HV6]-[.HU6])/([.HV1]-[.HU1]))^2" office:value-type="float" office:value="0.00162922935600759" calcext:value-type="float">
            <text:p>0.001629229356008</text:p>
          </table:table-cell>
          <table:table-cell table:formula="of:=0.5*[.HW12]*(([.HW6]-[.HV6])/([.HW1]-[.HV1]))^2" office:value-type="float" office:value="0.000702656405577841" calcext:value-type="float">
            <text:p>0.000702656405578</text:p>
          </table:table-cell>
          <table:table-cell table:formula="of:=0.5*[.HX12]*(([.HX6]-[.HW6])/([.HX1]-[.HW1]))^2" office:value-type="float" office:value="0.000818209015473843" calcext:value-type="float">
            <text:p>0.000818209015474</text:p>
          </table:table-cell>
          <table:table-cell table:formula="of:=0.5*[.HY12]*(([.HY6]-[.HX6])/([.HY1]-[.HX1]))^2" office:value-type="float" office:value="0.00240830015881408" calcext:value-type="float">
            <text:p>0.002408300158814</text:p>
          </table:table-cell>
          <table:table-cell table:formula="of:=0.5*[.HZ12]*(([.HZ6]-[.HY6])/([.HZ1]-[.HY1]))^2" office:value-type="float" office:value="0.0000243803182351648" calcext:value-type="float">
            <text:p>2.43803182351648E-05</text:p>
          </table:table-cell>
          <table:table-cell table:formula="of:=0.5*[.IA12]*(([.IA6]-[.HZ6])/([.IA1]-[.HZ1]))^2" office:value-type="float" office:value="0.0052612722061001" calcext:value-type="float">
            <text:p>0.0052612722061</text:p>
          </table:table-cell>
          <table:table-cell table:formula="of:=0.5*[.IB12]*(([.IB6]-[.IA6])/([.IB1]-[.IA1]))^2" office:value-type="float" office:value="0.000401875834452988" calcext:value-type="float">
            <text:p>0.000401875834453</text:p>
          </table:table-cell>
          <table:table-cell table:formula="of:=0.5*[.IC12]*(([.IC6]-[.IB6])/([.IC1]-[.IB1]))^2" office:value-type="float" office:value="0.0000738620220547843" calcext:value-type="float">
            <text:p>7.38620220547843E-05</text:p>
          </table:table-cell>
          <table:table-cell table:formula="of:=0.5*[.ID12]*(([.ID6]-[.IC6])/([.ID1]-[.IC1]))^2" office:value-type="float" office:value="0.0103344821548037" calcext:value-type="float">
            <text:p>0.010334482154804</text:p>
          </table:table-cell>
          <table:table-cell table:formula="of:=0.5*[.IE12]*(([.IE6]-[.ID6])/([.IE1]-[.ID1]))^2" office:value-type="float" office:value="0.000740963869865174" calcext:value-type="float">
            <text:p>0.000740963869865</text:p>
          </table:table-cell>
          <table:table-cell table:formula="of:=0.5*[.IF12]*(([.IF6]-[.IE6])/([.IF1]-[.IE1]))^2" office:value-type="float" office:value="0.00703540251561731" calcext:value-type="float">
            <text:p>0.007035402515617</text:p>
          </table:table-cell>
          <table:table-cell table:formula="of:=0.5*[.IG12]*(([.IG6]-[.IF6])/([.IG1]-[.IF1]))^2" office:value-type="float" office:value="0.00295242011057192" calcext:value-type="float">
            <text:p>0.002952420110572</text:p>
          </table:table-cell>
          <table:table-cell table:formula="of:=0.5*[.IH12]*(([.IH6]-[.IG6])/([.IH1]-[.IG1]))^2" office:value-type="float" office:value="0.00183740040637793" calcext:value-type="float">
            <text:p>0.001837400406378</text:p>
          </table:table-cell>
          <table:table-cell table:formula="of:=0.5*[.II12]*(([.II6]-[.IH6])/([.II1]-[.IH1]))^2" office:value-type="float" office:value="0.00140891825600384" calcext:value-type="float">
            <text:p>0.001408918256004</text:p>
          </table:table-cell>
          <table:table-cell table:formula="of:=0.5*[.IJ12]*(([.IJ6]-[.II6])/([.IJ1]-[.II1]))^2" office:value-type="float" office:value="0.000118734068955793" calcext:value-type="float">
            <text:p>0.000118734068956</text:p>
          </table:table-cell>
          <table:table-cell table:formula="of:=0.5*[.IK12]*(([.IK6]-[.IJ6])/([.IK1]-[.IJ1]))^2" office:value-type="float" office:value="0.00149755947843648" calcext:value-type="float">
            <text:p>0.001497559478436</text:p>
          </table:table-cell>
          <table:table-cell table:formula="of:=0.5*[.IL12]*(([.IL6]-[.IK6])/([.IL1]-[.IK1]))^2" office:value-type="float" office:value="0.00176133578588677" calcext:value-type="float">
            <text:p>0.001761335785887</text:p>
          </table:table-cell>
          <table:table-cell table:formula="of:=0.5*[.IM12]*(([.IM6]-[.IL6])/([.IM1]-[.IL1]))^2" office:value-type="float" office:value="0.00336955970184281" calcext:value-type="float">
            <text:p>0.003369559701843</text:p>
          </table:table-cell>
          <table:table-cell table:formula="of:=0.5*[.IN12]*(([.IN6]-[.IM6])/([.IN1]-[.IM1]))^2" office:value-type="float" office:value="0.0176483128839298" calcext:value-type="float">
            <text:p>0.01764831288393</text:p>
          </table:table-cell>
          <table:table-cell table:formula="of:=0.5*[.IO12]*(([.IO6]-[.IN6])/([.IO1]-[.IN1]))^2" office:value-type="float" office:value="0.00391201217535764" calcext:value-type="float">
            <text:p>0.003912012175358</text:p>
          </table:table-cell>
          <table:table-cell table:formula="of:=0.5*[.IP12]*(([.IP6]-[.IO6])/([.IP1]-[.IO1]))^2" office:value-type="float" office:value="0.000000605213012032086" calcext:value-type="float">
            <text:p>6.05213012032086E-07</text:p>
          </table:table-cell>
          <table:table-cell table:formula="of:=0.5*[.IQ12]*(([.IQ6]-[.IP6])/([.IQ1]-[.IP1]))^2" office:value-type="float" office:value="0.00884034570924071" calcext:value-type="float">
            <text:p>0.008840345709241</text:p>
          </table:table-cell>
          <table:table-cell table:formula="of:=0.5*[.IR12]*(([.IR6]-[.IQ6])/([.IR1]-[.IQ1]))^2" office:value-type="float" office:value="0.00197078323960481" calcext:value-type="float">
            <text:p>0.001970783239605</text:p>
          </table:table-cell>
          <table:table-cell table:formula="of:=0.5*[.IS12]*(([.IS6]-[.IR6])/([.IS1]-[.IR1]))^2" office:value-type="float" office:value="0.00217605030479859" calcext:value-type="float">
            <text:p>0.002176050304799</text:p>
          </table:table-cell>
          <table:table-cell table:formula="of:=0.5*[.IT12]*(([.IT6]-[.IS6])/([.IT1]-[.IS1]))^2" office:value-type="float" office:value="0.0030349721775004" calcext:value-type="float">
            <text:p>0.0030349721775</text:p>
          </table:table-cell>
          <table:table-cell table:formula="of:=0.5*[.IU12]*(([.IU6]-[.IT6])/([.IU1]-[.IT1]))^2" office:value-type="float" office:value="0.00135091932629139" calcext:value-type="float">
            <text:p>0.001350919326291</text:p>
          </table:table-cell>
          <table:table-cell table:formula="of:=0.5*[.IV12]*(([.IV6]-[.IU6])/([.IV1]-[.IU1]))^2" office:value-type="float" office:value="0.000137328961114671" calcext:value-type="float">
            <text:p>0.000137328961115</text:p>
          </table:table-cell>
          <table:table-cell table:formula="of:=0.5*[.IW12]*(([.IW6]-[.IV6])/([.IW1]-[.IV1]))^2" office:value-type="float" office:value="0.00103690166148777" calcext:value-type="float">
            <text:p>0.001036901661488</text:p>
          </table:table-cell>
          <table:table-cell table:formula="of:=0.5*[.IX12]*(([.IX6]-[.IW6])/([.IX1]-[.IW1]))^2" office:value-type="float" office:value="0.00114954862096778" calcext:value-type="float">
            <text:p>0.001149548620968</text:p>
          </table:table-cell>
          <table:table-cell table:formula="of:=0.5*[.IY12]*(([.IY6]-[.IX6])/([.IY1]-[.IX1]))^2" office:value-type="float" office:value="0.00924100947654985" calcext:value-type="float">
            <text:p>0.00924100947655</text:p>
          </table:table-cell>
          <table:table-cell table:formula="of:=0.5*[.IZ12]*(([.IZ6]-[.IY6])/([.IZ1]-[.IY1]))^2" office:value-type="float" office:value="0.0043683215035361" calcext:value-type="float">
            <text:p>0.004368321503536</text:p>
          </table:table-cell>
          <table:table-cell table:formula="of:=0.5*[.JA12]*(([.JA6]-[.IZ6])/([.JA1]-[.IZ1]))^2" office:value-type="float" office:value="0.00434460619640139" calcext:value-type="float">
            <text:p>0.004344606196401</text:p>
          </table:table-cell>
          <table:table-cell table:formula="of:=0.5*[.JB12]*(([.JB6]-[.JA6])/([.JB1]-[.JA1]))^2" office:value-type="float" office:value="0.000516850887190483" calcext:value-type="float">
            <text:p>0.00051685088719</text:p>
          </table:table-cell>
          <table:table-cell table:formula="of:=0.5*[.JC12]*(([.JC6]-[.JB6])/([.JC1]-[.JB1]))^2" office:value-type="float" office:value="0.00393498171455996" calcext:value-type="float">
            <text:p>0.00393498171456</text:p>
          </table:table-cell>
          <table:table-cell table:formula="of:=0.5*[.JD12]*(([.JD6]-[.JC6])/([.JD1]-[.JC1]))^2" office:value-type="float" office:value="0.00132029819583533" calcext:value-type="float">
            <text:p>0.001320298195835</text:p>
          </table:table-cell>
          <table:table-cell table:formula="of:=0.5*[.JE12]*(([.JE6]-[.JD6])/([.JE1]-[.JD1]))^2" office:value-type="float" office:value="0.000418187791584875" calcext:value-type="float">
            <text:p>0.000418187791585</text:p>
          </table:table-cell>
          <table:table-cell table:formula="of:=0.5*[.JF12]*(([.JF6]-[.JE6])/([.JF1]-[.JE1]))^2" office:value-type="float" office:value="0.00400209816184595" calcext:value-type="float">
            <text:p>0.004002098161846</text:p>
          </table:table-cell>
          <table:table-cell table:formula="of:=0.5*[.JG12]*(([.JG6]-[.JF6])/([.JG1]-[.JF1]))^2" office:value-type="float" office:value="0.00236493370769602" calcext:value-type="float">
            <text:p>0.002364933707696</text:p>
          </table:table-cell>
          <table:table-cell table:formula="of:=0.5*[.JH12]*(([.JH6]-[.JG6])/([.JH1]-[.JG1]))^2" office:value-type="float" office:value="0.00102357964193541" calcext:value-type="float">
            <text:p>0.001023579641935</text:p>
          </table:table-cell>
          <table:table-cell table:formula="of:=0.5*[.JI12]*(([.JI6]-[.JH6])/([.JI1]-[.JH1]))^2" office:value-type="float" office:value="0.000662850528114229" calcext:value-type="float">
            <text:p>0.000662850528114</text:p>
          </table:table-cell>
          <table:table-cell table:formula="of:=0.5*[.JJ12]*(([.JJ6]-[.JI6])/([.JJ1]-[.JI1]))^2" office:value-type="float" office:value="0.00230258495282614" calcext:value-type="float">
            <text:p>0.002302584952826</text:p>
          </table:table-cell>
          <table:table-cell table:formula="of:=0.5*[.JK12]*(([.JK6]-[.JJ6])/([.JK1]-[.JJ1]))^2" office:value-type="float" office:value="0.0017152463038926" calcext:value-type="float">
            <text:p>0.001715246303893</text:p>
          </table:table-cell>
          <table:table-cell table:formula="of:=0.5*[.JL12]*(([.JL6]-[.JK6])/([.JL1]-[.JK1]))^2" office:value-type="float" office:value="0.00379891020309949" calcext:value-type="float">
            <text:p>0.0037989102031</text:p>
          </table:table-cell>
          <table:table-cell table:formula="of:=0.5*[.JM12]*(([.JM6]-[.JL6])/([.JM1]-[.JL1]))^2" office:value-type="float" office:value="0.00115618144310736" calcext:value-type="float">
            <text:p>0.001156181443107</text:p>
          </table:table-cell>
          <table:table-cell table:formula="of:=0.5*[.JN12]*(([.JN6]-[.JM6])/([.JN1]-[.JM1]))^2" office:value-type="float" office:value="0.00333127987796176" calcext:value-type="float">
            <text:p>0.003331279877962</text:p>
          </table:table-cell>
          <table:table-cell table:formula="of:=0.5*[.JO12]*(([.JO6]-[.JN6])/([.JO1]-[.JN1]))^2" office:value-type="float" office:value="0.000236708134011284" calcext:value-type="float">
            <text:p>0.000236708134011</text:p>
          </table:table-cell>
          <table:table-cell table:formula="of:=0.5*[.JP12]*(([.JP6]-[.JO6])/([.JP1]-[.JO1]))^2" office:value-type="float" office:value="0.000367431858629432" calcext:value-type="float">
            <text:p>0.000367431858629</text:p>
          </table:table-cell>
          <table:table-cell table:formula="of:=0.5*[.JQ12]*(([.JQ6]-[.JP6])/([.JQ1]-[.JP1]))^2" office:value-type="float" office:value="0.00256682178846483" calcext:value-type="float">
            <text:p>0.002566821788465</text:p>
          </table:table-cell>
          <table:table-cell table:formula="of:=0.5*[.JR12]*(([.JR6]-[.JQ6])/([.JR1]-[.JQ1]))^2" office:value-type="float" office:value="0.000617310543493211" calcext:value-type="float">
            <text:p>0.000617310543493</text:p>
          </table:table-cell>
          <table:table-cell table:formula="of:=0.5*[.JS12]*(([.JS6]-[.JR6])/([.JS1]-[.JR1]))^2" office:value-type="float" office:value="0.000314052825007633" calcext:value-type="float">
            <text:p>0.000314052825008</text:p>
          </table:table-cell>
          <table:table-cell table:formula="of:=0.5*[.JT12]*(([.JT6]-[.JS6])/([.JT1]-[.JS1]))^2" office:value-type="float" office:value="0.00407526710102915" calcext:value-type="float">
            <text:p>0.004075267101029</text:p>
          </table:table-cell>
          <table:table-cell table:formula="of:=0.5*[.JU12]*(([.JU6]-[.JT6])/([.JU1]-[.JT1]))^2" office:value-type="float" office:value="0.00101596959984562" calcext:value-type="float">
            <text:p>0.001015969599846</text:p>
          </table:table-cell>
          <table:table-cell table:formula="of:=0.5*[.JV12]*(([.JV6]-[.JU6])/([.JV1]-[.JU1]))^2" office:value-type="float" office:value="0.000214211245907114" calcext:value-type="float">
            <text:p>0.000214211245907</text:p>
          </table:table-cell>
          <table:table-cell table:formula="of:=0.5*[.JW12]*(([.JW6]-[.JV6])/([.JW1]-[.JV1]))^2" office:value-type="float" office:value="0.00287760551259465" calcext:value-type="float">
            <text:p>0.002877605512595</text:p>
          </table:table-cell>
          <table:table-cell table:formula="of:=0.5*[.JX12]*(([.JX6]-[.JW6])/([.JX1]-[.JW1]))^2" office:value-type="float" office:value="0.00236886142968047" calcext:value-type="float">
            <text:p>0.00236886142968</text:p>
          </table:table-cell>
          <table:table-cell table:formula="of:=0.5*[.JY12]*(([.JY6]-[.JX6])/([.JY1]-[.JX1]))^2" office:value-type="float" office:value="0.000747884777970582" calcext:value-type="float">
            <text:p>0.000747884777971</text:p>
          </table:table-cell>
          <table:table-cell table:formula="of:=0.5*[.JZ12]*(([.JZ6]-[.JY6])/([.JZ1]-[.JY1]))^2" office:value-type="float" office:value="0.00212522298207405" calcext:value-type="float">
            <text:p>0.002125222982074</text:p>
          </table:table-cell>
          <table:table-cell table:formula="of:=0.5*[.KA12]*(([.KA6]-[.JZ6])/([.KA1]-[.JZ1]))^2" office:value-type="float" office:value="0.000486342774958011" calcext:value-type="float">
            <text:p>0.000486342774958</text:p>
          </table:table-cell>
          <table:table-cell table:formula="of:=0.5*[.KB12]*(([.KB6]-[.KA6])/([.KB1]-[.KA1]))^2" office:value-type="float" office:value="0.000707019549848411" calcext:value-type="float">
            <text:p>0.000707019549848</text:p>
          </table:table-cell>
          <table:table-cell table:formula="of:=0.5*[.KC12]*(([.KC6]-[.KB6])/([.KC1]-[.KB1]))^2" office:value-type="float" office:value="0.000244645555709549" calcext:value-type="float">
            <text:p>0.00024464555571</text:p>
          </table:table-cell>
          <table:table-cell table:formula="of:=0.5*[.KD12]*(([.KD6]-[.KC6])/([.KD1]-[.KC1]))^2" office:value-type="float" office:value="0.0000714219556238857" calcext:value-type="float">
            <text:p>7.14219556238857E-05</text:p>
          </table:table-cell>
          <table:table-cell table:formula="of:=0.5*[.KE12]*(([.KE6]-[.KD6])/([.KE1]-[.KD1]))^2" office:value-type="float" office:value="0.0000810282760729252" calcext:value-type="float">
            <text:p>8.10282760729252E-05</text:p>
          </table:table-cell>
          <table:table-cell table:formula="of:=0.5*[.KF12]*(([.KF6]-[.KE6])/([.KF1]-[.KE1]))^2" office:value-type="float" office:value="0.000706350490577374" calcext:value-type="float">
            <text:p>0.000706350490577</text:p>
          </table:table-cell>
          <table:table-cell table:formula="of:=0.5*[.KG12]*(([.KG6]-[.KF6])/([.KG1]-[.KF1]))^2" office:value-type="float" office:value="0.0000782581216599092" calcext:value-type="float">
            <text:p>7.82581216599092E-05</text:p>
          </table:table-cell>
          <table:table-cell table:formula="of:=0.5*[.KH12]*(([.KH6]-[.KG6])/([.KH1]-[.KG1]))^2" office:value-type="float" office:value="0.000942504895627894" calcext:value-type="float">
            <text:p>0.000942504895628</text:p>
          </table:table-cell>
          <table:table-cell table:formula="of:=0.5*[.KI12]*(([.KI6]-[.KH6])/([.KI1]-[.KH1]))^2" office:value-type="float" office:value="0.00556913646523771" calcext:value-type="float">
            <text:p>0.005569136465238</text:p>
          </table:table-cell>
          <table:table-cell table:formula="of:=0.5*[.KJ12]*(([.KJ6]-[.KI6])/([.KJ1]-[.KI1]))^2" office:value-type="float" office:value="0.00357171207966059" calcext:value-type="float">
            <text:p>0.003571712079661</text:p>
          </table:table-cell>
          <table:table-cell table:formula="of:=0.5*[.KK12]*(([.KK6]-[.KJ6])/([.KK1]-[.KJ1]))^2" office:value-type="float" office:value="0.00218875356457817" calcext:value-type="float">
            <text:p>0.002188753564578</text:p>
          </table:table-cell>
          <table:table-cell table:formula="of:=0.5*[.KL12]*(([.KL6]-[.KK6])/([.KL1]-[.KK1]))^2" office:value-type="float" office:value="0.00374616176245623" calcext:value-type="float">
            <text:p>0.003746161762456</text:p>
          </table:table-cell>
          <table:table-cell table:formula="of:=0.5*[.KM12]*(([.KM6]-[.KL6])/([.KM1]-[.KL1]))^2" office:value-type="float" office:value="0.00118912852333129" calcext:value-type="float">
            <text:p>0.001189128523331</text:p>
          </table:table-cell>
          <table:table-cell table:formula="of:=0.5*[.KN12]*(([.KN6]-[.KM6])/([.KN1]-[.KM1]))^2" office:value-type="float" office:value="0.00291124200171434" calcext:value-type="float">
            <text:p>0.002911242001714</text:p>
          </table:table-cell>
          <table:table-cell table:formula="of:=0.5*[.KO12]*(([.KO6]-[.KN6])/([.KO1]-[.KN1]))^2" office:value-type="float" office:value="0.00675363154795536" calcext:value-type="float">
            <text:p>0.006753631547955</text:p>
          </table:table-cell>
          <table:table-cell table:formula="of:=0.5*[.KP12]*(([.KP6]-[.KO6])/([.KP1]-[.KO1]))^2" office:value-type="float" office:value="0.000494618372895306" calcext:value-type="float">
            <text:p>0.000494618372895</text:p>
          </table:table-cell>
          <table:table-cell table:formula="of:=0.5*[.KQ12]*(([.KQ6]-[.KP6])/([.KQ1]-[.KP1]))^2" office:value-type="float" office:value="0.000909003636244673" calcext:value-type="float">
            <text:p>0.000909003636245</text:p>
          </table:table-cell>
          <table:table-cell table:formula="of:=0.5*[.KR12]*(([.KR6]-[.KQ6])/([.KR1]-[.KQ1]))^2" office:value-type="float" office:value="0.000509409930762009" calcext:value-type="float">
            <text:p>0.000509409930762</text:p>
          </table:table-cell>
          <table:table-cell table:formula="of:=0.5*[.KS12]*(([.KS6]-[.KR6])/([.KS1]-[.KR1]))^2" office:value-type="float" office:value="0.00146448040419943" calcext:value-type="float">
            <text:p>0.001464480404199</text:p>
          </table:table-cell>
          <table:table-cell table:formula="of:=0.5*[.KT12]*(([.KT6]-[.KS6])/([.KT1]-[.KS1]))^2" office:value-type="float" office:value="0.00485927568791948" calcext:value-type="float">
            <text:p>0.004859275687919</text:p>
          </table:table-cell>
          <table:table-cell table:formula="of:=0.5*[.KU12]*(([.KU6]-[.KT6])/([.KU1]-[.KT1]))^2" office:value-type="float" office:value="0.00152920504077142" calcext:value-type="float">
            <text:p>0.001529205040771</text:p>
          </table:table-cell>
          <table:table-cell table:formula="of:=0.5*[.KV12]*(([.KV6]-[.KU6])/([.KV1]-[.KU1]))^2" office:value-type="float" office:value="0.00439173820225926" calcext:value-type="float">
            <text:p>0.004391738202259</text:p>
          </table:table-cell>
          <table:table-cell table:formula="of:=0.5*[.KW12]*(([.KW6]-[.KV6])/([.KW1]-[.KV1]))^2" office:value-type="float" office:value="0.000270853972360725" calcext:value-type="float">
            <text:p>0.000270853972361</text:p>
          </table:table-cell>
          <table:table-cell table:formula="of:=0.5*[.KX12]*(([.KX6]-[.KW6])/([.KX1]-[.KW1]))^2" office:value-type="float" office:value="0.00399415301860268" calcext:value-type="float">
            <text:p>0.003994153018603</text:p>
          </table:table-cell>
          <table:table-cell table:formula="of:=0.5*[.KY12]*(([.KY6]-[.KX6])/([.KY1]-[.KX1]))^2" office:value-type="float" office:value="0.00105284077526479" calcext:value-type="float">
            <text:p>0.001052840775265</text:p>
          </table:table-cell>
          <table:table-cell table:formula="of:=0.5*[.KZ12]*(([.KZ6]-[.KY6])/([.KZ1]-[.KY1]))^2" office:value-type="float" office:value="0.0000632789720615094" calcext:value-type="float">
            <text:p>6.32789720615094E-05</text:p>
          </table:table-cell>
          <table:table-cell table:formula="of:=0.5*[.LA12]*(([.LA6]-[.KZ6])/([.LA1]-[.KZ1]))^2" office:value-type="float" office:value="0.00000390031652341814" calcext:value-type="float">
            <text:p>3.90031652341814E-06</text:p>
          </table:table-cell>
          <table:table-cell table:formula="of:=0.5*[.LB12]*(([.LB6]-[.LA6])/([.LB1]-[.LA1]))^2" office:value-type="float" office:value="0.000104604728892126" calcext:value-type="float">
            <text:p>0.000104604728892</text:p>
          </table:table-cell>
          <table:table-cell table:formula="of:=0.5*[.LC12]*(([.LC6]-[.LB6])/([.LC1]-[.LB1]))^2" office:value-type="float" office:value="0.0000433845584080096" calcext:value-type="float">
            <text:p>4.33845584080096E-05</text:p>
          </table:table-cell>
          <table:table-cell table:formula="of:=0.5*[.LD12]*(([.LD6]-[.LC6])/([.LD1]-[.LC1]))^2" office:value-type="float" office:value="0.0000845258327264043" calcext:value-type="float">
            <text:p>8.45258327264043E-05</text:p>
          </table:table-cell>
          <table:table-cell table:formula="of:=0.5*[.LE12]*(([.LE6]-[.LD6])/([.LE1]-[.LD1]))^2" office:value-type="float" office:value="0.000000113688550306758" calcext:value-type="float">
            <text:p>1.13688550306758E-07</text:p>
          </table:table-cell>
          <table:table-cell table:formula="of:=0.5*[.LF12]*(([.LF6]-[.LE6])/([.LF1]-[.LE1]))^2" office:value-type="float" office:value="0.000000487752775903816" calcext:value-type="float">
            <text:p>4.87752775903816E-07</text:p>
          </table:table-cell>
          <table:table-cell table:formula="of:=0.5*[.LG12]*(([.LG6]-[.LF6])/([.LG1]-[.LF1]))^2" office:value-type="float" office:value="0.0000105780149525433" calcext:value-type="float">
            <text:p>1.05780149525433E-05</text:p>
          </table:table-cell>
          <table:table-cell table:formula="of:=0.5*[.LH12]*(([.LH6]-[.LG6])/([.LH1]-[.LG1]))^2" office:value-type="float" office:value="0.0000167061398433073" calcext:value-type="float">
            <text:p>1.67061398433073E-05</text:p>
          </table:table-cell>
          <table:table-cell table:formula="of:=0.5*[.LI12]*(([.LI6]-[.LH6])/([.LI1]-[.LH1]))^2" office:value-type="float" office:value="0.00000129648196262255" calcext:value-type="float">
            <text:p>1.29648196262255E-06</text:p>
          </table:table-cell>
          <table:table-cell table:formula="of:=0.5*[.LJ12]*(([.LJ6]-[.LI6])/([.LJ1]-[.LI1]))^2" office:value-type="float" office:value="0.00000480203407829636" calcext:value-type="float">
            <text:p>4.80203407829636E-06</text:p>
          </table:table-cell>
          <table:table-cell table:formula="of:=0.5*[.LK12]*(([.LK6]-[.LJ6])/([.LK1]-[.LJ1]))^2" office:value-type="float" office:value="0.00000282385004668217" calcext:value-type="float">
            <text:p>2.82385004668217E-06</text:p>
          </table:table-cell>
          <table:table-cell table:formula="of:=0.5*[.LL12]*(([.LL6]-[.LK6])/([.LL1]-[.LK1]))^2" office:value-type="float" office:value="0.00000000538197128132761" calcext:value-type="float">
            <text:p>5.38197128132761E-09</text:p>
          </table:table-cell>
          <table:table-cell table:formula="of:=0.5*[.LM12]*(([.LM6]-[.LL6])/([.LM1]-[.LL1]))^2" office:value-type="float" office:value="0.0000017529881217444" calcext:value-type="float">
            <text:p>1.7529881217444E-06</text:p>
          </table:table-cell>
          <table:table-cell table:formula="of:=0.5*[.LN12]*(([.LN6]-[.LM6])/([.LN1]-[.LM1]))^2" office:value-type="float" office:value="0.0000000831702329343714" calcext:value-type="float">
            <text:p>8.31702329343714E-08</text:p>
          </table:table-cell>
          <table:table-cell table:formula="of:=0.5*[.LO12]*(([.LO6]-[.LN6])/([.LO1]-[.LN1]))^2" office:value-type="float" office:value="0.0000000962086681454942" calcext:value-type="float">
            <text:p>9.62086681454942E-08</text:p>
          </table:table-cell>
          <table:table-cell table:formula="of:=0.5*[.LP12]*(([.LP6]-[.LO6])/([.LP1]-[.LO1]))^2" office:value-type="float" office:value="0.000000652162896704706" calcext:value-type="float">
            <text:p>6.52162896704706E-07</text:p>
          </table:table-cell>
          <table:table-cell table:formula="of:=0.5*[.LQ12]*(([.LQ6]-[.LP6])/([.LQ1]-[.LP1]))^2" office:value-type="float" office:value="0.00000076778060388724" calcext:value-type="float">
            <text:p>7.6778060388724E-07</text:p>
          </table:table-cell>
          <table:table-cell table:formula="of:=0.5*[.LR12]*(([.LR6]-[.LQ6])/([.LR1]-[.LQ1]))^2" office:value-type="float" office:value="0.0000000770473150505789" calcext:value-type="float">
            <text:p>7.70473150505789E-08</text:p>
          </table:table-cell>
          <table:table-cell table:formula="of:=0.5*[.LS12]*(([.LS6]-[.LR6])/([.LS1]-[.LR1]))^2" office:value-type="float" office:value="0.000000369681236155439" calcext:value-type="float">
            <text:p>3.69681236155439E-07</text:p>
          </table:table-cell>
          <table:table-cell table:formula="of:=0.5*[.LT12]*(([.LT6]-[.LS6])/([.LT1]-[.LS1]))^2" office:value-type="float" office:value="0.0000001647204102078" calcext:value-type="float">
            <text:p>1.647204102078E-07</text:p>
          </table:table-cell>
          <table:table-cell table:formula="of:=0.5*[.LU12]*(([.LU6]-[.LT6])/([.LU1]-[.LT1]))^2" office:value-type="float" office:value="0.000000140947268720022" calcext:value-type="float">
            <text:p>1.40947268720022E-07</text:p>
          </table:table-cell>
          <table:table-cell table:formula="of:=0.5*[.LV12]*(([.LV6]-[.LU6])/([.LV1]-[.LU1]))^2" office:value-type="float" office:value="0.000000222858582279699" calcext:value-type="float">
            <text:p>2.22858582279699E-07</text:p>
          </table:table-cell>
          <table:table-cell table:formula="of:=0.5*[.LW12]*(([.LW6]-[.LV6])/([.LW1]-[.LV1]))^2" office:value-type="float" office:value="0.00000118117126286629" calcext:value-type="float">
            <text:p>1.18117126286629E-06</text:p>
          </table:table-cell>
          <table:table-cell table:formula="of:=0.5*[.LX12]*(([.LX6]-[.LW6])/([.LX1]-[.LW1]))^2" office:value-type="float" office:value="0.000000157762051789788" calcext:value-type="float">
            <text:p>1.57762051789788E-07</text:p>
          </table:table-cell>
          <table:table-cell table:formula="of:=0.5*[.LY12]*(([.LY6]-[.LX6])/([.LY1]-[.LX1]))^2" office:value-type="float" office:value="0.00000000837271660430383" calcext:value-type="float">
            <text:p>8.37271660430383E-09</text:p>
          </table:table-cell>
          <table:table-cell table:formula="of:=0.5*[.LZ12]*(([.LZ6]-[.LY6])/([.LZ1]-[.LY1]))^2" office:value-type="float" office:value="0.0000000296830175799601" calcext:value-type="float">
            <text:p>2.96830175799601E-08</text:p>
          </table:table-cell>
          <table:table-cell table:formula="of:=0.5*[.MA12]*(([.MA6]-[.LZ6])/([.MA1]-[.LZ1]))^2" office:value-type="float" office:value="0.0000010812653911488" calcext:value-type="float">
            <text:p>1.0812653911488E-06</text:p>
          </table:table-cell>
          <table:table-cell table:formula="of:=0.5*[.MB12]*(([.MB6]-[.MA6])/([.MB1]-[.MA1]))^2" office:value-type="float" office:value="0.000000336183271862817" calcext:value-type="float">
            <text:p>3.36183271862817E-07</text:p>
          </table:table-cell>
          <table:table-cell table:formula="of:=0.5*[.MC12]*(([.MC6]-[.MB6])/([.MC1]-[.MB1]))^2" office:value-type="float" office:value="0.00000000114096312913411" calcext:value-type="float">
            <text:p>1.14096312913411E-09</text:p>
          </table:table-cell>
          <table:table-cell table:formula="of:=0.5*[.MD12]*(([.MD6]-[.MC6])/([.MD1]-[.MC1]))^2" office:value-type="float" office:value="0.000000523006974204478" calcext:value-type="float">
            <text:p>5.23006974204478E-07</text:p>
          </table:table-cell>
          <table:table-cell table:formula="of:=0.5*[.ME12]*(([.ME6]-[.MD6])/([.ME1]-[.MD1]))^2" office:value-type="float" office:value="0.000000117108904206317" calcext:value-type="float">
            <text:p>1.17108904206317E-07</text:p>
          </table:table-cell>
          <table:table-cell table:formula="of:=0.5*[.MF12]*(([.MF6]-[.ME6])/([.MF1]-[.ME1]))^2" office:value-type="float" office:value="0.0000000303297643909974" calcext:value-type="float">
            <text:p>3.03297643909974E-08</text:p>
          </table:table-cell>
          <table:table-cell table:formula="of:=0.5*[.MG12]*(([.MG6]-[.MF6])/([.MG1]-[.MF1]))^2" office:value-type="float" office:value="0.0000000336602577396798" calcext:value-type="float">
            <text:p>3.36602577396798E-08</text:p>
          </table:table-cell>
          <table:table-cell table:formula="of:=0.5*[.MH12]*(([.MH6]-[.MG6])/([.MH1]-[.MG1]))^2" office:value-type="float" office:value="0.00000000307004355282025" calcext:value-type="float">
            <text:p>3.07004355282025E-09</text:p>
          </table:table-cell>
          <table:table-cell table:formula="of:=0.5*[.MI12]*(([.MI6]-[.MH6])/([.MI1]-[.MH1]))^2" office:value-type="float" office:value="0.000000145591305853603" calcext:value-type="float">
            <text:p>1.45591305853603E-07</text:p>
          </table:table-cell>
          <table:table-cell table:formula="of:=0.5*[.MJ12]*(([.MJ6]-[.MI6])/([.MJ1]-[.MI1]))^2" office:value-type="float" office:value="0.000000167096343967954" calcext:value-type="float">
            <text:p>1.67096343967954E-07</text:p>
          </table:table-cell>
          <table:table-cell table:formula="of:=0.5*[.MK12]*(([.MK6]-[.MJ6])/([.MK1]-[.MJ1]))^2" office:value-type="float" office:value="0.000000336299691756136" calcext:value-type="float">
            <text:p>3.36299691756136E-07</text:p>
          </table:table-cell>
          <table:table-cell table:formula="of:=0.5*[.ML12]*(([.ML6]-[.MK6])/([.ML1]-[.MK1]))^2" office:value-type="float" office:value="0.0000000564618374701489" calcext:value-type="float">
            <text:p>5.64618374701489E-08</text:p>
          </table:table-cell>
          <table:table-cell table:formula="of:=0.5*[.MM12]*(([.MM6]-[.ML6])/([.MM1]-[.ML1]))^2" office:value-type="float" office:value="0.000000085511840558161" calcext:value-type="float">
            <text:p>8.5511840558161E-08</text:p>
          </table:table-cell>
          <table:table-cell table:formula="of:=0.5*[.MN12]*(([.MN6]-[.MM6])/([.MN1]-[.MM1]))^2" office:value-type="float" office:value="0.000000017214083812671" calcext:value-type="float">
            <text:p>1.7214083812671E-08</text:p>
          </table:table-cell>
          <table:table-cell table:formula="of:=0.5*[.MO12]*(([.MO6]-[.MN6])/([.MO1]-[.MN1]))^2" office:value-type="float" office:value="0.000000101887917410964" calcext:value-type="float">
            <text:p>1.01887917410964E-07</text:p>
          </table:table-cell>
          <table:table-cell table:formula="of:=0.5*[.MP12]*(([.MP6]-[.MO6])/([.MP1]-[.MO1]))^2" office:value-type="float" office:value="0.0000000395678923565838" calcext:value-type="float">
            <text:p>3.95678923565838E-08</text:p>
          </table:table-cell>
          <table:table-cell table:formula="of:=0.5*[.MQ12]*(([.MQ6]-[.MP6])/([.MQ1]-[.MP1]))^2" office:value-type="float" office:value="0.0000000278221472844849" calcext:value-type="float">
            <text:p>2.78221472844849E-08</text:p>
          </table:table-cell>
          <table:table-cell table:formula="of:=0.5*[.MR12]*(([.MR6]-[.MQ6])/([.MR1]-[.MQ1]))^2" office:value-type="float" office:value="0.0000000750965524244124" calcext:value-type="float">
            <text:p>7.50965524244124E-08</text:p>
          </table:table-cell>
          <table:table-cell table:formula="of:=0.5*[.MS12]*(([.MS6]-[.MR6])/([.MS1]-[.MR1]))^2" office:value-type="float" office:value="0.0000000531117221048421" calcext:value-type="float">
            <text:p>5.31117221048421E-08</text:p>
          </table:table-cell>
          <table:table-cell table:formula="of:=0.5*[.MT12]*(([.MT6]-[.MS6])/([.MT1]-[.MS1]))^2" office:value-type="float" office:value="0.000000818005680051921" calcext:value-type="float">
            <text:p>8.18005680051921E-07</text:p>
          </table:table-cell>
          <table:table-cell table:formula="of:=0.5*[.MU12]*(([.MU6]-[.MT6])/([.MU1]-[.MT1]))^2" office:value-type="float" office:value="0.00000000558081145392743" calcext:value-type="float">
            <text:p>5.58081145392743E-09</text:p>
          </table:table-cell>
          <table:table-cell table:formula="of:=0.5*[.MV12]*(([.MV6]-[.MU6])/([.MV1]-[.MU1]))^2" office:value-type="float" office:value="0.0000000540781460662917" calcext:value-type="float">
            <text:p>5.40781460662917E-08</text:p>
          </table:table-cell>
          <table:table-cell table:formula="of:=0.5*[.MW12]*(([.MW6]-[.MV6])/([.MW1]-[.MV1]))^2" office:value-type="float" office:value="0.000000000578818379979019" calcext:value-type="float">
            <text:p>5.78818379979019E-10</text:p>
          </table:table-cell>
          <table:table-cell table:formula="of:=0.5*[.MX12]*(([.MX6]-[.MW6])/([.MX1]-[.MW1]))^2" office:value-type="float" office:value="0.000000206876687087618" calcext:value-type="float">
            <text:p>2.06876687087618E-07</text:p>
          </table:table-cell>
          <table:table-cell table:formula="of:=0.5*[.MY12]*(([.MY6]-[.MX6])/([.MY1]-[.MX1]))^2" office:value-type="float" office:value="0.000000239064496399704" calcext:value-type="float">
            <text:p>2.39064496399704E-07</text:p>
          </table:table-cell>
          <table:table-cell table:formula="of:=0.5*[.MZ12]*(([.MZ6]-[.MY6])/([.MZ1]-[.MY1]))^2" office:value-type="float" office:value="0.0000000524501285067525" calcext:value-type="float">
            <text:p>5.24501285067525E-08</text:p>
          </table:table-cell>
          <table:table-cell table:formula="of:=0.5*[.NA12]*(([.NA6]-[.MZ6])/([.NA1]-[.MZ1]))^2" office:value-type="float" office:value="0.0000000528680111083398" calcext:value-type="float">
            <text:p>5.28680111083398E-08</text:p>
          </table:table-cell>
          <table:table-cell table:formula="of:=0.5*[.NB12]*(([.NB6]-[.NA6])/([.NB1]-[.NA1]))^2" office:value-type="float" office:value="0.0000000123348413498037" calcext:value-type="float">
            <text:p>1.23348413498037E-08</text:p>
          </table:table-cell>
          <table:table-cell table:formula="of:=0.5*[.NC12]*(([.NC6]-[.NB6])/([.NC1]-[.NB1]))^2" office:value-type="float" office:value="0.0000000025136651846459" calcext:value-type="float">
            <text:p>2.5136651846459E-09</text:p>
          </table:table-cell>
          <table:table-cell table:formula="of:=0.5*[.ND12]*(([.ND6]-[.NC6])/([.ND1]-[.NC1]))^2" office:value-type="float" office:value="0.000000341503772586331" calcext:value-type="float">
            <text:p>3.41503772586331E-07</text:p>
          </table:table-cell>
          <table:table-cell table:formula="of:=0.5*[.NE12]*(([.NE6]-[.ND6])/([.NE1]-[.ND1]))^2" office:value-type="float" office:value="0.000000698269819686061" calcext:value-type="float">
            <text:p>6.98269819686061E-07</text:p>
          </table:table-cell>
          <table:table-cell table:formula="of:=0.5*[.NF12]*(([.NF6]-[.NE6])/([.NF1]-[.NE1]))^2" office:value-type="float" office:value="0.000000178929160538874" calcext:value-type="float">
            <text:p>1.78929160538874E-07</text:p>
          </table:table-cell>
          <table:table-cell table:formula="of:=0.5*[.NG12]*(([.NG6]-[.NF6])/([.NG1]-[.NF1]))^2" office:value-type="float" office:value="0.000000535119000349751" calcext:value-type="float">
            <text:p>5.35119000349751E-07</text:p>
          </table:table-cell>
          <table:table-cell table:formula="of:=0.5*[.NH12]*(([.NH6]-[.NG6])/([.NH1]-[.NG1]))^2" office:value-type="float" office:value="0.00000000336009051371077" calcext:value-type="float">
            <text:p>3.36009051371077E-09</text:p>
          </table:table-cell>
          <table:table-cell table:formula="of:=0.5*[.NI12]*(([.NI6]-[.NH6])/([.NI1]-[.NH1]))^2" office:value-type="float" office:value="0.0000000266900365402249" calcext:value-type="float">
            <text:p>2.66900365402249E-08</text:p>
          </table:table-cell>
          <table:table-cell table:formula="of:=0.5*[.NJ12]*(([.NJ6]-[.NI6])/([.NJ1]-[.NI1]))^2" office:value-type="float" office:value="0.0000000871082912729465" calcext:value-type="float">
            <text:p>8.71082912729465E-08</text:p>
          </table:table-cell>
          <table:table-cell table:formula="of:=0.5*[.NK12]*(([.NK6]-[.NJ6])/([.NK1]-[.NJ1]))^2" office:value-type="float" office:value="0.0000000158396842555064" calcext:value-type="float">
            <text:p>1.58396842555064E-08</text:p>
          </table:table-cell>
          <table:table-cell table:formula="of:=0.5*[.NL12]*(([.NL6]-[.NK6])/([.NL1]-[.NK1]))^2" office:value-type="float" office:value="0.0000000589282313669384" calcext:value-type="float">
            <text:p>5.89282313669384E-08</text:p>
          </table:table-cell>
          <table:table-cell table:formula="of:=0.5*[.NM12]*(([.NM6]-[.NL6])/([.NM1]-[.NL1]))^2" office:value-type="float" office:value="0.0000000600732501517806" calcext:value-type="float">
            <text:p>6.00732501517806E-08</text:p>
          </table:table-cell>
          <table:table-cell table:formula="of:=0.5*[.NN12]*(([.NN6]-[.NM6])/([.NN1]-[.NM1]))^2" office:value-type="float" office:value="0.0000000624320879615607" calcext:value-type="float">
            <text:p>6.24320879615607E-08</text:p>
          </table:table-cell>
          <table:table-cell table:formula="of:=0.5*[.NO12]*(([.NO6]-[.NN6])/([.NO1]-[.NN1]))^2" office:value-type="float" office:value="0.00000000102840176675309" calcext:value-type="float">
            <text:p>1.02840176675309E-09</text:p>
          </table:table-cell>
          <table:table-cell table:formula="of:=0.5*[.NP12]*(([.NP6]-[.NO6])/([.NP1]-[.NO1]))^2" office:value-type="float" office:value="0.000000469882656490191" calcext:value-type="float">
            <text:p>4.69882656490191E-07</text:p>
          </table:table-cell>
          <table:table-cell table:formula="of:=0.5*[.NQ12]*(([.NQ6]-[.NP6])/([.NQ1]-[.NP1]))^2" office:value-type="float" office:value="0.000000213242511347378" calcext:value-type="float">
            <text:p>2.13242511347378E-07</text:p>
          </table:table-cell>
          <table:table-cell table:formula="of:=0.5*[.NR12]*(([.NR6]-[.NQ6])/([.NR1]-[.NQ1]))^2" office:value-type="float" office:value="0.000000000985063047062833" calcext:value-type="float">
            <text:p>9.85063047062833E-10</text:p>
          </table:table-cell>
          <table:table-cell table:formula="of:=0.5*[.NS12]*(([.NS6]-[.NR6])/([.NS1]-[.NR1]))^2" office:value-type="float" office:value="0.000000000264383616889055" calcext:value-type="float">
            <text:p>2.64383616889055E-10</text:p>
          </table:table-cell>
          <table:table-cell table:formula="of:=0.5*[.NT12]*(([.NT6]-[.NS6])/([.NT1]-[.NS1]))^2" office:value-type="float" office:value="0.000000486568314264169" calcext:value-type="float">
            <text:p>4.86568314264169E-07</text:p>
          </table:table-cell>
          <table:table-cell table:formula="of:=0.5*[.NU12]*(([.NU6]-[.NT6])/([.NU1]-[.NT1]))^2" office:value-type="float" office:value="0.000000420910548647594" calcext:value-type="float">
            <text:p>4.20910548647594E-07</text:p>
          </table:table-cell>
          <table:table-cell table:formula="of:=0.5*[.NV12]*(([.NV6]-[.NU6])/([.NV1]-[.NU1]))^2" office:value-type="float" office:value="0.0000000381908843310202" calcext:value-type="float">
            <text:p>3.81908843310202E-08</text:p>
          </table:table-cell>
          <table:table-cell table:formula="of:=0.5*[.NW12]*(([.NW6]-[.NV6])/([.NW1]-[.NV1]))^2" office:value-type="float" office:value="0.000000673930805134086" calcext:value-type="float">
            <text:p>6.73930805134086E-07</text:p>
          </table:table-cell>
          <table:table-cell table:formula="of:=0.5*[.NX12]*(([.NX6]-[.NW6])/([.NX1]-[.NW1]))^2" office:value-type="float" office:value="0.00000168848684658714" calcext:value-type="float">
            <text:p>1.68848684658714E-06</text:p>
          </table:table-cell>
          <table:table-cell table:formula="of:=0.5*[.NY12]*(([.NY6]-[.NX6])/([.NY1]-[.NX1]))^2" office:value-type="float" office:value="0.000000841701169257893" calcext:value-type="float">
            <text:p>8.41701169257893E-07</text:p>
          </table:table-cell>
          <table:table-cell table:formula="of:=0.5*[.NZ12]*(([.NZ6]-[.NY6])/([.NZ1]-[.NY1]))^2" office:value-type="float" office:value="0.00000000939888464976306" calcext:value-type="float">
            <text:p>9.39888464976306E-09</text:p>
          </table:table-cell>
          <table:table-cell table:formula="of:=0.5*[.OA12]*(([.OA6]-[.NZ6])/([.OA1]-[.NZ1]))^2" office:value-type="float" office:value="0.000000241085914911592" calcext:value-type="float">
            <text:p>2.41085914911592E-07</text:p>
          </table:table-cell>
          <table:table-cell table:formula="of:=0.5*[.OB12]*(([.OB6]-[.OA6])/([.OB1]-[.OA1]))^2" office:value-type="float" office:value="0.000000434179820906756" calcext:value-type="float">
            <text:p>4.34179820906756E-07</text:p>
          </table:table-cell>
          <table:table-cell table:formula="of:=0.5*[.OC12]*(([.OC6]-[.OB6])/([.OC1]-[.OB1]))^2" office:value-type="float" office:value="0.00032513176169788" calcext:value-type="float">
            <text:p>0.000325131761698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OB13])" office:value-type="float" office:value="2.7794154913695" calcext:value-type="float">
            <text:p>2.779415491369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OB14])" office:value-type="float" office:value="0.67255925794338" calcext:value-type="float">
            <text:p>0.6725592579433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45197474931288" calcext:value-type="float">
            <text:p>3.45197474931288</text:p>
          </table:table-cell>
          <table:table-cell table:formula="of:=[.B17]+[.C9]" office:value-type="float" office:value="7.74148158481663" calcext:value-type="float">
            <text:p>7.7414815848166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8:18:13.493005479</dc:date>
    <meta:editing-duration>PT38S</meta:editing-duration>
    <meta:editing-cycles>1</meta:editing-cycles>
    <meta:document-statistic meta:table-count="1" meta:cell-count="5676" meta:object-count="0"/>
    <meta:generator>LibreOffice/6.4.7.2$Linux_X86_64 LibreOffice_project/40$Build-2</meta:generator>
  </office:meta>
</office:document-meta>
</file>